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svg:font-family="Times"/>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Д_5f_Абзац_20_перед_20_рисунком">
      <style:paragraph-properties fo:margin-left="0in" fo:margin-right="0in" fo:text-indent="0in" style:auto-text-indent="false"/>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7"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8"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19"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0" style:family="paragraph" style:parent-style-name="Text_20_body">
      <style:paragraph-properties fo:line-height="150%" fo:text-align="start" style:justify-single-word="false"/>
      <style:text-properties style:font-name="Times New Roman" fo:font-size="14pt"/>
    </style:style>
    <style:style style:name="P21"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3" style:family="paragraph" style:parent-style-name="Text_20_body">
      <style:paragraph-properties fo:line-height="150%" fo:text-align="start" style:justify-single-word="false"/>
    </style:style>
    <style:style style:name="P24" style:family="paragraph" style:parent-style-name="Д_5f_Згл._20_Общий">
      <style:paragraph-properties fo:break-before="page"/>
    </style:style>
    <style:style style:name="P25" style:family="paragraph" style:parent-style-name="Д_5f_Згл._20_Глава">
      <style:paragraph-properties fo:break-before="page"/>
    </style:style>
    <style:style style:name="P26"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7" style:family="paragraph" style:parent-style-name="Д_5f_Згл._20_Пункт">
      <style:text-properties style:font-weight-asian="bold" style:font-weight-complex="bold"/>
    </style:style>
    <style:style style:name="P28" style:family="paragraph" style:parent-style-name="Д_5f_Згл._20_Пункт">
      <style:text-properties fo:font-variant="normal" fo:text-transform="none" fo:color="#000000" fo:letter-spacing="normal"/>
    </style:style>
    <style:style style:name="P29" style:family="paragraph" style:parent-style-name="Д_5f_Основной_20_текст">
      <style:paragraph-properties fo:text-align="end" style:justify-single-word="false"/>
      <style:text-properties fo:font-style="italic" style:font-style-asian="italic" style:font-style-complex="italic"/>
    </style:style>
    <style:style style:name="P30" style:family="paragraph" style:parent-style-name="Д_5f_Основной_20_текст">
      <style:text-properties fo:font-variant="normal" fo:text-transform="none" fo:color="#000000" fo:letter-spacing="normal"/>
    </style:style>
    <style:style style:name="P31" style:family="paragraph" style:parent-style-name="Д_5f_Основной_20_текст">
      <style:text-properties fo:font-variant="normal" fo:text-transform="none" fo:color="#000000" fo:letter-spacing="normal" fo:font-style="normal" fo:font-weight="normal"/>
    </style:style>
    <style:style style:name="P32" style:family="paragraph" style:parent-style-name="Д_5f_Основной_20_текст">
      <style:text-properties fo:font-size="14pt" fo:font-weight="normal" style:font-size-asian="14pt" style:font-weight-asian="normal" style:font-size-complex="14pt" style:font-weight-complex="normal"/>
    </style:style>
    <style:style style:name="P33" style:family="paragraph" style:parent-style-name="Д_5f_Основной_20_текст">
      <style:paragraph-properties fo:text-align="center" style:justify-single-word="false"/>
      <style:text-properties fo:font-weight="normal" style:font-weight-asian="normal" style:font-weight-complex="normal"/>
    </style:style>
    <style:style style:name="P34" style:family="paragraph" style:parent-style-name="Д_5f_Основной_20_текст">
      <style:paragraph-properties fo:text-align="end" style:justify-single-word="false"/>
      <style:text-properties fo:font-weight="normal" style:font-weight-asian="normal" style:font-weight-complex="normal"/>
    </style:style>
    <style:style style:name="P35" style:family="paragraph" style:parent-style-name="Д_5f_Основной_20_текст">
      <style:paragraph-properties fo:text-align="center" style:justify-single-word="false"/>
    </style:style>
    <style:style style:name="P36" style:family="paragraph" style:parent-style-name="Д_5f_Основной_20_текст">
      <style:text-properties fo:font-weight="bold" style:font-weight-asian="bold" style:font-weight-complex="bold"/>
    </style:style>
    <style:style style:name="P37" style:family="paragraph" style:parent-style-name="Д_5f_Основной_20_текст">
      <style:paragraph-properties fo:text-align="end" style:justify-single-word="false"/>
    </style:style>
    <style:style style:name="P38" style:family="paragraph" style:parent-style-name="Д_5f_Основной_20_текст">
      <style:paragraph-properties fo:text-align="center" style:justify-single-word="false"/>
      <style:text-properties fo:font-size="22pt" style:font-size-asian="22pt" style:font-size-complex="22pt"/>
    </style:style>
    <style:style style:name="P39"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0"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1"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2"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3" style:family="paragraph" style:parent-style-name="Д_5f_Сноска_5f_Постраничная">
      <style:text-properties style:font-name="Times New Roman"/>
    </style:style>
    <style:style style:name="P44" style:family="paragraph" style:parent-style-name="Д_5f_Сноска_5f_Постраничная">
      <style:text-properties fo:font-size="12pt" style:font-size-asian="12pt" style:font-size-complex="12pt"/>
    </style:style>
    <style:style style:name="P45" style:family="paragraph" style:parent-style-name="Д_5f_Сноска_5f_Постраничная">
      <style:text-properties fo:font-weight="normal" style:font-weight-asian="normal" style:font-weight-complex="normal"/>
    </style:style>
    <style:style style:name="P46" style:family="paragraph" style:parent-style-name="Д_5f_Згл._20_Пункт">
      <style:paragraph-properties fo:margin-left="0.4925in" fo:margin-right="0in" fo:text-indent="0in" style:auto-text-indent="false"/>
    </style:style>
    <style:style style:name="P47"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48" style:family="paragraph" style:parent-style-name="Д_5f_Згл._20_Общий" style:master-page-name="Standard">
      <style:paragraph-properties style:page-number="4"/>
    </style:style>
    <style:style style:name="P49" style:family="paragraph" style:parent-style-name="Д_5f_Згл._20_Глава" style:list-style-name="L4">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P50" style:family="paragraph" style:parent-style-name="Д_5f_Основной_20_текст" style:list-style-name="L1">
      <style:text-properties fo:font-style="normal" style:text-underline-style="none" style:font-style-asian="normal" style:font-style-complex="normal"/>
    </style:style>
    <style:style style:name="P51" style:family="paragraph" style:parent-style-name="Д_5f_Основной_20_текст">
      <style:text-properties fo:font-weight="bold" style:font-weight-asian="bold" style:font-weight-complex="bold"/>
    </style:style>
    <style:style style:name="P52" style:family="paragraph" style:parent-style-name="Д_5f_Основной_20_текст" style:list-style-name="L2"/>
    <style:style style:name="P53" style:family="paragraph" style:parent-style-name="Д_5f_Основной_20_текст" style:list-style-name="L2">
      <style:text-properties fo:font-size="14pt" style:font-size-asian="14pt" style:font-name-complex="Calibri" style:font-size-complex="14pt"/>
    </style:style>
    <style:style style:name="P54" style:family="paragraph" style:parent-style-name="Д_5f_Основной_20_текст" style:list-style-name="L5"/>
    <style:style style:name="P55" style:family="paragraph" style:parent-style-name="Д_5f_Основной_20_текст" style:list-style-name="L6"/>
    <style:style style:name="P56" style:family="paragraph" style:parent-style-name="Д_5f_Основной_20_текст" style:list-style-name="L7"/>
    <style:style style:name="P57" style:family="paragraph" style:parent-style-name="Д_5f_Основной_20_текст" style:list-style-name="L8"/>
    <style:style style:name="P58" style:family="paragraph" style:parent-style-name="Д_5f_Основной_20_текст" style:list-style-name="L9"/>
    <style:style style:name="P59" style:family="paragraph" style:parent-style-name="Д_5f_Основной_20_текст" style:list-style-name="L10"/>
    <style:style style:name="P60" style:family="paragraph" style:parent-style-name="Д_5f_Основной_20_текст" style:list-style-name="L11"/>
    <style:style style:name="P61" style:family="paragraph" style:parent-style-name="Д_5f_Основной_20_текст" style:list-style-name="L12"/>
    <style:style style:name="P62" style:family="paragraph" style:parent-style-name="Д_5f_Основной_20_текст" style:list-style-name="L13"/>
    <style:style style:name="P63" style:family="paragraph" style:parent-style-name="Д_5f_Основной_20_текст" style:list-style-name="L14"/>
    <style:style style:name="P64" style:family="paragraph" style:parent-style-name="Д_5f_Основной_20_текст" style:list-style-name="L15"/>
    <style:style style:name="P65" style:family="paragraph" style:parent-style-name="Д_5f_Основной_20_текст" style:list-style-name="L16">
      <style:text-properties fo:font-variant="normal" fo:text-transform="none" fo:color="#000000" fo:letter-spacing="normal" fo:font-style="normal" fo:font-weight="normal"/>
    </style:style>
    <style:style style:name="P66" style:family="paragraph" style:parent-style-name="Д_5f_Основной_20_текст" style:list-style-name="L17">
      <style:text-properties fo:font-variant="normal" fo:text-transform="none" fo:color="#000000" fo:letter-spacing="normal" fo:font-style="normal" fo:font-weight="normal"/>
    </style:style>
    <style:style style:name="P67" style:family="paragraph" style:parent-style-name="Д_5f_Основной_20_текст" style:list-style-name="L18">
      <style:text-properties fo:font-variant="normal" fo:text-transform="none" fo:color="#000000" fo:letter-spacing="normal" fo:font-style="normal" fo:font-weight="normal"/>
    </style:style>
    <style:style style:name="P68" style:family="paragraph" style:parent-style-name="Д_5f_Основной_20_текст" style:list-style-name="L21">
      <style:text-properties fo:font-variant="normal" fo:text-transform="none" fo:color="#000000" fo:letter-spacing="normal"/>
    </style:style>
    <style:style style:name="P69" style:family="paragraph" style:parent-style-name="Д_5f_Основной_20_текст" style:list-style-name="L23">
      <style:text-properties fo:font-variant="normal" fo:text-transform="none" fo:color="#000000" fo:letter-spacing="normal"/>
    </style:style>
    <style:style style:name="P70" style:family="paragraph" style:parent-style-name="Д_5f_Основной_20_текст" style:list-style-name="L24">
      <style:text-properties fo:font-variant="normal" fo:text-transform="none" fo:color="#000000" fo:letter-spacing="normal"/>
    </style:style>
    <style:style style:name="P71" style:family="paragraph" style:parent-style-name="Д_5f_Основной_20_текст" style:list-style-name="L30">
      <style:text-properties fo:font-variant="normal" fo:text-transform="none" fo:color="#000000" fo:letter-spacing="normal"/>
    </style:style>
    <style:style style:name="P72" style:family="paragraph" style:parent-style-name="Д_5f_Основной_20_текст" style:list-style-name="L32">
      <style:text-properties fo:font-variant="normal" fo:text-transform="none" fo:color="#000000" fo:letter-spacing="normal"/>
    </style:style>
    <style:style style:name="P73" style:family="paragraph" style:parent-style-name="Д_5f_Основной_20_текст" style:list-style-name="L33">
      <style:text-properties fo:font-variant="normal" fo:text-transform="none" fo:color="#000000" fo:letter-spacing="normal"/>
    </style:style>
    <style:style style:name="P74"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75"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76" style:family="paragraph" style:parent-style-name="Д_5f_Основной_20_текст" style:list-style-name="L17"/>
    <style:style style:name="P77" style:family="paragraph" style:parent-style-name="Д_5f_Основной_20_текст" style:list-style-name="L18"/>
    <style:style style:name="P78" style:family="paragraph" style:parent-style-name="Д_5f_Основной_20_текст" style:list-style-name="L19"/>
    <style:style style:name="P79" style:family="paragraph" style:parent-style-name="Д_5f_Основной_20_текст" style:list-style-name="L20"/>
    <style:style style:name="P80" style:family="paragraph" style:parent-style-name="Д_5f_Основной_20_текст" style:list-style-name="L22"/>
    <style:style style:name="P81" style:family="paragraph" style:parent-style-name="Д_5f_Основной_20_текст" style:list-style-name="L24"/>
    <style:style style:name="P82" style:family="paragraph" style:parent-style-name="Д_5f_Основной_20_текст" style:list-style-name="L25"/>
    <style:style style:name="P83" style:family="paragraph" style:parent-style-name="Д_5f_Основной_20_текст" style:list-style-name="L26"/>
    <style:style style:name="P84" style:family="paragraph" style:parent-style-name="Д_5f_Основной_20_текст" style:list-style-name="L27"/>
    <style:style style:name="P85" style:family="paragraph" style:parent-style-name="Д_5f_Основной_20_текст" style:list-style-name="L28"/>
    <style:style style:name="P86" style:family="paragraph" style:parent-style-name="Д_5f_Основной_20_текст" style:list-style-name="L29"/>
    <style:style style:name="P87" style:family="paragraph" style:parent-style-name="Д_5f_Основной_20_текст" style:list-style-name="L31"/>
    <style:style style:name="P88" style:family="paragraph" style:parent-style-name="Д_5f_Основной_20_текст" style:list-style-name="L32"/>
    <style:style style:name="P89" style:family="paragraph" style:parent-style-name="Д_5f_Основной_20_текст" style:list-style-name="L33"/>
    <style:style style:name="P90" style:family="paragraph" style:parent-style-name="Д_5f_Основной_20_текст" style:list-style-name="L34"/>
    <style:style style:name="P91" style:family="paragraph" style:parent-style-name="Д_5f_Основной_20_текст" style:list-style-name="L35"/>
    <style:style style:name="P92" style:family="paragraph" style:parent-style-name="Д_5f_Основной_20_текст" style:list-style-name="L35">
      <style:text-properties fo:font-weight="normal" style:font-weight-asian="normal" style:font-weight-complex="normal"/>
    </style:style>
    <style:style style:name="P93" style:family="paragraph" style:parent-style-name="Д_5f_Основной_20_текст">
      <style:paragraph-properties fo:text-align="end" style:justify-single-word="false"/>
      <style:text-properties fo:font-weight="normal" style:font-weight-asian="normal" style:font-weight-complex="normal"/>
    </style:style>
    <style:style style:name="P94" style:family="paragraph" style:parent-style-name="Д_5f_Основной_20_текст" style:list-style-name="L36"/>
    <style:style style:name="P95" style:family="paragraph" style:parent-style-name="Д_5f_Основной_20_текст" style:list-style-name="L37"/>
    <style:style style:name="P96" style:family="paragraph" style:parent-style-name="Д_5f_Основной_20_текст" style:list-style-name="WW8Num2"/>
    <style:style style:name="P97" style:family="paragraph" style:parent-style-name="Д_5f_Основной_20_текст">
      <style:text-properties style:font-name="Times New Roman" fo:font-size="14pt" fo:background-color="transparent" style:font-size-asian="14pt" style:font-size-complex="14pt"/>
    </style:style>
    <style:style style:name="P98" style:family="paragraph" style:parent-style-name="Д_5f_Основной_20_текст">
      <style:text-properties fo:background-color="transparent"/>
    </style:style>
    <style:style style:name="P99" style:family="paragraph" style:parent-style-name="Д_5f_Основной_20_текст" style:list-style-name="L39"/>
    <style:style style:name="P100" style:family="paragraph" style:parent-style-name="Д_5f_Основной_20_текст" style:master-page-name="First_20_Page">
      <style:paragraph-properties fo:text-align="center" style:justify-single-word="false" style:page-number="4" fo:break-before="page"/>
    </style:style>
    <style:style style:name="P101" style:family="paragraph" style:parent-style-name="Д_5f_Оглавление">
      <style:paragraph-properties>
        <style:tab-stops>
          <style:tab-stop style:position="6.4965in" style:type="right" style:leader-style="dotted" style:leader-text="."/>
        </style:tab-stops>
      </style:paragraph-properties>
    </style:style>
    <style:style style:name="P102" style:family="paragraph" style:parent-style-name="Д_5f_Библиография" style:list-style-name="L38"/>
    <style:style style:name="P103" style:family="paragraph" style:parent-style-name="Д_5f_Абзац_20_перед_20_рисунком" style:list-style-name="L22"/>
    <style:style style:name="P104" style:family="paragraph" style:parent-style-name="Д_5f_Абзац_20_перед_20_рисунком" style:list-style-name="L24"/>
    <style:style style:name="P105" style:family="paragraph" style:parent-style-name="Д_5f_Абзац_20_перед_20_рисунком" style:list-style-name="L29"/>
    <style:style style:name="P106" style:family="paragraph" style:parent-style-name="Д_5f_Абзац_20_перед_20_рисунком" style:list-style-name="L30"/>
    <style:style style:name="P107" style:family="paragraph" style:parent-style-name="Д_5f_Абзац_20_перед_20_рисунком" style:list-style-name="L32"/>
    <style:style style:name="P108" style:family="paragraph" style:parent-style-name="Д_5f_Абзац_20_перед_20_рисунком" style:list-style-name="L35"/>
    <style:style style:name="P109" style:family="paragraph" style:parent-style-name="Д_5f_Абзац_20_перед_20_рисунком" style:list-style-name="L26">
      <style:paragraph-properties fo:line-height="150%"/>
    </style:style>
    <style:style style:name="P110" style:family="paragraph" style:parent-style-name="Д_5f_Сноска_5f_Постраничная">
      <style:text-properties fo:font-style="normal" style:text-underline-style="none" style:font-style-asian="normal" style:font-style-complex="normal"/>
    </style:style>
    <style:style style:name="P111"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font-name="Times New Roman" fo:font-size="14pt" fo:font-weight="normal" style:font-size-asian="14pt" style:font-weight-asian="normal" style:font-size-complex="14pt" style:font-weight-complex="normal"/>
    </style:style>
    <style:style style:name="T21" style:family="text">
      <style:text-properties style:font-name="Times New Roman" fo:font-size="14pt" fo:font-weight="bold" style:font-size-asian="14pt" style:font-weight-asian="bold" style:font-size-complex="14pt" style:font-weight-complex="bold"/>
    </style:style>
    <style:style style:name="T22" style:family="text">
      <style:text-properties style:font-name="Times New Roman" fo:font-size="12pt" fo:language="uk" fo:country="UA" style:font-size-asian="12pt" style:font-size-complex="12pt"/>
    </style:style>
    <style:style style:name="T23" style:family="text">
      <style:text-properties style:font-name="Times New Roman" fo:font-size="10pt" fo:language="uk" fo:country="UA" style:font-size-asian="10pt" style:font-size-complex="10pt"/>
    </style:style>
    <style:style style:name="T24" style:family="text">
      <style:text-properties style:font-name="Times New Roman" fo:font-size="10pt" fo:language="uk" fo:country="UA" fo:font-weight="normal" style:font-size-asian="10pt" style:font-weight-asian="normal" style:font-size-complex="10pt" style:font-weight-complex="normal"/>
    </style:style>
    <style:style style:name="T25" style:family="text">
      <style:text-properties style:font-name="Times New Roman" fo:font-style="normal" style:text-underline-style="none" fo:font-weight="normal" style:font-style-asian="normal" style:font-weight-asian="normal" style:font-style-complex="normal" style:font-weight-complex="normal"/>
    </style:style>
    <style:style style:name="T26" style:family="text">
      <style:text-properties style:font-name="Times New Roman" fo:font-style="normal" style:text-underline-style="none" style:font-style-asian="normal" style:font-style-complex="normal"/>
    </style:style>
    <style:style style:name="T27"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28" style:family="text">
      <style:text-properties style:font-name="Times New Roman" style:text-underline-style="none" fo:font-weight="normal" style:font-weight-asian="normal" style:font-weight-complex="normal"/>
    </style:style>
    <style:style style:name="T29" style:family="text">
      <style:text-properties fo:language="en" fo:country="US"/>
    </style:style>
    <style:style style:name="T30" style:family="text">
      <style:text-properties fo:language="en" fo:country="US" fo:font-style="normal" style:font-style-asian="normal" style:font-style-complex="normal"/>
    </style:style>
    <style:style style:name="T31" style:family="text">
      <style:text-properties fo:language="en" fo:country="US" fo:font-style="italic" style:font-style-asian="italic" style:font-style-complex="italic"/>
    </style:style>
    <style:style style:name="T32" style:family="text">
      <style:text-properties fo:font-weight="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style:font-weight-asian="bold" style:font-style-complex="italic" style:font-weight-complex="bold"/>
    </style:style>
    <style:style style:name="T36" style:family="text">
      <style:text-properties fo:font-weight="bold" style:font-style-asian="normal" style:font-weight-asian="normal" style:font-style-complex="normal" style:font-weight-complex="normal" style:text-overline-style="none" style:text-overline-color="font-color"/>
    </style:style>
    <style:style style:name="T37" style:family="text">
      <style:text-properties fo:language="uk" fo:country="UA"/>
    </style:style>
    <style:style style:name="T38" style:family="text">
      <style:text-properties fo:language="uk" fo:country="UA" fo:font-style="normal"/>
    </style:style>
    <style:style style:name="T39" style:family="text">
      <style:text-properties fo:language="uk" fo:country="UA" fo:font-style="normal" style:font-style-asian="normal" style:font-style-complex="normal"/>
    </style:style>
    <style:style style:name="T40" style:family="text">
      <style:text-properties fo:language="uk" fo:country="UA" fo:font-style="normal" style:font-style-asian="normal" style:font-style-complex="normal" style:font-weight-complex="bold"/>
    </style:style>
    <style:style style:name="T41" style:family="text">
      <style:text-properties fo:language="uk" fo:country="UA" fo:font-style="normal" fo:font-weight="normal" style:font-style-asian="normal" style:font-weight-asian="normal" style:font-style-complex="normal" style:font-weight-complex="normal"/>
    </style:style>
    <style:style style:name="T42" style:family="text">
      <style:text-properties fo:language="uk" fo:country="UA" fo:font-style="normal" fo:font-weight="bold" style:font-style-asian="normal" style:font-weight-asian="bold" style:font-style-complex="normal" style:font-weight-complex="bold"/>
    </style:style>
    <style:style style:name="T43" style:family="text">
      <style:text-properties fo:language="uk" fo:country="UA" fo:font-style="italic" style:font-style-asian="italic" style:font-style-complex="italic"/>
    </style:style>
    <style:style style:name="T44" style:family="text">
      <style:text-properties fo:language="uk" fo:country="UA" fo:font-style="italic" fo:font-weight="bold" style:font-style-asian="italic" style:font-weight-asian="bold" style:font-style-complex="italic"/>
    </style:style>
    <style:style style:name="T45" style:family="text">
      <style:text-properties fo:language="uk" fo:country="UA" style:font-style-complex="normal"/>
    </style:style>
    <style:style style:name="T46" style:family="text">
      <style:text-properties fo:language="uk" fo:country="UA" style:font-weight-complex="bold"/>
    </style:style>
    <style:style style:name="T47" style:family="text">
      <style:text-properties fo:language="uk" fo:country="UA" fo:font-weight="normal" style:font-weight-asian="normal" style:font-weight-complex="normal"/>
    </style:style>
    <style:style style:name="T48" style:family="text">
      <style:text-properties fo:font-size="14pt" style:font-size-asian="14pt" style:font-size-complex="14pt"/>
    </style:style>
    <style:style style:name="T49" style:family="text">
      <style:text-properties fo:font-size="14pt" style:font-size-asian="14pt" style:font-name-complex="Calibri" style:font-size-complex="14pt"/>
    </style:style>
    <style:style style:name="T50" style:family="text">
      <style:text-properties fo:font-size="14pt" fo:background-color="transparent" style:font-size-asian="14pt" style:font-size-complex="14pt"/>
    </style:style>
    <style:style style:name="T51" style:family="text">
      <style:text-properties fo:font-size="14pt" fo:background-color="transparent" style:font-name-asian="Times New Roman Cyr" style:font-size-asian="14pt" style:font-name-complex="Times New Roman Cyr" style:font-size-complex="14pt"/>
    </style:style>
    <style:style style:name="T52" style:family="text">
      <style:text-properties fo:font-size="14pt" fo:background-color="transparent" style:font-name-asian="Times New Roman Cyr" style:font-size-asian="14pt" style:font-name-complex="Times New Roman Cyr" style:font-size-complex="14pt"/>
    </style:style>
    <style:style style:name="T53" style:family="text">
      <style:text-properties fo:font-size="14pt" fo:background-color="transparent" style:font-name-asian="Times New Roman" style:font-size-asian="14pt" style:font-name-complex="Times New Roman"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language="uk" fo:country="UA" fo:background-color="transparent" style:font-size-asian="14pt" style:font-size-complex="14pt"/>
    </style:style>
    <style:style style:name="T56" style:family="text">
      <style:text-properties fo:font-size="14pt" fo:font-weight="bold" style:font-size-asian="14pt" style:font-weight-asian="bold" style:font-size-complex="14pt" style:font-weight-complex="bold"/>
    </style:style>
    <style:style style:name="T57" style:family="text">
      <style:text-properties fo:font-size="14pt" fo:font-style="normal" style:text-underline-style="none" style:font-size-asian="14pt" style:font-style-asian="normal" style:font-name-complex="Calibri" style:font-size-complex="14pt" style:font-style-complex="normal"/>
    </style:style>
    <style:style style:name="T58" style:family="text">
      <style:text-properties fo:font-variant="small-caps"/>
    </style:style>
    <style:style style:name="T59" style:family="text">
      <style:text-properties fo:font-variant="small-caps" fo:color="#000000" fo:letter-spacing="0.0055in"/>
    </style:style>
    <style:style style:name="T60" style:family="text">
      <style:text-properties fo:font-size="12pt" fo:language="uk" fo:country="UA" fo:font-style="normal" style:font-size-asian="12pt" style:font-style-asian="normal" style:font-size-complex="12pt"/>
    </style:style>
    <style:style style:name="T61" style:family="text">
      <style:text-properties fo:font-size="12pt" fo:language="uk" fo:country="UA" fo:font-style="normal" style:font-size-asian="12pt" style:font-style-asian="normal" style:font-size-complex="12pt" style:font-style-complex="normal"/>
    </style:style>
    <style:style style:name="T62"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3" style:family="text">
      <style:text-properties fo:font-size="12pt" fo:language="uk" fo:country="UA" fo:font-style="italic" style:font-size-asian="12pt" style:font-style-asian="italic" style:font-size-complex="12pt" style:font-style-complex="italic"/>
    </style:style>
    <style:style style:name="T64"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65" style:family="text">
      <style:text-properties fo:font-size="12pt" fo:language="uk" fo:country="UA" fo:font-weight="normal" style:font-size-asian="12pt" style:font-weight-asian="normal" style:font-size-complex="12pt" style:font-weight-complex="normal"/>
    </style:style>
    <style:style style:name="T66" style:family="text">
      <style:text-properties fo:font-size="12pt" fo:language="uk" fo:country="UA" fo:font-weight="normal" style:font-size-asian="12pt" style:font-weight-asian="normal" style:font-size-complex="12pt" style:font-style-complex="italic" style:font-weight-complex="normal"/>
    </style:style>
    <style:style style:name="T67" style:family="text">
      <style:text-properties fo:font-size="12pt" fo:language="ru" fo:country="RU" fo:font-style="normal" style:font-size-asian="12pt" style:font-style-asian="normal" style:font-size-complex="12pt"/>
    </style:style>
    <style:style style:name="T68" style:family="text">
      <style:text-properties fo:font-size="12pt" fo:language="en" fo:country="US" fo:font-weight="normal" style:font-size-asian="12pt" style:font-weight-asian="normal" style:font-size-complex="12pt" style:font-weight-complex="normal"/>
    </style:style>
    <style:style style:name="T69" style:family="text">
      <style:text-properties fo:font-size="12pt" fo:language="en" fo:country="US" fo:font-weight="normal" style:font-size-asian="12pt" style:font-weight-asian="normal" style:font-size-complex="12pt" style:font-style-complex="italic" style:font-weight-complex="normal"/>
    </style:style>
    <style:style style:name="T70" style:family="text">
      <style:text-properties style:font-name-asian="Times New Roman1" style:font-name-complex="Times New Roman1"/>
    </style:style>
    <style:style style:name="T71" style:family="text">
      <style:text-properties style:font-name-asian="Droid Sans Fallback" style:font-name-complex="Lohit Hindi"/>
    </style:style>
    <style:style style:name="T72" style:family="text">
      <style:text-properties fo:font-variant="normal" fo:text-transform="none" fo:color="#000000" fo:letter-spacing="normal"/>
    </style:style>
    <style:style style:name="T73"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74" style:family="text">
      <style:text-properties fo:font-variant="normal" fo:text-transform="none" fo:color="#000000" fo:letter-spacing="normal" fo:language="uk" fo:country="UA" fo:font-style="normal" fo:font-weight="normal"/>
    </style:style>
    <style:style style:name="T75" style:family="text">
      <style:text-properties fo:font-variant="normal" fo:text-transform="none" fo:color="#000000" fo:letter-spacing="normal" fo:font-style="normal" fo:font-weight="normal"/>
    </style:style>
    <style:style style:name="T76" style:family="text">
      <style:text-properties fo:font-variant="normal" fo:text-transform="none" fo:color="#000000" fo:letter-spacing="normal" fo:font-weight="bold" style:font-weight-asian="bold" style:font-weight-complex="bold"/>
    </style:style>
    <style:style style:name="T77" style:family="text">
      <style:text-properties fo:font-variant="normal" fo:text-transform="none" fo:color="#000000" fo:letter-spacing="normal" fo:font-style="italic" style:font-style-asian="italic" style:font-style-complex="italic"/>
    </style:style>
    <style:style style:name="T78"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9"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80" style:family="text">
      <style:text-properties fo:font-variant="normal" fo:text-transform="none" fo:color="#000000" style:font-name="Times New Roman" fo:letter-spacing="normal" fo:language="uk" fo:country="UA" fo:font-style="normal"/>
    </style:style>
    <style:style style:name="T81"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2" style:family="text">
      <style:text-properties fo:font-variant="normal" fo:text-transform="none" fo:color="#000000" style:font-name="Times New Roman" fo:letter-spacing="normal" fo:language="uk" fo:country="UA" fo:font-style="normal" fo:font-weight="normal"/>
    </style:style>
    <style:style style:name="T83"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84"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5"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86" style:family="text">
      <style:text-properties fo:font-variant="normal" fo:text-transform="none" fo:color="#000000" style:font-name="Times New Roman1" fo:letter-spacing="normal" fo:font-weight="bold" style:font-weight-asian="bold" style:font-weight-complex="bold"/>
    </style:style>
    <style:style style:name="T87"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88"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89" style:family="text">
      <style:text-properties fo:font-variant="normal" fo:text-transform="none" fo:letter-spacing="normal"/>
    </style:style>
    <style:style style:name="T90" style:family="text">
      <style:text-properties fo:font-variant="normal" fo:text-transform="none" fo:letter-spacing="normal" fo:font-style="normal"/>
    </style:style>
    <style:style style:name="T91" style:family="text">
      <style:text-properties fo:font-variant="normal" fo:text-transform="none" fo:letter-spacing="normal" fo:font-style="normal" fo:font-weight="normal"/>
    </style:style>
    <style:style style:name="T92" style:family="text">
      <style:text-properties fo:font-variant="normal" fo:text-transform="none" fo:letter-spacing="normal" fo:font-style="normal" fo:font-weight="normal" style:font-style-asian="normal" style:font-style-complex="normal"/>
    </style:style>
    <style:style style:name="T93" style:family="text">
      <style:text-properties fo:font-variant="normal" fo:text-transform="none" fo:letter-spacing="normal" fo:font-style="normal" fo:font-weight="normal" style:font-style-asian="normal" style:font-weight-asian="bold" style:font-style-complex="normal" style:font-weight-complex="bold"/>
    </style:style>
    <style:style style:name="T94" style:family="text">
      <style:text-properties fo:font-variant="normal" fo:text-transform="none" fo:letter-spacing="normal" fo:font-style="normal" fo:font-weight="normal" style:font-weight-asian="bold" style:font-weight-complex="bold"/>
    </style:style>
    <style:style style:name="T95" style:family="text">
      <style:text-properties fo:font-variant="normal" fo:text-transform="none" fo:letter-spacing="normal" fo:font-style="normal" fo:font-weight="normal" style:font-style-complex="italic"/>
    </style:style>
    <style:style style:name="T96" style:family="text">
      <style:text-properties fo:font-variant="normal" fo:text-transform="none" fo:letter-spacing="normal" fo:font-style="normal" fo:font-weight="normal" style:font-weight-asian="normal" style:font-style-complex="italic" style:font-weight-complex="normal"/>
    </style:style>
    <style:style style:name="T97" style:family="text">
      <style:text-properties fo:font-variant="normal" fo:text-transform="none" fo:letter-spacing="normal" fo:font-style="normal" fo:font-weight="normal" style:font-style-asian="italic"/>
    </style:style>
    <style:style style:name="T98"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99" style:family="text">
      <style:text-properties fo:font-variant="normal" fo:text-transform="none" fo:letter-spacing="normal" fo:font-style="normal" fo:font-weight="normal" style:font-size-asian="14pt" style:font-size-complex="14pt"/>
    </style:style>
    <style:style style:name="T100" style:family="text">
      <style:text-properties fo:font-variant="normal" fo:text-transform="none" fo:letter-spacing="normal" fo:font-style="normal" fo:font-weight="normal" style:font-size-asian="14pt" style:font-weight-asian="bold" style:font-size-complex="14pt" style:font-weight-complex="bold"/>
    </style:style>
    <style:style style:name="T101" style:family="text">
      <style:text-properties fo:font-variant="normal" fo:text-transform="none" fo:letter-spacing="normal" fo:font-style="normal" style:font-weight-asian="bold" style:font-weight-complex="bold"/>
    </style:style>
    <style:style style:name="T102" style:family="text">
      <style:text-properties fo:font-variant="normal" fo:text-transform="none" fo:letter-spacing="normal" fo:font-style="normal" style:font-style-asian="normal" style:font-style-complex="normal"/>
    </style:style>
    <style:style style:name="T103" style:family="text">
      <style:text-properties fo:font-variant="normal" fo:text-transform="none" fo:letter-spacing="normal" fo:font-style="normal" style:font-style-asian="normal" style:font-weight-asian="bold" style:font-style-complex="normal" style:font-weight-complex="bold"/>
    </style:style>
    <style:style style:name="T104" style:family="text">
      <style:text-properties fo:font-variant="normal" fo:text-transform="none" fo:letter-spacing="normal" fo:font-style="normal" fo:font-weight="bold" style:font-weight-asian="bold" style:font-style-complex="italic" style:font-weight-complex="bold"/>
    </style:style>
    <style:style style:name="T105" style:family="text">
      <style:text-properties fo:font-variant="normal" fo:text-transform="none" fo:letter-spacing="normal" fo:font-style="normal" fo:font-weight="bold" style:font-weight-asian="bold" style:font-weight-complex="bold"/>
    </style:style>
    <style:style style:name="T106" style:family="text">
      <style:text-properties fo:font-variant="normal" fo:text-transform="none" fo:letter-spacing="normal" fo:font-style="italic"/>
    </style:style>
    <style:style style:name="T107" style:family="text">
      <style:text-properties fo:font-variant="normal" fo:text-transform="none" fo:letter-spacing="normal" fo:font-style="italic" fo:font-weight="normal"/>
    </style:style>
    <style:style style:name="T108" style:family="text">
      <style:text-properties fo:font-variant="normal" fo:text-transform="none" fo:letter-spacing="normal" fo:font-style="italic" fo:font-weight="normal" style:font-size-asian="14pt" style:font-size-complex="14pt"/>
    </style:style>
    <style:style style:name="T109"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0" style:family="text">
      <style:text-properties fo:font-variant="normal" fo:text-transform="none" fo:letter-spacing="normal" style:font-weight-asian="bold" style:font-weight-complex="bold"/>
    </style:style>
    <style:style style:name="T111" style:family="text">
      <style:text-properties fo:font-variant="normal" fo:text-transform="none" fo:letter-spacing="normal" fo:font-weight="bold"/>
    </style:style>
    <style:style style:name="T112" style:family="text">
      <style:text-properties fo:font-variant="normal" fo:text-transform="none" style:use-window-font-color="true" fo:letter-spacing="normal" fo:font-style="normal" fo:font-weight="bold"/>
    </style:style>
    <style:style style:name="T113" style:family="text">
      <style:text-properties fo:font-variant="normal" fo:text-transform="none" style:use-window-font-color="true" fo:letter-spacing="normal" fo:font-style="normal" fo:font-weight="normal"/>
    </style:style>
    <style:style style:name="T114"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15" style:family="text">
      <style:text-properties fo:font-variant="normal" fo:text-transform="none" style:use-window-font-color="true" fo:letter-spacing="normal" fo:font-style="normal" fo:font-weight="normal" style:font-style-asian="normal" style:font-style-complex="normal"/>
    </style:style>
    <style:style style:name="T116"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17" style:family="text">
      <style:text-properties fo:font-variant="normal" fo:text-transform="none" style:use-window-font-color="true" fo:letter-spacing="normal" fo:font-style="normal" fo:font-weight="normal" style:font-weight-asian="bold" style:font-weight-complex="bold"/>
    </style:style>
    <style:style style:name="T118" style:family="text">
      <style:text-properties fo:font-variant="normal" fo:text-transform="none" style:use-window-font-color="true" fo:letter-spacing="normal" fo:font-style="italic" fo:font-weight="normal"/>
    </style:style>
    <style:style style:name="T119"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0" style:family="text">
      <style:text-properties fo:font-variant="normal" fo:text-transform="none" style:use-window-font-color="true" fo:letter-spacing="normal" fo:font-style="italic" fo:font-weight="bold"/>
    </style:style>
    <style:style style:name="T121"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2" style:family="text">
      <style:text-properties fo:font-variant="normal" fo:text-transform="none" style:use-window-font-color="true" style:font-name="Times New Roman" fo:font-size="14pt" fo:letter-spacing="normal" fo:font-style="normal" fo:font-weight="normal" style:font-size-asian="14pt" style:font-style-asian="normal" style:font-size-complex="14pt" style:font-style-complex="normal"/>
    </style:style>
    <style:style style:name="T123"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4"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5" style:family="text">
      <style:text-properties fo:font-variant="normal" fo:text-transform="none" fo:color="#231f20" fo:letter-spacing="normal" fo:font-style="normal" fo:font-weight="normal"/>
    </style:style>
    <style:style style:name="T126" style:family="text">
      <style:text-properties fo:font-style="italic"/>
    </style:style>
    <style:style style:name="T127" style:family="text">
      <style:text-properties fo:font-style="italic" style:font-style-asian="italic"/>
    </style:style>
    <style:style style:name="T128" style:family="text">
      <style:text-properties fo:font-style="italic" style:font-style-asian="italic" style:font-style-complex="italic"/>
    </style:style>
    <style:style style:name="T129" style:family="text">
      <style:text-properties fo:font-style="italic" fo:font-weight="bold" style:font-style-asian="italic" style:font-weight-asian="bold"/>
    </style:style>
    <style:style style:name="T130" style:family="text">
      <style:text-properties fo:font-style="italic" fo:font-weight="bold" style:font-style-asian="italic" style:font-weight-asian="bold" style:font-style-complex="italic"/>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style:font-style-asian="italic" style:font-weight-asian="bold" style:font-weight-complex="bold"/>
    </style:style>
    <style:style style:name="T133" style:family="text">
      <style:text-properties fo:font-style="italic" fo:font-weight="normal"/>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style:font-style-asian="italic" style:font-weight-asian="normal" style:font-weight-complex="normal"/>
    </style:style>
    <style:style style:name="T136" style:family="text">
      <style:text-properties fo:font-weight="normal"/>
    </style:style>
    <style:style style:name="T137" style:family="text">
      <style:text-properties fo:font-weight="normal" style:font-weight-asian="normal" style:font-weight-complex="normal"/>
    </style:style>
    <style:style style:name="T138" style:family="text">
      <style:text-properties fo:font-weight="normal" style:font-weight-asian="normal" style:font-style-complex="italic" style:font-weight-complex="normal"/>
    </style:style>
    <style:style style:name="T139" style:family="text">
      <style:text-properties fo:font-weight="normal" style:font-style-asian="normal" style:font-style-complex="normal"/>
    </style:style>
    <style:style style:name="T140" style:family="text">
      <style:text-properties fo:font-weight="normal" style:font-style-asian="normal" style:font-weight-asian="bold" style:font-style-complex="normal" style:font-weight-complex="bold"/>
    </style:style>
    <style:style style:name="T141" style:family="text">
      <style:text-properties fo:font-weight="normal" style:font-style-complex="italic"/>
    </style:style>
    <style:style style:name="T142" style:family="text">
      <style:text-properties fo:font-weight="normal" style:font-weight-complex="normal"/>
    </style:style>
    <style:style style:name="T143" style:family="text">
      <style:text-properties style:font-style-asian="normal" style:font-weight-asian="bold" style:font-style-complex="normal" style:font-weight-complex="bold"/>
    </style:style>
    <style:style style:name="T144" style:family="text">
      <style:text-properties style:font-style-asian="normal" style:font-style-complex="normal"/>
    </style:style>
    <style:style style:name="T145" style:family="text">
      <style:text-properties style:font-style-asian="normal" style:font-weight-asian="normal" style:font-style-complex="normal" style:font-weight-complex="normal" style:text-overline-style="none" style:text-overline-color="font-color"/>
    </style:style>
    <style:style style:name="T146" style:family="text">
      <style:text-properties style:font-style-complex="italic"/>
    </style:style>
    <style:style style:name="T147" style:family="text">
      <style:text-properties fo:text-transform="uppercase"/>
    </style:style>
    <style:style style:name="T148" style:family="text">
      <style:text-properties fo:text-transform="uppercase" fo:font-weight="bold" style:font-weight-asian="bold"/>
    </style:style>
    <style:style style:name="T149" style:family="text">
      <style:text-properties fo:text-transform="uppercase" fo:font-weight="bold" style:font-weight-asian="bold" style:font-style-complex="italic" style:font-weight-complex="bold"/>
    </style:style>
    <style:style style:name="T150" style:family="text">
      <style:text-properties fo:text-transform="uppercase" fo:font-weight="bold" style:font-weight-asian="bold" style:font-weight-complex="bold"/>
    </style:style>
    <style:style style:name="T151" style:family="text">
      <style:text-properties fo:text-transform="uppercase" fo:font-style="normal" fo:font-weight="bold" style:font-style-asian="normal" style:font-weight-asian="bold" style:font-style-complex="italic" style:font-weight-complex="bold"/>
    </style:style>
    <style:style style:name="T152" style:family="text">
      <style:text-properties fo:text-transform="uppercase" style:font-name="Times New Roman" fo:language="uk" fo:country="UA" fo:font-weight="normal" style:font-weight-asian="normal" style:font-weight-complex="normal"/>
    </style:style>
    <style:style style:name="T153" style:family="text">
      <style:text-properties fo:text-transform="uppercase" style:font-name="Times New Roman" fo:language="ru" fo:country="RU" fo:font-weight="normal" style:font-weight-asian="normal" style:font-weight-complex="normal"/>
    </style:style>
    <style:style style:name="T154" style:family="text">
      <style:text-properties style:font-weight-asian="bold" style:font-weight-complex="bold"/>
    </style:style>
    <style:style style:name="T155" style:family="text">
      <style:text-properties style:font-weight-asian="normal" style:font-weight-complex="normal"/>
    </style:style>
    <style:style style:name="T156" style:family="text">
      <style:text-properties style:font-weight-complex="bold"/>
    </style:style>
    <style:style style:name="T157" style:family="text">
      <style:text-properties style:font-style-asian="italic"/>
    </style:style>
    <style:style style:name="T158" style:family="text">
      <style:text-properties style:font-weight-complex="normal"/>
    </style:style>
    <style:style style:name="T159" style:family="text">
      <style:text-properties fo:language="ru" fo:country="RU"/>
    </style:style>
    <style:style style:name="T160"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61"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62"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63"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64"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65"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66"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67" style:family="text">
      <style:text-properties fo:color="#000000" fo:letter-spacing="0.0055in"/>
    </style:style>
    <style:style style:name="T168"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69" style:family="text">
      <style:text-properties style:language-asian="ru" style:country-asian="RU"/>
    </style:style>
    <style:style style:name="T170" style:family="text">
      <style:text-properties style:font-name-asian="Times New Roman Cyr" style:font-name-complex="Times New Roman Cyr"/>
    </style:style>
    <style:style style:name="T171" style:family="text">
      <style:text-properties style:font-name-asian="Times New Roman Cyr" style:font-name-complex="Times New Roman Cyr"/>
    </style:style>
    <style:style style:name="T172" style:family="text">
      <style:text-properties style:font-name-asian="Times New Roman Cyr" style:font-name-complex="Times New Roman Cy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48" text:outline-level="1"><text:soft-page-break/>Зміст</text:h>
          </text:index-title>
          <text:p text:style-name="P101"><text:a xlink:type="simple" xlink:href="#__RefHeading__18019_1600925806" text:style-name="Index_20_Link" text:visited-style-name="Index_20_Link">Вступ<text:tab/>5</text:a></text:p>
          <text:p text:style-name="P101"><text:a xlink:type="simple" xlink:href="#__RefHeading__18021_1600925806" text:style-name="Index_20_Link" text:visited-style-name="Index_20_Link">Розділ І. Деривація та способи словотворення в сучасній українській літературній мові<text:tab/>14</text:a></text:p>
          <text:p text:style-name="P101"><text:a xlink:type="simple" xlink:href="#__RefHeading__34953_1443281443" text:style-name="Index_20_Link" text:visited-style-name="Index_20_Link"><text:s/>1.1 Таблиця способів словотворення<text:tab/>24</text:a></text:p>
          <text:p text:style-name="P101"><text:a xlink:type="simple" xlink:href="#__RefHeading__18023_1600925806" text:style-name="Index_20_Link" text:visited-style-name="Index_20_Link"><text:s text:c="2"/>1.1.1 Суфіксальний спосіб<text:tab/>26</text:a></text:p>
          <text:p text:style-name="P101"><text:a xlink:type="simple" xlink:href="#__RefHeading__18025_1600925806" text:style-name="Index_20_Link" text:visited-style-name="Index_20_Link"><text:s text:c="2"/>1.1.2 Префіксальний спосіб<text:tab/>27</text:a></text:p>
          <text:p text:style-name="P101"><text:a xlink:type="simple" xlink:href="#__RefHeading__18027_1600925806" text:style-name="Index_20_Link" text:visited-style-name="Index_20_Link"><text:s text:c="2"/>1.1.3 Постфіксальний спосіб<text:tab/>28</text:a></text:p>
          <text:p text:style-name="P101"><text:a xlink:type="simple" xlink:href="#__RefHeading__18029_1600925806" text:style-name="Index_20_Link" text:visited-style-name="Index_20_Link"><text:s text:c="2"/>1.1.4 Суфіксально-префіксальний спосіб<text:tab/>28</text:a></text:p>
          <text:p text:style-name="P101"><text:a xlink:type="simple" xlink:href="#__RefHeading__18031_1600925806" text:style-name="Index_20_Link" text:visited-style-name="Index_20_Link"><text:s text:c="2"/>1.1.5 Суфіксально-постфіксальний спосіб<text:tab/>29</text:a></text:p>
          <text:p text:style-name="P101"><text:a xlink:type="simple" xlink:href="#__RefHeading__18033_1600925806" text:style-name="Index_20_Link" text:visited-style-name="Index_20_Link"><text:s text:c="2"/>1.1.6 Суфіксально-префіксально-постфіксальний спосіб<text:tab/>30</text:a></text:p>
          <text:p text:style-name="P101"><text:a xlink:type="simple" xlink:href="#__RefHeading__18035_1600925806" text:style-name="Index_20_Link" text:visited-style-name="Index_20_Link"><text:s text:c="2"/>1.1.7 Префіксально-постфіксальний спосіб<text:tab/>30</text:a></text:p>
          <text:p text:style-name="P101"><text:a xlink:type="simple" xlink:href="#__RefHeading__18037_1600925806" text:style-name="Index_20_Link" text:visited-style-name="Index_20_Link"><text:s text:c="2"/>1.1.8 Спосіб основоскладання<text:tab/>31</text:a></text:p>
          <text:p text:style-name="P101"><text:a xlink:type="simple" xlink:href="#__RefHeading__18039_1600925806" text:style-name="Index_20_Link" text:visited-style-name="Index_20_Link"><text:s text:c="2"/>1.1.9 Спосіб словоскладання<text:tab/>31</text:a></text:p>
          <text:p text:style-name="P101"><text:a xlink:type="simple" xlink:href="#__RefHeading__18041_1600925806" text:style-name="Index_20_Link" text:visited-style-name="Index_20_Link"><text:s text:c="2"/>1.1.10 Абревіатурний спосіб<text:tab/>33</text:a></text:p>
          <text:p text:style-name="P101"><text:a xlink:type="simple" xlink:href="#__RefHeading__18043_1600925806" text:style-name="Index_20_Link" text:visited-style-name="Index_20_Link"><text:s text:c="2"/>1.1.11 Спосіб зрощення<text:tab/>34</text:a></text:p>
          <text:p text:style-name="P101"><text:a xlink:type="simple" xlink:href="#__RefHeading__18045_1600925806" text:style-name="Index_20_Link" text:visited-style-name="Index_20_Link"><text:s text:c="2"/>1.1.13 Універбаційний спосіб<text:tab/>35</text:a></text:p>
          <text:p text:style-name="P101"><text:a xlink:type="simple" xlink:href="#__RefHeading__18047_1600925806" text:style-name="Index_20_Link" text:visited-style-name="Index_20_Link"><text:s text:c="2"/>1.1.14 Конверсійний спосіб<text:tab/>36</text:a></text:p>
          <text:p text:style-name="P101"><text:a xlink:type="simple" xlink:href="#__RefHeading__18049_1600925806" text:style-name="Index_20_Link" text:visited-style-name="Index_20_Link"><text:s text:c="2"/>1.1.15 Флективний спосіб<text:tab/>37</text:a></text:p>
          <text:p text:style-name="P101"><text:a xlink:type="simple" xlink:href="#__RefHeading__18053_1600925806" text:style-name="Index_20_Link" text:visited-style-name="Index_20_Link">Розділ ІІ. Індивідуально-авторське словотворення у збірці В. Стуса «Палімпсести»<text:tab/>39</text:a></text:p>
          <text:p text:style-name="P101"><text:a xlink:type="simple" xlink:href="#__RefHeading__18055_1600925806" text:style-name="Index_20_Link" text:visited-style-name="Index_20_Link"><text:s/>2.1 Словникова стаття. Характеристика слів реєстру<text:tab/>41</text:a></text:p>
          <text:p text:style-name="P101"><text:a xlink:type="simple" xlink:href="#__RefHeading__18057_1600925806" text:style-name="Index_20_Link" text:visited-style-name="Index_20_Link"><text:s/>2.2 Умовні позначення<text:tab/>43</text:a></text:p>
          <text:p text:style-name="P101"><text:a xlink:type="simple" xlink:href="#__RefHeading__18059_1600925806" text:style-name="Index_20_Link" text:visited-style-name="Index_20_Link"><text:s/>2.3 Словник індивідуально‑авторських новотворів В. Стуса<text:tab/>44</text:a></text:p>
          <text:p text:style-name="P101"><text:a xlink:type="simple" xlink:href="#__RefHeading__18061_1600925806" text:style-name="Index_20_Link" text:visited-style-name="Index_20_Link">3. Структурно‑семантичні та стилістичні функції індивідуально‑авторської лексики В. Стуса<text:tab/>140</text:a></text:p>
          <text:p text:style-name="P101"><text:a xlink:type="simple" xlink:href="#__RefHeading__18063_1600925806" text:style-name="Index_20_Link" text:visited-style-name="Index_20_Link">Висновки<text:tab/>154</text:a></text:p>
          <text:p text:style-name="P101"><text:a xlink:type="simple" xlink:href="#__RefHeading__18065_1600925806" text:style-name="Index_20_Link" text:visited-style-name="Index_20_Link">Список використаної літератури<text:tab/>156</text:a></text:p>
        </text:index-body>
      </text:table-of-content>
      <text:h text:style-name="P24" text:outline-level="1"><text:bookmark text:name="__RefHeading__18019_1600925806"/>Вступ<text:bookmark-end text:name="__RefHeading__18019_1600925806"/></text:h>
      <text:p text:style-name="P29">Той, хто продукує оказіоналізм-новацію,<text:tab/><text:tab/><text:tab/></text:p>
      <text:p text:style-name="P29">свідомо деформує норму і відчуває при цьому<text:tab/><text:tab/></text:p>
      <text:p text:style-name="P29">естетичне задоволення від своїх мовотворчих<text:tab/><text:tab/></text:p>
      <text:p text:style-name="P29">здібностей, а той, хто сприймає, дивується<text:tab/><text:tab/></text:p>
      <text:p text:style-name="P29">хистові автора і &lt;…&gt; дістає естетичне<text:tab/><text:tab/></text:p>
      <text:p text:style-name="P29">задоволення від співучасті в акті творчості, від<text:tab/></text:p>
      <text:p text:style-name="P29">розуміння своєї підготовленості до цього акту.<text:tab/></text:p>
      <text:p text:style-name="P39">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0">Земская Е. 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40">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40">Лыков А. 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P40">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40">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40">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7">...Сто чорних тіней довжаться, ростуть</text:span></text:span></text:p>
      <text:p text:style-name="Д_5f_Основной_20_текст"><text:span text:style-name="Emphasis"><text:span text:style-name="T17">І вже, як ліс соснової малечі,</text:span></text:span></text:p>
      <text:p text:style-name="Д_5f_Основной_20_текст"><text:span text:style-name="Emphasis"><text:span text:style-name="T17">Устріч рушають. Вдатися до втечі,</text:span></text:span></text:p>
      <text:p text:style-name="Д_5f_Основной_20_текст"><text:span text:style-name="Emphasis"><text:span text:style-name="T17">Стежину власну, ніби дріт згорнуть?</text:span></text:span></text:p>
      <text:p text:style-name="Д_5f_Основной_20_текст"><text:span text:style-name="Emphasis"><text:span text:style-name="T17">Ні. Вистояти. Вистояти. Ні —</text:span></text:span></text:p>
      <text:p text:style-name="Д_5f_Основной_20_текст"><text:span text:style-name="Emphasis"><text:span text:style-name="T17">Стояти. Тільки тут, у цьому полі,</text:span></text:span></text:p>
      <text:p text:style-name="Д_5f_Основной_20_текст"><text:span text:style-name="Emphasis"><text:span text:style-name="T17">Що наче льон, і власної неволі</text:span></text:span></text:p>
      <text:p text:style-name="Д_5f_Основной_20_текст"><text:span text:style-name="Emphasis"><text:span text:style-name="T17">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p>
      <text:p text:style-name="Д_5f_Основной_20_текст"><text:span text:style-name="T19">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19"><text:note text:id="ftn12" text:note-class="footnote"><text:note-citation>1</text:note-citation><text:note-body><text:p text:style-name="Д_5f_Сноска_5f_Постраничная"><text:a xlink:type="simple" xlink:href="http://blog.i.ua/community/3252/752359/"><text:span text:style-name="T37">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19">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19">тлумаченні деяких слів та словосполучень.</text:span><text:span text:style-name="T19"><text:note text:id="ftn13" text:note-class="footnote"><text:note-citation>2</text:note-citation><text:note-body><text:p text:style-name="P110">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4" text:note-class="footnote"><text:note-citation>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48">Саме так — </text:span><text:span text:style-name="T56">палімпсестами </text:span><text:span text:style-name="T48">—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48"><text:note text:id="ftn15"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2">»</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58">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19">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19">людину такої емоційної наснаги, такого кришталевого сумління, такої абсолютної безкомпромісності, як він, на Голгофу.</text:span><text:span text:style-name="T19"><text:note text:id="ftn16"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2">»</text:span></text:p></text:note-body></text:note></text:span></text:p>
      <text:p text:style-name="Д_5f_Основной_20_текст"><text:span text:style-name="T19">Починаючи підготовку «Палімпсестів», що складають дві книги третього тому видання</text:span><text:span text:style-name="T19"><text:note text:id="ftn17" text:note-class="footnote"><text:note-citation>2</text:note-citation><text:note-body><text:p text:style-name="P40">Стус В. Зібрання творів: У 4‑х т., 6‑ти кн. — Львів: Просвіта, 1999.</text:p></text:note-body></text:note></text:span><text:span text:style-name="T19">,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19"><text:note text:id="ftn18"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2">»</text:span></text:p></text:note-body></text:note></text:span></text:p>
      <text:p text:style-name="Д_5f_Основной_20_текст"><text:span text:style-name="T50">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0"><text:note text:id="ftn19" text:note-class="footnote"><text:note-citation>4</text:note-citation><text:note-body><text:p text:style-name="Д_5f_Сноска_5f_Постраничная"><text:span text:style-name="T60">Шум А. Поезія Василя Стуса // «Зимові дерева», Брюссель, Література і мистецтво, 1970, </text:span><text:span text:style-name="T67">С. 1‑2</text:span></text:p></text:note-body></text:note></text:span></text:p>
      <text:p text:style-name="Д_5f_Основной_20_текст"><text:span text:style-name="T48">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48"><text:note text:id="ftn20"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19">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19"><text:note text:id="ftn21" text:note-class="footnote"><text:note-citation>6</text:note-citation><text:note-body><text:p text:style-name="Д_5f_Сноска_5f_Постраничная"><text:span text:style-name="T23"><text:s/></text:span><text:a xlink:type="simple" xlink:href="http://stus.kiev.ua/stusoznavstvo.files/7%20D.Stus2.zip">Дмитро Стус. «ПАЛІМПСЕСТИ Василя Стуса</text:a><text:span text:style-name="T23">»</text:span></text:p></text:note-body></text:note></text:span></text:p>
      <text:p text:style-name="Д_5f_Основной_20_текст"><text:span text:style-name="T19">Іншою проблемою, яку довелося вирішувати Василю Стусу при </text:span><text:soft-page-break/><text:span text:style-name="T19">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19"><text:note text:id="ftn22" text:note-class="footnote"><text:note-citation>1</text:note-citation><text:note-body><text:p text:style-name="Д_5f_Сноска_5f_Постраничная"><text:span text:style-name="T23"><text:s/></text:span><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20">Саме відсутністю такого всебічного дослідження пояснюється </text:span><text:span text:style-name="T21">актуальність </text:span><text:span text:style-name="T20">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34">матеріалах наукових праць</text:span>:</text:p>
      <text:list xml:id="list2002963114" text:style-name="L1">
        <text:list-item>
          <text:p text:style-name="P50">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50">Стус В.Зібрання творів: У 4‑х т., 6‑ти кн. — Львів: Просвіта, 1999.</text:p>
        </text:list-item>
        <text:list-item>
          <text:p text:style-name="P50">Бусел В. Т. Великий тлумачний словник сучасної української мови. — Київ, Ірпінь. — Перун, 2005. — 1728 с.</text:p>
        </text:list-item>
      </text:list>
      <text:p text:style-name="Д_5f_Основной_20_текст"><text:span text:style-name="T34">Тема дослідження </text:span><text:span text:style-name="T3">— індивідуально-авторські новотвори у збірці В. Стуса «Палімпсести».</text:span></text:p>
      <text:p text:style-name="Д_5f_Основной_20_текст"><text:span text:style-name="T34">Метою роботи </text:span>є дослідження та опис індивідуально-авторських <text:soft-page-break/>новотворів і аналіз отриманих результатів.</text:p>
      <text:p text:style-name="Д_5f_Основной_20_текст"><text:span text:style-name="T34">Об’єктом дослідження</text:span> в роботі виступає збірка В. Стуса «Палімпсести».</text:p>
      <text:p text:style-name="Д_5f_Основной_20_текст"><text:span text:style-name="T34">Предметом дослідження</text:span> є індивідуально‑авторські новотвори, знайдені у збірці В. Стуса «Палімпсести».</text:p>
      <text:p text:style-name="P36">Завдання дипломної роботи:</text:p>
      <text:list xml:id="list1776307535" text:style-name="L2">
        <text:list-item>
          <text:p text:style-name="P53">опрацювати статті та книги відомих учених, науковців з даної теми;</text:p>
        </text:list-item>
        <text:list-item>
          <text:p text:style-name="P52">розглянути життєвий і творчий шлях письменника;</text:p>
        </text:list-item>
        <text:list-item>
          <text:p text:style-name="P52">розкрити теоретичні питання деривації та неології, підтверджувати їх прикладами;</text:p>
        </text:list-item>
        <text:list-item>
          <text:p text:style-name="P52">розглянути основні способи словотворення в сучасній українській літературній мові;</text:p>
        </text:list-item>
        <text:list-item>
          <text:p text:style-name="P53">розглянути основні критерії класифікації неологізмів;</text:p>
        </text:list-item>
        <text:list-item>
          <text:p text:style-name="P52"><text:span text:style-name="T49">познайомитися з матеріалами с</text:span><text:span text:style-name="T57">ловника поетичної мови Василя Стуса</text:span><text:span text:style-name="T57"><text:note text:id="ftn23" text:note-class="footnote"><text:note-citation>1</text:note-citation><text:note-body><text:p text:style-name="P110">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57">, використовувати його як джерельну базу;</text:span></text:p>
        </text:list-item>
        <text:list-item>
          <text:p text:style-name="P52"><text:span text:style-name="T57">укласти словник індивідуально-авторських новотворів письменника.</text:span></text:p>
        </text:list-item>
      </text:list>
      <text:list xml:id="list1565137793" text:style-name="L4">
        <text:list-header>
          <text:h text:style-name="P49" text:outline-level="1"><text:bookmark text:name="__RefHeading__18021_1600925806"/>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29">«</text:span><text:span text:style-name="T34">деривація</text:span>» має двояке значення:</text:p>
      <text:list xml:id="list957936532" text:style-name="L5">
        <text:list-item>
          <text:p text:style-name="P54">це сама система словотвірної будови мови, яка утворювалася за своїми внутрішніми законами протягом усього історичного розвитку мови;<text:note text:id="ftn24"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54">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5" text:note-class="footnote"><text:note-citation>2</text:note-citation><text:note-body><text:p text:style-name="Д_5f_Сноска_5f_Постраничная">Ковалик І. Вчення про словотвір. Вип. 2. — Львів, 1961, С. 54</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4">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4">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6"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text:soft-page-break/>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1352795785" text:style-name="L6">
        <text:list-item>
          <text:p text:style-name="P55">вивчення конкретних формальних і семантичних ознак похідних слів, якими вони відрізняються від непохідних;</text:p>
        </text:list-item>
        <text:list-item>
          <text:p text:style-name="P55">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55">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7" text:note-class="footnote"><text:note-citation>1</text:note-citation><text:note-body><text:p text:style-name="Д_5f_Сноска_5f_Постраничная">Словотвір сучасної української літературної мови. — К., 1979, С. 7</text:p></text:note-body></text:note></text:p>
        </text:list-item>
      </text:list>
      <text:p text:style-name="Д_5f_Основной_20_текст"><text:span text:style-name="T34">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70">‪‫‪‏‪</text:span><text:span text:style-name="T71">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ня словотвірної структури похідного слова. Термін «словотвірна структура похідного слова» набув поширення у <text:soft-page-break/>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34">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Твірне слово відображає джерело деривації, а також — опосередковано — і спосіб його творення. Основа похідного слова завжди <text:soft-page-break/>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34">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8" text:note-class="footnote"><text:note-citation>1</text:note-citation><text:note-body><text:p text:style-name="P41">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37">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2052833544" text:style-name="L7">
        <text:list-item>
          <text:p text:style-name="P56">спільністю частиномовної належності твірних слів;</text:p>
        </text:list-item>
        <text:list-item>
          <text:p text:style-name="P56">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56">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34">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семантичних відношень (семантичної мотивації):</text:p>
      <text:list xml:id="list313961446" text:style-name="L8">
        <text:list-item>
          <text:p text:style-name="P57"><text:span text:style-name="T34">Транспозиційні відношення</text:span>. При транспозиції твірного в похідне <text:soft-page-break/>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34">-ти</text:span> і з’явився іменниковий суфікс <text:span text:style-name="T34">-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57"><text:span text:style-name="T34">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57">а) змінюються: кума → кумувати, куратор → кураторський, купити → купець;</text:p>
          <text:p text:style-name="P57">б) не змінюються: Байрон → байронізм, балет → балетник, ліс → лісник, бігун (особа) → бігунок (предмет) тощо.</text:p>
        </text:list-item>
        <text:list-item>
          <text:p text:style-name="P57"><text:span text:style-name="T34">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57">а) абревіації: ООН — Організація Об’єднаних Націй, профком — профспілковий комітет;</text:p>
          <text:p text:style-name="P57">б) усічення: зам → замісник, спец → спеціаліст, маг → магнітофон, телек → телевізор;</text:p>
          <text:p text:style-name="P57">в) універбації (семантичної конденсації): манна каша → манка, «Вечірній Київ» → «Вечірка», електричний поїзд → електричка, кімната для прання → пральня.</text:p>
        </text:list-item>
        <text:list-item>
          <text:p text:style-name="P57"><text:span text:style-name="T34">Модифікаційні відношення</text:span>. Частиномовна належність і лексико-<text:soft-page-break/>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912078667" text:style-name="L9">
        <text:list-item>
          <text:p text:style-name="P58">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58">збірних і одиничних іменників: студент → студентство, професор → професура, горох → горошина;</text:p>
        </text:list-item>
        <text:list-item>
          <text:p text:style-name="P58">назв істот із значенням недорослості: лисиця → лисеня, вовк → вовчата, кіт → котята;</text:p>
        </text:list-item>
        <text:list-item>
          <text:p text:style-name="P58">дієслів із значенням обмеженої дії: мовчати → помовчати, сидіти → посидіти, шуміти → відшуміти, говорити → заговорити.<text:note text:id="ftn29" text:note-class="footnote"><text:note-citation>1</text:note-citation><text:note-body><text:p text:style-name="P43">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34">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основ», тобто словотвірне значення є спільним для похідних певного типу і виявляється на основі семантичного співвідношення твірних і похідних. Це <text:soft-page-break/>«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927093000" text:style-name="L10">
        <text:list-item>
          <text:p text:style-name="P59">стріляти → стрілець — має словотвірне значення «особа за дією»;</text:p>
        </text:list-item>
        <text:list-item>
          <text:p text:style-name="P59">Суми → сумчани — має словотвірне значення «особа за місцем проживання»;</text:p>
        </text:list-item>
        <text:list-item>
          <text:p text:style-name="P59">Україна → українець — має словотвірне значення «особа за національністю»;</text:p>
        </text:list-item>
        <text:list-item>
          <text:p text:style-name="P59">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30" text:note-class="footnote"><text:note-citation>1</text:note-citation><text:note-body><text:p text:style-name="P43">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34">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34">тель</text:span> (+ система флексій II відміни), основа прикметника + <text:span text:style-name="T34">ість</text:span> (+ система флексій III відміни)<text:span text:style-name="T29">.</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моделлю — це утворення за правилами: якщо в топонімі наголос не падає на флексію і основа закінчується на [<text:span text:style-name="T34">х</text:span>], то прикметник від такого топоніма <text:soft-page-break/>утворюється за допомогою суфікса <text:span text:style-name="T137">-ськ-ий</text:span>, перед яким <text:span text:style-name="T34">х</text:span> <text:span text:style-name="T137">:</text:span> <text:span text:style-name="T34">с</text:span> зливається з початковим звуком суфікса: Чорнухи → чорнуський; якщо топонім закінчується на <text:span text:style-name="T34">-н-</text:span> після приголосного (<text:span text:style-name="T34">*-ьн-</text:span>), то прикметник утворюється за допомогою суфікса <text:span text:style-name="T34">-ський</text:span> (<text:span text:style-name="T34">*-ьск-</text:span>), при цьому звук [<text:span text:style-name="T34">ь</text:span>] в -<text:span text:style-name="T34">ьск</text:span>- занепадає як слабкий, а в <text:span text:style-name="T34">-ьн-</text:span> перетворюється на [<text:span text:style-name="T34">е</text:span>] як сильний: Рівне → рівненський (<text:span text:style-name="T34">рівьн</text:span> + <text:span text:style-name="T34">ьский</text:span> → рівненс'кий).</text:p>
      <text:p text:style-name="Д_5f_Основной_20_текст">Складниками моделі є:</text:p>
      <text:list xml:id="list384783801" text:style-name="L11">
        <text:list-item>
          <text:p text:style-name="P60">основа твірного слова як компонент семантичної бази похідного (тема похідного);</text:p>
        </text:list-item>
        <text:list-item>
          <text:p text:style-name="P60">дериватор як носій нового значення похідного (рема похідного);</text:p>
        </text:list-item>
        <text:list-item>
          <text:p text:style-name="P60">морфонологічні явища як засоби сполучуваності твірного слова з дериватором: вухо → вушний (тема <text:span text:style-name="T34">вух-</text:span>, рема <text:span text:style-name="T34">-н-ий</text:span>, морфонологічні явища <text:span text:style-name="T34">х</text:span> : <text:span text:style-name="T34">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506056298" text:style-name="L12">
        <text:list-item>
          <text:p text:style-name="P61">з усіченням (елізією) і без нього: Шебелинка → шебелин(ка)ський, Харків → харківський;</text:p>
        </text:list-item>
        <text:list-item>
          <text:p text:style-name="P61">з інтерфіксацією і без неї: Борзна → борзн-ян-ський, Ніжин → ніжинський;</text:p>
        </text:list-item>
        <text:list-item>
          <text:p text:style-name="P61">з чергуванням і без нього: Кривий Ріг → криворізький, Полтава → полтавський;</text:p>
        </text:list-item>
        <text:list-item>
          <text:p text:style-name="P61">з накладанням і без нього: Одеса → одеський (<text:span text:style-name="T34">одес</text:span> + <text:span text:style-name="T34">ський</text:span>), Глухів → глухівський;</text:p>
        </text:list-item>
        <text:list-item>
          <text:p text:style-name="P61">зі зміною наголосу і без неї: Одеса → одесити, Херсон → херсонці.<text:note text:id="ftn31" text:note-class="footnote"><text:note-citation>1</text:note-citation><text:note-body><text:p text:style-name="P43">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text:span text:style-name="T34">твірна основа</text:span>. Це ті спільні для <text:soft-page-break/>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1685764134" text:style-name="L13">
        <text:list-item>
          <text:p text:style-name="P62">дарувати → дарунок — тут спільна частина <text:span text:style-name="T34">дару-</text:span>, до якої приєднується формант <text:span text:style-name="T34">-нок</text:span>;</text:p>
        </text:list-item>
        <text:list-item>
          <text:p text:style-name="P62">білий сніг → білосніжний — спільна частина <text:span text:style-name="T34">біл-</text:span>...<text:span text:style-name="T34">сніг</text:span> (<text:span text:style-name="T34">сніж</text:span>), до якої приєднується формант <text:span text:style-name="T34">-о-</text:span>...<text:span text:style-name="T34">-ний</text:span>.<text:note text:id="ftn32" text:note-class="footnote"><text:note-citation>1</text:note-citation><text:note-body><text:p text:style-name="P43">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880633124" text:style-name="L14">
        <text:list-item>
          <text:p text:style-name="P63">«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63">«Способом словотворення називаються ті дії, які здійснює мова, утворюючи нове слово» (Б. М. Головін);</text:p>
        </text:list-item>
        <text:list-item>
          <text:p text:style-name="P63">«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63">«Способи словотворення — це узагальнено-диференційоване визначення того, як утворені й утворюються нові слова» (О. І. Моісеєв);</text:p>
        </text:list-item>
        <text:list-item>
          <text:p text:style-name="P63">«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904651242" text:style-name="L15">
        <text:list-item>
          <text:p text:style-name="P64">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64">за видом словотвірних формантів, точніше, за основними <text:soft-page-break/>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3" text:note-class="footnote"><text:note-citation>1</text:note-citation><text:note-body><text:p text:style-name="P43">Горпинич В. О. Сучасна українська літературна мова. Морфеміка. Словотвір. Морфонологія: Навч. посіб. — К.: Вища шк., 1999.— С. 112—113</text:p></text:note-body></text:note></text:p>
      <text:h text:style-name="P25"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80">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47">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47">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34">о</text:span>, <text:span text:style-name="T34">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169">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169">Похідне слово утворюється</text:span> за <text:soft-page-break/>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47">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169">Похідне слово утворюється</text:span> за допомогою зміни наголосу</text:p>
          </table:table-cell>
          <table:table-cell table:style-name="sposoby_5f_slovotvoru.C2" office:value-type="string">
            <text:p text:style-name="P7">За́мок → зам<text:span text:style-name="T89">о</text:span><text:span text:style-name="T111">́</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34">вмик-ач</text:span>, <text:span text:style-name="T34">переселен-ець</text:span>, <text:span text:style-name="T34">танцюр-ист</text:span>; прикметників — <text:span text:style-name="T34">капрон-ов-ий</text:span>, <text:span text:style-name="T34">денн-и-ий</text:span>, <text:span text:style-name="T34">борзн-янськ-ий</text:span>; числівників — <text:span text:style-name="T34">сем-ер-о</text:span>; дієслова — <text:span text:style-name="T34">жир-ува-ти</text:span>, <text:span text:style-name="T34">гик-а-ти</text:span>; прислівників — <text:span text:style-name="T34">швидк-о</text:span>, <text:span text:style-name="T34">три-чі</text:span>, <text:span text:style-name="T34">пішк-и</text:span>.<text:note text:id="ftn34"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858055864" text:style-name="L39">
        <text:list-item>
          <text:p text:style-name="P99">суфікси приєднуються як до твірної основи, так і до твірного слова (розум → розуміти);</text:p>
        </text:list-item>
        <text:list-item>
          <text:p text:style-name="P99">суфікси утворюють слова з новим лексичним значенням (ворог → ворогувати);</text:p>
        </text:list-item>
        <text:list-item>
          <text:p text:style-name="P99">суфікси утворюють слова з відтінком у значенні (гарний → гарнесенький);</text:p>
        </text:list-item>
        <text:list-item>
          <text:p text:style-name="P99">суфікси мають здатність переводити одну частину мови в іншу (дивний → дивно);</text:p>
        </text:list-item>
        <text:list-item>
          <text:p text:style-name="P99">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75">—</text:span> дієслів. Наприклад: Україна → українець.<text:note text:id="ftn35" text:note-class="footnote"><text:note-citation>1</text:note-citation><text:note-body><text:p text:style-name="P41">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75">—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906466893" text:style-name="L16">
        <text:list-item>
          <text:p text:style-name="P65">іменники: внук → правнук;</text:p>
        </text:list-item>
        <text:list-item>
          <text:p text:style-name="P65">прикметники: потужний → надпотужний;</text:p>
        </text:list-item>
        <text:list-item>
          <text:p text:style-name="P65">дієслова: бути → прибути;</text:p>
        </text:list-item>
        <text:list-item>
          <text:p text:style-name="P65">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1">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932155699" text:style-name="L17">
        <text:list-item>
          <text:p text:style-name="P66">зміна наголосу: куток → закуток;</text:p>
        </text:list-item>
        <text:list-item>
          <text:p text:style-name="P76">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1">воля → неволя, вічний → правічний.</text:p>
      <text:p text:style-name="Д_5f_Абзац_20_перед_20_рисунком"><text:span text:style-name="T75">Активними засобами префікси виступають у сфері дієслова, утворюючи видові пари з різними відтінками семантики: читати — прочитати, перечитати, вичитати, зачитати, підчитати.</text:span><text:span text:style-name="T75"><text:note text:id="ftn36" text:note-class="footnote"><text:note-citation>2</text:note-citation><text:note-body><text:p text:style-name="P41">Вакарюк Л., Панцьо С. Українська мова. Морфеміка і словотвір. — Тернопіль, 2004, C. 145</text:p></text:note-body></text:note></text:span></text:p>
      <text:h text:style-name="P27"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1564680039" text:style-name="L18">
        <text:list-item>
          <text:p text:style-name="P67">постфікс -ся вживається при дієслівних основах: витирати → витиратися</text:p>
        </text:list-item>
        <text:list-item>
          <text:p text:style-name="P77"><text:s/>постфікс -сь вживається при займенникових і прислівникових основах: хтось, щось;</text:p>
        </text:list-item>
        <text:list-item>
          <text:p text:style-name="P77">постфікс -небудь вживається при займенникових і прислівникових основах: який-небудь, котрий-небудь</text:p>
        </text:list-item>
        <text:list-item>
          <text:p text:style-name="P77">постфікс -будь (нерегулярний): хто-будь, що-будь</text:p>
        </text:list-item>
        <text:list-item>
          <text:p text:style-name="P77">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75"><text:note text:id="ftn37"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8"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1296119835" text:style-name="L19">
        <text:list-item>
          <text:p text:style-name="P78">іменики;</text:p>
        </text:list-item>
        <text:list-item>
          <text:p text:style-name="P78">прикметники;</text:p>
        </text:list-item>
        <text:list-item>
          <text:p text:style-name="P78">дієслова;</text:p>
        </text:list-item>
        <text:list-item>
          <text:p text:style-name="P78">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8" text:note-class="footnote"><text:note-citation>2</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942654364" text:style-name="L20">
        <text:list-item>
          <text:p text:style-name="P79">якщо його співвідносити з прийменниково-відмінковою формою <text:span text:style-name="T128">без грамоти</text:span>, слід говорити про суфіксально-префіксальний спосіб: без + грамот(и) + ність = безграмотність;</text:p>
        </text:list-item>
        <text:list-item>
          <text:p text:style-name="P79">якщо його співвідносити з прикметником безграмотний, слід говорити про суфіксальний спосіб: безграмотн(ий) + ість;</text:p>
        </text:list-item>
        <text:list-item>
          <text:p text:style-name="P79">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2">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2"><text:note text:id="ftn39"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8"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text:span text:style-name="T34">-ся</text:span> та дієслівні суфікси:</text:p>
      <text:list xml:id="list1579495359" text:style-name="L21">
        <text:list-item>
          <text:p text:style-name="P68"><text:span text:style-name="T34">-а-ти</text:span>: брат → брататися;</text:p>
        </text:list-item>
        <text:list-item>
          <text:p text:style-name="P68"><text:soft-page-break/><text:span text:style-name="T34">-и-ти</text:span>: гніздо → гніздитися;</text:p>
        </text:list-item>
        <text:list-item>
          <text:p text:style-name="P68"><text:span text:style-name="T34">-ува-ти</text:span>: краса → красуватися;</text:p>
        </text:list-item>
        <text:list-item>
          <text:p text:style-name="P68"><text:span text:style-name="T34">-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40"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46"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339141626" text:style-name="L22">
        <text:list-item>
          <text:p text:style-name="P74">іменники: сміх → посміхатися;</text:p>
        </text:list-item>
        <text:list-item>
          <text:p text:style-name="P80">прикметники: щедрий → розщедритися;</text:p>
        </text:list-item>
        <text:list-item>
          <text:p text:style-name="P103"><text:span text:style-name="T78">дієслова: дзвонити → передзвонюватися.</text:span><text:span text:style-name="T78"><text:note text:id="ftn41"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8"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34">-ся</text:span> і такі префікси:</text:p>
      <text:list xml:id="list773299423" text:style-name="L23">
        <text:list-item>
          <text:p text:style-name="P69"><text:span text:style-name="T34">в-</text:span>: думати → вдуматися;</text:p>
        </text:list-item>
        <text:list-item>
          <text:p text:style-name="P69"><text:span text:style-name="T34">ви-</text:span>: бігати → вибігатися;</text:p>
        </text:list-item>
        <text:list-item>
          <text:p text:style-name="P69"><text:span text:style-name="T34">від-</text:span>: мовчати → відмовчатися;</text:p>
        </text:list-item>
        <text:list-item>
          <text:p text:style-name="P69"><text:span text:style-name="T34">за-</text:span>: горіти → загорітися;</text:p>
        </text:list-item>
        <text:list-item>
          <text:p text:style-name="P69"><text:span text:style-name="T34">на-</text:span>: воювати → навоюватися;</text:p>
        </text:list-item>
        <text:list-item>
          <text:p text:style-name="P69"><text:span text:style-name="T34">до-</text:span>: копати → докопатися;</text:p>
        </text:list-item>
        <text:list-item>
          <text:p text:style-name="P69"><text:span text:style-name="T34">об-</text:span>: мовити → обмовитися;</text:p>
        </text:list-item>
        <text:list-item>
          <text:p text:style-name="P69"><text:span text:style-name="T34">роз-</text:span>: плакати → розплакатися;</text:p>
        </text:list-item>
        <text:list-item>
          <text:p text:style-name="P69"><text:soft-page-break/><text:span text:style-name="T34">при-</text:span>: слухати → прислухатися;</text:p>
        </text:list-item>
        <text:list-item>
          <text:p text:style-name="P69"><text:span text:style-name="T34">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2"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34">ход-</text:span>, <text:span text:style-name="T34">піш-</text:span>, а поєднання їх відбулося за допомогою інтерфікса <text:span text:style-name="T34">-о-</text:span>), те саме у словах <text:span text:style-name="T128">водовоз</text:span>, <text:span text:style-name="T128">вертоліт</text:span>, <text:span text:style-name="T128">криголам</text:span> тощо.</text:p>
      <text:p text:style-name="Д_5f_Основной_20_текст">За характером словотвірних засобів розрізняють основоскладання:</text:p>
      <text:list xml:id="list103212598" text:style-name="L24">
        <text:list-item>
          <text:p text:style-name="P81">чисте (похідне утворюється від основи залежного компонента і самостійного слова): водосховище (<text:span text:style-name="T34">вод + о + сховище</text:span>);</text:p>
        </text:list-item>
        <text:list-item>
          <text:p text:style-name="P70">складно-суфіксальне (процес злучення основ у похідне, що супроводжується суфіксацією): стара віра → старовірство <text:span text:style-name="T34">(стар + о + вір + ство</text:span>);</text:p>
        </text:list-item>
        <text:list-item>
          <text:p text:style-name="P81">складно-суфіксально-префіксальне:</text:p>
          <text:p text:style-name="P70">а) складно-флективний (похідні слова устворюються основоскладанням, яке завершується за допомогою флексії-суфікса): довгі крила → довгокрилий (<text:span text:style-name="T34">довг + о + крил + ий</text:span>);</text:p>
          <text:p text:style-name="P104"><text:span text:style-name="T72">б) складно-нульовий (основоскладання завершується нульовою суфіксацією): сталевар, шовкопряд, однолюб.</text:span><text:span text:style-name="T72"><text:note text:id="ftn43"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8"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2085804127" text:style-name="L25">
        <text:list-item>
          <text:p text:style-name="P82"><text:soft-page-break/>родо-видові відношення (<text:span text:style-name="T128">читець-декламатор</text:span>);</text:p>
        </text:list-item>
        <text:list-item>
          <text:p text:style-name="P82">частина від цілого (<text:span text:style-name="T128">бурят-монгол</text:span>);</text:p>
        </text:list-item>
        <text:list-item>
          <text:p text:style-name="P82">функціональне призначення (<text:span text:style-name="T128">салон-перукарня</text:span>);</text:p>
        </text:list-item>
        <text:list-item>
          <text:p text:style-name="P82">підсилена ознака (<text:span text:style-name="T128">перший-ліпший</text:span>);</text:p>
        </text:list-item>
        <text:list-item>
          <text:p text:style-name="P82">невизначеність (<text:span text:style-name="T128">хтозна-звідки</text:span>);</text:p>
        </text:list-item>
        <text:list-item>
          <text:p text:style-name="P82">визначеність (<text:span text:style-name="T128">навік-віки</text:span>);</text:p>
        </text:list-item>
        <text:list-item>
          <text:p text:style-name="P82">терміни (<text:span text:style-name="T128">гамма-проміння</text:span>);</text:p>
        </text:list-item>
        <text:list-item>
          <text:p text:style-name="P82">народні назви рослин (<text:span text:style-name="T128">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690888110" text:style-name="L26">
        <text:list-item>
          <text:p text:style-name="P83">Складні іменники, утворені на базі словосполучення іменник + іменник:</text:p>
          <text:p text:style-name="P75">залізо і цемент → залізоцемент.</text:p>
          <text:p text:style-name="P83">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28">білокрівці</text:span>.</text:p>
        </text:list-item>
        <text:list-item>
          <text:p text:style-name="P83">Складні іменники, мотивовані сполученням прикметник + іменник:</text:p>
          <text:p text:style-name="P75">сухі фрукти → сухофрукти.</text:p>
          <text:p text:style-name="P83"><text:span text:style-name="T78">Утворення на зразок </text:span><text:span text:style-name="T79">жовтобрюх</text:span><text:span text:style-name="T85">Ø</text:span><text:span text:style-name="T84">, </text:span><text:span text:style-name="T85">чорноземØ</text:span><text:span text:style-name="T84"> та ін. належать до змішаного складання (складання з нуль-суфіксацією).</text:span></text:p>
        </text:list-item>
        <text:list-item>
          <text:p text:style-name="P83">Складні іменники, мотивовані сполученням числівник + іменник:</text:p>
          <text:p text:style-name="P75">перше джерело → першоджерело.</text:p>
        </text:list-item>
        <text:list-item>
          <text:p text:style-name="P83">Іменики, мотивовані сполученням займенник + іменник:</text:p>
          <text:p text:style-name="P83"><text:span text:style-name="T128">самоцвіт</text:span>, <text:span text:style-name="T128">самоконтроль</text:span>.</text:p>
          <text:p text:style-name="P83">У цих утвореннях займенник <text:span text:style-name="T128">сам</text:span> набуває значення префіксоїда, однак <text:soft-page-break/>подібні похідні вважаються композитними. До цього типу дериватів належить і слово <text:span text:style-name="T128">всесвіт</text:span>.</text:p>
        </text:list-item>
        <text:list-item>
          <text:p text:style-name="P109">Декілька іменників, утворених на основі сполучення прислівника та іменника:</text:p>
          <text:p text:style-name="P109"><text:span text:style-name="T128">багатоніжка</text:span>.<text:note text:id="ftn44"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559116581" text:style-name="L27">
        <text:list-item>
          <text:p text:style-name="P84">райрада, земснаряд;</text:p>
        </text:list-item>
        <text:list-item>
          <text:p text:style-name="P84">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2183165151" text:style-name="L28">
        <text:list-item>
          <text:p text:style-name="P85">лісостеп, медсанбат;</text:p>
        </text:list-item>
        <text:list-item>
          <text:p text:style-name="P85">агітмасовий, культмасовий.</text:p>
        </text:list-item>
      </text:list>
      <text:p text:style-name="Д_5f_Основной_20_текст">За структурою абревіатури поділяються на такі групи:</text:p>
      <text:list xml:id="list846920098" text:style-name="L29">
        <text:list-item>
          <text:p text:style-name="P86">ініціальні — поєднання в абревіатуру початкових звуків або літер: ПТУ;</text:p>
        </text:list-item>
        <text:list-item>
          <text:p text:style-name="P86">уламкові — поєднання в абревіатуру асемантичних частин слова: філфак;</text:p>
        </text:list-item>
        <text:list-item>
          <text:p text:style-name="P86">змішані — поєднання частин слова з ініціальними звуками (літерами): міськвно;</text:p>
        </text:list-item>
        <text:list-item>
          <text:p text:style-name="P86">усічено-словесні — поєднання частини слова з повноцінним словом: запчастини;</text:p>
        </text:list-item>
        <text:list-item>
          <text:p text:style-name="P86">словоформні — поєднання частини слова з відмінковою словоформою: <text:soft-page-break/>завкафедрою;</text:p>
        </text:list-item>
        <text:list-item>
          <text:p text:style-name="P86">комбіновані — поєднання початкової частини першого слова з кінцем другого: мерон (малоелестичний капрон);</text:p>
        </text:list-item>
        <text:list-item>
          <text:p text:style-name="P105">ініціально-цифрові: Ту-134.<text:note text:id="ftn45"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0">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254434404" text:style-name="L30">
        <text:list-item>
          <text:p text:style-name="P71">у словосполученнях кілька наголосів, у зрощенні — один: цього дня → сьогодні;</text:p>
        </text:list-item>
        <text:list-item>
          <text:p text:style-name="P106"><text:span text:style-name="T72">при трансформації словосполучення в зрощення може змінюватися порядок компонентів: плинний швидко (час) → швидкоплинний.</text:span><text:span text:style-name="T72"><text:note text:id="ftn46"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72">При семантичному способі не застосовуються спеціальні словотворчі засоби, а формантом виступає зміна семантики.</text:span><text:span text:style-name="T72"><text:note text:id="ftn47"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2">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2"><text:note text:id="ftn48"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1925223186" text:style-name="L31">
        <text:list-item>
          <text:p text:style-name="P87">розщеплення полісемічного слова на омоніми: рукав (1) — частина <text:soft-page-break/>одягу, рукав (2) — ріки;</text:p>
        </text:list-item>
        <text:list-item>
          <text:p text:style-name="P87">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87"><text:span text:style-name="T72">існуючим словам дається значення, непов’язане з основним (умовна номінація):</text:span><text:span text:style-name="T72"><text:note text:id="ftn49" text:note-class="footnote"><text:note-citation>4</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2">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2">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2"><text:note text:id="ftn50" text:note-class="footnote"><text:note-citation>2</text:note-citation><text:note-body><text:p text:style-name="P42">Потиха З. А. Современное русское словообразование. Пособие для учителя. — М., 1970, С. 150</text:p></text:note-body></text:note></text:span><text:span text:style-name="T72"><text:note text:id="ftn51"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8" text:outline-level="1"><text:bookmark text:name="__RefHeading__18045_1600925806"/><text:tab/><text:tab/>1.1.13 Універбаційний спосіб<text:bookmark-end text:name="__RefHeading__18045_1600925806"/></text:h>
      <text:p text:style-name="P98"><text:span text:style-name="T170">Універбація</text:span><text:span text:style-name="T170"> </text:span><text:span text:style-name="T170">є</text:span><text:span text:style-name="T170"> </text:span><text:span text:style-name="T170">одним</text:span><text:span text:style-name="T170"> </text:span><text:span text:style-name="T170">із</text:span><text:span text:style-name="T170"> </text:span><text:span text:style-name="T170">важливих</text:span><text:span text:style-name="T170"> </text:span><text:span text:style-name="T170">чинників</text:span><text:span text:style-name="T170"> </text:span><text:span text:style-name="T170">розвитку</text:span><text:span text:style-name="T170"> </text:span><text:span text:style-name="T170">лексикону</text:span><text:span text:style-name="T170"> </text:span><text:span text:style-name="T170">сучасної</text:span><text:span text:style-name="T170"> </text:span><text:span text:style-name="T170">української</text:span><text:span text:style-name="T170"> </text:span><text:span text:style-name="T170">мови</text:span><text:span text:style-name="T170">. </text:span><text:span text:style-name="T170">Спостереження</text:span><text:span text:style-name="T170"> </text:span><text:span text:style-name="T170">над</text:span><text:span text:style-name="T170"> </text:span><text:span text:style-name="T170">універбаційними</text:span><text:span text:style-name="T170"> </text:span><text:span text:style-name="T170">процесами</text:span><text:span text:style-name="T170"> </text:span><text:span text:style-name="T170">засвідчують</text:span><text:span text:style-name="T170"> </text:span><text:span text:style-name="T170">їх</text:span><text:span text:style-name="T170"> </text:span><text:span text:style-name="T170">продуктивність</text:span><text:span text:style-name="T170">, </text:span><text:span text:style-name="T170">особливо</text:span><text:span text:style-name="T170"> </text:span><text:span text:style-name="T170">в</text:span><text:span text:style-name="T170"> </text:span><text:span text:style-name="T170">розмовному</text:span><text:span text:style-name="T170"> </text:span><text:span text:style-name="T170">та</text:span><text:span text:style-name="T170"> </text:span><text:span text:style-name="T170">публіцистичному</text:span><text:span text:style-name="T170"> </text:span><text:span text:style-name="T170">стилях</text:span><text:span text:style-name="T170">.</text:span></text:p>
      <text:p text:style-name="Д_5f_Основной_20_текст"><text:span text:style-name="T170">Явище</text:span><text:span text:style-name="T170"> </text:span><text:span text:style-name="T170">універбації</text:span><text:span text:style-name="T170"> </text:span><text:span text:style-name="T170">в</text:span><text:span text:style-name="T170"> </text:span><text:span text:style-name="T170">мові</text:span><text:span text:style-name="T170"> </text:span><text:span text:style-name="T170">зумовлюється</text:span><text:span text:style-name="T170"> </text:span><text:span text:style-name="T170">як</text:span><text:span text:style-name="T170"> </text:span><text:span text:style-name="T170">внутрішньомовними</text:span><text:span text:style-name="T170">, </text:span><text:span text:style-name="T170">так</text:span><text:span text:style-name="T170"> </text:span><text:span text:style-name="T170">і</text:span><text:span text:style-name="T170"> </text:span><text:span text:style-name="T170">позамовними</text:span><text:span text:style-name="T170"> </text:span><text:span text:style-name="T170">чинниками</text:span><text:span text:style-name="T170">. </text:span><text:span text:style-name="T170">До</text:span><text:span text:style-name="T170"> </text:span><text:span text:style-name="T170">позамовних</text:span><text:span text:style-name="T170"> </text:span><text:span text:style-name="T170">факторів</text:span><text:span text:style-name="T170"> </text:span><text:span text:style-name="T170">належать</text:span><text:span text:style-name="T170">: </text:span><text:span text:style-name="T170">прагнення</text:span><text:span text:style-name="T170"> </text:span><text:span text:style-name="T170">до</text:span><text:span text:style-name="T170"> </text:span><text:span text:style-name="T170">економії</text:span><text:span text:style-name="T170"> </text:span><text:span text:style-name="T170">мовних</text:span><text:span text:style-name="T170"> </text:span><text:span text:style-name="T170">зусиль</text:span><text:span text:style-name="T170">, </text:span><text:span text:style-name="T170">обмеженість</text:span><text:span text:style-name="T170"> </text:span><text:span text:style-name="T170">оперативної</text:span><text:span text:style-name="T170"> </text:span><text:span text:style-name="T170">пам</text:span><text:span text:style-name="T170">’</text:span><text:span text:style-name="T170">яті</text:span><text:span text:style-name="T170"> </text:span><text:span text:style-name="T170">людини</text:span><text:span text:style-name="T170">, </text:span><text:span text:style-name="T170">прагнення</text:span><text:span text:style-name="T170"> </text:span><text:span text:style-name="T170">до</text:span><text:span text:style-name="T170"> </text:span><text:span text:style-name="T170">експресивності</text:span><text:span text:style-name="T170"> </text:span><text:span text:style-name="T170">найменування</text:span><text:span text:style-name="T170">.</text:span></text:p>
      <text:p text:style-name="P97"><text:span text:style-name="T170">Поряд</text:span><text:span text:style-name="T170"> </text:span><text:span text:style-name="T170">з</text:span><text:span text:style-name="T170"> </text:span><text:span text:style-name="T170">екстралінґвальними</text:span><text:span text:style-name="T170"> </text:span><text:span text:style-name="T170">факторами</text:span><text:span text:style-name="T170">, </text:span><text:span text:style-name="T170">що</text:span><text:span text:style-name="T170"> </text:span><text:span text:style-name="T170">зумовлюють</text:span><text:span text:style-name="T170"> </text:span><text:span text:style-name="T170">універбацію</text:span><text:span text:style-name="T170">, </text:span><text:span text:style-name="T170">існують</text:span><text:span text:style-name="T170"> </text:span><text:span text:style-name="T170">внутрішні</text:span><text:span text:style-name="T170"> </text:span><text:span text:style-name="T170">причини</text:span><text:span text:style-name="T170"> </text:span><text:span text:style-name="T170">цього</text:span><text:span text:style-name="T170"> </text:span><text:span text:style-name="T170">процесу</text:span><text:span text:style-name="T170">, </text:span><text:span text:style-name="T170">найактивнішою</text:span><text:span text:style-name="T170"> </text:span><text:span text:style-name="T170">з</text:span><text:span text:style-name="T170"> </text:span><text:span text:style-name="T170">яких</text:span><text:span text:style-name="T170"> </text:span><text:span text:style-name="T170">є</text:span><text:span text:style-name="T170"> </text:span><text:span text:style-name="T170">протиріччя</text:span><text:span text:style-name="T170"> </text:span><text:span text:style-name="T170">між</text:span><text:span text:style-name="T170"> </text:span><text:span text:style-name="T170">формою</text:span><text:span text:style-name="T170"> </text:span><text:span text:style-name="T170">і</text:span><text:span text:style-name="T170"> </text:span><text:span text:style-name="T170">значенням</text:span><text:span text:style-name="T170"> </text:span><text:span text:style-name="T170">мовних</text:span><text:span text:style-name="T170"> </text:span><text:span text:style-name="T170">одиниць</text:span><text:span text:style-name="T170">.</text:span></text:p>
      <text:p text:style-name="Д_5f_Основной_20_текст"><text:span text:style-name="T170">Наслідком</text:span><text:span text:style-name="T170"> </text:span><text:span text:style-name="T170">універбації</text:span><text:span text:style-name="T170"> </text:span><text:span text:style-name="T170">є</text:span><text:span text:style-name="T170"> </text:span><text:span text:style-name="T170">різні</text:span><text:span text:style-name="T170"> </text:span><text:span text:style-name="T170">за</text:span><text:span text:style-name="T170"> </text:span><text:span text:style-name="T170">способом</text:span><text:span text:style-name="T170"> </text:span><text:span text:style-name="T170">творення</text:span><text:span text:style-name="T170"> </text:span><text:span text:style-name="T170">конденсати</text:span><text:span text:style-name="T170">: </text:span><text:soft-page-break/><text:span text:style-name="T170">семантичні</text:span><text:span text:style-name="T170"> </text:span><text:span text:style-name="T170">і</text:span><text:span text:style-name="T170"> </text:span><text:span text:style-name="T170">лексичні</text:span><text:span text:style-name="T170">. </text:span><text:span text:style-name="T170">Семантичні</text:span><text:span text:style-name="T170"> </text:span><text:span text:style-name="T170">конденсати</text:span><text:span text:style-name="T170"> (</text:span><text:span text:style-name="T170">суфіксальні</text:span><text:span text:style-name="T170"> </text:span><text:span text:style-name="T170">універби</text:span><text:span text:style-name="T170"> </text:span><text:span text:style-name="T170">та</text:span><text:span text:style-name="T170"> </text:span><text:span text:style-name="T170">еліптичні</text:span><text:span text:style-name="T170"> </text:span><text:span text:style-name="T170">субстантиви</text:span><text:span text:style-name="T170">) —</text:span><text:span text:style-name="T170"> </text:span><text:span text:style-name="T170">це</text:span><text:span text:style-name="T170"> </text:span><text:span text:style-name="T170">здебільшого</text:span><text:span text:style-name="T170"> </text:span><text:span text:style-name="T170">прості</text:span><text:span text:style-name="T170"> </text:span><text:span text:style-name="T170">слова</text:span><text:span text:style-name="T170">, </text:span><text:span text:style-name="T170">що</text:span><text:span text:style-name="T170"> </text:span><text:span text:style-name="T170">складаються</text:span><text:span text:style-name="T170"> </text:span><text:span text:style-name="T170">з</text:span><text:span text:style-name="T170"> </text:span><text:span text:style-name="T170">основи</text:span><text:span text:style-name="T170"> </text:span><text:span text:style-name="T170">лише</text:span><text:span text:style-name="T170"> </text:span><text:span text:style-name="T170">одного</text:span><text:span text:style-name="T170"> </text:span><text:span text:style-name="T170">зі</text:span><text:span text:style-name="T170"> </text:span><text:span text:style-name="T170">складових</text:span><text:span text:style-name="T170"> </text:span><text:span text:style-name="T170">повного</text:span><text:span text:style-name="T170"> </text:span><text:span text:style-name="T170">найменування</text:span><text:span text:style-name="T170"> </text:span><text:span text:style-name="T170">слів</text:span><text:span text:style-name="T170"> </text:span><text:span text:style-name="T170">і</text:span><text:span text:style-name="T170"> </text:span><text:span text:style-name="T170">мають</text:span><text:span text:style-name="T170"> </text:span><text:span text:style-name="T170">включене</text:span><text:span text:style-name="T170"> (</text:span><text:span text:style-name="T170">імпліцитно</text:span><text:span text:style-name="T170"> </text:span><text:span text:style-name="T170">приховане</text:span><text:span text:style-name="T170">) </text:span><text:span text:style-name="T170">значення</text:span><text:span text:style-name="T170"> </text:span><text:span text:style-name="T170">пропущеного</text:span><text:span text:style-name="T170"> </text:span><text:span text:style-name="T170">члена</text:span><text:span text:style-name="T170"> </text:span><text:span text:style-name="T170">комплексної</text:span><text:span text:style-name="T170"> </text:span><text:span text:style-name="T51">назви</text:span><text:span text:style-name="T51">. </text:span><text:span text:style-name="T51">Лексичні</text:span><text:span text:style-name="T51"> </text:span><text:span text:style-name="T51">конденсати</text:span><text:span text:style-name="T51"> (</text:span><text:span text:style-name="T51">основоскладання</text:span><text:span text:style-name="T51">, </text:span><text:span text:style-name="T51">зрощення</text:span><text:span text:style-name="T51">, </text:span><text:span text:style-name="T51">абревіація</text:span><text:span text:style-name="T51">) </text:span><text:span text:style-name="T51">утворені</text:span><text:span text:style-name="T51"> </text:span><text:span text:style-name="T51">з</text:span><text:span text:style-name="T51"> </text:span><text:span text:style-name="T51">основ</text:span><text:span text:style-name="T51"> </text:span><text:span text:style-name="T51">двох</text:span><text:span text:style-name="T51"> (</text:span><text:span text:style-name="T51">чи</text:span><text:span text:style-name="T51"> </text:span><text:span text:style-name="T51">більше</text:span><text:span text:style-name="T51">) </text:span><text:span text:style-name="T51">слів</text:span><text:span text:style-name="T51"> </text:span><text:span text:style-name="T51">або</text:span><text:span text:style-name="T51"> </text:span><text:span text:style-name="T51">тільки</text:span><text:span text:style-name="T51"> </text:span><text:span text:style-name="T51">їх</text:span><text:span text:style-name="T51"> </text:span><text:span text:style-name="T51">частин</text:span><text:span text:style-name="T51"> </text:span><text:span text:style-name="T51">і</text:span><text:span text:style-name="T51"> </text:span><text:span text:style-name="T51">експліцитно</text:span><text:span text:style-name="T51"> </text:span><text:span text:style-name="T51">відображають</text:span><text:span text:style-name="T51"> </text:span><text:span text:style-name="T51">значення</text:span><text:span text:style-name="T51"> </text:span><text:span text:style-name="T51">кожного</text:span><text:span text:style-name="T53"> </text:span><text:span text:style-name="T51">члена</text:span><text:span text:style-name="T51"> </text:span><text:span text:style-name="T51">мотивуючої</text:span><text:span text:style-name="T51"> </text:span><text:span text:style-name="T51">конструкції</text:span><text:span text:style-name="T51">.</text:span></text:p>
      <text:p text:style-name="P98"><text:span text:style-name="T170">Суфіксальна</text:span><text:span text:style-name="T170"> </text:span><text:span text:style-name="T170">універбація</text:span><text:span text:style-name="T170"> —</text:span><text:span text:style-name="T170"> </text:span><text:span text:style-name="T170">найпоширеніший</text:span><text:span text:style-name="T170"> </text:span><text:span text:style-name="T170">засіб</text:span><text:span text:style-name="T170"> </text:span><text:span text:style-name="T170">стягнення</text:span><text:span text:style-name="T170"> </text:span><text:span text:style-name="T170">двокомпонентного</text:span><text:span text:style-name="T170"> </text:span><text:span text:style-name="T170">найменування</text:span><text:span text:style-name="T170"> </text:span><text:span text:style-name="T170">в</text:span><text:span text:style-name="T170"> </text:span><text:span text:style-name="T170">однослівну</text:span><text:span text:style-name="T170"> </text:span><text:span text:style-name="T170">назву</text:span><text:span text:style-name="T170"> </text:span><text:span text:style-name="T170">з</text:span><text:span text:style-name="T170"> </text:span><text:span text:style-name="T170">допомогою</text:span><text:span text:style-name="T170"> </text:span><text:span text:style-name="T170">словотворчих</text:span><text:span text:style-name="T170"> </text:span><text:span text:style-name="T170">морфів</text:span><text:span text:style-name="T170">.</text:span></text:p>
      <text:p text:style-name="Д_5f_Абзац_20_перед_20_рисунком"><text:span text:style-name="T170">Серед</text:span><text:span text:style-name="T170"> </text:span><text:span text:style-name="T170">суфіксальних</text:span><text:span text:style-name="T170"> </text:span><text:span text:style-name="T170">універбів</text:span><text:span text:style-name="T170"> </text:span><text:span text:style-name="T170">виділяються</text:span><text:span text:style-name="T170"> </text:span><text:span text:style-name="T170">слова</text:span><text:span text:style-name="T170"> </text:span><text:span text:style-name="T170">з</text:span><text:span text:style-name="T170"> </text:span><text:span text:style-name="T170">конкретними</text:span><text:span text:style-name="T170"> </text:span><text:span text:style-name="T170">й</text:span><text:span text:style-name="T170"> </text:span><text:span text:style-name="T170">абстрактними</text:span><text:span text:style-name="T170"> </text:span><text:span text:style-name="T170">значеннями</text:span><text:span text:style-name="T170">, </text:span><text:span text:style-name="T170">назви</text:span><text:span text:style-name="T170"> </text:span><text:span text:style-name="T170">істот</text:span><text:span text:style-name="T170"> </text:span><text:span text:style-name="T170">та</text:span><text:span text:style-name="T170"> </text:span><text:span text:style-name="T170">неістот</text:span><text:span text:style-name="T170">, </text:span><text:span text:style-name="T170">власні</text:span><text:span text:style-name="T170"> </text:span><text:span text:style-name="T170">і</text:span><text:span text:style-name="T170"> </text:span><text:span text:style-name="T170">загальні</text:span><text:span text:style-name="T170"> </text:span><text:span text:style-name="T170">імена</text:span><text:span text:style-name="T170">.</text:span><text:span text:style-name="T170"><text:note text:id="ftn0" text:note-class="footnote"><text:note-citation>1</text:note-citation><text:note-body><text:p text:style-name="Д_5f_Сноска_5f_Постраничная"><text:span text:style-name="T125">Думчак І. М. Універбація в українській мові: автореф. дис. на здобуття наук. ступеня канд. філол. наук: 10.02.01 «Українська мова» / І. М. Думчак — Івано-Франківськ, 1998. — C. 8‑16</text:span></text:p></text:note-body></text:note></text:span></text:p>
      <text:h text:style-name="P28" text:outline-level="1"><text:bookmark text:name="__RefHeading__18047_1600925806"/><text:tab/><text:tab/>1.1.14 Конверсійний спосіб<text:bookmark-end text:name="__RefHeading__18047_1600925806"/></text:h>
      <text:p text:style-name="Д_5f_Основной_20_текст"><text:span text:style-name="T72">Термін «</text:span><text:span text:style-name="T76">конверсія</text:span><text:span text:style-name="T72">»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77">майбутнє</text:span><text:span text:style-name="T72"> (майбутнє життя) і іменник </text:span><text:span text:style-name="T77">майбутнє</text:span><text:span text:style-name="T72"> (наше майбутнє), дієприкметник </text:span><text:span text:style-name="T77">придане</text:span><text:span text:style-name="T72"> (майно нареченої) й іменник </text:span><text:span text:style-name="T77">придане</text:span><text:span text:style-name="T72">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76">золот-о</text:span><text:span text:style-name="T72"> і </text:span><text:span text:style-name="T76">золот-ий</text:span><text:span text:style-name="T72">, </text:span><text:span text:style-name="T76">сіль</text:span><text:span text:style-name="T86">Ø</text:span><text:span text:style-name="T72"> і </text:span><text:span text:style-name="T76">сол-и-ти</text:span><text:span text:style-name="T72">.</text:span></text:p>
      <text:p text:style-name="Д_5f_Основной_20_текст">Конверсія — це різновид транспозиції. За її допомогою в українській мові утворюються:</text:p>
      <text:list xml:id="list665035960" text:style-name="L32">
        <text:list-item>
          <text:p text:style-name="P88">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88">відіменникові прикметники: вулиця Шевченка (вулиця яка? — <text:soft-page-break/>Шевченка), майдан Незалежності (майдан який? — Незалежності);</text:p>
        </text:list-item>
        <text:list-item>
          <text:p text:style-name="P72">відприкметникові топоніми на <text:span text:style-name="T34">-ин</text:span>, <text:span text:style-name="T34">-ів</text:span> та ін.: Батура → Батурин — місто Батурин, Чигар → Чигирин — місто Чигирин;</text:p>
        </text:list-item>
        <text:list-item>
          <text:p text:style-name="P72">відприкметникові прізвища на <text:span text:style-name="T34">-ів</text:span>, <text:span text:style-name="T34">-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88">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88">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88">віддієприслівникові прислівники: лежачи, стоячи (пор. у Т. Г. Шевченка: «де люди плачуть живучи»);</text:p>
        </text:list-item>
        <text:list-item>
          <text:p text:style-name="P107">відіменникові вигуки: Боже!, Господи!, жах!, горе!, лихо!, матінко!, нене!, мамо! (інтер’єктивація).<text:note text:id="ftn52" text:note-class="footnote"><text:note-citation>1</text:note-citation><text:note-body><text:p text:style-name="Д_5f_Сноска_5f_Постраничная">Горпинич В. О. Українська словотвірна дериватологія. — Дніпропетровськ, 1998, С. 126‑127</text:p></text:note-body></text:note></text:p>
        </text:list-item>
      </text:list>
      <text:h text:style-name="P28" text:outline-level="1"><text:bookmark text:name="__RefHeading__18049_1600925806"/><text:tab/><text:tab/>1.1.15 Флективний спосіб<text:bookmark-end text:name="__RefHeading__18049_1600925806"/></text:h>
      <text:p text:style-name="Д_5f_Основной_20_текст"><text:span text:style-name="T72">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72"><text:note text:id="ftn53" text:note-class="footnote"><text:note-citation>2</text:note-citation><text:note-body><text:p text:style-name="P42">Ващук В. О. Флективний спосіб творення похідних іменників // УМВШ. — 1973. — № 10, С. 39‑42</text:p></text:note-body></text:note></text:span></text:p>
      <text:p text:style-name="Д_5f_Основной_20_текст">До словотворчих флексій відносять:</text:p>
      <text:list xml:id="list1993378334" text:style-name="L33">
        <text:list-item>
          <text:p text:style-name="P73">іменникову флексію <text:span text:style-name="T34">-а</text:span> із семантико-граматичним значенням особи жіночої статі: змій → змія;</text:p>
        </text:list-item>
        <text:list-item>
          <text:p text:style-name="P73">іменникову флексію <text:span text:style-name="T34">-а</text:span> з ономастичним значенням: Володимир → Володимира;</text:p>
        </text:list-item>
        <text:list-item>
          <text:p text:style-name="P89"><text:soft-page-break/>прикметникові флексії із семантико-граматичним значенням відносності <text:span text:style-name="T34">-ий</text:span>, <text:span text:style-name="T34">-а</text:span>, <text:span text:style-name="T34">-е</text:span>: зло → злий; присвійності: куниця → куничий; флексію <text:span text:style-name="T34">-ий</text:span> у порядкових числівниках: десять → десятий.</text:p>
        </text:list-item>
      </text:list>
      <text:p text:style-name="Д_5f_Основной_20_текст">У цьому ж способі виділяють такі різновиди:</text:p>
      <text:list xml:id="list1644646715" text:style-name="L34">
        <text:list-item>
          <text:p text:style-name="P90">утворення нових слів тієї ж частини мови: Олександр → Олександра;</text:p>
        </text:list-item>
        <text:list-item>
          <text:p text:style-name="P90"><text:span text:style-name="T72">утворення нових слів іншої частини мови: золото → золотий.</text:span><text:span text:style-name="T72"><text:note text:id="ftn54"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5" text:outline-level="1"><text:bookmark text:name="__RefHeading__18053_1600925806"/><text:span text:style-name="T137">Розділ ІІ. </text:span><text:span text:style-name="T54">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5"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7"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8" text:note-class="footnote"><text:note-citation>3</text:note-citation><text:note-body><text:p text:style-name="Д_5f_Сноска_5f_Постраничная"><text:span text:style-name="T39">Курс сучасної української літературної мови / За заг. ред. Л. А. Булаховського. — К.: Рад. Школа, 1951. — Т. 1. — С. </text:span><text:span text:style-name="T37">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9"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28">благовістувати</text:span>, <text:span text:style-name="T128">благостиня</text:span>, <text:span text:style-name="T128">вої</text:span>, <text:span text:style-name="T128">глас</text:span>, <text:span text:style-name="T128">десниця</text:span>, <text:span text:style-name="T128">длань</text:span>, <text:span text:style-name="T128">єдваб</text:span>, <text:span text:style-name="T128">кимвали</text:span>, <text:span text:style-name="T128">комоні</text:span>, <text:span text:style-name="T128">ладо</text:span>, <text:span text:style-name="T128">ліпота</text:span> <text:span text:style-name="T6">тощо.</text:span></text:p>
      <text:p text:style-name="Д_5f_Основной_20_текст"><text:span text:style-name="T6">Поет виявляє себе знавцем багатьох рідковживаних слів типу </text:span>мосяж, вільглий, рахманний, шамотіти, скруші, літепло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28">басан</text:span>, <text:span text:style-name="T128">брость</text:span>, <text:span text:style-name="T128">вижини</text:span>, <text:span text:style-name="T128">зимно</text:span>, <text:span text:style-name="T128">куріти</text:span>, <text:span text:style-name="T128">кушпелити</text:span>, <text:span text:style-name="T128">марчіти</text:span>, <text:span text:style-name="T128">мева</text:span>, <text:span text:style-name="T128">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білота, вискалок ізвомплений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5"><text:note text:id="ftn61" text:note-class="footnote"><text:note-citation>1</text:note-citation><text:note-body><text:p text:style-name="P111">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25">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5"><text:note text:id="ftn62" text:note-class="footnote"><text:note-citation>2</text:note-citation><text:note-body><text:p text:style-name="P111">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41">Д</text:span><text:span text:style-name="T39">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45326500" text:style-name="L35">
        <text:list-header>
          <text:p text:style-name="P92"><text:span text:style-name="T39">П, І — «Палімпсести, книга 1».</text:span><text:span text:style-name="T39"><text:note text:id="ftn63"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08"><text:span text:style-name="T39">П, ІІ — «Палімпсести, книга 2»</text:span><text:span text:style-name="T30">.</text:span><text:span text:style-name="T30"><text:note text:id="ftn64"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1643252213" text:continue-numbering="true" text:style-name="L35">
        <text:list-item>
          <text:p text:style-name="P91">Слова вносяться до реєстру словника за алфавітом.</text:p>
        </text:list-item>
        <text:list-item>
          <text:p text:style-name="P91">Відмінювані слова вносяться до реєстру словника в початковій граматичній формі:</text:p>
          <text:list>
            <text:list-item>
              <text:p text:style-name="P91">іменники — в називному відмінку однини;</text:p>
            </text:list-item>
            <text:list-item>
              <text:p text:style-name="P91"><text:soft-page-break/>іменники, що вживаються тільки в множині, — в називному відмінку множини;</text:p>
            </text:list-item>
            <text:list-item>
              <text:p text:style-name="P91"><text:span text:style-name="T39">прикметники</text:span><text:span text:style-name="T42"> </text:span><text:span text:style-name="T39">та дієприкметники — в чоловічому роді однини;</text:span></text:p>
            </text:list-item>
            <text:list-item>
              <text:p text:style-name="P91">дієслова — в інфінітиві.</text:p>
            </text:list-item>
          </text:list>
        </text:list-item>
        <text:list-item>
          <text:p text:style-name="P91"><text:span text:style-name="T39">При відмінюваних іменниках наводиться (скорочено або повністю) форма родового відмінка однини</text:span><text:span text:style-name="T41">.</text:span></text:p>
          <text:list>
            <text:list-item>
              <text:p text:style-name="P91">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91"><text:span text:style-name="T39">При іменниках, які не відмінюються, ставиться позначка </text:span><text:span text:style-name="T43">незм</text:span><text:span text:style-name="T37">.</text:span></text:p>
            </text:list-item>
            <text:list-item>
              <text:p text:style-name="P91"><text:span text:style-name="T39">При іменниках, що вживаються тільки в множині, дається (скорочено або повністю) родовий відмінок множини й ставиться позначка </text:span><text:span text:style-name="T43">мн</text:span><text:span text:style-name="T37">.</text:span></text:p>
            </text:list-item>
            <text:list-item>
              <text:p text:style-name="P91"><text:span text:style-name="T39">При збірних іменниках ставиться позначка </text:span><text:span text:style-name="T43">збірн</text:span><text:span text:style-name="T37">.</text:span></text:p>
            </text:list-item>
          </text:list>
        </text:list-item>
        <text:list-item>
          <text:p text:style-name="P91"><text:span text:style-name="T39">При розробці іменників визначається їх рід: </text:span><text:span text:style-name="T43">ч</text:span><text:span text:style-name="T45">.</text:span><text:span text:style-name="T39"> (чоловічий), </text:span><text:span text:style-name="T43">ж</text:span><text:span text:style-name="T37">. </text:span><text:span text:style-name="T39">(жіночий), </text:span><text:span text:style-name="T43">с</text:span><text:span text:style-name="T37">. </text:span><text:span text:style-name="T39">(середній)</text:span><text:span text:style-name="T46">.</text:span></text:p>
        </text:list-item>
        <text:list-item>
          <text:p text:style-name="P91"><text:span text:style-name="T39">Після граматичних форм дієслова позначається його вид — </text:span><text:span text:style-name="T43">недок</text:span><text:span text:style-name="T37">. </text:span><text:span text:style-name="T39">(недоконаний) або </text:span><text:span text:style-name="T43">док</text:span><text:span text:style-name="T45">.</text:span><text:span text:style-name="T39"> (доконаний)</text:span><text:span text:style-name="T46">.</text:span></text:p>
        </text:list-item>
        <text:list-item>
          <text:p text:style-name="P91"><text:span text:style-name="T39">При дієсловах, що вживаються з прямим додатком, подається позначка </text:span><text:span text:style-name="T43">перех</text:span><text:span text:style-name="T37">. </text:span><text:span text:style-name="T39">(перехідне дієслово)</text:span><text:span text:style-name="T37">.</text:span></text:p>
        </text:list-item>
        <text:list-item>
          <text:p text:style-name="P91"><text:span text:style-name="T39">При початкових формах прикметників та дієприкметників подаються їхні закінчення у формах жіночого або середнього роду</text:span><text:span text:style-name="T40">.</text:span></text:p>
        </text:list-item>
        <text:list-item>
          <text:p text:style-name="P91"><text:span text:style-name="T39">Прислівники подаються з позначкою </text:span><text:span text:style-name="T37">присл. </text:span><text:span text:style-name="T39">(з відповідним тлумаченням і прикладами).</text:span></text:p>
        </text:list-item>
        <text:list-item>
          <text:p text:style-name="P91"><text:span text:style-name="T39">Лексичні елементи, властиві поетичній мові, подаються з позначкою </text:span><text:span text:style-name="T43">поет</text:span><text:span text:style-name="T37">.</text:span></text:p>
        </text:list-item>
        <text:list-item>
          <text:p text:style-name="P91"><text:span text:style-name="T39">При індивідуально-авторських новотворах подається позначка </text:span><text:span text:style-name="T43">інд.-авт.</text:span></text:p>
        </text:list-item>
        <text:list-item>
          <text:p text:style-name="P91">У кожній словниковій статті подається спосіб словотворення.</text:p>
        </text:list-item>
        <text:list-item>
          <text:p text:style-name="P108"><text:soft-page-break/><text:span text:style-name="T39">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2">ння, </text:span><text:span text:style-name="T41">-</text:span><text:span text:style-name="T42">ття </text:span><text:span text:style-name="T39">зі значенням дії тлумачаться через відповідні дієслова</text:span><text:span text:style-name="T41">.</text:span></text:p>
        </text:list-item>
      </text:list>
      <text:h text:style-name="Д_5f_Згл._20_Пункт" text:outline-level="1"><text:bookmark text:name="__RefHeading__18057_1600925806"/><text:tab/>2.2 Умовні позначення<text:bookmark-end text:name="__RefHeading__18057_1600925806"/></text:h>
      <text:p text:style-name="Д_5f_Основной_20_текст">дієпр. — дієприкметник</text:p>
      <text:p text:style-name="Д_5f_Основной_20_текст">дієприсл. — дієприслівник</text:p>
      <text:p text:style-name="Д_5f_Основной_20_текст">дієсл. — дієслово</text:p>
      <text:p text:style-name="Д_5f_Основной_20_текст">дія за знач. — дія за значенням</text:p>
      <text:p text:style-name="Д_5f_Основной_20_текст">док. — доконаний вид</text:p>
      <text:p text:style-name="Д_5f_Основной_20_текст">ж. — жіночий рід</text:p>
      <text:p text:style-name="Д_5f_Основной_20_текст">збірн. — збірне слово</text:p>
      <text:p text:style-name="Д_5f_Основной_20_текст">ім. — іменник</text:p>
      <text:p text:style-name="Д_5f_Основной_20_текст">інд.-авт. — індивідуально-авторське слово</text:p>
      <text:p text:style-name="Д_5f_Основной_20_текст">мин. ч. — минулий час</text:p>
      <text:p text:style-name="Д_5f_Основной_20_текст">недок. — недоконаний вид</text:p>
      <text:p text:style-name="Д_5f_Основной_20_текст">незм. — незмінне слово</text:p>
      <text:p text:style-name="Д_5f_Основной_20_текст">неперех. — неперехідне дієслово</text:p>
      <text:p text:style-name="Д_5f_Основной_20_текст">одн. — однина</text:p>
      <text:p text:style-name="Д_5f_Основной_20_текст">пас. — пасивний стан</text:p>
      <text:p text:style-name="Д_5f_Основной_20_текст">перех. — перехідне дієслово</text:p>
      <text:p text:style-name="Д_5f_Основной_20_текст">поет. — поетичне слово</text:p>
      <text:p text:style-name="Д_5f_Основной_20_текст">прикм. — прикметник</text:p>
      <text:p text:style-name="Д_5f_Основной_20_текст">присл. — прислівник</text:p>
      <text:p text:style-name="Д_5f_Основной_20_текст">с. — середній рід</text:p>
      <text:p text:style-name="Д_5f_Основной_20_текст">теп. ч. — теперішній час</text:p>
      <text:p text:style-name="P32">ч. — чоловічий рід</text:p>
      <text:h text:style-name="P26"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3">БАСАМА́НИТИ</text:p>
            <text:p text:style-name="P17"><text:span text:style-name="T6">-ню, -ниш,</text:span> <text:span text:style-name="T128">інд.-авт.,</text:span></text:p>
            <text:p text:style-name="P17"><text:span text:style-name="T8">утворене суфіксальним способом, похідне від слова </text:span><text:span text:style-name="T32">басама́н.</text:span></text:p>
            <text:p text:style-name="P18">Гойдається вечора зламана віть,</text:p>
            <text:p text:style-name="P18">і синню тяжкою в осінній пожежі</text:p>
            <text:p text:style-name="P17"><text:span text:style-name="T128">мій дух </text:span><text:span text:style-name="T131">басаманить</text:span><text:span text:style-name="T128">.</text:span> <text:span text:style-name="T6">(П, І, 27)</text:span></text:p>
          </table:table-cell>
          <table:table-cell table:style-name="Dictionary.B1" office:value-type="string">
            <text:p text:style-name="P21">басама́н</text:p>
            <text:p text:style-name="P17"><text:span text:style-name="T91">-у, </text:span><text:span text:style-name="T107">ч.</text:span><text:span text:style-name="T91">, </text:span><text:span text:style-name="T107">розм.</text:span></text:p>
            <text:p text:style-name="P17">Смуга на тілі від удару. || Смуга на тканині і т. ін. <text:span text:style-name="T143">(ВТСУМ, 63)</text:span></text:p>
          </table:table-cell>
        </table:table-row>
        <table:table-row>
          <table:table-cell table:style-name="Dictionary.A2" table:number-rows-spanned="2" office:value-type="string">
            <text:p text:style-name="P13">БІ́ЛЬ-ЖАДА́</text:p>
            <text:p text:style-name="P17"><text:span text:style-name="T2">-и́,</text:span><text:span text:style-name="T127"> ім., ж., інд.-авт.,</text:span></text:p>
            <text:p text:style-name="P17"><text:span text:style-name="T2">утворене способом словоскладання, похідне від слів:</text:span><text:span text:style-name="T146"> </text:span><text:span text:style-name="T35">бі́ль</text:span><text:span text:style-name="T146"> і </text:span><text:span text:style-name="T35">жада́</text:span><text:span text:style-name="T149">.</text:span></text:p>
            <text:p text:style-name="P18"><text:span text:style-name="T89">Рі́</text:span>чки тепла ковбаня,</text:p>
            <text:p text:style-name="P18">літеплена вода.</text:p>
            <text:p text:style-name="P18">Ось тобі, сну — смеркання,</text:p>
            <text:p text:style-name="P17"><text:span text:style-name="T128">спогад твій — </text:span><text:span text:style-name="T130">біль-жада</text:span><text:span text:style-name="T128">.</text:span> (П, ІІ, 28)</text:p>
          </table:table-cell>
          <table:table-cell table:style-name="Dictionary.B2" office:value-type="string">
            <text:p text:style-name="P13">біль</text:p>
            <text:p text:style-name="P17"><text:span text:style-name="T112">I </text:span><text:span text:style-name="T113">бо́лю, </text:span><text:span text:style-name="T118">ч.</text:span></text:p>
            <text:p text:style-name="P17">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 <text:span text:style-name="T154">(ВТСУМ, 81)</text:span></text:p>
          </table:table-cell>
        </table:table-row>
        <table:table-row>
          <table:covered-table-cell/>
          <table:table-cell table:style-name="Dictionary.B2" office:value-type="string">
            <text:p text:style-name="P21">жага́ (жада́)</text:p>
            <text:p text:style-name="P17"><text:span text:style-name="T113">-и, </text:span><text:span text:style-name="T118">ч.</text:span></text:p>
            <text:p text:style-name="P17">1) Велике бажання пити; спрага.</text:p>
            <text:p text:style-name="P17"><text:span text:style-name="T136">2) </text:span><text:span text:style-name="T133">перен.</text:span><text:span text:style-name="T136"> Велике, нестримне бажання чого-небудь. || </text:span><text:span text:style-name="T133">до чого</text:span><text:span text:style-name="T136">, </text:span><text:span text:style-name="T133">чого</text:span><text:span text:style-name="T136">. Прагнення до чого-небудь, до </text:span><text:span text:style-name="T136">володіння чим-небудь, до досягнення якоїсь мети.</text:span><text:span text:style-name="T139"> </text:span><text:span text:style-name="T140">(ВТСУМ, 363)</text:span></text:p>
          </table:table-cell>
        </table:table-row>
        <table:table-row>
          <table:table-cell table:style-name="Dictionary.A2" table:number-rows-spanned="2" office:value-type="string">
            <text:p text:style-name="P13">БІ́ЛЬ-САМОТА́</text:p>
            <text:p text:style-name="P17"><text:soft-page-break/>-и́, <text:span text:style-name="T127">ім., ж., інд.-авт.,</text:span></text:p>
            <text:p text:style-name="P17">утворене способом словоскладання, похідне від слів: <text:span text:style-name="T34">бі́ль</text:span> і <text:span text:style-name="T34">самота́</text:span><text:span text:style-name="T150">.</text:span></text:p>
            <text:p text:style-name="P18">…і вже ти, як цятка, і вже над пітьмою</text:p>
            <text:p text:style-name="P17"><text:span text:style-name="T128">спалахуєш зойками </text:span><text:span text:style-name="T130">біль-самоти</text:span><text:span text:style-name="T128">.</text:span> (П, ІІ, 18).</text:p>
          </table:table-cell>
          <table:table-cell table:style-name="Dictionary.B2" office:value-type="string">
            <text:p text:style-name="P17"><text:span text:style-name="T34">бі́ль </text:span><text:span text:style-name="T137">(див. </text:span><text:span text:style-name="T34">БІ́ЛЬ-ЖАДА́</text:span><text:span text:style-name="T137">)</text:span></text:p>
          </table:table-cell>
        </table:table-row>
        <table:table-row>
          <table:covered-table-cell/>
          <table:table-cell table:style-name="Dictionary.B2" office:value-type="string">
            <text:p text:style-name="P14">самота́</text:p>
            <text:p text:style-name="P17"><text:span text:style-name="T113">-и, </text:span><text:span text:style-name="T118">ж.</text:span></text:p>
            <text:p text:style-name="P17">1) Стан за знач. самітний, самотній; самотність. || Гостре відчуття відокремленості, ізольованості від кого-, чого-небудь.</text:p>
            <text:p text:style-name="P17"><text:span text:style-name="T91">2) </text:span><text:span text:style-name="T107">у знач.</text:span><text:span text:style-name="T91"> </text:span><text:span text:style-name="T107">присл.</text:span><text:span text:style-name="T91"> самотою. Без нікого; наодинці. || Без сім’ї, рідних, близьких, друзів; сам. || Окремо від інших; осібно.</text:span><text:span text:style-name="T92"> </text:span><text:span text:style-name="T93">(ВТСУМ, 1291)</text:span></text:p>
          </table:table-cell>
        </table:table-row>
        <table:table-row>
          <table:table-cell table:style-name="Dictionary.A2" office:value-type="string">
            <text:p text:style-name="P13">ВИ́ЧАМРІЛИЙ</text:p>
            <text:p text:style-name="P17">-а, -е, <text:span text:style-name="T128">дієпр. пас. мин. ч., інд.-авт.,</text:span></text:p>
            <text:p text:style-name="P17"><text:span text:style-name="T9">утворене суфіксальним способом, похідне від слова </text:span><text:span text:style-name="T34">ви́чамріти.</text:span></text:p>
            <text:p text:style-name="P18">…оце Дніпро, це жайвірна — Софія,</text:p>
            <text:p text:style-name="P17"><text:span text:style-name="T128">а це Ярила </text:span><text:span text:style-name="T130">вичамрілий</text:span><text:span text:style-name="T128"> яр.</text:span> (П, ІІ, 195)</text:p>
          </table:table-cell>
          <table:table-cell table:style-name="Dictionary.B2" office:value-type="string">
            <text:p text:style-name="P17"><text:span text:style-name="T34">ви́чамріти </text:span><text:span text:style-name="T137">(не подано у словнику)</text:span></text:p>
          </table:table-cell>
        </table:table-row>
        <table:table-row>
          <table:table-cell table:style-name="Dictionary.A2" table:number-rows-spanned="2" office:value-type="string">
            <text:p text:style-name="P13">ВІДТОНКОГОЛÓСИТИ</text:p>
            <text:p text:style-name="P17"><text:span text:style-name="T6">-шу, -сиш,</text:span><text:span text:style-name="T127"> дієсл., </text:span><text:span text:style-name="T128">недок., перех., інд.-авт.,</text:span></text:p>
            <text:p text:style-name="P17"><text:span text:style-name="T14">утворене способом зрощення і префіксальним, похідне від слів:</text:span> <text:span text:style-name="T34">тóнко</text:span> і <text:span text:style-name="T34">голóсити.</text:span></text:p>
            <text:p text:style-name="P18">Нехай-но і помру - </text:p>
            <text:p text:style-name="P18">та він за мене <text:span text:style-name="T33">відтонкоголосить</text:span></text:p>
            <text:p text:style-name="P17"><text:span text:style-name="T128">три тисячі пропащих вечорів… </text:span><text:span text:style-name="T2">(П, І, 47)</text:span></text:p>
          </table:table-cell>
          <table:table-cell table:style-name="Dictionary.B2" office:value-type="string">
            <text:p text:style-name="P14">то́нко</text:p>
            <text:p text:style-name="P17"><text:span text:style-name="T128">Присл.</text:span> до тонкий. <text:span text:style-name="T154">(ВТСУМ, 1460)</text:span></text:p>
          </table:table-cell>
        </table:table-row>
        <table:table-row>
          <table:covered-table-cell/>
          <table:table-cell table:style-name="Dictionary.B2" office:value-type="string">
            <text:p text:style-name="P14">голоси́ти</text:p>
            <text:p text:style-name="P17"><text:span text:style-name="T112">I </text:span><text:span text:style-name="T113">-ошу, -осиш, </text:span><text:span text:style-name="T118">недок.</text:span></text:p>
            <text:p text:style-name="P17">1) Голосно плакати.</text:p>
            <text:p text:style-name="P17"><text:span text:style-name="T91">3) Кричати, вигукувати що-небудь. </text:span><text:span text:style-name="T107">Ґвалтом голосити</text:span><text:span text:style-name="T91">.</text:span><text:span text:style-name="T92"> </text:span><text:span text:style-name="T93">(ВТСУМ, 251)</text:span></text:p>
          </table:table-cell>
        </table:table-row>
        <table:table-row>
          <table:table-cell table:style-name="Dictionary.A2" table:number-rows-spanned="2" office:value-type="string">
            <text:p text:style-name="P2">ВСЕБЕЗО́ДНЯ</text:p>
            <text:p text:style-name="P17"><text:soft-page-break/>-і, <text:span text:style-name="T127">ім., ж., інд.-авт.,</text:span></text:p>
            <text:p text:style-name="P17"><text:span text:style-name="T9">утворене способом основословоскладання, похідне від слів:</text:span> <text:span text:style-name="T34">все</text:span><text:span text:style-name="T137"> і</text:span><text:span text:style-name="T34"> безо́дня.</text:span></text:p>
            <text:p text:style-name="P18">Земля посовгнулась. Пливе</text:p>
            <text:p text:style-name="P17"><text:span text:style-name="T128">розщілиною </text:span><text:span text:style-name="T130">всебезодні</text:span><text:span text:style-name="T128">.</text:span> (П, І, 185)</text:p>
          </table:table-cell>
          <table:table-cell table:style-name="Dictionary.B2" office:value-type="string">
            <text:p text:style-name="P13">весь (все)<text:soft-page-break/></text:p>
            <text:p text:style-name="P17"><text:span text:style-name="T112">I </text:span><text:span text:style-name="T113">(ввесь, увесь), всього (усього), </text:span><text:span text:style-name="T118">ч.</text:span><text:span text:style-name="T113">, вся (уся), всієї (усієї), </text:span><text:span text:style-name="T118">ж.</text:span><text:span text:style-name="T113">, все (усе), всього (усього), </text:span><text:span text:style-name="T118">с.</text:span><text:span text:style-name="T113">, </text:span><text:span text:style-name="T118">займ.</text:span><text:span text:style-name="T113"> </text:span><text:span text:style-name="T118">означ.</text:span><text:span text:style-name="T113">,</text:span></text:p>
            <text:p text:style-name="P17">1) Означає щось як ціле, неподільне, взяте повністю. || Означає цілковите охоплення чим-небудь якоїсь особи, предмета, явища. || всі, всіх, <text:span text:style-name="T126">мн.</text:span> Означає цілковите охоплення окремих однорідних осіб, предметів, явищ — кожного у нерозривному зв’язку з іншим. || <text:span text:style-name="T126">у сполуч.</text:span> <text:span text:style-name="T126">з абстр.</text:span> <text:span text:style-name="T126">ім.</text:span> Означає вищий ступінь виявлення якості, стану і т. ін.</text:p>
            <text:p text:style-name="P17">2) <text:span text:style-name="T126">у знач.</text:span> <text:span text:style-name="T126">ім.</text:span> все, всього, <text:span text:style-name="T126">с.</text:span> Вичерпне охоплення, сукупність предметів, явищ, дій, понять; те, що є, без винятку. || всі, всіх, <text:span text:style-name="T126">мн.</text:span> У повному складі, без винятку. || все, <text:span text:style-name="T126">мн.</text:span> всі. Уживається як узагальнююче слово в переліку.</text:p>
            <text:p text:style-name="P17">3) <text:span text:style-name="T126">при ім.</text:span> <text:span text:style-name="T126">з прийм.</text:span> з (зо), на. Утворює сполуки способу дії, що означають повноту, посилений перебіг дії. <text:span text:style-name="T154">(ВТСУМ, 124)</text:span></text:p>
          </table:table-cell>
        </table:table-row>
        <table:table-row>
          <table:covered-table-cell/>
          <table:table-cell table:style-name="Dictionary.B2" office:value-type="string">
            <text:p text:style-name="P14">безо́дня</text:p>
            <text:p text:style-name="P17"><text:span text:style-name="T113">-і, </text:span><text:span text:style-name="T118">ж.</text:span></text:p>
            <text:p text:style-name="P17">1) Глибоке провалля; прірва.</text:p>
            <text:p text:style-name="P17"><text:soft-page-break/>2) <text:span text:style-name="T126">чого</text:span>, <text:span text:style-name="T126">перен.</text:span> Про дуже велику кількість, найвищий ступінь вияву чого-небудь.<text:span text:style-name="T144"> </text:span><text:span text:style-name="T143">(ВТСУМ, 70)</text:span></text:p>
          </table:table-cell>
        </table:table-row>
        <table:table-row>
          <table:table-cell table:style-name="Dictionary.A2" table:number-rows-spanned="3" office:value-type="string">
            <text:p text:style-name="P2">ВСЕБЕ́ЗРУХ</text:p>
            <text:p text:style-name="P17">-у, <text:span text:style-name="T127">ім., ч., інд.-авт.,</text:span></text:p>
            <text:p text:style-name="P17"><text:span text:style-name="T9">утворене способом основоскладання, похідне від слів:</text:span> <text:span text:style-name="T34">все</text:span><text:span text:style-name="T137">,</text:span><text:span text:style-name="T34"> без </text:span><text:span text:style-name="T137">і</text:span><text:span text:style-name="T34"> рух.</text:span></text:p>
            <text:p text:style-name="P18">У штольнях ночей вертикальних</text:p>
            <text:p text:style-name="P18">іде схарапуджене дляння</text:p>
            <text:p text:style-name="P17"><text:span text:style-name="T130">всебезруху</text:span><text:span text:style-name="T128">…</text:span> (П, І, 87)</text:p>
          </table:table-cell>
          <table:table-cell table:style-name="Dictionary.B2" office:value-type="string">
            <text:p text:style-name="P17"><text:span text:style-name="T34">все</text:span> <text:span text:style-name="T136">(див. </text:span><text:span text:style-name="T34">ВСЕБЕЗО́ДНЯ</text:span><text:span text:style-name="T136">)</text:span></text:p>
          </table:table-cell>
        </table:table-row>
        <table:table-row>
          <table:covered-table-cell/>
          <table:table-cell table:style-name="Dictionary.B2" office:value-type="string">
            <text:p text:style-name="P13">без</text:p>
            <text:p text:style-name="P17"><text:span text:style-name="T112">I </text:span><text:span text:style-name="T118">прийм.</text:span><text:span text:style-name="T113">, </text:span><text:span text:style-name="T118">з род. в.</text:span></text:p>
            <text:p text:style-name="P17"><text:span text:style-name="T90">1) Вказує на відсутність кого-, чого-небудь. || </text:span><text:span text:style-name="T106">у сполуч.</text:span><text:span text:style-name="T90"> </text:span><text:span text:style-name="T106">з ім.</text:span><text:span text:style-name="T90"> </text:span><text:span text:style-name="T106">у род. в.</text:span><text:span text:style-name="T90">Уживається як означення (предмета або особи). || </text:span><text:span text:style-name="T106">у сполуч.</text:span><text:span text:style-name="T90"> </text:span><text:span text:style-name="T106">з деякимиім.</text:span><text:span text:style-name="T90"> </text:span><text:span text:style-name="T90">Уживається у значенні прислівника від відповідного іменника з префіксом без або не. || </text:span><text:span text:style-name="T106">у сполуч.</text:span><text:span text:style-name="T90"> </text:span><text:span text:style-name="T106">з абстр.</text:span><text:span text:style-name="T90"> </text:span><text:span text:style-name="T106">ім.</text:span><text:span text:style-name="T90"> </text:span><text:span text:style-name="T106">перев.</text:span><text:span text:style-name="T90"> </text:span><text:span text:style-name="T106">із знач.</text:span><text:span text:style-name="T90"> </text:span><text:span text:style-name="T106">дії або стану</text:span><text:span text:style-name="T90">. Передає заперечення дії. </text:span><text:span text:style-name="T101">(ВТСУМ, 65)</text:span></text:p>
          </table:table-cell>
        </table:table-row>
        <table:table-row>
          <table:covered-table-cell/>
          <table:table-cell table:style-name="Dictionary.B2" office:value-type="string">
            <text:p text:style-name="P13">рух</text:p>
            <text:p text:style-name="P17"><text:span text:style-name="T113">-у, </text:span><text:span text:style-name="T118">ч.</text:span></text:p>
            <text:p text:style-name="P17">1) <text:span text:style-name="T126">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7">6) Зміна в душевному стані, викликана яким-небудь почуттям, переживанням і т. ін. || Розвиток процесу мислення в людини.<text:span text:style-name="T144"> </text:span><text:span text:style-name="T143">(ВТСУМ, 1280)</text:span></text:p>
          </table:table-cell>
        </table:table-row>
        <table:table-row>
          <table:table-cell table:style-name="Dictionary.A1" table:number-rows-spanned="2" office:value-type="string">
            <text:p text:style-name="P2">ВСЕБІ́ДИЙ</text:p>
            <text:p text:style-name="P17"><text:soft-page-break/>-а, -е, <text:span text:style-name="T128">прикм., інд.-авт.,</text:span></text:p>
            <text:p text:style-name="P17">утворене складнофлективним способом, похідне від слів: <text:span text:style-name="T34">все </text:span><text:span text:style-name="T137">і</text:span><text:span text:style-name="T34"> бі́дний.</text:span></text:p>
            <text:p text:style-name="P18">Тож — в неба провалля в бездоння, бездолий</text:p>
            <text:p text:style-name="P18">нагірний, невірний, западистий рай,</text:p>
            <text:p text:style-name="P18"><text:span text:style-name="T33">всебідий</text:span>, всегнівний, всещедрий, всекволий.</text:p>
            <text:p text:style-name="P17"><text:span text:style-name="T128">А що під крилом твоїм? Кара — карай.</text:span> (П, І, 98)</text:p>
          </table:table-cell>
          <table:table-cell table:style-name="Dictionary.B1"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бі́дний</text:p>
            <text:p text:style-name="P17">-а, -е.</text:p>
            <text:p text:style-name="P17">1) Який живе в нужді, нестатках; убогий; <text:span text:style-name="T126">прот.</text:span> багатий. || Недостатньо забезпечений матеріально; небагатий, незаможний. || <text:span text:style-name="T126">у знач.</text:span> <text:span text:style-name="T126">ім.</text:span> бідний, -ного, <text:span text:style-name="T126">ч.</text:span> Убога людина, бідняк.</text:p>
            <text:p text:style-name="P17">2) Такий, як у бідняка, <text:span text:style-name="T126">власт.</text:span> біднякові; недорогий, непишний.</text:p>
            <text:p text:style-name="P17">3) Невеликий кількістю, недостатній.</text:p>
            <text:p text:style-name="P17">4) Який має в незначній кількості потрібні риси, ознаки.</text:p>
            <text:p text:style-name="P17">5) <text:span text:style-name="T126">на що</text:span>, <text:span text:style-name="T126">чим</text:span>. Який має, містить мало, недостатньо чого-небудь.</text:p>
            <text:p text:style-name="P17">6) Який викликає співчуття; нещасний, бідолашний.<text:span text:style-name="T144"> </text:span><text:span text:style-name="T143">(ВТСУМ, 79)</text:span></text:p>
          </table:table-cell>
        </table:table-row>
        <table:table-row>
          <table:table-cell table:style-name="Dictionary.A2" table:number-rows-spanned="2" office:value-type="string">
            <text:p text:style-name="P13">ВСЕВЕЛЬМО́ЖНИЙ (УСЕВЕЛЬМО́ЖНИЙ)</text:p>
            <text:p text:style-name="P17">-а, -е, <text:span text:style-name="T128">прикм., </text:span><text:span text:style-name="T127">інд.-авт.,</text:span></text:p>
            <text:p text:style-name="P17"><text:span text:style-name="T9">утворене способом основоскладання, похідне від слів:</text:span> <text:span text:style-name="T34">все</text:span> і <text:span text:style-name="T34">вельмо́жний.</text:span></text:p>
            <text:p text:style-name="P18">Розкоше світу, йми мене в полон,</text:p>
            <text:p text:style-name="P18">адже і ти така, як я, порожня.</text:p>
            <text:p text:style-name="P18">Тож полони мене, <text:span text:style-name="T33">усевельможна</text:span>,</text:p>
            <text:p text:style-name="P17"><text:span text:style-name="T128">дай перейти з тобою Рубікон.</text:span> (П, І, 88)</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вельмо́жний</text:p>
            <text:p text:style-name="P17"><text:span text:style-name="T113">-а, -е, </text:span><text:span text:style-name="T118">заст.</text:span></text:p>
            <text:p text:style-name="P17">1) Родовитий, знатний, багатий, який має значну владу. || <text:span text:style-name="T126">у знач.</text:span> <text:span text:style-name="T126">ім. </text:span>вельможний, -ного, <text:span text:style-name="T126">ч.</text:span>; вельможна, -ної, <text:span text:style-name="T126">ж.</text:span></text:p>
            <text:p text:style-name="P17"><text:span text:style-name="T91">2) </text:span><text:span text:style-name="T107">у сполуч.</text:span><text:span text:style-name="T91"> </text:span><text:span text:style-name="T107">зі сл.</text:span><text:span text:style-name="T91"> пан, пані. Вживалось у звертанні до особи (або в розмові про неї), яка посідала високе суспільне становище, мала значну </text:span><text:soft-page-break/><text:span text:style-name="T91">владу.</text:span><text:span text:style-name="T92"> </text:span><text:span text:style-name="T93">(ВТСУМ, 120)</text:span></text:p>
          </table:table-cell>
        </table:table-row>
        <table:table-row>
          <table:table-cell table:style-name="Dictionary.A2" table:number-rows-spanned="2" office:value-type="string">
            <text:p text:style-name="P13">ВСЕВІДРА́ДА</text:p>
            <text:p text:style-name="P17">-и, <text:span text:style-name="T127">ім., інд.-авт.,</text:span></text:p>
            <text:p text:style-name="P17"><text:span text:style-name="T2">утворене способом основословоскладання, похідне від слів:</text:span> <text:span text:style-name="T34">все</text:span> і <text:span text:style-name="T34">відра́да.</text:span></text:p>
            <text:p text:style-name="P18">Треба щедро — серцем одним, устами</text:p>
            <text:p text:style-name="P18">ледь розпуклими — розпелюстити втіхи гін,</text:p>
            <text:p text:style-name="P18"><text:span text:style-name="T33">всевідради</text:span>! Сонце бо йде — за нами. <text:span text:style-name="T6">(П, І, 106);</text:span></text:p>
            <text:p text:style-name="P18">Снують думок рої,</text:p>
            <text:p text:style-name="P18">котрим немає ради</text:p>
            <text:p text:style-name="P18">(смертельні перепади!),</text:p>
            <text:p text:style-name="P18">а сонце <text:span text:style-name="T33">всевідради</text:span></text:p>
            <text:p text:style-name="P17"><text:span text:style-name="T128">всеглядно постає.</text:span> (П, І, 179)</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відра́да</text:p>
            <text:p text:style-name="P17"><text:span text:style-name="T113">-и, </text:span><text:span text:style-name="T118">ж.</text:span></text:p>
            <text:p text:style-name="P17">Те, що заспокоює, сповнює радістю; втіха, задоволення.<text:span text:style-name="T144"> </text:span><text:span text:style-name="T143">(ВТСУМ, 178)</text:span></text:p>
          </table:table-cell>
        </table:table-row>
        <table:table-row>
          <table:table-cell table:style-name="Dictionary.A2" table:number-rows-spanned="2" office:value-type="string">
            <text:p text:style-name="P13">ВСЕВІКИ́ (ВСЕВІ́К)</text:p>
            <text:p text:style-name="P18">присл., інд.-авт.</text:p>
            <text:p text:style-name="P17"><text:span text:style-name="T2">утворене способом основоскладання, похідне від слів:</text:span> <text:span text:style-name="T34">все</text:span> і <text:span text:style-name="T34">віки́</text:span><text:span text:style-name="T149">.</text:span></text:p>
            <text:p text:style-name="P18">Задосить. Приостань. Упився гроз?</text:p>
            <text:p text:style-name="P18">Від правіків на <text:span text:style-name="T33">всевіки</text:span> упився? <text:span text:style-name="T6">(П, І, 165);</text:span></text:p>
            <text:p text:style-name="P18">Забарні слова,</text:p>
            <text:p text:style-name="P18">що з тіла мертвого летіли</text:p>
            <text:p text:style-name="P18"><text:soft-page-break/>і споминами душу гріли,</text:p>
            <text:p text:style-name="P18">що, наче дошка гробова,</text:p>
            <text:p text:style-name="P17"><text:span text:style-name="T128">позаклякала на </text:span><text:span text:style-name="T130">всевік</text:span><text:span text:style-name="T128">.</text:span> (П, ІІ, 19)</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3">вік</text:p>
            <text:p text:style-name="P17"><text:span text:style-name="T113">-у, </text:span><text:span text:style-name="T118">ч.</text:span></text:p>
            <text:p text:style-name="P17">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7">2) Те саме, що сторіччя.</text:p>
            <text:p text:style-name="P17"><text:soft-page-break/>3) <text:span text:style-name="T126">з означ.</text:span> Період часу, виокремлений за певними ознаками; епоха.<text:span text:style-name="T126">Середні </text:span><text:span text:style-name="T126">віки</text:span>. || Відрізок часу, який відповідає геологічному ярусові Землі.</text:p>
            <text:p text:style-name="P17">4) <text:span text:style-name="T126">розм.</text:span> Надзвичайно довгий час; вічність.</text:p>
            <text:p text:style-name="P13"><text:span text:style-name="T91">5) </text:span><text:span text:style-name="T107">у знач.</text:span><text:span text:style-name="T91"> </text:span><text:span text:style-name="T107">присл.</text:span><text:span text:style-name="T91"> Надзвичайно довго; </text:span><text:span text:style-name="T91">завжди.</text:span><text:span text:style-name="T92"> (ВТСУМ, 187)</text:span></text:p>
          </table:table-cell>
        </table:table-row>
        <table:table-row>
          <table:table-cell table:style-name="Dictionary.A2" table:number-rows-spanned="2" office:value-type="string">
            <text:p text:style-name="P13">ВСЕВІ́КНА</text:p>
            <text:p text:style-name="P17">всеві́кон, <text:span text:style-name="T127">ім., мн., інд.-авт.,</text:span></text:p>
            <text:p text:style-name="P17"><text:span text:style-name="T2">утворене способом основоскладання, похідне від слів:</text:span> <text:span text:style-name="T34">все</text:span> і <text:span text:style-name="T34">вікно́</text:span><text:span text:style-name="T149">.</text:span></text:p>
            <text:p text:style-name="P18">Заплакані вікна. <text:span text:style-name="T33">Всевікна</text:span> твої.</text:p>
            <text:p text:style-name="P17"><text:span text:style-name="T128">Готуйся до злету. Кінець животінню.</text:span><text:span text:style-name="T127"> </text:span><text:span text:style-name="T2">(П, І, 9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вікно́</text:p>
            <text:p text:style-name="P17"><text:span text:style-name="T113">-а, </text:span><text:span text:style-name="T118">с.</text:span></text:p>
            <text:p text:style-name="P17">1) Отвір для світла й повітря в стіні приміщення (будинку, вагона тощо), куди вставлено раму з шибками. || Шибки. || Підвіконня.<text:span text:style-name="T144"> </text:span><text:span text:style-name="T143">(ВТСУМ, 187)</text:span></text:p>
          </table:table-cell>
        </table:table-row>
        <table:table-row>
          <table:table-cell table:style-name="Dictionary.A2" table:number-rows-spanned="2" office:value-type="string">
            <text:p text:style-name="P13">ВСЕГÍН</text:p>
            <text:p text:style-name="P17">-гóну, <text:span text:style-name="T127">ім., ч., інд.-авт.,</text:span></text:p>
            <text:p text:style-name="P17"><text:span text:style-name="T9">утворене способом основоскладання, похідне від слів:</text:span> <text:span text:style-name="T34">все</text:span> і <text:span text:style-name="T34">гін.</text:span></text:p>
            <text:p text:style-name="P18">Ця дорога вседороги</text:p>
            <text:p text:style-name="P18">всенезустрічі — <text:span text:style-name="T33">всегону</text:span>.</text:p>
            <text:p text:style-name="P18">Позирай із заквагону</text:p>
            <text:p text:style-name="P17"><text:span text:style-name="T128">за сузір’ям Козерога.</text:span><text:span text:style-name="T127"> </text:span><text:span text:style-name="T2">(П, І, 67)</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3">гін</text:p>
            <text:p text:style-name="P17"><text:span text:style-name="T113">го́ну, </text:span><text:span text:style-name="T118">ч.</text:span></text:p>
            <text:p text:style-name="P17">1) Дія за знач. гнати і гнатися. <text:span text:style-name="T154">(ВТСУМ, 239)</text:span></text:p>
          </table:table-cell>
        </table:table-row>
        <table:table-row>
          <table:table-cell table:style-name="Dictionary.A2" office:value-type="string">
            <text:p text:style-name="P13">ВСЕГЛЯ́ДНО</text:p>
            <text:p text:style-name="P18">присл., інд.-авт.,</text:p>
            <text:p text:style-name="P17"><text:span text:style-name="T8">утворене суфіксальним способом, </text:span><text:soft-page-break/><text:span text:style-name="T8">похідне від слова</text:span><text:span text:style-name="T11"> </text:span><text:span text:style-name="T35">всегля́дний.</text:span></text:p>
            <text:p text:style-name="P18">Снують думок рої,</text:p>
            <text:p text:style-name="P18">котрим немає ради</text:p>
            <text:p text:style-name="P18">(смертельні перепади!),</text:p>
            <text:p text:style-name="P18">а сонце всевідради</text:p>
            <text:p text:style-name="P17"><text:span text:style-name="T130">всеглядно</text:span><text:span text:style-name="T128"> постає.</text:span><text:span text:style-name="T127"> </text:span><text:span text:style-name="T2">(П, І, 179)</text:span></text:p>
          </table:table-cell>
          <table:table-cell table:style-name="Dictionary.B2" office:value-type="string">
            <text:p text:style-name="P17"><text:span text:style-name="T35">всегля́дний </text:span><text:span text:style-name="T138">(не подано у словнику)</text:span></text:p>
          </table:table-cell>
        </table:table-row>
        <table:table-row>
          <table:table-cell table:style-name="Dictionary.A2" table:number-rows-spanned="2" office:value-type="string">
            <text:p text:style-name="P13">ВСЕГНІ́ВНИЙ</text:p>
            <text:p text:style-name="P17">-а, -е, <text:span text:style-name="T128">прикм., </text:span><text:span text:style-name="T127">інд.-авт.,</text:span></text:p>
            <text:p text:style-name="P17"><text:span text:style-name="T8">утворене складносуфіксальним способом або способом основословоскладання, похідне від </text:span><text:span text:style-name="T8">слів:</text:span> <text:span text:style-name="T34">все</text:span> і <text:span text:style-name="T34">гні́вний.</text:span></text:p>
            <text:p text:style-name="P3">Тож — в неба провалля в бездоння, бездолий</text:p>
            <text:p text:style-name="P3">нагірний, невірний, западистий рай,</text:p>
            <text:p text:style-name="P4"><text:span text:style-name="T43">всебідий, </text:span><text:span text:style-name="T44">всегнівний</text:span><text:span text:style-name="T43">, всещедрий, всекволий.</text:span></text:p>
            <text:p text:style-name="P4"><text:span text:style-name="T43">А що під крилом твоїм? Кара — карай.</text:span><text:span text:style-name="T37"> </text:span><text:span text:style-name="T38">(П, І, 9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гні́вний</text:p>
            <text:p text:style-name="P17">-а, -е.</text:p>
            <text:p text:style-name="P17">Який перебуває в стані нервового збудження, гніву. || Який виражає гнів, перейнятий гнівом.<text:span text:style-name="T144"> </text:span><text:span text:style-name="T143">(ВТСУМ, 248)</text:span></text:p>
          </table:table-cell>
        </table:table-row>
        <table:table-row>
          <table:table-cell table:style-name="Dictionary.A2" table:number-rows-spanned="2" office:value-type="string">
            <text:p text:style-name="P13">ВСЕГОЛО́ДНИЙ</text:p>
            <text:p text:style-name="P17">-а, -е, <text:span text:style-name="T128">прикм., </text:span><text:span text:style-name="T127">інд.-авт.,</text:span></text:p>
            <text:p text:style-name="P17"><text:span text:style-name="T8">утворене складносуфіксальним способом або способом </text:span><text:span text:style-name="T8">основословоскладання, похідне від слів:</text:span> <text:span text:style-name="T34">все </text:span>і <text:span text:style-name="T34">голо́дний</text:span></text:p>
            <text:p text:style-name="P18">Народжені мої бажання,</text:p>
            <text:p text:style-name="P18">усенестерпні, <text:span text:style-name="T33">всеголодні</text:span>,</text:p>
            <text:p text:style-name="P18"><text:soft-page-break/>такі вітри зняли довкола,</text:p>
            <text:p text:style-name="P17"><text:span text:style-name="T128">що все несеться шкереберть.</text:span><text:span text:style-name="T127"> </text:span><text:span text:style-name="T2">(П, ІІ, 195)</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голо́дний</text:p>
            <text:p text:style-name="P17">-а, -е.</text:p>
            <text:p text:style-name="P17">1) Який відчуває голод (у 1 <text:span text:style-name="T126">знач.</text:span>). || Який виражає голод. || <text:span text:style-name="T126">у знач.ім.</text:span> голодний, -ного, <text:span text:style-name="T126">ч.</text:span> Той, хто відчуває голод, постійно голодує.</text:p>
            <text:p text:style-name="P17">2) Який настає від голоду; викликаний <text:soft-page-break/>голодом.<text:span text:style-name="T144"> </text:span><text:span text:style-name="T143">(ВТСУМ, 251)</text:span></text:p>
          </table:table-cell>
        </table:table-row>
        <table:table-row>
          <table:table-cell table:style-name="Dictionary.A2" table:number-rows-spanned="2" office:value-type="string">
            <text:p text:style-name="P13">ВСЕДОБРО́</text:p>
            <text:p text:style-name="P17">-а́, <text:span text:style-name="T127">ім., с., інд.-авт.,</text:span></text:p>
            <text:p text:style-name="P17"><text:span text:style-name="T2">утворене способом основословоскладання, похідне від </text:span><text:span text:style-name="T2">слів:</text:span> <text:span text:style-name="T34">все</text:span> і <text:span text:style-name="T34">добро́</text:span><text:span text:style-name="T149">.</text:span></text:p>
            <text:p text:style-name="P18">Спасенної тримайся криги,</text:p>
            <text:p text:style-name="P18">пречистої тримайся туги,</text:p>
            <text:p text:style-name="P18">шаленої тримайся муки</text:p>
            <text:p text:style-name="P17"><text:span text:style-name="T128">і так існуй — на </text:span><text:span text:style-name="T130">вседобро</text:span><text:span text:style-name="T128">.</text:span><text:span text:style-name="T127"> </text:span><text:span text:style-name="T2">(П, ІІ, 83)</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добро́</text:p>
            <text:p text:style-name="P17"><text:span text:style-name="T113">-а, </text:span><text:span text:style-name="T118">с.</text:span></text:p>
            <text:p text:style-name="P17"><text:span text:style-name="T91">1) Усе позитивне в житті людей, що відповідає їхнім інтересам, бажанням, мріям; благо; </text:span><text:span text:style-name="T107">прот.</text:span><text:span text:style-name="T91"> лихо, зло. || Добра, корисна справа, вчинок і т. ін.</text:span><text:span text:style-name="T92"> </text:span><text:span text:style-name="T93">(ВТСУМ, 307)</text:span></text:p>
          </table:table-cell>
        </table:table-row>
        <table:table-row>
          <table:table-cell table:style-name="Dictionary.A2" table:number-rows-spanned="2" office:value-type="string">
            <text:p text:style-name="P13">ВСЕДОРО́ГА</text:p>
            <text:p text:style-name="P17">-и́, <text:span text:style-name="T127">ім., ж., інд.-авт.,</text:span></text:p>
            <text:p text:style-name="P17"><text:span text:style-name="T9">утворене способом основоскладання, похідне від слів:</text:span> <text:span text:style-name="T34">все</text:span> і <text:span text:style-name="T34">доро́га.</text:span></text:p>
            <text:p text:style-name="P18">Ця дорога <text:span text:style-name="T33">вседороги</text:span></text:p>
            <text:p text:style-name="P18">всенезустрічі — всегону.</text:p>
            <text:p text:style-name="P18">Позирай із заквагону</text:p>
            <text:p text:style-name="P18">за сузір’ям Козерога. <text:span text:style-name="T6">(П, І, 67);</text:span></text:p>
            <text:p text:style-name="P18">Ламка і витка всеспадна <text:span text:style-name="T33">вседорога</text:span>.</text:p>
            <text:p text:style-name="P17"><text:span text:style-name="T128">Дорога до Бога — ламка і витка.</text:span><text:span text:style-name="T127"> </text:span><text:span text:style-name="T2">(П, І, 9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доро́га</text:p>
            <text:p text:style-name="P17"><text:span text:style-name="T113">-и, </text:span><text:span text:style-name="T118">ж.</text:span></text:p>
            <text:p text:style-name="P17">1) Смуга землі, по якій їздять і ходять. || Смуга, що лишається як слід після руху кого-, чого-небудь.</text:p>
            <text:p text:style-name="P17">2) Місце для проходу, проїзду. || <text:span text:style-name="T126">перен.</text:span> Доступ куди-небудь, можливість потрапити куди-небудь.</text:p>
            <text:p text:style-name="P17">3) Перебування в русі (йдучи або їдучи куди-небудь).</text:p>
            <text:p text:style-name="P19">4) <text:span text:style-name="T126">у знач.</text:span> <text:span text:style-name="T126">присл.</text:span> дорогою. Під час руху, подорожування куди-небудь.</text:p>
            <text:p text:style-name="P19"><text:span text:style-name="T90">5) Правильний напрямок для руху </text:span><text:soft-page-break/><text:span text:style-name="T90">кого-небудь. || </text:span><text:span text:style-name="T106">перен.</text:span><text:span text:style-name="T90"> Напрямок діяльності, шлях розвитку.</text:span><text:span text:style-name="T102"> (ВТСУМ, 320)</text:span></text:p>
          </table:table-cell>
        </table:table-row>
        <table:table-row>
          <table:table-cell table:style-name="Dictionary.A2" table:number-rows-spanned="2" office:value-type="string">
            <text:p text:style-name="P13">ВСЕДОРОГИ́Й</text:p>
            <text:p text:style-name="P17">-а́, -е́, <text:span text:style-name="T128">прикм., </text:span><text:span text:style-name="T127">інд.-авт.,</text:span></text:p>
            <text:p text:style-name="P17"><text:span text:style-name="T9">утворене способом основоскладання, похідне від слів:</text:span> <text:span text:style-name="T34">все</text:span> і <text:span text:style-name="T34">дороги́й.</text:span></text:p>
            <text:p text:style-name="P18">Земля — хитлива і плавка — <text:span text:style-name="T33">вседорога</text:span> і всепрощальна - </text:p>
            <text:p text:style-name="P18">здоліла стати, щоб благальна помічена була рука. <text:span text:style-name="T6">(П, ІІ, 147);</text:span></text:p>
            <text:p text:style-name="P18">Який бо холод довкруги!</text:p>
            <text:p text:style-name="P18">Самотності! Ніде нікого.</text:p>
            <text:p text:style-name="P18">Одна підтримка — голос Бога</text:p>
            <text:p text:style-name="P17"><text:span text:style-name="T130">вседорогий, вседорогий</text:span><text:span text:style-name="T128">.</text:span><text:span text:style-name="T127"> </text:span><text:span text:style-name="T2">(П, ІІ, 184)</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дороги́й</text:p>
            <text:p text:style-name="P17">-а, -е.</text:p>
            <text:p text:style-name="P17">1) Який коштує великі гроші; <text:span text:style-name="T126">прот.</text:span> дешевий. || Високий (про ціну).</text:p>
            <text:p text:style-name="P17">2) <text:span text:style-name="T126">перен.</text:span> Який високо ціниться, оберігається, яким дорожать.</text:p>
            <text:p text:style-name="P17">3) Близький, милий серцю. || Бажаний, жданий (про гостей). || У звертанні — для вираження любові, приязні.<text:span text:style-name="T144"> </text:span><text:span text:style-name="T143">(ВТСУМ, 320)</text:span></text:p>
          </table:table-cell>
        </table:table-row>
        <table:table-row>
          <table:table-cell table:style-name="Dictionary.A2" table:number-rows-spanned="2" office:value-type="string">
            <text:p text:style-name="P13">ВСЕЗАДУ́́МА</text:p>
            <text:p text:style-name="P17">-и, <text:span text:style-name="T127">ім., ж., інд.-авт.,</text:span></text:p>
            <text:p text:style-name="P17"><text:span text:style-name="T9">утворене способом основоскладання, похідне від слів:</text:span> <text:span text:style-name="T34">все</text:span> і <text:span text:style-name="T34">заду́ма.</text:span></text:p>
            <text:p text:style-name="P18">Пірни</text:p>
            <text:p text:style-name="P17"><text:span text:style-name="T128">у </text:span><text:span text:style-name="T130">всезадуму</text:span><text:span text:style-name="T128"> і збавляй безчасся.</text:span><text:span text:style-name="T127"> </text:span><text:span text:style-name="T2">(П, І, 17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заду́ма</text:p>
            <text:p text:style-name="P17"><text:span text:style-name="T113">-и, </text:span><text:span text:style-name="T118">ж.</text:span></text:p>
            <text:p text:style-name="P17">Стан того, хто заглибився в думки, роздуми.<text:span text:style-name="T144"> </text:span><text:span text:style-name="T143">(ВТСУМ, 390)</text:span></text:p>
          </table:table-cell>
        </table:table-row>
        <table:table-row>
          <table:table-cell table:style-name="Dictionary.A2" table:number-rows-spanned="2" office:value-type="string">
            <text:p text:style-name="P13">ВСЕКВО́ЛИЙ</text:p>
            <text:p text:style-name="P17">-а, -е, <text:span text:style-name="T128">прикм., </text:span><text:span text:style-name="T127">інд.-авт.,</text:span></text:p>
            <text:p text:style-name="P17"><text:span text:style-name="T9">утворене способом основословоскладання, похідне від </text:span><text:soft-page-break/><text:span text:style-name="T9">слів:</text:span> <text:span text:style-name="T34">все </text:span>і <text:span text:style-name="T34">кво́лий.</text:span></text:p>
            <text:p text:style-name="P18">Тож — в неба провалля в бездоння, бездолий</text:p>
            <text:p text:style-name="P18">нагірний, невірний, западистий рай,</text:p>
            <text:p text:style-name="P18">всебідий, всегнівний, всещедрий, <text:span text:style-name="T33">всекволий</text:span>.</text:p>
            <text:p text:style-name="P17"><text:span text:style-name="T128">А що під крилом твоїм? Кара — карай</text:span><text:span text:style-name="T6">. (П, І, 9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кво́лий</text:p>
            <text:p text:style-name="P17">-а, -е.</text:p>
            <text:p text:style-name="P17">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7"><text:span text:style-name="T90">2) </text:span><text:span text:style-name="T106">перен.</text:span><text:span text:style-name="T90"> Позбавлений душевної стійкості, твердості, сили волі. || </text:span><text:span text:style-name="T90">Небадьорий, млявий.</text:span><text:span text:style-name="T102"> </text:span><text:span text:style-name="T103">(ВТСУМ, 534)</text:span></text:p>
          </table:table-cell>
        </table:table-row>
        <table:table-row>
          <table:table-cell table:style-name="Dictionary.A2" table:number-rows-spanned="2" office:value-type="string">
            <text:p text:style-name="P13">ВСЕМЕЖА́</text:p>
            <text:p text:style-name="P17">-и́, <text:span text:style-name="T127">ім., ж., інд.-авт.,</text:span></text:p>
            <text:p text:style-name="P17"><text:span text:style-name="T9">утворене способом основоскладання, похідне від слів:</text:span> <text:span text:style-name="T34">все</text:span> і <text:span text:style-name="T34">межа́</text:span><text:span text:style-name="T151">.</text:span></text:p>
            <text:p text:style-name="P18">Ти ще — ось-ось. Допіру-но ступив</text:p>
            <text:p text:style-name="P17"><text:span text:style-name="T128">за </text:span><text:span text:style-name="T130">всемежу</text:span><text:span text:style-name="T128">.</text:span><text:span text:style-name="T127"> </text:span><text:span text:style-name="T2">(П, І, 182)</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межа́</text:p>
            <text:p text:style-name="P17"><text:span text:style-name="T113">-і, </text:span><text:span text:style-name="T118">ж.</text:span></text:p>
            <text:p text:style-name="P17"><text:span text:style-name="T90">1) Лінія поділу якої-небудь території; границя (у 1 </text:span><text:span text:style-name="T106">знач.</text:span><text:span text:style-name="T90">). || Лінія, що </text:span><text:span text:style-name="T90">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06">перен.</text:span><text:span text:style-name="T90"> Уявна точка на сонячній орбіті, що поділяє </text:span><text:span text:style-name="T90">лінію орбіти на відрізки, відповідні до ранку, дня або вечора. ||</text:span><text:span text:style-name="T106">між чим і чим</text:span><text:span text:style-name="T90">, </text:span><text:span text:style-name="T106">чого і чого</text:span><text:span text:style-name="T90">, </text:span><text:span text:style-name="T106">перен.</text:span><text:span text:style-name="T90"> Границя поділу, розрізнення яких-небудь явищ, предметів тощо.</text:span><text:span text:style-name="T102"> </text:span><text:span text:style-name="T103">(ВТСУМ, 656)</text:span></text:p>
          </table:table-cell>
        </table:table-row>
        <table:table-row>
          <table:table-cell table:style-name="Dictionary.A2" table:number-rows-spanned="2" office:value-type="string">
            <text:p text:style-name="P13">ВСЕМОЛОДИ́Й</text:p>
            <text:p text:style-name="P17"><text:soft-page-break/>-а́, -е́, <text:span text:style-name="T128">прикм., </text:span><text:span text:style-name="T127">інд.-авт.,</text:span></text:p>
            <text:p text:style-name="P17"><text:span text:style-name="T2">утворене способом основоскладання, похідне від слів:</text:span> <text:span text:style-name="T34">все</text:span> і <text:span text:style-name="T34">молоди́й.</text:span></text:p>
            <text:p text:style-name="P18">Усесвіту пустеля</text:p>
            <text:p text:style-name="P18">небавом нас огорне,</text:p>
            <text:p text:style-name="P18">і мертва не воскресне</text:p>
            <text:p text:style-name="P18"><text:span text:style-name="T33">всемолода</text:span> біда. <text:span text:style-name="T6">(П, І, 212);</text:span></text:p>
            <text:p text:style-name="P18">І, хилячи <text:span text:style-name="T33">всемолоде</text:span> чоло,</text:p>
            <text:p text:style-name="P17"><text:span text:style-name="T128">пройти під поглядом, немов під градом…</text:span><text:span text:style-name="T127"> </text:span><text:span text:style-name="T2">(П, ІІ, 83)</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молоди́й</text:p>
            <text:p text:style-name="P17"><text:soft-page-break/><text:span text:style-name="T113">-а, -е, </text:span><text:span text:style-name="T118">нар.-поет.</text:span></text:p>
            <text:p text:style-name="P17"><text:span text:style-name="T114">1) Який має небагато років, не досяг зрілого віку; юний. || Не старий. || </text:span><text:span text:style-name="T119">у знач.</text:span><text:span text:style-name="T114"> </text:span><text:span text:style-name="T119">ім.</text:span><text:span text:style-name="T114"> молодий, -дого, </text:span><text:span text:style-name="T119">ч.</text:span><text:span text:style-name="T114">; молода, -дої, </text:span><text:span text:style-name="T119">ж.</text:span><text:span text:style-name="T114">; молоде, -дого, </text:span><text:span text:style-name="T119">с.</text:span><text:span text:style-name="T114"> Той, хто має небагато років, ще не старий. || З прізвищем, прізвиськом і т. ін. — означає дітей (на відміну від батьків). || </text:span><text:span text:style-name="T119">у знач.</text:span><text:span text:style-name="T114"> </text:span><text:span text:style-name="T119">ім.</text:span><text:span text:style-name="T114"> молоді, -дих,</text:span><text:span text:style-name="T119">мн.</text:span><text:span text:style-name="T114"> Діти (</text:span><text:span text:style-name="T119">див.</text:span><text:span text:style-name="T114"> діти I 2)). || Стос. до молодості, належний, </text:span><text:span text:style-name="T119">власт.</text:span><text:span text:style-name="T114"> їй.</text:span><text:span text:style-name="T115"> </text:span><text:span text:style-name="T116">(ВТСУМ, 685)</text:span></text:p>
          </table:table-cell>
        </table:table-row>
        <table:table-row>
          <table:table-cell table:style-name="Dictionary.A2" table:number-rows-spanned="2" office:value-type="string">
            <text:p text:style-name="P13">ВСЕНАЧУВА́ННИЙ</text:p>
            <text:p text:style-name="P17"><text:span text:style-name="T137">-а, -е, </text:span><text:span text:style-name="T134">прикм., </text:span><text:span text:style-name="T135">інд.-авт.,</text:span></text:p>
            <text:p text:style-name="P17"><text:span text:style-name="T9">утворене складносуфіксальним способом, похідне від слів:</text:span> <text:span text:style-name="T34">все </text:span>і <text:span text:style-name="T34">начува́тися.</text:span></text:p>
            <text:p text:style-name="P18">І торопкі <text:span text:style-name="T33">всеначуванні</text:span> кроки,</text:p>
            <text:p text:style-name="P17"><text:span text:style-name="T128">то лис блукає — із хвостом рудим.</text:span><text:span text:style-name="T127"> </text:span><text:span text:style-name="T2">(П, ІІ, 156)</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начува́тися</text:p>
            <text:p text:style-name="P17"><text:span text:style-name="T113">-аюся, -аєшся, </text:span><text:span text:style-name="T118">недок.</text:span></text:p>
            <text:p text:style-name="P17"><text:span text:style-name="T91">Чекати розплати, помсти. || </text:span><text:span text:style-name="T107">чого</text:span><text:span text:style-name="T91">. Чекати чого-небудь неприємного.</text:span><text:span text:style-name="T92"> </text:span><text:span text:style-name="T93">(ВТСУМ, 745)</text:span></text:p>
          </table:table-cell>
        </table:table-row>
        <table:table-row>
          <table:table-cell table:style-name="Dictionary.A2" table:number-rows-spanned="3" office:value-type="string">
            <text:p text:style-name="P13">ВСЕНЕДОЧЕКА́ВШИСЯ</text:p>
            <text:p text:style-name="P18">дієприсл., док., інд.-авт.,</text:p>
            <text:p text:style-name="P17"><text:span text:style-name="T8">утворене способом основоскладання і суфіксально-префіксальним, похідне від слів:</text:span> <text:span text:style-name="T34">все</text:span> і <text:span text:style-name="T34">не дочека́тися.</text:span></text:p>
            <text:p text:style-name="P18">Ну й долечка! Прождати на життя -</text:p>
            <text:p text:style-name="P17"><text:span text:style-name="T128">і </text:span><text:span text:style-name="T130">всенедочекавшися</text:span><text:span text:style-name="T128"> — померти!</text:span><text:span text:style-name="T127"> </text:span><text:soft-page-break/><text:span text:style-name="T2">(П, І, 18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3">не</text:p>
            <text:p text:style-name="P17"><text:span text:style-name="T118">запереч.</text:span><text:span text:style-name="T113"> </text:span><text:span text:style-name="T118">част.</text:span></text:p>
            <text:p text:style-name="P17">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 <text:span text:style-name="T154">(ВТСУМ, 746)</text:span></text:p>
          </table:table-cell>
        </table:table-row>
        <table:table-row>
          <table:covered-table-cell/>
          <table:table-cell table:style-name="Dictionary.B2" office:value-type="string">
            <text:p text:style-name="P14">дочека́тися</text:p>
            <text:p text:style-name="P17"><text:span text:style-name="T113">-аюся, -аєшся, </text:span><text:span text:style-name="T118">док.</text:span><text:span text:style-name="T113">, дочікуватися, </text:span><text:span text:style-name="T113">-уюся, -уєшся, </text:span><text:span text:style-name="T118">недок.</text:span></text:p>
            <text:p text:style-name="P17">Пробути, прожити до того часу, поки настане, з’явиться очікуване; діждатися.<text:span text:style-name="T144"> </text:span><text:span text:style-name="T143">(ВТСУМ, 325)</text:span></text:p>
          </table:table-cell>
        </table:table-row>
        <table:table-row>
          <table:table-cell table:style-name="Dictionary.A1" table:number-rows-spanned="3" office:value-type="string">
            <text:p text:style-name="P13">ВСЕНЕНАЖДА́ННИЙ</text:p>
            <text:p text:style-name="P17"><text:span text:style-name="T137">-а, -е, </text:span><text:span text:style-name="T134">прикм., </text:span><text:span text:style-name="T135">інд.-авт.,</text:span></text:p>
            <text:p text:style-name="P17"><text:span text:style-name="T136">утворене способом основоскладання і суфіксально-префіксальним, похідне від слів:</text:span><text:span text:style-name="T137"> </text:span><text:span text:style-name="T34">все</text:span><text:span text:style-name="T137"> і </text:span><text:span text:style-name="T34">не</text:span> <text:span text:style-name="T34">жда́ти.</text:span></text:p>
            <text:p text:style-name="P18">я забуваюся, коли цнота</text:p>
            <text:p text:style-name="P18">пречистого пребілого паперу</text:p>
            <text:p text:style-name="P18">почне мене, відкривши добру еру</text:p>
            <text:p text:style-name="P18">натхнення в тиші, і коли мета</text:p>
            <text:p text:style-name="P17"><text:span text:style-name="T128">мене в полон імкне, </text:span><text:span text:style-name="T130">всененажданна</text:span><text:span text:style-name="T128">.</text:span><text:span text:style-name="T127"> </text:span><text:span text:style-name="T2">(П, ІІ, 169)</text:span></text:p>
          </table:table-cell>
          <table:table-cell table:style-name="Dictionary.B1"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7"><text:span text:style-name="T34">не</text:span> <text:span text:style-name="T136">(див. </text:span><text:span text:style-name="T34">ВСЕНЕДОЧЕКА́ВШИСЯ</text:span><text:span text:style-name="T136">)</text:span></text:p>
          </table:table-cell>
        </table:table-row>
        <table:table-row>
          <table:covered-table-cell/>
          <table:table-cell table:style-name="Dictionary.B2" office:value-type="string">
            <text:p text:style-name="P14">жда́ти</text:p>
            <text:p text:style-name="P17"><text:span text:style-name="T113">жду, ждеш, </text:span><text:span text:style-name="T118">недок.</text:span></text:p>
            <text:p text:style-name="P17">1) <text:span text:style-name="T126">перех.</text:span> Перебувати де-небудь, щоб побачити когось, зустрітися з кимось; чекати, очікувати. || <text:span text:style-name="T126">перех.</text:span> <text:span text:style-name="T126">і неперех.</text:span>, <text:span text:style-name="T126">кого</text:span>, <text:span text:style-name="T126">чого</text:span>, <text:span text:style-name="T126">на кого </text:span>–<text:span text:style-name="T126">що</text:span>, <text:span text:style-name="T126">зі спол.</text:span> Розраховувати на чиє-небудь повернення, на прихід, появу когось, чогось, на здійснення чогось.</text:p>
            <text:p text:style-name="P17"><text:span text:style-name="T91">2) </text:span><text:span text:style-name="T107">перех.</text:span><text:span text:style-name="T91"> </text:span><text:span text:style-name="T107">і неперех.</text:span><text:span text:style-name="T91"> Надіятися на що-</text:span><text:soft-page-break/><text:span text:style-name="T91">небудь, сподіватися чогось; чекати.</text:span><text:span text:style-name="T92"> </text:span><text:span text:style-name="T93">(ВТСУМ, 365)</text:span></text:p>
          </table:table-cell>
        </table:table-row>
        <table:table-row>
          <table:table-cell table:style-name="Dictionary.A1" table:number-rows-spanned="3" office:value-type="string">
            <text:p text:style-name="P13">ВСЕНЕЗУ́́СТРІЧ</text:p>
            <text:p text:style-name="P17">-і, <text:span text:style-name="T127">ім., ж., інд.-авт.,</text:span></text:p>
            <text:p text:style-name="P17"><text:span text:style-name="T9">утворене способом зрощення, похідне від слів:</text:span> <text:span text:style-name="T34">все</text:span> і <text:span text:style-name="T34">незу́стріч.</text:span></text:p>
            <text:p text:style-name="P18">Ця дорога вседороги</text:p>
            <text:p text:style-name="P18"><text:span text:style-name="T33">всенезустрічі</text:span> — всегону.</text:p>
            <text:p text:style-name="P18">Позирай із заквагону</text:p>
            <text:p text:style-name="P18">за сузір’ям Козерога. <text:span text:style-name="T6">(П, І, 67);</text:span></text:p>
            <text:p text:style-name="P18">Що мав — привиділось, причулося,</text:p>
            <text:p text:style-name="P17"><text:span text:style-name="T128">на </text:span><text:span text:style-name="T130">всенезустріч</text:span><text:span text:style-name="T128">, всепрощання.</text:span><text:span text:style-name="T127"> </text:span><text:span text:style-name="T2">(П, І, 199)</text:span></text:p>
          </table:table-cell>
          <table:table-cell table:style-name="Dictionary.B1"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3">не <text:span text:style-name="T136">(див. </text:span>ВСЕНЕДОЧЕКА́ВШИСЯ<text:span text:style-name="T136">)</text:span></text:p>
          </table:table-cell>
        </table:table-row>
        <table:table-row>
          <table:covered-table-cell/>
          <table:table-cell table:style-name="Dictionary.B2" office:value-type="string">
            <text:p text:style-name="P14">зу́стріч</text:p>
            <text:p text:style-name="P17"><text:span text:style-name="T113">-і, </text:span><text:span text:style-name="T118">ж.</text:span><text:span text:style-name="T113">, </text:span><text:span text:style-name="T118">кого</text:span><text:span text:style-name="T113">, </text:span><text:span text:style-name="T118">чого</text:span><text:span text:style-name="T113">, </text:span><text:span text:style-name="T118">з ким —</text:span><text:span text:style-name="T113"> </text:span><text:span text:style-name="T118">чим і без додатка</text:span><text:span text:style-name="T113">.</text:span></text:p>
            <text:p text:style-name="P17">1) Зближення з ким-, чим-небудь, хто (що) рухається навпроти.</text:p>
            <text:p text:style-name="P17"><text:span text:style-name="T90">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text:span><text:span text:style-name="T90">Спортивне змагання. || </text:span><text:span text:style-name="T106">рідко</text:span><text:span text:style-name="T90">. Знайомство.</text:span><text:span text:style-name="T102"> </text:span><text:span text:style-name="T103">(ВТСУМ, 483)</text:span></text:p>
          </table:table-cell>
        </table:table-row>
        <table:table-row>
          <table:table-cell table:style-name="Dictionary.A1" table:number-rows-spanned="2" office:value-type="string">
            <text:p text:style-name="P13">ВСЕНЕЗУ́́СТРІЧ-ВСЕГÍН</text:p>
            <text:p text:style-name="P17">-го́ну, <text:span text:style-name="T127">ім., ж., інд.-авт.,</text:span></text:p>
            <text:p text:style-name="P17"><text:span text:style-name="T9">утворене способом словоскладання, похідне від слів:</text:span><text:span text:style-name="T146"> </text:span><text:span text:style-name="T35">всенезу́стріч</text:span><text:span text:style-name="T146"> і </text:span><text:span text:style-name="T35">всегі́н.</text:span></text:p>
            <text:p text:style-name="P18">Ця дорога вседороги,</text:p>
            <text:p text:style-name="P18"><text:span text:style-name="T33">всенезустрічі-всегону</text:span>,</text:p>
            <text:p text:style-name="P18">позирай із зак-вагону</text:p>
            <text:p text:style-name="P17"><text:span text:style-name="T128">за сузір’ям Козерога.</text:span><text:span text:style-name="T127"> </text:span><text:span text:style-name="T2">(П, І, 118)</text:span></text:p>
          </table:table-cell>
          <table:table-cell table:style-name="Dictionary.B1" office:value-type="string">
            <text:p text:style-name="P17"><text:span text:style-name="T35">всенезу́стріч </text:span><text:span text:style-name="T138">(див. </text:span><text:span text:style-name="T35">ВСЕНЕЗУ́́СТРІЧ</text:span><text:span text:style-name="T138">)</text:span></text:p>
          </table:table-cell>
        </table:table-row>
        <table:table-row>
          <table:covered-table-cell/>
          <table:table-cell table:style-name="Dictionary.B2" office:value-type="string">
            <text:p text:style-name="P17"><text:span text:style-name="T35">всегі́н </text:span><text:span text:style-name="T138">(див. </text:span><text:span text:style-name="T35">ВСЕГÍН</text:span><text:span text:style-name="T138">)</text:span></text:p>
          </table:table-cell>
        </table:table-row>
        <table:table-row>
          <table:table-cell table:style-name="Dictionary.A2" table:number-rows-spanned="2" office:value-type="string">
            <text:p text:style-name="P13">ВСЕНЕПІ́ЗНАНИЙ</text:p>
            <text:p text:style-name="P17">-а, -е, <text:span text:style-name="T128">прикм., </text:span><text:span text:style-name="T127">інд.-авт.,</text:span></text:p>
            <text:p text:style-name="P17"><text:soft-page-break/><text:span text:style-name="T9">утворене способом основоскладання, похідне від слів:</text:span> <text:span text:style-name="T34">все</text:span> і <text:span text:style-name="T34">непі́знаний.</text:span></text:p>
            <text:p text:style-name="P18">…попелясті зозулі</text:p>
            <text:p text:style-name="P18">вістили роки: жий однині</text:p>
            <text:p text:style-name="P17"><text:span text:style-name="T128">на </text:span><text:span text:style-name="T130">всенепізнаній</text:span><text:span text:style-name="T128"> землі.</text:span><text:span text:style-name="T127"> </text:span><text:span text:style-name="T2">(П, І, 12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непі́знаний</text:p>
            <text:p text:style-name="P17"><text:soft-page-break/>-а, -е.</text:p>
            <text:p text:style-name="P17">Якого ще не пізнали, не вивчили. <text:span text:style-name="T143">(ВТСУМ, 772)</text:span></text:p>
          </table:table-cell>
        </table:table-row>
        <table:table-row>
          <table:table-cell table:style-name="Dictionary.A2" table:number-rows-spanned="2" office:value-type="string">
            <text:p text:style-name="P13">ВСЕНЕПОГА́СНИЙ</text:p>
            <text:p text:style-name="P17">-а, -е, <text:span text:style-name="T128">прикм., </text:span><text:span text:style-name="T127">інд.-авт.,</text:span></text:p>
            <text:p text:style-name="P17"><text:span text:style-name="T9">утворене способом основоскладання, похідне від слів:</text:span> <text:span text:style-name="T34">все</text:span> і <text:span text:style-name="T34">непога́́сний</text:span></text:p>
            <text:p text:style-name="P18">оце світіння полохких світань</text:p>
            <text:p text:style-name="P18">світів жертовних, що мене запалює</text:p>
            <text:p text:style-name="P18"><text:span text:style-name="T33">всенепогасним</text:span> і ламким, як крига,</text:p>
            <text:p text:style-name="P17"><text:span text:style-name="T128">огнем співучих надторосів — криг.</text:span><text:span text:style-name="T127"> </text:span><text:span text:style-name="T2">(П, І, 80)</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непога́сний</text:p>
            <text:p text:style-name="P17">-а, -е.</text:p>
            <text:p text:style-name="P17">1) Який не гасне, якого не можна погасити; невгасимий.</text:p>
            <text:p text:style-name="P17"><text:span text:style-name="T91">2) </text:span><text:span text:style-name="T107">перен.</text:span><text:span text:style-name="T91"> Який з часом не втрачає своєї сили; неослабний. || Якого не можна стримати, угамувати.</text:span><text:span text:style-name="T92"> </text:span><text:span text:style-name="T93">(ВТСУМ, 773)</text:span></text:p>
          </table:table-cell>
        </table:table-row>
        <table:table-row>
          <table:table-cell table:style-name="Dictionary.A2" table:number-rows-spanned="2" office:value-type="string">
            <text:p text:style-name="P13">ВСЕНЕПОКО́РА</text:p>
            <text:p text:style-name="P17">-и, <text:span text:style-name="T127">ім., ж., інд.-авт.,</text:span></text:p>
            <text:p text:style-name="P17"><text:span text:style-name="T9">утворене способом основоскладання, похідне від слів:</text:span> <text:span text:style-name="T34">все</text:span> і <text:span text:style-name="T34">непоко́ра.</text:span></text:p>
            <text:p text:style-name="P18">Страшна ковбаня — чорна і масна.</text:p>
            <text:p text:style-name="P18">І дух тяжкий повзе, немов потвора,</text:p>
            <text:p text:style-name="P18">в лещатах дум твоя <text:span text:style-name="T33">всенепокора</text:span>,</text:p>
            <text:p text:style-name="P17"><text:span text:style-name="T128">стою на кладці. Дозираю дна.</text:span><text:span text:style-name="T127"> </text:span><text:span text:style-name="T2">(П, І, 151)</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непоко́ра</text:p>
            <text:p text:style-name="P17"><text:span text:style-name="T113">-и, </text:span><text:span text:style-name="T118">ж.</text:span></text:p>
            <text:p text:style-name="P17">Небажання або відмова підкорятися кому-небудь, слухатися когось і т. ін.<text:span text:style-name="T144"> </text:span><text:span text:style-name="T143">(ВТСУМ, 774)</text:span></text:p>
          </table:table-cell>
        </table:table-row>
        <table:table-row>
          <table:table-cell table:style-name="Dictionary.A2" table:number-rows-spanned="2" office:value-type="string">
            <text:p text:style-name="P13">ВСЕНИЩІ́ВНІСТЬ</text:p>
            <text:p text:style-name="P17">-ності, <text:span text:style-name="T127">ім., ж., інд.-авт.,</text:span></text:p>
            <text:p text:style-name="P17"><text:span text:style-name="T9">утворене складносуфіксальним </text:span><text:soft-page-break/><text:span text:style-name="T9">способом, похідне від слів:</text:span><text:span text:style-name="T146"> </text:span><text:span text:style-name="T35">все </text:span><text:span text:style-name="T138">і </text:span><text:span text:style-name="T35">нищі́вний.</text:span></text:p>
            <text:p text:style-name="P18">І ти збагнеш</text:p>
            <text:p text:style-name="P17"><text:span text:style-name="T128">обнавіснілу </text:span><text:span text:style-name="T130">всенищівність</text:span><text:span text:style-name="T128"> роду.</text:span><text:span text:style-name="T127"> </text:span><text:span text:style-name="T2">(П, І, 144)</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нищівни́й</text:p>
            <text:p text:style-name="P17">-а, -е.</text:p>
            <text:p text:style-name="P17"><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144"> </text:span><text:span text:style-name="T143">(ВТСУМ, 786)</text:span></text:p>
          </table:table-cell>
        </table:table-row>
        <table:table-row>
          <table:table-cell table:style-name="Dictionary.A2" table:number-rows-spanned="2" office:value-type="string">
            <text:p text:style-name="P13">ВСЕО́БРІЙ</text:p>
            <text:p text:style-name="P17">-ю, <text:span text:style-name="T127">ім., ч., інд.-авт.,</text:span></text:p>
            <text:p text:style-name="P17"><text:span text:style-name="T9">утворене способом основоскладання, похідне від слів:</text:span> <text:span text:style-name="T34">все </text:span>і <text:span text:style-name="T34">о́брій.</text:span></text:p>
            <text:p text:style-name="P18">Старечою ходою</text:p>
            <text:p text:style-name="P18">із костуром — іще бриниш мені</text:p>
            <text:p text:style-name="P17"><text:span text:style-name="T130">всеобрієм</text:span><text:span text:style-name="T128">.</text:span><text:span text:style-name="T127"> </text:span><text:span text:style-name="T2">(П, І, 182)</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о́брій</text:p>
            <text:p text:style-name="P17"><text:span text:style-name="T113">-ю, </text:span><text:span text:style-name="T118">ч.</text:span></text:p>
            <text:p text:style-name="P17">1) Лінія позірного зіткнення неба з землею чи водною поверхнею; горизонт, небокрай. || Прилегла до землі частина небесного простору; небосхил.</text:p>
            <text:p text:style-name="P17">2) Простір, який постає перед очима на відкритій місцевості; видноколо.<text:span text:style-name="T144"> </text:span><text:span text:style-name="T143">(ВТСУМ, 816)</text:span></text:p>
          </table:table-cell>
        </table:table-row>
        <table:table-row>
          <table:table-cell table:style-name="Dictionary.A2" table:number-rows-spanned="2" office:value-type="string">
            <text:p text:style-name="P13">ВСЕОБРУША́ТИ</text:p>
            <text:p text:style-name="P17">-а́ю, -єш, дієсл., <text:span text:style-name="T128">недок., перех., інд.-авт.,</text:span></text:p>
            <text:p text:style-name="P17"><text:span text:style-name="T2">утворене способом основоскладання, похідне від слів:</text:span> <text:span text:style-name="T34">все</text:span> і <text:span text:style-name="T34">обруша́ти.</text:span></text:p>
            <text:p text:style-name="P18">Та <text:span text:style-name="T33">всеобрушає</text:span> нестерпно</text:p>
            <text:p text:style-name="P18">двопогляд. У ньому ти сущий,</text:p>
            <text:p text:style-name="P18">померлий, пантруєш живого,</text:p>
            <text:p text:style-name="P17"><text:span text:style-name="T128">зориш за померлим — живий.</text:span><text:span text:style-name="T127"> </text:span><text:span text:style-name="T2">(П, І, 87)</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22">обру́шувати</text:p>
            <text:p text:style-name="P17"><text:span text:style-name="T113">-ую, -уєш </text:span><text:span text:style-name="T118">і рідко </text:span><text:span text:style-name="T113">обрушати, -аю, -аєш, </text:span><text:span text:style-name="T118">недок.</text:span><text:span text:style-name="T113">, обрушити, -шу, -шиш,</text:span><text:span text:style-name="T118">док.</text:span><text:span text:style-name="T113">, </text:span><text:span text:style-name="T118">перех.</text:span></text:p>
            <text:p text:style-name="P17"><text:span text:style-name="T90">3) </text:span><text:span text:style-name="T106">перен.</text:span><text:span text:style-name="T90">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02"> </text:span><text:span text:style-name="T103">(ВТСУМ, 817)</text:span></text:p>
          </table:table-cell>
        </table:table-row>
        <table:table-row>
          <table:table-cell table:style-name="Dictionary.A1" table:number-rows-spanned="2" office:value-type="string">
            <text:p text:style-name="P13">ВСЕО́ЧІ</text:p>
            <text:p text:style-name="P17"><text:soft-page-break/>-чéй, <text:span text:style-name="T127">ім., мн., інд.-авт.,</text:span></text:p>
            <text:p text:style-name="P17"><text:span text:style-name="T9">утворене способом основоскладання, похідне від слів:</text:span> <text:span text:style-name="T34">все</text:span> і <text:span text:style-name="T34">о́чі.</text:span></text:p>
            <text:p text:style-name="P18">Узорені, роздумані, прозорі -</text:p>
            <text:p text:style-name="P18">вони — одне високе чудування -</text:p>
            <text:p text:style-name="P18">недоторканна є оця зчужілість</text:p>
            <text:p text:style-name="P17"><text:span text:style-name="T128">і всепрозріння добрих </text:span><text:span text:style-name="T130">всеочей</text:span><text:span text:style-name="T128">.</text:span><text:span text:style-name="T127"> </text:span><text:span text:style-name="T2">(П, ІІ, 198)</text:span></text:p>
          </table:table-cell>
          <table:table-cell table:style-name="Dictionary.B1"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21">О́ко (о́чі)</text:p>
            <text:p text:style-name="P17"><text:span text:style-name="T112">I </text:span><text:span text:style-name="T113">-а, </text:span><text:span text:style-name="T118">с.</text:span><text:span text:style-name="T113"> (</text:span><text:span text:style-name="T118">мн.</text:span><text:span text:style-name="T113"> очі, </text:span><text:span text:style-name="T118">рідко </text:span><text:span text:style-name="T113">вічі, очей — </text:span><text:span text:style-name="T118">перев.</text:span><text:span text:style-name="T113"> </text:span><text:span text:style-name="T118">з прийм.</text:span><text:span text:style-name="T113"> у).</text:span></text:p>
            <text:p text:style-name="P17">1) Орган зору у людини, всіх хребетних та деяких безхребетних тварин. || Те саме, що погляд.</text:p>
            <text:p text:style-name="P17">2) <text:span text:style-name="T126">розм.</text:span> Здатність бачити; зір. || <text:span text:style-name="T126">тільки одн.</text:span> Особлива здатність бачення, властива людині завдяки певній професії, досвіду і т. ін.</text:p>
            <text:p text:style-name="P17"><text:span text:style-name="T91">3) </text:span><text:span text:style-name="T107">перен.</text:span><text:span text:style-name="T91">, </text:span><text:span text:style-name="T107">розм.</text:span><text:span text:style-name="T91"> Піклування, догляд.</text:span><text:span text:style-name="T92"> </text:span><text:span text:style-name="T93">(ВТСУМ, 837)</text:span></text:p>
          </table:table-cell>
        </table:table-row>
        <table:table-row>
          <table:table-cell table:style-name="Dictionary.A1" table:number-rows-spanned="2" office:value-type="string">
            <text:p text:style-name="P13">ВСЕПАМ’ЯТКИ́Й</text:p>
            <text:p text:style-name="P17">-á, -é, <text:span text:style-name="T128">прикм., </text:span><text:span text:style-name="T127">інд.-авт.,</text:span></text:p>
            <text:p text:style-name="P17"><text:span text:style-name="T9">утворене способом основоскладання, похідне від слів:</text:span> <text:span text:style-name="T34">все</text:span> і <text:span text:style-name="T35">пам’ятки́й.</text:span></text:p>
            <text:p text:style-name="P18">Володарю своєї смерті, доля - </text:p>
            <text:p text:style-name="P18"><text:span text:style-name="T33">всепам’ятка</text:span>, всечула, всевидюща - </text:p>
            <text:p text:style-name="P17"><text:span text:style-name="T128">нічого не забуде, не простить.</text:span><text:span text:style-name="T127"> </text:span><text:span text:style-name="T2">(П, І, 144)</text:span></text:p>
          </table:table-cell>
          <table:table-cell table:style-name="Dictionary.B1"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22">Пам’ятли́вий (пам’ятки́й)</text:p>
            <text:p text:style-name="P17">-а, -е.</text:p>
            <text:p text:style-name="P17">1) Який має добру пам’ять, здатний легко запам’ятовувати.<text:span text:style-name="T144"> </text:span><text:span text:style-name="T143">(ВТСУМ, 879)</text:span></text:p>
          </table:table-cell>
        </table:table-row>
        <table:table-row>
          <table:table-cell table:style-name="Dictionary.A1" table:number-rows-spanned="2" office:value-type="string">
            <text:p text:style-name="P13">ВСЕПЕКЕ́ЛЬНИЙ</text:p>
            <text:p text:style-name="P17">-а, -е, <text:span text:style-name="T128">прикм., </text:span><text:span text:style-name="T127">інд.-авт.,</text:span></text:p>
            <text:p text:style-name="P17"><text:span text:style-name="T136">утворене способом основоскладання, похідне від слів:</text:span> <text:span text:style-name="T34">все</text:span> і <text:span text:style-name="T34">пекéльний.</text:span></text:p>
            <text:p text:style-name="P18">Сяє срібне серце землі</text:p>
            <text:p text:style-name="P17"><text:span text:style-name="T130">всепекельними </text:span><text:span text:style-name="T128">калюжами.</text:span><text:span text:style-name="T127"> </text:span><text:span text:style-name="T2">(П, І, 173)</text:span></text:p>
          </table:table-cell>
          <table:table-cell table:style-name="Dictionary.B1"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пеке́льний</text:p>
            <text:p text:style-name="P17">-а, -е.</text:p>
            <text:p text:style-name="P17">1) Прикм. до пекло 1). || Який уявно спостерігається в пеклі.</text:p>
            <text:p text:style-name="P17">2) <text:span text:style-name="T126">перен.</text:span> Важкий, жахливий, нестерпний; такий, як у пеклі. || <text:soft-page-break/>Надзвичайний за ступенем прояву; дуже великий.</text:p>
            <text:p text:style-name="P17"><text:span text:style-name="T91">3) </text:span><text:span text:style-name="T107">перен.</text:span><text:span text:style-name="T91"> Злий, підступний. || </text:span><text:span text:style-name="T107">розм.</text:span><text:span text:style-name="T91"> Уживається як лайливе слово.</text:span><text:span text:style-name="T92"> </text:span><text:span text:style-name="T93">(ВТСУМ, 896-897)</text:span></text:p>
          </table:table-cell>
        </table:table-row>
        <table:table-row>
          <table:table-cell table:style-name="Dictionary.A2" table:number-rows-spanned="2" office:value-type="string">
            <text:p text:style-name="P13">ВСЕПЕРЕЛЕ́Т</text:p>
            <text:p text:style-name="P17">-у, <text:span text:style-name="T127">ім., ч., інд.-авт.,</text:span></text:p>
            <text:p text:style-name="P17"><text:span text:style-name="T9">утворене способом основоскладання, похідне від слів:</text:span><text:span text:style-name="T146"> </text:span><text:span text:style-name="T35">все</text:span><text:span text:style-name="T146"> і </text:span><text:span text:style-name="T35">перелі́т.</text:span></text:p>
            <text:p text:style-name="P18">Це божевілля пориву, ця рвань</text:p>
            <text:p text:style-name="P18"><text:span text:style-name="T33">всеперелетів</text:span> — з пекла і до раю,</text:p>
            <text:p text:style-name="P17"><text:span text:style-name="T128">це надвисання в смерть…</text:span><text:span text:style-name="T127"> </text:span><text:span text:style-name="T2">(П, І, 144)</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перелі́т</text:p>
            <text:p text:style-name="P17"><text:span text:style-name="T113">-льоту, </text:span><text:span text:style-name="T118">ч.</text:span></text:p>
            <text:p text:style-name="P17">1) Дія і стан за знач. перелетіти 1), перелітати. <text:span text:style-name="T154">(ВТСУМ, 916)</text:span></text:p>
          </table:table-cell>
        </table:table-row>
        <table:table-row>
          <table:table-cell table:style-name="Dictionary.A2" table:number-rows-spanned="2" office:value-type="string">
            <text:p text:style-name="P13">ВСЕПЕРЕЛЯ́К</text:p>
            <text:p text:style-name="P17">-у, <text:span text:style-name="T127">ім., ч., інд.-авт.,</text:span></text:p>
            <text:p text:style-name="P17"><text:span text:style-name="T9">утворене способом основоскладання, похідне від слів:</text:span><text:span text:style-name="T146"> </text:span><text:span text:style-name="T35">все</text:span><text:span text:style-name="T146"> і </text:span><text:span text:style-name="T35">переля́к.</text:span></text:p>
            <text:p text:style-name="P18">Куди сховатись,</text:p>
            <text:p text:style-name="P18">аби втекти глухонімого болю</text:p>
            <text:p text:style-name="P18">і таємничого <text:span text:style-name="T33">Всепереляку</text:span></text:p>
            <text:p text:style-name="P17"><text:span text:style-name="T128">і ницого рятунку Порожнеч?</text:span><text:span text:style-name="T127"> </text:span><text:span text:style-name="T2">(П, І, 136)</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переля́к</text:p>
            <text:p text:style-name="P17"><text:span text:style-name="T113">-у, </text:span><text:span text:style-name="T118">ч.</text:span></text:p>
            <text:p text:style-name="P17">Почуття страху, боязні. || Стан, викликаний таким почуттям; зовнішні ознаки такого почуття.<text:span text:style-name="T144"> </text:span><text:span text:style-name="T143">(ВТСУМ, 916)</text:span></text:p>
          </table:table-cell>
        </table:table-row>
        <table:table-row>
          <table:table-cell table:style-name="Dictionary.A2" table:number-rows-spanned="2" office:value-type="string">
            <text:p text:style-name="P13">ВСЕПОПÉРЕДУ</text:p>
            <text:p text:style-name="P18">присл., інд.-авт.,</text:p>
            <text:p text:style-name="P17"><text:span text:style-name="T8">утворене способом зрощення, похідне від слів:</text:span><text:span text:style-name="T146"> </text:span><text:span text:style-name="T35">все</text:span><text:span text:style-name="T146"> і </text:span><text:span text:style-name="T35">попéреду</text:span></text:p>
            <text:p text:style-name="P18">Іду до вас — ви <text:span text:style-name="T33">всепопереду</text:span>,</text:p>
            <text:p text:style-name="P17"><text:soft-page-break/><text:span text:style-name="T128">за заримим обрієм моїм.</text:span><text:span text:style-name="T127"> </text:span><text:span text:style-name="T2">(П, ІІ, 7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попе́реду</text:p>
            <text:p text:style-name="P17"><text:span text:style-name="T112">I </text:span><text:span text:style-name="T118">присл.</text:span></text:p>
            <text:p text:style-name="P17">1) Перед ким-, чим-небудь, на чолі когось, чогось; <text:span text:style-name="T126">прот.</text:span> позаду. || У <text:soft-page-break/>передній частині чого-небудь. || У числі перших, передових, в авангарді.</text:p>
            <text:p text:style-name="P17">2) Раніше від кого-, чого-небудь; спершу. || За якийсь час до чого-небудь; заздалегідь, наперед. || У минулому, раніше.</text:p>
            <text:p text:style-name="P17">3) На деякій відстані перед ким-, чим-небудь. || На значній віддалі на шляху під час пересування.</text:p>
            <text:p text:style-name="P17">4) У майбутньому.<text:span text:style-name="T144"> </text:span><text:span text:style-name="T143">(ВТСУМ, 1054)</text:span></text:p>
          </table:table-cell>
        </table:table-row>
        <table:table-row>
          <table:table-cell table:style-name="Dictionary.A2" table:number-rows-spanned="2" office:value-type="string">
            <text:p text:style-name="P13">ВСЕПРОЗРÍННЯ</text:p>
            <text:p text:style-name="P18">ім., с., інд.-авт.,</text:p>
            <text:p text:style-name="P17"><text:span text:style-name="T8">утворене способом основоскладання, похідне від слів:</text:span><text:span text:style-name="T146"> </text:span><text:span text:style-name="T35">все</text:span><text:span text:style-name="T146"> і </text:span><text:span text:style-name="T35">прозрíння.</text:span></text:p>
            <text:p text:style-name="P18">На всерозхресті люті і жаху,</text:p>
            <text:p text:style-name="P18">на <text:span text:style-name="T33">всепрозрінні</text:span> смертного скрику</text:p>
            <text:p text:style-name="P18">дай мені, Боже, чесного шляху,</text:p>
            <text:p text:style-name="P17"><text:span text:style-name="T128">дай мені, Боже, гордого лику!</text:span><text:span text:style-name="T127"> </text:span><text:span text:style-name="T2">(П, І, 153);</text:span></text:p>
            <text:p text:style-name="P18">Узорені, роздумані, прозорі - </text:p>
            <text:p text:style-name="P18">вони — одне високе чудування - </text:p>
            <text:p text:style-name="P18">недоторканна є оця зчужілість</text:p>
            <text:p text:style-name="P17"><text:span text:style-name="T128">і </text:span><text:span text:style-name="T130">всепрозріння</text:span><text:span text:style-name="T128"> добрих всеочей.</text:span><text:span text:style-name="T127"> </text:span><text:span text:style-name="T2">(П, ІІ, 19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прозрі́ння</text:p>
            <text:p text:style-name="P17"><text:span text:style-name="T113">-я, </text:span><text:span text:style-name="T118">с.</text:span></text:p>
            <text:p text:style-name="P17">1) Дія і стан за знач. прозріти. <text:span text:style-name="T154">(ВТСУМ, 1153)</text:span></text:p>
          </table:table-cell>
        </table:table-row>
        <table:table-row>
          <table:table-cell table:style-name="Dictionary.A2" table:number-rows-spanned="2" office:value-type="string">
            <text:p text:style-name="P13">ВСЕПРОЩÁЛЬНИЙ</text:p>
            <text:p text:style-name="P17">-а, -е, <text:span text:style-name="T128">прикм., </text:span><text:span text:style-name="T127">інд.-авт.,</text:span></text:p>
            <text:p text:style-name="P17"><text:soft-page-break/><text:span text:style-name="T9">утворене способом основословоскладання, похідне від слів:</text:span><text:span text:style-name="T146"> </text:span><text:span text:style-name="T35">все</text:span><text:span text:style-name="T146"> і </text:span><text:span text:style-name="T35">прощáльний.</text:span></text:p>
            <text:p text:style-name="P18">Земля — хитлива і плавка — вседорога і <text:span text:style-name="T33">всепрощальна</text:span> —</text:p>
            <text:p text:style-name="P17"><text:span text:style-name="T128">здоліла стати, щоб благальна помічена була рука.</text:span><text:span text:style-name="T127"> </text:span><text:span text:style-name="T2">(П, ІІ, 147)</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проща́льний</text:p>
            <text:p text:style-name="P17"><text:soft-page-break/>-а, -е.</text:p>
            <text:p text:style-name="P17">1) Стос. до прощання. ||Викликаний прощанням. || Який буває, відбувається тощо під час прощання з покійником. || Який влаштовується з нагоди від’їзду.</text:p>
            <text:p text:style-name="P17"><text:span text:style-name="T90">2) </text:span><text:span text:style-name="T106">перен.</text:span><text:span text:style-name="T90"> Останній.</text:span><text:span text:style-name="T102"> </text:span><text:span text:style-name="T103">(ВТСУМ, 1181)</text:span></text:p>
          </table:table-cell>
        </table:table-row>
        <table:table-row>
          <table:table-cell table:style-name="Dictionary.A2" table:number-rows-spanned="2" office:value-type="string">
            <text:p text:style-name="P13">ВСЕПРОЩÁННЯ</text:p>
            <text:p text:style-name="P17">-я, <text:span text:style-name="T127">ім., с., інд.-авт.,</text:span></text:p>
            <text:p text:style-name="P17"><text:span text:style-name="T9">утворене способом основословоскладання, похідне від </text:span><text:span text:style-name="T9">слів:</text:span><text:span text:style-name="T146"> </text:span><text:span text:style-name="T35">все</text:span><text:span text:style-name="T146"> і </text:span><text:span text:style-name="T35">прощáння.</text:span></text:p>
            <text:p text:style-name="P18">Що мав — привиділось, причулося,</text:p>
            <text:p text:style-name="P17"><text:span text:style-name="T128">на всенезустріч, </text:span><text:span text:style-name="T130">всепрощання</text:span><text:span text:style-name="T128">.</text:span><text:span text:style-name="T127"> </text:span><text:span text:style-name="T2">(П, І, 199)</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проща́ння</text:p>
            <text:p text:style-name="P17"><text:span text:style-name="T113">-я, </text:span><text:span text:style-name="T118">с.</text:span></text:p>
            <text:p text:style-name="P17"><text:span text:style-name="T114">1) Дія за знач. прощатися 1). || Слова, </text:span><text:span text:style-name="T114">які вимовляються перед розлукою, розставанням. </text:span><text:span text:style-name="T119">Час прощання</text:span><text:span text:style-name="T114">.</text:span></text:p>
            <text:p text:style-name="P17"><text:span text:style-name="T91">2) </text:span><text:span text:style-name="T107">перен.</text:span><text:span text:style-name="T91"> Розставання з чим-небудь.</text:span><text:span text:style-name="T92"> </text:span><text:span text:style-name="T93">(ВТСУМ, 1181)</text:span></text:p>
          </table:table-cell>
        </table:table-row>
        <table:table-row>
          <table:table-cell table:style-name="Dictionary.A2" table:number-rows-spanned="2" office:value-type="string">
            <text:p text:style-name="P13">ВСЕРОЗЛУ́́КА</text:p>
            <text:p text:style-name="P17">-и, <text:span text:style-name="T127">ім., ж., інд.-авт.,</text:span></text:p>
            <text:p text:style-name="P17"><text:span text:style-name="T9">утворене способом основоскладання, похідне від слів:</text:span><text:span text:style-name="T146"> </text:span><text:span text:style-name="T35">все</text:span><text:span text:style-name="T146"> і </text:span><text:span text:style-name="T35">розлу́ка.</text:span></text:p>
            <text:p text:style-name="P17">Сягни рукою — і не досягнеш</text:p>
            <text:p text:style-name="P17"><text:span text:style-name="T127">ні краю </text:span><text:span text:style-name="T129">всерозлук</text:span><text:span text:style-name="T127">, ні муки краю. </text:span><text:span text:style-name="T2">(П, І, 149)</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розлу́ка</text:p>
            <text:p text:style-name="P17"><text:span text:style-name="T113">-и, </text:span><text:span text:style-name="T118">ж.</text:span></text:p>
            <text:p text:style-name="P17">1) Розставання, прощання з ким-, чим-небудь близьким, дорогим.</text:p>
            <text:p text:style-name="P17">2) Тимчасове перебування далеко від кого-, чого-небудь близького, дорогого.<text:span text:style-name="T144"> </text:span><text:span text:style-name="T143">(ВТСУМ, 1250)</text:span></text:p>
          </table:table-cell>
        </table:table-row>
        <table:table-row>
          <table:table-cell table:style-name="Dictionary.A2" table:number-rows-spanned="2" office:value-type="string">
            <text:p text:style-name="P13">ВСЕРОЗХРÉСТЯ</text:p>
            <text:p text:style-name="P17">-я, <text:span text:style-name="T127">ім., с., інд.-авт.,</text:span></text:p>
            <text:p text:style-name="P17"><text:span text:style-name="T9">утворене способом основоскладання, префіксальним і нульсуфіксальним, </text:span><text:soft-page-break/><text:span text:style-name="T9">похідне від слів:</text:span><text:span text:style-name="T146"> </text:span><text:span text:style-name="T35">все</text:span><text:span text:style-name="T146"> і </text:span><text:span text:style-name="T35">хрест.</text:span></text:p>
            <text:p text:style-name="P18">На <text:span text:style-name="T33">всерозхресті</text:span> люті і жаху,</text:p>
            <text:p text:style-name="P18">на всепрозрінні смертного скрику</text:p>
            <text:p text:style-name="P18">дай мені, Боже, чесного шляху,</text:p>
            <text:p text:style-name="P17"><text:span text:style-name="T128">дай мені, Боже, гордого лику!</text:span><text:span text:style-name="T127"> </text:span><text:span text:style-name="T2">(П, І, 153)</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3">хрест</text:p>
            <text:p text:style-name="P17"><text:span text:style-name="T113">-а́, </text:span><text:span text:style-name="T118">ч.</text:span></text:p>
            <text:p text:style-name="P17">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7"><text:span text:style-name="T91">5) </text:span><text:span text:style-name="T107">перен.</text:span><text:span text:style-name="T91"> Страждання, випробування, що випали на чиюсь долю.</text:span><text:span text:style-name="T92"> </text:span><text:span text:style-name="T93">(ВТСУМ, 1572)</text:span></text:p>
          </table:table-cell>
        </table:table-row>
        <table:table-row>
          <table:table-cell table:style-name="Dictionary.A2" office:value-type="string">
            <text:p text:style-name="P13">ВСЕСÁДНО</text:p>
            <text:p text:style-name="P18">присл., інд.-авт.,</text:p>
            <text:p text:style-name="P17"><text:span text:style-name="T8">утворене суфіксальним способом, похідне від слова</text:span><text:span text:style-name="T146"> </text:span><text:span text:style-name="T35">всесáдний.</text:span></text:p>
            <text:p text:style-name="P18">Меркавий<text:span text:style-name="T33"> </text:span>місяць був посів</text:p>
            <text:p text:style-name="P18">на всю околицю, <text:span text:style-name="T33">всесадно</text:span></text:p>
            <text:p text:style-name="P18">пишаючись і правив владно,</text:p>
            <text:p text:style-name="P17"><text:span text:style-name="T128">нічний мій сором чемно крив.</text:span><text:span text:style-name="T127"> </text:span><text:span text:style-name="T2">(П, ІІ, 296)</text:span></text:p>
          </table:table-cell>
          <table:table-cell table:style-name="Dictionary.B2" office:value-type="string">
            <text:p text:style-name="P17"><text:span text:style-name="T35">Всесáдний </text:span><text:span text:style-name="T138">(не подано у словнику)</text:span></text:p>
          </table:table-cell>
        </table:table-row>
        <table:table-row>
          <table:table-cell table:style-name="Dictionary.A2" table:number-rows-spanned="2" office:value-type="string">
            <text:p text:style-name="P13">ВСЕСПÁЛЕ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все</text:span><text:span text:style-name="T146"> і </text:span><text:span text:style-name="T35">спáлення.</text:span></text:p>
            <text:p text:style-name="P18"><text:span text:style-name="T33">Всеспалення</text:span> Твоє автодафе - </text:p>
            <text:p text:style-name="P18">перепочинок перед різнім святом,</text:p>
            <text:p text:style-name="P18"><text:soft-page-break/>як ворогу назвешся рідним братом</text:p>
            <text:p text:style-name="P17"><text:span text:style-name="T128">і смерк розсуне лірою Орфей.</text:span><text:span text:style-name="T127"> </text:span><text:span text:style-name="T2">(П, І, 134)</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спа́лення</text:p>
            <text:p text:style-name="P17"><text:span text:style-name="T113">-я, </text:span><text:span text:style-name="T118">с.</text:span></text:p>
            <text:p text:style-name="P17">Дія за знач. спалити. <text:span text:style-name="T154">(ВТСУМ, 1361)</text:span></text:p>
          </table:table-cell>
        </table:table-row>
        <table:table-row>
          <table:table-cell table:style-name="Dictionary.A2" table:number-rows-spanned="2" office:value-type="string">
            <text:p text:style-name="P13">ВСЕСПОГÁДУВАТИ</text:p>
            <text:p text:style-name="P17">-ую, -єш, дієсл., <text:span text:style-name="T127">недок., перех., інд.-авт.,</text:span></text:p>
            <text:p text:style-name="P17"><text:span text:style-name="T136">утворене способом основоскладання, похідне від слів:</text:span> <text:span text:style-name="T34">все</text:span> і <text:span text:style-name="T34">спогáдувати.</text:span></text:p>
            <text:p text:style-name="P18">Як лев, що причаївся в хащах обрію,</text:p>
            <text:p text:style-name="P18">заки й зблудив, отак і я валандаюсь,</text:p>
            <text:p text:style-name="P18">від тебе відмежований навіки,</text:p>
            <text:p text:style-name="P17"><text:span text:style-name="T128">і </text:span><text:span text:style-name="T130">всеспогадую</text:span><text:span text:style-name="T128"> — немов живу.</text:span><text:span text:style-name="T127"> </text:span><text:span text:style-name="T2">(П, І, 70)</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спога́дувати</text:p>
            <text:p text:style-name="P17"><text:span text:style-name="T113">-ую, -уєш, </text:span><text:span text:style-name="T118">недок.</text:span><text:span text:style-name="T113">, спогадати, -аю, -аєш, </text:span><text:span text:style-name="T118">док.</text:span><text:span text:style-name="T113">, </text:span><text:span text:style-name="T118">перех.</text:span><text:span text:style-name="T113">, </text:span><text:span text:style-name="T118">також із спол.</text:span><text:span text:style-name="T113">що, як, коли, </text:span><text:span text:style-name="T118">неперех.</text:span><text:span text:style-name="T113">, </text:span><text:span text:style-name="T118">про кого —</text:span><text:span text:style-name="T113"> </text:span><text:span text:style-name="T118">що</text:span><text:span text:style-name="T113">, </text:span><text:span text:style-name="T118">розм.</text:span><text:span text:style-name="T113"> </text:span><text:span text:style-name="T118">за кого —</text:span><text:span text:style-name="T113"> </text:span><text:span text:style-name="T118">що</text:span><text:span text:style-name="T113">, </text:span><text:span text:style-name="T118">розм.</text:span></text:p>
            <text:p text:style-name="P17"><text:span text:style-name="T114">1) Те саме, що згадувати. </text:span><text:span text:style-name="T119">Спогадувати добрим словом</text:span><text:span text:style-name="T114">.</text:span></text:p>
            <text:p text:style-name="P17">2) Думати, уявляти що-небудь.<text:span text:style-name="T144"> </text:span><text:span text:style-name="T143">(ВТСУМ, 1371)</text:span></text:p>
          </table:table-cell>
        </table:table-row>
        <table:table-row>
          <table:table-cell table:style-name="Dictionary.A2" table:number-rows-spanned="2" office:value-type="string">
            <text:p text:style-name="P13">ВСЕТРИВÓГА</text:p>
            <text:p text:style-name="P17">-и, <text:span text:style-name="T127">ім., ж., інд.-авт.,</text:span></text:p>
            <text:p text:style-name="P17"><text:span text:style-name="T9">утворене способом основоскладання, похідне від слів:</text:span><text:span text:style-name="T146"> </text:span><text:span text:style-name="T35">все</text:span><text:span text:style-name="T146"> і </text:span><text:span text:style-name="T35">тривóга.</text:span></text:p>
            <text:p text:style-name="P18">Надимляється дорога</text:p>
            <text:p text:style-name="P18">від диявола до Бога,</text:p>
            <text:p text:style-name="P18">вслід ступає <text:span text:style-name="T33">всетривога</text:span>,</text:p>
            <text:p text:style-name="P17"><text:span text:style-name="T128">і спинилась біла смерть.</text:span><text:span text:style-name="T127"> </text:span><text:span text:style-name="T2">(П, ІІ, 127);</text:span></text:p>
            <text:p text:style-name="P18">О ця займанщина душі!</text:p>
            <text:p text:style-name="P18">Спіши — з дороги і в дорогу.</text:p>
            <text:p text:style-name="P18">Годуй голодну <text:span text:style-name="T33">всетривогу</text:span></text:p>
            <text:p text:style-name="P17"><text:span text:style-name="T128">і спогаду не воруши.</text:span><text:span text:style-name="T127"> </text:span><text:span text:style-name="T2">(П, ІІ, 289)</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триво́га</text:p>
            <text:p text:style-name="P17"><text:span text:style-name="T113">-и, </text:span><text:span text:style-name="T118">ж.</text:span></text:p>
            <text:p text:style-name="P17">1) Неспокій, збентеження, викликані якимсь побоюванням, страхом перед чимось, передчуттям неприємного, небезпечного. || <text:span text:style-name="T126">перев.</text:span> <text:span text:style-name="T126">мн.</text:span>Хвилювання, переживання, що порушують душевний спокій.</text:p>
            <text:p text:style-name="P17">2) Метушня, шарпанина, переполох.</text:p>
            <text:p text:style-name="P17"><text:span text:style-name="T90">3) Стан, що вимагає активних дій; загроза, небезпека. || Умовний сигнал, що сповіщає про небезпеку, загрозу або про битву, бій. </text:span><text:span text:style-name="T106">Бойова тривога</text:span><text:span text:style-name="T90">.</text:span><text:span text:style-name="T102"> </text:span><text:soft-page-break/><text:span text:style-name="T103">(ВТСУМ, 1473)</text:span></text:p>
          </table:table-cell>
        </table:table-row>
        <table:table-row>
          <table:table-cell table:style-name="Dictionary.A2" table:number-rows-spanned="2" office:value-type="string">
            <text:p text:style-name="P13">ВСЕЦÁРСТВІЄ</text:p>
            <text:p text:style-name="P17">-я, <text:span text:style-name="T127">ім., с., інд.-авт.,</text:span></text:p>
            <text:p text:style-name="P17"><text:span text:style-name="T9">утворене способом основоскладання, похідне від слів:</text:span><text:span text:style-name="T146"> </text:span><text:span text:style-name="T35">все</text:span><text:span text:style-name="T146"> і </text:span><text:span text:style-name="T35">цáрствіє.</text:span></text:p>
            <text:p text:style-name="P18">Оце й бо він, твій люд. Оце й бо він, твій край.</text:p>
            <text:p text:style-name="P17"><text:span text:style-name="T130">Всецарствіє</text:span><text:span text:style-name="T128"> паскуд в сто горл реве: тримай.</text:span><text:span text:style-name="T127"> </text:span><text:span text:style-name="T2">(П, ІІ, 192)</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22">Ца́рство (ца́рствіє)</text:p>
            <text:p text:style-name="P17"><text:span text:style-name="T113">-а, </text:span><text:span text:style-name="T118">с.</text:span></text:p>
            <text:p text:style-name="P17">1) Держава, якою править цар (у 1 <text:span text:style-name="T126">знач.</text:span>).</text:p>
            <text:p text:style-name="P17"><text:span text:style-name="T90">2) </text:span><text:span text:style-name="T106">рідко</text:span><text:span text:style-name="T90">. Правління царя (у 1 </text:span><text:span text:style-name="T106">знач.</text:span><text:span text:style-name="T90">); царювання. || </text:span><text:span text:style-name="T106">перен.</text:span><text:span text:style-name="T90"> Сфера, ділянка, в якій хто-небудь почуває себе повновладним господарем.</text:span><text:span text:style-name="T102"> </text:span><text:span text:style-name="T103">(ВТСУМ, 1578)</text:span></text:p>
          </table:table-cell>
        </table:table-row>
        <table:table-row>
          <table:table-cell table:style-name="Dictionary.A1" table:number-rows-spanned="2" office:value-type="string">
            <text:p text:style-name="P13">ВСЕЧЕКÁННЯ</text:p>
            <text:p text:style-name="P17">-я, <text:span text:style-name="T127">ім., с., інд.-авт.,</text:span></text:p>
            <text:p text:style-name="P17"><text:span text:style-name="T9">утворене способом основоскладання, </text:span><text:span text:style-name="T9">похідне від слів:</text:span><text:span text:style-name="T146"> </text:span><text:span text:style-name="T35">все</text:span><text:span text:style-name="T146"> і </text:span><text:span text:style-name="T35">чекáння.</text:span></text:p>
            <text:p text:style-name="P18">Це все юрма. І ніч. І брат мій спить.</text:p>
            <text:p text:style-name="P17"><text:span text:style-name="T128">Росте під стелю </text:span><text:span text:style-name="T130">всечекання</text:span><text:span text:style-name="T128">.</text:span><text:span text:style-name="T127"> </text:span><text:span text:style-name="T2">(П, І, 164)</text:span></text:p>
          </table:table-cell>
          <table:table-cell table:style-name="Dictionary.B1"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чека́ння</text:p>
            <text:p text:style-name="P17"><text:span text:style-name="T113">-я, </text:span><text:span text:style-name="T118">с.</text:span></text:p>
            <text:p text:style-name="P17">Стан за знач. чекати. <text:span text:style-name="T154">(ВТСУМ, 1596)</text:span></text:p>
          </table:table-cell>
        </table:table-row>
        <table:table-row>
          <table:table-cell table:style-name="Dictionary.A2" table:number-rows-spanned="2" office:value-type="string">
            <text:p text:style-name="P13">ВСЕЧУ́́ЛИЙ</text:p>
            <text:p text:style-name="P17">-а, -е, <text:span text:style-name="T128">дієпр., </text:span><text:span text:style-name="T127">інд.-авт.,</text:span></text:p>
            <text:p text:style-name="P17"><text:span text:style-name="T9">утворене складносуфіксальним способом, похідне від слів:</text:span><text:span text:style-name="T146"> </text:span><text:span text:style-name="T35">все</text:span><text:span text:style-name="T146"> і </text:span><text:span text:style-name="T35">чýти.</text:span></text:p>
            <text:p text:style-name="P18">Володарю своєї смерті, доля - </text:p>
            <text:p text:style-name="P18">всепам’ятка, <text:span text:style-name="T33">всечула</text:span>, всевидюща - </text:p>
            <text:p text:style-name="P17"><text:span text:style-name="T128">нічого не забуде, не простить.</text:span><text:span text:style-name="T127"> </text:span><text:span text:style-name="T2">(П, І, 144)</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чу́ти</text:p>
            <text:p text:style-name="P17"><text:span text:style-name="T113">чую, чуєш, </text:span><text:span text:style-name="T118">недок.</text:span></text:p>
            <text:p text:style-name="P17">1) <text:span text:style-name="T126">перех.</text:span> Сприймати за допомогою органів слуху які-небудь звуки. ||<text:span text:style-name="T126">у знач.</text:span> <text:span text:style-name="T126">вставн. сл.</text:span> Чується.</text:p>
            <text:p text:style-name="P17">2) <text:span text:style-name="T126">неперех.</text:span> Мати слух.</text:p>
            <text:p text:style-name="P17"><text:span text:style-name="T91">3) </text:span><text:span text:style-name="T107">перех.</text:span><text:span text:style-name="T91"> Мати які-небудь дані, відомості про кого-, що-небудь, знати </text:span><text:soft-page-break/><text:span text:style-name="T91">про кого-небудь із розмов, чуток і т. ін.</text:span><text:span text:style-name="T92"> </text:span><text:span text:style-name="T93">(ВТСУМ, 1609)</text:span></text:p>
          </table:table-cell>
        </table:table-row>
        <table:table-row>
          <table:table-cell table:style-name="Dictionary.A2" table:number-rows-spanned="2" office:value-type="string">
            <text:p text:style-name="P13">ВСЕЩÉДРИЙ</text:p>
            <text:p text:style-name="P17">-а, -е, <text:span text:style-name="T128">прикм.,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все</text:span><text:span text:style-name="T146"> і </text:span><text:span text:style-name="T35">щéдрий.</text:span></text:p>
            <text:p text:style-name="P18">Тож — в неба провалля в бездоння, бездолий</text:p>
            <text:p text:style-name="P18">нагірний, невірний, западистий рай,</text:p>
            <text:p text:style-name="P18">всебідий, всегнівний, <text:span text:style-name="T33">всещедрий</text:span>, всекволий.</text:p>
            <text:p text:style-name="P17"><text:span text:style-name="T128">А що під крилом твоїм? Кара — карай.</text:span><text:span text:style-name="T127"> </text:span><text:span text:style-name="T2">(П, І, 98)</text:span></text:p>
          </table:table-cell>
          <table:table-cell table:style-name="Dictionary.B2" office:value-type="string">
            <text:p text:style-name="P13">все <text:span text:style-name="T136">(див. </text:span>ВСЕБЕЗО́ДНЯ<text:span text:style-name="T136">)</text:span></text:p>
          </table:table-cell>
        </table:table-row>
        <table:table-row>
          <table:covered-table-cell/>
          <table:table-cell table:style-name="Dictionary.B2" office:value-type="string">
            <text:p text:style-name="P14">ще́дрий</text:p>
            <text:p text:style-name="P17">-а, -е.</text:p>
            <text:p text:style-name="P17"><text:span text:style-name="T91">1) Який охоче ділиться своїм майном, коштами і т. ін., не шкодує витрачати що-небудь. || </text:span><text:span text:style-name="T107">у знач.</text:span><text:span text:style-name="T91"> </text:span><text:span text:style-name="T107">ім.</text:span><text:span text:style-name="T91"> щедрий, -рого, </text:span><text:span text:style-name="T107">ч.</text:span><text:span text:style-name="T91"> Той, хто не шкодує витрачати що-небудь. || </text:span><text:span text:style-name="T107">перен.</text:span><text:span text:style-name="T91">, </text:span><text:span text:style-name="T107">на що</text:span><text:span text:style-name="T91">, </text:span><text:span text:style-name="T107">в чому</text:span><text:span text:style-name="T91">. Який легко, охоче роздає щось, наділяє чимсь.</text:span><text:span text:style-name="T92"> </text:span><text:span text:style-name="T93">(ВТСУМ, 1638)</text:span></text:p>
          </table:table-cell>
        </table:table-row>
        <table:table-row>
          <table:table-cell table:style-name="Dictionary.A2" office:value-type="string">
            <text:p text:style-name="P13">ГЕТЬМÁНИТИСЯ</text:p>
            <text:p text:style-name="P17">-нюся, -нишся, <text:span text:style-name="T128">дієсл., недок., перех., інд.-авт.,</text:span></text:p>
            <text:p text:style-name="P17"><text:span text:style-name="T9">утворене суфіксально-постфіксальним способом, похідне від слова</text:span> <text:span text:style-name="T34">ге́тьман.</text:span><text:span text:style-name="T136"> Вивищуватися</text:span></text:p>
            <text:p text:style-name="P18">…той віщий пагорб, на котрому горді</text:p>
            <text:p text:style-name="P18"><text:span text:style-name="T33">гетьманяться</text:span> дуби — наснився з ночі,</text:p>
            <text:p text:style-name="P17"><text:span text:style-name="T128">аби розлуку близити мою.</text:span><text:span text:style-name="T127"> </text:span><text:span text:style-name="T2">(П, ІІ, 172)</text:span></text:p>
          </table:table-cell>
          <table:table-cell table:style-name="Dictionary.B2" office:value-type="string">
            <text:p text:style-name="P14">ге́тьман</text:p>
            <text:p text:style-name="P17">поет.</text:p>
            <text:p text:style-name="P17"><text:span text:style-name="T91">гетьма́н, -а, </text:span><text:span text:style-name="T107">ч.</text:span><text:span text:style-name="T91">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92"> </text:span><text:span text:style-name="T93">(ВТСУМ, 235)</text:span></text:p>
          </table:table-cell>
        </table:table-row>
        <table:table-row>
          <table:table-cell table:style-name="Dictionary.A2" table:number-rows-spanned="3" office:value-type="string">
            <text:p text:style-name="P13">ГЛИ́Б-СИ́НЬ-СЕ́РЦЕ</text:p>
            <text:p text:style-name="P17">-я, <text:span text:style-name="T128">ім., с. інд.-авт.,</text:span></text:p>
            <text:p text:style-name="P17"><text:soft-page-break/><text:span text:style-name="T10">утворене способом словоскладання, похідне від слів:</text:span> <text:span text:style-name="T34">глиб</text:span>, <text:span text:style-name="T34">синь</text:span> і <text:span text:style-name="T34">се́рце.</text:span></text:p>
            <text:p text:style-name="P18"><text:span text:style-name="T136">Золотокінва</text:span> — пади-но,</text:p>
            <text:p text:style-name="P17"><text:span text:style-name="T128">спади з лиця в </text:span><text:span text:style-name="T131">глиб-синь-серця</text:span><text:span text:style-name="T128">.</text:span><text:span text:style-name="T127"> </text:span><text:span text:style-name="T2">(П, ІІ, 191)</text:span></text:p>
          </table:table-cell>
          <table:table-cell table:style-name="Dictionary.B2" office:value-type="string">
            <text:p text:style-name="P14">глибина́ (глиб)</text:p>
            <text:p text:style-name="P17"><text:span text:style-name="T113">-и, </text:span><text:span text:style-name="T118">ж.</text:span></text:p>
            <text:p text:style-name="P17"><text:soft-page-break/>1) Відстань зверху вниз від поверхні, краю чого-небудь.</text:p>
            <text:p text:style-name="P17"><text:span text:style-name="T91">5) </text:span><text:span text:style-name="T107">тільки одн.</text:span><text:span text:style-name="T91">, </text:span><text:span text:style-name="T107">перен.</text:span><text:span text:style-name="T91"> Про значущість, змістовність чого-небудь. </text:span><text:span text:style-name="T94">(ВТСУМ, 244)</text:span></text:p>
          </table:table-cell>
        </table:table-row>
        <table:table-row>
          <table:covered-table-cell/>
          <table:table-cell table:style-name="Dictionary.B2" office:value-type="string">
            <text:p text:style-name="P14">си́нява (синь)</text:p>
            <text:p text:style-name="P17"><text:span text:style-name="T113">-и, </text:span><text:span text:style-name="T118">ж.</text:span></text:p>
            <text:p text:style-name="P17">1) Синій колір чого-небудь. || Ясне синє небо. || Серпанок. || <text:span text:style-name="T126">поет.</text:span>Сутінки.</text:p>
            <text:p text:style-name="P17">2) Синій простір, синя поверхня (про небо, море). <text:span text:style-name="T154">(ВТСУМ, 1319)</text:span></text:p>
          </table:table-cell>
        </table:table-row>
        <table:table-row>
          <table:covered-table-cell/>
          <table:table-cell table:style-name="Dictionary.B2" office:value-type="string">
            <text:p text:style-name="P14">се́рце</text:p>
            <text:p text:style-name="P17"><text:span text:style-name="T113">-я, </text:span><text:span text:style-name="T118">с.</text:span></text:p>
            <text:p text:style-name="P17">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144"> </text:span><text:span text:style-name="T143">(ВТСУМ, 1310)</text:span></text:p>
          </table:table-cell>
        </table:table-row>
        <table:table-row>
          <table:table-cell table:style-name="Dictionary.A1" table:number-rows-spanned="2" office:value-type="string">
            <text:p text:style-name="P13">ГОРЛОЗГУ́́К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гóрло </text:span><text:span text:style-name="T146">і </text:span><text:span text:style-name="T35">згýкий (</text:span><text:span text:style-name="T146">від </text:span><text:span text:style-name="T35">звук).</text:span></text:p>
            <text:p text:style-name="P18"><text:soft-page-break/>А обрій утікав. Я надбігав</text:p>
            <text:p text:style-name="P18">щосил моїх. Та обрій <text:span text:style-name="T33">горлозгукий</text:span></text:p>
            <text:p text:style-name="P17"><text:span text:style-name="T128">пустився впрост.</text:span><text:span text:style-name="T127"> </text:span><text:span text:style-name="T2">(П, І, 183)</text:span></text:p>
          </table:table-cell>
          <table:table-cell table:style-name="Dictionary.B1" office:value-type="string">
            <text:p text:style-name="P14">го́рло</text:p>
            <text:p text:style-name="P17"><text:span text:style-name="T113">-а, </text:span><text:span text:style-name="T118">с.</text:span></text:p>
            <text:p text:style-name="P17">1) Передня частина шиї, всередині якої знаходиться початок стравоходу і дихальних шляхів. || Хрящовий канал, який є початком стравоходу і <text:soft-page-break/>дихальних шляхів. <text:span text:style-name="T154">(ВТСУМ, 254)</text:span></text:p>
          </table:table-cell>
        </table:table-row>
        <table:table-row>
          <table:covered-table-cell/>
          <table:table-cell table:style-name="Dictionary.B2" office:value-type="string">
            <text:p text:style-name="P13">звук</text:p>
            <text:p text:style-name="P17">ч.</text:p>
            <text:p text:style-name="P17">1) <text:span text:style-name="T126">род.</text:span> -у.Слухове відчуття, що викликається механічними коливаннями; те, що людина чує, сприймає органом слуху. || Спів, музика. || <text:span text:style-name="T126">перев.</text:span> <text:span text:style-name="T126">мн.</text:span> Мелодія.</text:p>
            <text:p text:style-name="P17"><text:span text:style-name="T91">4) </text:span><text:span text:style-name="T107">род.</text:span><text:span text:style-name="T91"> -а, </text:span><text:span text:style-name="T107">лінгв.</text:span><text:span text:style-name="T91"> Членороздільний елемент людської мови, утворюваний за допомогою органів мовлення. </text:span><text:span text:style-name="T107">Голосні звуки</text:span><text:span text:style-name="T91">.</text:span><text:span text:style-name="T107">Альвеолярні звуки</text:span><text:span text:style-name="T91">.</text:span><text:span text:style-name="T92"> </text:span><text:span text:style-name="T93">(ВТСУМ, 449)</text:span></text:p>
          </table:table-cell>
        </table:table-row>
        <table:table-row>
          <table:table-cell table:style-name="Dictionary.A2" table:number-rows-spanned="2" office:value-type="string">
            <text:p text:style-name="P13">ДВОПÓГЛЯД</text:p>
            <text:p text:style-name="P17">-у, <text:span text:style-name="T127">ім., ч., інд.-авт.,</text:span></text:p>
            <text:p text:style-name="P17"><text:span text:style-name="T9">утворене способом основоскладання, похідне від слів:</text:span><text:span text:style-name="T146"> </text:span><text:span text:style-name="T35">два</text:span><text:span text:style-name="T146"> і </text:span><text:span text:style-name="T35">пóгляд.</text:span></text:p>
            <text:p text:style-name="P18">Та всеобрушає нестерпно</text:p>
            <text:p text:style-name="P18"><text:soft-page-break/><text:span text:style-name="T33">двопогляд</text:span>. У ньому ти сущий,</text:p>
            <text:p text:style-name="P18">померлий, пантруєш живого,</text:p>
            <text:p text:style-name="P17"><text:span text:style-name="T128">зориш за померлим — живий.</text:span><text:span text:style-name="T127"> </text:span><text:span text:style-name="T2">(П, І, 87)</text:span></text:p>
          </table:table-cell>
          <table:table-cell table:style-name="Dictionary.B2" office:value-type="string">
            <text:p text:style-name="P17">два</text:p>
            <text:p text:style-name="P17"><text:span text:style-name="T118">ч.</text:span><text:span text:style-name="T113"> </text:span><text:span text:style-name="T118">і с.</text:span><text:span text:style-name="T113">, дві, </text:span><text:span text:style-name="T118">ж.</text:span><text:span text:style-name="T113">, двох, </text:span><text:span text:style-name="T118">числ.</text:span><text:span text:style-name="T113"> </text:span><text:span text:style-name="T118">кільк.</text:span></text:p>
            <text:p text:style-name="P17">1) Назва числа 2 і його цифрового позначення. || Кількість із двох одиниць. <text:span text:style-name="T154">(ВТСУМ, 274)</text:span></text:p>
          </table:table-cell>
        </table:table-row>
        <table:table-row>
          <table:covered-table-cell/>
          <table:table-cell table:style-name="Dictionary.B2" office:value-type="string">
            <text:p text:style-name="P14">по́гляд</text:p>
            <text:p text:style-name="P17"><text:span text:style-name="T113">-у, </text:span><text:span text:style-name="T118">ч.</text:span></text:p>
            <text:p text:style-name="P17">1) Спрямованість, скерованість зору на кого-, що-небудь. || Вираз очей, манера дивитися. <text:span text:style-name="T126">Відводити погляд</text:span>. <text:span text:style-name="T126">Зустрічатися поглядом</text:span>.</text:p>
            <text:p text:style-name="P17"><text:span text:style-name="T91">2) Думка, судження про що-небудь. || </text:span><text:span text:style-name="T107">тільки мн.</text:span><text:span text:style-name="T91"> Система переконань, уявлень; світогляд, світосприймання.</text:span><text:span text:style-name="T92"> </text:span><text:span text:style-name="T93">(ВТСУМ, 1004)</text:span></text:p>
          </table:table-cell>
        </table:table-row>
        <table:table-row>
          <table:table-cell table:style-name="Dictionary.A2" table:number-rows-spanned="2" office:value-type="string">
            <text:p text:style-name="P13">ДЗЕНЬ-СТРУНÁ</text:p>
            <text:p text:style-name="P17">-и́, <text:span text:style-name="T127">ім., ж., інд.-авт.,</text:span></text:p>
            <text:p text:style-name="P17"><text:span text:style-name="T9">утворене способом словоскладання, </text:span><text:span text:style-name="T9">похідне від слів:</text:span><text:span text:style-name="T146"> </text:span><text:span text:style-name="T35">дзень</text:span><text:span text:style-name="T146"> і </text:span><text:span text:style-name="T35">струнá.</text:span></text:p>
            <text:p text:style-name="P18">І думою одною</text:p>
            <text:p text:style-name="P18">півсну кошлатить ся. І <text:span text:style-name="T33">дзень-струною</text:span></text:p>
            <text:p text:style-name="P17"><text:span text:style-name="T128">не йде це дивне диво з голови.</text:span><text:span text:style-name="T127"> </text:span><text:span text:style-name="T2">(П, ІІ, 194)</text:span></text:p>
          </table:table-cell>
          <table:table-cell table:style-name="Dictionary.B2" office:value-type="string">
            <text:p text:style-name="P13">дзень</text:p>
            <text:p text:style-name="P17">виг.</text:p>
            <text:p text:style-name="P17"><text:span text:style-name="T114">Уживається як присудок за </text:span><text:span text:style-name="T119">знач.</text:span><text:span text:style-name="T114"> </text:span><text:span text:style-name="T114">дзенькати.</text:span><text:span text:style-name="T113"> </text:span><text:span text:style-name="T117">(ВТСУМ, 292)</text:span></text:p>
          </table:table-cell>
        </table:table-row>
        <table:table-row>
          <table:covered-table-cell/>
          <table:table-cell table:style-name="Dictionary.B2" office:value-type="string">
            <text:p text:style-name="P14">струна́</text:p>
            <text:p text:style-name="P17"><text:span text:style-name="T113">-и́, </text:span><text:span text:style-name="T118">ж.</text:span></text:p>
            <text:p text:style-name="P17">1) Гнучка, пружна, туго натягнена нитка (металева, жильна і т. ін.) в музичних інструментах, що, коливаючись, створює звуки. || <text:span text:style-name="T126">тількимн.</text:span>, <text:span text:style-name="T126">перен.</text:span> Про звуки якого-небудь музичного інструмента; взагалі про музику, поезію.</text:p>
            <text:p text:style-name="P17"><text:span text:style-name="T91">2) </text:span><text:span text:style-name="T107">перен.</text:span><text:span text:style-name="T91"> Особливість кого-, чого-небудь, риса людини, властивість її характеру.</text:span><text:span text:style-name="T92"> </text:span><text:span text:style-name="T93">(ВТСУМ, 1405)</text:span></text:p>
          </table:table-cell>
        </table:table-row>
        <table:table-row>
          <table:table-cell table:style-name="Dictionary.A2" table:number-rows-spanned="2" office:value-type="string">
            <text:p text:style-name="P13">ДИВНОВЗÍР</text:p>
            <text:p text:style-name="P17"><text:soft-page-break/>-зóру, <text:span text:style-name="T127">ім., ч., інд.-авт.,</text:span></text:p>
            <text:p text:style-name="P17"><text:span text:style-name="T9">утворене способом основоскладання і нульсуфіксальним, похідне від слів:</text:span><text:span text:style-name="T146"> </text:span><text:span text:style-name="T35">ди́вний</text:span><text:span text:style-name="T146"> і </text:span><text:span text:style-name="T35">взі́р.</text:span></text:p>
            <text:p text:style-name="P18">Там крила птаства рясно миготіли,</text:p>
            <text:p text:style-name="P18">мережилася зелень <text:span text:style-name="T33">дивновзором</text:span>,</text:p>
            <text:p text:style-name="P18">а душу вже поймав самодоходжень</text:p>
            <text:p text:style-name="P17"><text:span text:style-name="T128">зухвалий холод і зухвалий жах.</text:span><text:span text:style-name="T127"> </text:span><text:span text:style-name="T2">(П, ІІ, 118)</text:span></text:p>
          </table:table-cell>
          <table:table-cell table:style-name="Dictionary.B2" office:value-type="string">
            <text:p text:style-name="P14">ди́вний</text:p>
            <text:p text:style-name="P17"><text:soft-page-break/>-а, -е.</text:p>
            <text:p text:style-name="P17">1) Який викликає подив. || Незвичайний якими-небудь якостями; чудний, незрозумілий. || Який не має подібних собі; рідкісний, кумедний.</text:p>
            <text:p text:style-name="P17">2) Дуже гарний; чудовий, чарівний. <text:span text:style-name="T154">(ВТСУМ, 294)</text:span></text:p>
          </table:table-cell>
        </table:table-row>
        <table:table-row>
          <table:covered-table-cell/>
          <table:table-cell table:style-name="Dictionary.B2" office:value-type="string">
            <text:p text:style-name="P13">взір</text:p>
            <text:p text:style-name="P17"><text:span text:style-name="T113">(узір), взору, </text:span><text:span text:style-name="T118">ч.</text:span><text:span text:style-name="T113">, </text:span><text:span text:style-name="T118">рідко</text:span><text:span text:style-name="T113">.</text:span></text:p>
            <text:p text:style-name="P17">1) Зовнішній вигляд кого-, чого-небудь.</text:p>
            <text:p text:style-name="P17"><text:span text:style-name="T91">3) </text:span><text:span text:style-name="T107">діал.</text:span><text:span text:style-name="T91"> Зір, погляд.</text:span><text:span text:style-name="T92"> </text:span><text:span text:style-name="T93">(ВТСУМ, 125)</text:span></text:p>
          </table:table-cell>
        </table:table-row>
        <table:table-row>
          <table:table-cell table:style-name="Dictionary.A2" office:value-type="string">
            <text:p text:style-name="P13">ДЛЯ́ННЯ</text:p>
            <text:p text:style-name="P17"><text:span text:style-name="T147">-</text:span>я, <text:span text:style-name="T127">ім., с., інд.-авт.,</text:span></text:p>
            <text:p text:style-name="P17"><text:span text:style-name="T9">утворене суфіксальним способом, похідне від слова</text:span> <text:span text:style-name="T34">для́ти.</text:span></text:p>
            <text:p text:style-name="P17">У штольнях ночей вертикальних</text:p>
            <text:p text:style-name="P17"><text:span text:style-name="T127">іде схарапуджене </text:span><text:span text:style-name="T129">дляння</text:span></text:p>
            <text:p text:style-name="P17"><text:span text:style-name="T127">всебезруху… </text:span><text:span text:style-name="T2">(П, І, 87)</text:span></text:p>
          </table:table-cell>
          <table:table-cell table:style-name="Dictionary.B2" office:value-type="string">
            <text:p text:style-name="P14">для́ти</text:p>
            <text:p text:style-name="P17"><text:span text:style-name="T113">дляю, дляєш, </text:span><text:span text:style-name="T118">недок.</text:span><text:span text:style-name="T113">, </text:span><text:span text:style-name="T118">розм.</text:span><text:span text:style-name="T113">, </text:span><text:span text:style-name="T118">рідко</text:span><text:span text:style-name="T113">.</text:span></text:p>
            <text:p text:style-name="P17">Не поспішати робити що-небудь; затягувати.<text:span text:style-name="T144"> </text:span><text:span text:style-name="T143">(ВТСУМ, 306)</text:span></text:p>
          </table:table-cell>
        </table:table-row>
        <table:table-row>
          <table:table-cell table:style-name="Dictionary.A2" office:value-type="string">
            <text:p text:style-name="P13">ДОДÓСВІТ</text:p>
            <text:p text:style-name="P17">-у, ім., <text:span text:style-name="T127">ч., інд.-авт.,</text:span></text:p>
            <text:p text:style-name="P17"><text:span text:style-name="T9">утворене префіксальним способом, </text:span><text:span text:style-name="T9">похідне від слова</text:span> <text:span text:style-name="T34">до́світ.</text:span></text:p>
            <text:p text:style-name="P18">Там ще <text:span text:style-name="T33">додосвіт</text:span>. Смерком облягло</text:p>
            <text:p text:style-name="P17"><text:span text:style-name="T128">ледачі верби, сторожкі тополі…</text:span><text:span text:style-name="T127"> </text:span><text:span text:style-name="T2">(П, ІІ, 13)</text:span></text:p>
          </table:table-cell>
          <table:table-cell table:style-name="Dictionary.B2" office:value-type="string">
            <text:p text:style-name="P14">до́світ</text:p>
            <text:p text:style-name="P17"><text:span text:style-name="T113">-у, </text:span><text:span text:style-name="T118">ч.</text:span></text:p>
            <text:p text:style-name="P17">Час доби перед сходом сонця, світанком.<text:span text:style-name="T144"> </text:span><text:span text:style-name="T143">(ВТСУМ, 321)</text:span></text:p>
          </table:table-cell>
        </table:table-row>
        <text:soft-page-break/>
        <table:table-row>
          <table:table-cell table:style-name="Dictionary.A2" table:number-rows-spanned="2" office:value-type="string">
            <text:p text:style-name="P13">ДУШЕКРÓНА</text:p>
            <text:p text:style-name="P17">-и, <text:span text:style-name="T127">ім., ж., інд.-авт.,</text:span></text:p>
            <text:p text:style-name="P17"><text:span text:style-name="T9">утворене способом основословоскладання, похідне від слів:</text:span><text:span text:style-name="T146"> </text:span><text:span text:style-name="T35">душá</text:span><text:span text:style-name="T146"> і </text:span><text:span text:style-name="T35">крóна.</text:span></text:p>
            <text:p text:style-name="P18">Ця розлука душ - </text:p>
            <text:p text:style-name="P18">одна загасла, друга спалахнула</text:p>
            <text:p text:style-name="P18">(лиш не твоя, бо смертна павза вже</text:p>
            <text:p text:style-name="P17"><text:span text:style-name="T128">обтяла зароділу </text:span><text:span text:style-name="T130">душекрону</text:span><text:span text:style-name="T128">)…</text:span><text:span text:style-name="T127"> </text:span><text:span text:style-name="T2">(П, І, 203)</text:span></text:p>
          </table:table-cell>
          <table:table-cell table:style-name="Dictionary.B2" office:value-type="string">
            <text:p text:style-name="P14">душа́</text:p>
            <text:p text:style-name="P17"><text:span text:style-name="T113">-і, </text:span><text:span text:style-name="T118">ж.</text:span></text:p>
            <text:p text:style-name="P17">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7">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 <text:span text:style-name="T154">(ВТСУМ, 333)</text:span></text:p>
          </table:table-cell>
        </table:table-row>
        <table:table-row>
          <table:covered-table-cell/>
          <table:table-cell table:style-name="Dictionary.B2" office:value-type="string">
            <text:p text:style-name="P14">кро́на</text:p>
            <text:p text:style-name="P17"><text:span text:style-name="T112">I </text:span><text:span text:style-name="T113">-и, </text:span><text:span text:style-name="T118">ж.</text:span></text:p>
            <text:p text:style-name="P17">Верхня частина дерева, що являє собою сукупність його гілок.<text:span text:style-name="T144"> </text:span><text:span text:style-name="T143">(ВТСУМ, 590)</text:span></text:p>
          </table:table-cell>
        </table:table-row>
        <table:table-row>
          <table:table-cell table:style-name="Dictionary.A2" table:number-rows-spanned="2" office:value-type="string">
            <text:p text:style-name="P13">ЖИВОДНÍ</text:p>
            <text:p text:style-name="P17">-íв, <text:span text:style-name="T127">ім., мн., інд.-авт.,</text:span></text:p>
            <text:p text:style-name="P17"><text:span text:style-name="T9">утворене способом основоскладання, похідне від слів:</text:span><text:span text:style-name="T146"> </text:span><text:span text:style-name="T35">живи́й</text:span><text:span text:style-name="T146"> і </text:span><text:span text:style-name="T35">дні́.</text:span></text:p>
            <text:p text:style-name="P18">Коли протліла згага <text:span text:style-name="T33">живоднів</text:span></text:p>
            <text:p text:style-name="P18">ураз попустить серце, ніби напад</text:p>
            <text:p text:style-name="P18"><text:soft-page-break/>нагальної недуги, в смертний запад,</text:p>
            <text:p text:style-name="P17"><text:span text:style-name="T128">у феєричні полиски жалів.</text:span><text:span text:style-name="T127"> </text:span><text:span text:style-name="T2">(П, І, 62)</text:span></text:p>
          </table:table-cell>
          <table:table-cell table:style-name="Dictionary.B2" office:value-type="string">
            <text:p text:style-name="P14">живи́й</text:p>
            <text:p text:style-name="P17">-а, -е.</text:p>
            <text:p text:style-name="P17"><text:span text:style-name="T91">1) Який існує, здійснює обмін речовин із зовнішнім середовищем, здатний рости, розмножуватися; </text:span><text:span text:style-name="T107">прот.</text:span><text:span text:style-name="T91"> мертвий. || Який є невід’ємною ознакою істоти, що живе, існує. || </text:span><text:span text:style-name="T107">у </text:span><text:soft-page-break/><text:span text:style-name="T107">знач.</text:span><text:span text:style-name="T91"> </text:span><text:span text:style-name="T107">ім.</text:span><text:span text:style-name="T91"> живе, -вого, </text:span><text:span text:style-name="T107">с.</text:span><text:span text:style-name="T91"> Все, що виявляє ознаки життя, що живе, існує. || Якого створюють рослини, тварини, люди. </text:span><text:span text:style-name="T94">(ВТСУМ, 367)</text:span></text:p>
          </table:table-cell>
        </table:table-row>
        <table:table-row>
          <table:covered-table-cell/>
          <table:table-cell table:style-name="Dictionary.B2" office:value-type="string">
            <text:p text:style-name="P13">день</text:p>
            <text:p text:style-name="P17"><text:span text:style-name="T113">дня, </text:span><text:span text:style-name="T118">ч.</text:span></text:p>
            <text:p text:style-name="P17">1) Частина доби від сходу до заходу сонця, від ранку до вечора. || Про денне світло.</text:p>
            <text:p text:style-name="P17"><text:span text:style-name="T91">4) </text:span><text:span text:style-name="T107">тільки мн.</text:span><text:span text:style-name="T91">, </text:span><text:span text:style-name="T107">чого</text:span><text:span text:style-name="T91">, </text:span><text:span text:style-name="T107">які</text:span><text:span text:style-name="T91">. Час, період у житті людини, народу. || </text:span><text:span text:style-name="T107">чиї</text:span><text:span text:style-name="T91">. Життя.</text:span><text:span text:style-name="T92"> </text:span><text:span text:style-name="T93">(ВТСУМ, 284)</text:span></text:p>
          </table:table-cell>
        </table:table-row>
        <table:table-row>
          <table:table-cell table:style-name="Dictionary.A2" table:number-rows-spanned="2" office:value-type="string">
            <text:p text:style-name="P13">ЖИТТЄСМÉРТЬ</text:p>
            <text:p text:style-name="P17">-і, <text:span text:style-name="T127">ім., ж., інд.-авт.,</text:span></text:p>
            <text:p text:style-name="P17"><text:span text:style-name="T9">утворене способом основоскладання, похідне від слів:</text:span><text:span text:style-name="T146"> </text:span><text:span text:style-name="T35">життя́</text:span><text:span text:style-name="T146"> і </text:span><text:span text:style-name="T35">сме́рть.</text:span></text:p>
            <text:p text:style-name="P18">Сховати ся од долі — не судилось.</text:p>
            <text:p text:style-name="P18">Ударив грім — і зразу шкереберть</text:p>
            <text:p text:style-name="P18">пішло життя. І ось ти — все, що снилось,</text:p>
            <text:p text:style-name="P17"><text:span text:style-name="T128">як смертеіснування й </text:span><text:span text:style-name="T130">життєсмерть</text:span><text:span text:style-name="T128">.</text:span><text:span text:style-name="T127"> </text:span><text:span text:style-name="T2">(П, І, 83)</text:span></text:p>
          </table:table-cell>
          <table:table-cell table:style-name="Dictionary.B2" office:value-type="string">
            <text:p text:style-name="P14">життя́</text:p>
            <text:p text:style-name="P17"><text:span text:style-name="T113">-я, </text:span><text:span text:style-name="T118">с.</text:span></text:p>
            <text:p text:style-name="P17">1) Вища форма існування матерії, найхарактернішими рисами якої є обмін речовин, самооновлення, самовідтворення. || Існування всього живого; <text:span text:style-name="T126">прот.</text:span> смерть.</text:p>
            <text:p text:style-name="P17">2) Стан живого організму в стадії розвитку, зросту.</text:p>
            <text:p text:style-name="P17">3) Період існування кого-небудь; вік. || Все пережите, зроблене людиною за час її існування; біографія.</text:p>
            <text:p text:style-name="P17">4) Спосіб існування кого-небудь. <text:span text:style-name="T154">(ВТСУМ, 369)</text:span></text:p>
          </table:table-cell>
        </table:table-row>
        <table:table-row>
          <table:covered-table-cell/>
          <table:table-cell table:style-name="Dictionary.B2" office:value-type="string">
            <text:p text:style-name="P13">смерть</text:p>
            <text:p text:style-name="P17"><text:soft-page-break/><text:span text:style-name="T113">-і, </text:span><text:span text:style-name="T118">ж.</text:span></text:p>
            <text:p text:style-name="P17">1) Припинення життєдіяльності організму і загибель його; припинення біологічного обміну речовин в організмі або його частині. <text:span text:style-name="T126">Фізіологічна смерть</text:span>.</text:p>
            <text:p text:style-name="P17"><text:span text:style-name="T114">2) Припинення існування людини, тварини; </text:span><text:span text:style-name="T119">прот.</text:span><text:span text:style-name="T114"> життя; кончина, скін. || Те саме, що Смертна кара (</text:span><text:span text:style-name="T119">див.</text:span><text:span text:style-name="T114"> смертний). || </text:span><text:span text:style-name="T119">кому</text:span><text:span text:style-name="T114">. Уживається як заклик до помсти, відплати. || Персоніфікація кончини — людський скелет, звичайно з косою. || </text:span><text:span text:style-name="T119">перен.</text:span><text:span text:style-name="T114"> Загибель, припинення існування чого-небудь. || </text:span><text:span text:style-name="T119">перен.</text:span><text:span text:style-name="T114"> Занепад чого-небудь.</text:span><text:span text:style-name="T115"> </text:span><text:span text:style-name="T116">(ВТСУМ, 1348)</text:span></text:p>
          </table:table-cell>
        </table:table-row>
        <table:table-row>
          <table:table-cell table:style-name="Dictionary.A2" table:number-rows-spanned="2" office:value-type="string">
            <text:p text:style-name="P13">ЖИТТЄТÓКИ</text:p>
            <text:p text:style-name="P17">-ів, <text:span text:style-name="T127">ім., мн., інд.-авт.,</text:span></text:p>
            <text:p text:style-name="P17"><text:span text:style-name="T9">утворене способом основоскладання, похідне від слів:</text:span><text:span text:style-name="T146"> </text:span><text:span text:style-name="T35">життя́</text:span><text:span text:style-name="T146"> і </text:span><text:span text:style-name="T35">тóки.</text:span></text:p>
            <text:p text:style-name="P18">Нарешті збір, нарешті збір померлих днів і років,</text:p>
            <text:p text:style-name="P17"><text:span text:style-name="T128">мов ґрати чорних спроневір і ярих </text:span><text:span text:style-name="T130">життєтоків</text:span><text:span text:style-name="T128">…</text:span><text:span text:style-name="T127"> </text:span><text:span text:style-name="T2">(П, ІІ, 131)</text:span></text:p>
          </table:table-cell>
          <table:table-cell table:style-name="Dictionary.B2" office:value-type="string">
            <text:p text:style-name="P17"><text:span text:style-name="T35">життя́</text:span><text:span text:style-name="T146"> (див </text:span><text:span text:style-name="T35">ЖИТТЄСМÉРТЬ</text:span><text:span text:style-name="T146">)</text:span></text:p>
          </table:table-cell>
        </table:table-row>
        <table:table-row>
          <table:covered-table-cell/>
          <table:table-cell table:style-name="Dictionary.B2" office:value-type="string">
            <text:p text:style-name="P13">тік</text:p>
            <text:p text:style-name="P17"><text:span text:style-name="T113">то́ку, </text:span><text:span text:style-name="T118">ч.</text:span></text:p>
            <text:p text:style-name="P17">1) Розчищене місце, спеціально підготовлений майданчик надворі або в приміщенні для молотьби, очищення і просушування зерна.</text:p>
            <text:p text:style-name="P17">2) Скирти, стіжки, ожереди і т. ін., що стоять на такому місці.<text:span text:style-name="T144"> </text:span><text:span text:style-name="T143">(ВТСУМ, 1453)</text:span></text:p>
          </table:table-cell>
        </table:table-row>
        <table:table-row>
          <table:table-cell table:style-name="Dictionary.A2" table:number-rows-spanned="2" office:value-type="string">
            <text:p text:style-name="P13">ЗА-СВІТИ́</text:p>
            <text:p text:style-name="P17">-і́в, <text:span text:style-name="T127">ім., мн. інд.-авт.,</text:span></text:p>
            <text:p text:style-name="P17"><text:soft-page-break/><text:span text:style-name="T9">утворене способом словоскладання, похідне від слів:</text:span><text:span text:style-name="T146"> </text:span><text:span text:style-name="T35">за</text:span><text:span text:style-name="T146"> і </text:span><text:span text:style-name="T35">світи́.</text:span></text:p>
            <text:p text:style-name="P18">І не держу надії в бозі,</text:p>
            <text:p text:style-name="P17"><text:span text:style-name="T128">коли пірвався в </text:span><text:span text:style-name="T130">за-світи</text:span><text:span text:style-name="T128">.</text:span><text:span text:style-name="T127"> </text:span><text:span text:style-name="T2">(П, ІІ, 195)</text:span></text:p>
          </table:table-cell>
          <table:table-cell table:style-name="Dictionary.B2" office:value-type="string">
            <text:p text:style-name="P13">за</text:p>
            <text:p text:style-name="P17"><text:span text:style-name="T112">I </text:span><text:span text:style-name="T118">прийм.</text:span><text:span text:style-name="T113">, </text:span><text:span text:style-name="T118">з род.</text:span><text:span text:style-name="T113">, </text:span><text:span text:style-name="T118">знах.</text:span><text:span text:style-name="T113"> </text:span><text:span text:style-name="T118">і оруд.</text:span><text:span text:style-name="T113"> </text:span><text:soft-page-break/><text:span text:style-name="T118">відмінками</text:span><text:span text:style-name="T113">. Сполучення з </text:span><text:span text:style-name="T118">прийм.</text:span><text:span text:style-name="T113"> за виражають: Просторові відношення:</text:span></text:p>
            <text:p text:style-name="P17"><text:span text:style-name="T91">1) </text:span><text:span text:style-name="T107">із знах.</text:span><text:span text:style-name="T91"> </text:span><text:span text:style-name="T107">і оруд. в.</text:span><text:span text:style-name="T91"> Вказує на предмет, місце і т. ін.: а) за межі яких спрямовані дія, рух (</text:span><text:span text:style-name="T107">знах. в.</text:span><text:span text:style-name="T91">); б) позад, по той бік яких хто-, що-небудь знаходиться, міститься, перебуває або щось відбувається (</text:span><text:span text:style-name="T107">оруд. в.</text:span><text:span text:style-name="T91">). || У </text:span><text:span text:style-name="T107">сполуч.</text:span><text:span text:style-name="T91"> зі </text:span><text:span text:style-name="T107">сл.</text:span><text:span text:style-name="T91"> сідати (сидіти, сісти), стояти (стати) і т. ін. вказує на предмет, біля якого хто-небудь розташовується, щоб виконати певну дію, або хтось знаходиться, виконуючи що-небудь. </text:span><text:span text:style-name="T94">(ВТСУМ, 373)</text:span></text:p>
          </table:table-cell>
        </table:table-row>
        <table:table-row>
          <table:covered-table-cell/>
          <table:table-cell table:style-name="Dictionary.B2" office:value-type="string">
            <text:p text:style-name="P13">світ</text:p>
            <text:p text:style-name="P17"><text:span text:style-name="T112">II </text:span><text:span text:style-name="T113">-у </text:span><text:span text:style-name="T118">і заст.</text:span><text:span text:style-name="T113"> -а, </text:span><text:span text:style-name="T118">ч.</text:span></text:p>
            <text:p text:style-name="P17">1) Сукупність усіх форм матерії як єдине ціле; всесвіт. <text:span text:style-name="T126">Геоцентрична система світу</text:span>.<text:span text:style-name="T144"> </text:span><text:span text:style-name="T143">(ВТСУМ, 1298-1299)</text:span></text:p>
          </table:table-cell>
        </table:table-row>
        <table:table-row>
          <table:table-cell table:style-name="Dictionary.A2" table:number-rows-spanned="2" office:value-type="string">
            <text:p text:style-name="P13">ЗИМНОСХÍД</text:p>
            <text:p text:style-name="P17">-у, <text:span text:style-name="T127">ім., ч., інд.-авт.,</text:span></text:p>
            <text:p text:style-name="P17"><text:span text:style-name="T9">утворене способом основоскладання і нульсуфіксальним, похідне від слів:</text:span><text:span text:style-name="T146"> </text:span><text:span text:style-name="T35">зи́мно</text:span><text:span text:style-name="T146"> і </text:span><text:span text:style-name="T35">схо́дити.</text:span></text:p>
            <text:p text:style-name="P18">Довкруги - </text:p>
            <text:p text:style-name="P17"><text:span text:style-name="T128">лише вітри з шпаркого </text:span><text:span text:style-name="T130">зимносходу</text:span><text:span text:style-name="T128">.</text:span><text:span text:style-name="T127"> </text:span><text:span text:style-name="T2">(П, І, 173)</text:span></text:p>
          </table:table-cell>
          <table:table-cell table:style-name="Dictionary.B2" office:value-type="string">
            <text:p text:style-name="P14">зи́мно</text:p>
            <text:p text:style-name="P17"><text:span text:style-name="T112">I </text:span><text:span text:style-name="T118">розм.</text:span></text:p>
            <text:p text:style-name="P17">1) <text:span text:style-name="T128">Присл.</text:span> до зимний <text:span text:style-name="T154">(ВТСУМ, 459)</text:span></text:p>
          </table:table-cell>
        </table:table-row>
        <table:table-row>
          <table:covered-table-cell/>
          <table:table-cell table:style-name="Dictionary.B2" office:value-type="string">
            <text:p text:style-name="P13">схо́дити</text:p>
            <text:p text:style-name="P17"><text:span text:style-name="T112">I </text:span><text:span text:style-name="T113">схо́дити</text:span></text:p>
            <text:p text:style-name="P17"><text:span text:style-name="T126">і рідше </text:span>зіходити, -джу, -диш, <text:span text:style-name="T126">недок.</text:span>, зійти, зійду, зійдеш, <text:span text:style-name="T126">док.</text:span></text:p>
            <text:p text:style-name="P17"><text:span text:style-name="T91">3) </text:span><text:span text:style-name="T107">перен.</text:span><text:span text:style-name="T91"> Наближатися, поширюючись, ніби опускаючись (про </text:span><text:soft-page-break/><text:span text:style-name="T91">вечір, сутінки і т. ін.). || </text:span><text:span text:style-name="T107">на кого —</text:span><text:span text:style-name="T91"> </text:span><text:span text:style-name="T107">що</text:span><text:span text:style-name="T91">, </text:span><text:span text:style-name="T107">розм.</text:span><text:span text:style-name="T91"> </text:span><text:span text:style-name="T107">кому до чого</text:span><text:span text:style-name="T91">, </text:span><text:span text:style-name="T107">книжн.</text:span><text:span text:style-name="T91">Охоплювати кого-небудь, оволодівати кимсь (про почуття, стан і т. ін.).</text:span><text:span text:style-name="T92"> </text:span><text:span text:style-name="T93">(ВТСУМ, 1421)</text:span></text:p>
          </table:table-cell>
        </table:table-row>
        <table:table-row>
          <table:table-cell table:style-name="Dictionary.A2" office:value-type="string">
            <text:p text:style-name="P13">ЗНЕГОЛОСНÍЛИЙ</text:p>
            <text:p text:style-name="P17">-а, -е, <text:span text:style-name="T128">прикм., </text:span><text:span text:style-name="T127">інд.-авт.,</text:span></text:p>
            <text:p text:style-name="P17"><text:span text:style-name="T9">утворене суфіксальним способом, похідне від слова</text:span><text:span text:style-name="T146"> </text:span><text:span text:style-name="T35">знеголосні́ти —</text:span><text:span text:style-name="T138"> позбавитися голосу.</text:span></text:p>
            <text:p text:style-name="P18">…це кождочасне поривання в смерть ,</text:p>
            <text:p text:style-name="P18">щоб з неї виринати в знавіснілий</text:p>
            <text:p text:style-name="P17"><text:span text:style-name="T128">хрипкий чи геть </text:span><text:span text:style-name="T130">знеголоснілий</text:span><text:span text:style-name="T128"> крик.</text:span><text:span text:style-name="T127"> </text:span><text:span text:style-name="T2">(П, І, 121)</text:span></text:p>
          </table:table-cell>
          <table:table-cell table:style-name="Dictionary.B2" office:value-type="string">
            <text:p text:style-name="P17"><text:span text:style-name="T35">Знеголосні́ти </text:span><text:span text:style-name="T138">(не подано у словнику)</text:span></text:p>
          </table:table-cell>
        </table:table-row>
        <table:table-row>
          <table:table-cell table:style-name="Dictionary.A2" table:number-rows-spanned="2" office:value-type="string">
            <text:p text:style-name="P13">ЗОЛОТОКÍНВА</text:p>
            <text:p text:style-name="P17">-и, <text:span text:style-name="T127">ім., ж., інд.-авт.,</text:span></text:p>
            <text:p text:style-name="P17"><text:span text:style-name="T9">утворене способом основоскладання, похідне від слів:</text:span><text:span text:style-name="T146"> </text:span><text:span text:style-name="T35">золоти́й</text:span><text:span text:style-name="T146"> і </text:span><text:span text:style-name="T35">кíнва.</text:span></text:p>
            <text:p text:style-name="P18"><text:span text:style-name="T33">Золотокінва</text:span> — пади-но,</text:p>
            <text:p text:style-name="P17"><text:span text:style-name="T128">спади з лиця в глиб-синь-серця.</text:span><text:span text:style-name="T127"> </text:span><text:span text:style-name="T2">(П, ІІ, 191)</text:span></text:p>
          </table:table-cell>
          <table:table-cell table:style-name="Dictionary.B2" office:value-type="string">
            <text:p text:style-name="P14">золоти́й</text:p>
            <text:p text:style-name="P17">-а, -е.</text:p>
            <text:p text:style-name="P17">4) Який своїм кольором нагадує золото; блискучо-жовтий, оранжевий.<text:span text:style-name="T126">Золота осінь</text:span>. <text:span text:style-name="T126">Золота рибка</text:span>.</text:p>
            <text:p text:style-name="P17">5) <text:span text:style-name="T126">перен.</text:span> Дуже цінний, вартий поваги (про людину, її характер і т. ін.). <text:span text:style-name="T126">Золоте серце</text:span>. <text:span text:style-name="T126">Золоті руки</text:span>.</text:p>
            <text:p text:style-name="P17">6) <text:span text:style-name="T126">перен.</text:span> Який дає людям радість, щастя; прекрасний, щасливий.<text:span text:style-name="T126">Золоте дитинство</text:span>.</text:p>
            <text:p text:style-name="P17"><text:soft-page-break/><text:span text:style-name="T91">7) </text:span><text:span text:style-name="T107">перен.</text:span><text:span text:style-name="T91"> Дорогий, любий (у </text:span><text:span text:style-name="T107">пестл.</text:span><text:span text:style-name="T91"> звертанні до кого-небудь). </text:span><text:span text:style-name="T94">(ВТСУМ, 475)</text:span></text:p>
          </table:table-cell>
        </table:table-row>
        <table:table-row>
          <table:covered-table-cell/>
          <table:table-cell table:style-name="Dictionary.B2" office:value-type="string">
            <text:p text:style-name="P13">кінва́</text:p>
            <text:p text:style-name="P17"><text:span text:style-name="T112">II </text:span><text:span text:style-name="T113">кінва́</text:span></text:p>
            <text:p text:style-name="P17">-и, <text:span text:style-name="T126">ж.</text:span>, <text:span text:style-name="T126">розм.</text:span></text:p>
            <text:p text:style-name="P23"><text:span text:style-name="T121">Збірн. до </text:span><text:span text:style-name="T1">кінь</text:span><text:span text:style-name="T121">.</text:span><text:span text:style-name="T122"> </text:span><text:span text:style-name="T123">(ВТСУМ, 540)</text:span></text:p>
          </table:table-cell>
        </table:table-row>
        <table:table-row>
          <table:table-cell table:style-name="Dictionary.A2" table:number-rows-spanned="2" office:value-type="string">
            <text:p text:style-name="P13">З-ПОНАДСВÍТНІЙ</text:p>
            <text:p text:style-name="P17">-я, -є, <text:span text:style-name="T128">прикм.,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з</text:span><text:span text:style-name="T138">-</text:span><text:span text:style-name="T35">по́над</text:span><text:span text:style-name="T146"> і </text:span><text:span text:style-name="T35">світ.</text:span></text:p>
            <text:p text:style-name="P18">…аж сіла зірка на дроту й щебече</text:p>
            <text:p text:style-name="P17"><text:span text:style-name="T128">і сяє горлом — </text:span><text:span text:style-name="T130">з-понадсвітній</text:span><text:span text:style-name="T128"> спів.</text:span><text:span text:style-name="T127"> </text:span><text:span text:style-name="T2">(П, ІІ, 120)</text:span></text:p>
          </table:table-cell>
          <table:table-cell table:style-name="Dictionary.B2" office:value-type="string">
            <text:p text:style-name="P14">з-по́над</text:p>
            <text:p text:style-name="P17"><text:span text:style-name="T118">прийм.</text:span><text:span text:style-name="T113">, </text:span><text:span text:style-name="T118">з род. в.</text:span></text:p>
            <text:p text:style-name="P17"><text:span text:style-name="T91">Вказує на предмет, через верхній край якого спрямовано дію, рух. || Вказує на предмет, місце, у безпосередній близькості від якого починається </text:span><text:span text:style-name="T91">якась дія. </text:span><text:span text:style-name="T94">(ВТСУМ, 478)</text:span></text:p>
          </table:table-cell>
        </table:table-row>
        <table:table-row>
          <table:covered-table-cell/>
          <table:table-cell table:style-name="Dictionary.B2" office:value-type="string">
            <text:p text:style-name="P17"><text:span text:style-name="T34">світ</text:span><text:span text:style-name="T136"> (див. </text:span><text:span text:style-name="T34">ЗА-СВІТИ́</text:span><text:span text:style-name="T136">)</text:span></text:p>
          </table:table-cell>
        </table:table-row>
        <table:table-row>
          <table:table-cell table:style-name="Dictionary.A2" table:number-rows-spanned="2" office:value-type="string">
            <text:p text:style-name="P13">ІСПЕРЕДЛÍТ</text:p>
            <text:p text:style-name="P18">присл., інд.-авт.,</text:p>
            <text:p text:style-name="P17"><text:span text:style-name="T8">утворене способом основоскладання, похідне від слів:</text:span> <text:span text:style-name="T34">спе́ред</text:span> і <text:span text:style-name="T34">літ.</text:span></text:p>
            <text:p text:style-name="P18">Ось твоя подоба</text:p>
            <text:p text:style-name="P17"><text:span text:style-name="T128">подвижництво людське — </text:span><text:span text:style-name="T130">іспередліт</text:span><text:span text:style-name="T128">.</text:span><text:span text:style-name="T127"> </text:span><text:span text:style-name="T2">(П, ІІ, 158)</text:span></text:p>
          </table:table-cell>
          <table:table-cell table:style-name="Dictionary.B2" office:value-type="string">
            <text:p text:style-name="P15">спе́реду</text:p>
            <text:p text:style-name="P17"><text:span text:style-name="T113">3) </text:span><text:span text:style-name="T118">присл.</text:span><text:span text:style-name="T113">, </text:span><text:span text:style-name="T118">рідко</text:span><text:span text:style-name="T113">. Раніше, в минулому; перед цим.</text:span></text:p>
            <text:p text:style-name="P17"><text:span text:style-name="T89">4) </text:span><text:span text:style-name="T106">прийм.</text:span><text:span text:style-name="T89">, </text:span><text:span text:style-name="T106">з род. в.</text:span><text:span text:style-name="T89"> Уживається для означення місця перед ким-, чим-небудь; на передньому боці чогось. </text:span><text:span text:style-name="T110">(ВТСУМ, 1361-1364)</text:span></text:p>
          </table:table-cell>
        </table:table-row>
        <table:table-row>
          <table:covered-table-cell/>
          <table:table-cell table:style-name="Dictionary.B2" office:value-type="string">
            <text:p text:style-name="P14">літа́</text:p>
            <text:p text:style-name="P17"><text:span text:style-name="T113">літ, </text:span><text:span text:style-name="T118">мн.</text:span></text:p>
            <text:p text:style-name="P17">1) Період часу в кілька років; роки.<text:span text:style-name="T144"> </text:span><text:span text:style-name="T143">(ВТСУМ, 622)</text:span></text:p>
          </table:table-cell>
        </table:table-row>
        <table:table-row>
          <table:table-cell table:style-name="Dictionary.A2" office:value-type="string">
            <text:p text:style-name="P13">КРАЙÓКРАЙ</text:p>
            <text:p text:style-name="P17"><text:soft-page-break/>крайóкраю, <text:span text:style-name="T127">ім., ч., інд.-авт.,</text:span></text:p>
            <text:p text:style-name="P17"><text:span text:style-name="T9">утворене способом основоскладання, похідне від слів:</text:span><text:span text:style-name="T146"> </text:span><text:span text:style-name="T35">край</text:span><text:span text:style-name="T146"> і </text:span><text:span text:style-name="T35">край.</text:span></text:p>
            <text:p text:style-name="P18">З <text:span text:style-name="T33">крайокраю</text:span>, з цієї високості,</text:p>
            <text:p text:style-name="P18">пади, згорнувши крила, до долин…<text:span text:style-name="T6"> (П, І, 40);</text:span></text:p>
            <text:p text:style-name="P18">Єси ти за <text:span text:style-name="T33">крайокраєм</text:span>, чаїшся</text:p>
            <text:p text:style-name="P17"><text:span text:style-name="T128">од мого неоговтаного погляду…</text:span><text:span text:style-name="T127"> </text:span><text:span text:style-name="T2">(П, І, 91)</text:span></text:p>
          </table:table-cell>
          <table:table-cell table:style-name="Dictionary.B2" office:value-type="string">
            <text:p text:style-name="P13">край</text:p>
            <text:p text:style-name="P17"><text:soft-page-break/><text:span text:style-name="T112">I </text:span><text:span text:style-name="T113">-ю, </text:span><text:span text:style-name="T118">ч.</text:span></text:p>
            <text:p text:style-name="P17"><text:span text:style-name="T114">1) Лінія, що обмежує поверхню чого-небудь, а також те, що прилягає до цієї лінії; кінець (</text:span><text:span text:style-name="T119">див.</text:span><text:span text:style-name="T114">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7"><text:span text:style-name="T32">II </text:span><text:span text:style-name="T126">прийм.</text:span> <text:span text:style-name="T126">з род. в.</text:span></text:p>
            <text:p text:style-name="P17">Указує на місцезнаходження предмета поблизу іншого; біля, коло.<text:span text:style-name="T144"> </text:span><text:span text:style-name="T143">(ВТСУМ, 582)</text:span></text:p>
          </table:table-cell>
        </table:table-row>
        <table:table-row>
          <table:table-cell table:style-name="Dictionary.A2" table:number-rows-spanned="2" office:value-type="string">
            <text:p text:style-name="P13">КРАЙСЕБÉ</text:p>
            <text:p text:style-name="P17"><text:span text:style-name="T128">присл., </text:span><text:span text:style-name="T127">інд.-авт.,</text:span></text:p>
            <text:p text:style-name="P17"><text:span text:style-name="T9">утворене способом зрощення, похідне від слів:</text:span><text:span text:style-name="T146"> </text:span><text:span text:style-name="T35">край</text:span><text:span text:style-name="T146"> і </text:span><text:span text:style-name="T35">себé.</text:span></text:p>
            <text:p text:style-name="P18">І не зайти за дальні далечі.</text:p>
            <text:p text:style-name="P17"><text:span text:style-name="T128">І за </text:span><text:span text:style-name="T130">крайсебе</text:span><text:span text:style-name="T128"> не зайти.</text:span><text:span text:style-name="T127"> </text:span><text:span text:style-name="T2">(П, І, 96)</text:span></text:p>
          </table:table-cell>
          <table:table-cell table:style-name="Dictionary.B2" office:value-type="string">
            <text:p text:style-name="P17"><text:span text:style-name="T35">край </text:span><text:span text:style-name="T141">(див. </text:span><text:span text:style-name="T35">КРАЙÓКРАЙ</text:span><text:span text:style-name="T141">)</text:span></text:p>
          </table:table-cell>
        </table:table-row>
        <table:table-row>
          <table:covered-table-cell/>
          <table:table-cell table:style-name="Dictionary.B2" office:value-type="string">
            <text:p text:style-name="P14">себе́</text:p>
            <text:p text:style-name="P17"><text:span text:style-name="T118">наз. в.</text:span><text:span text:style-name="T113"> </text:span><text:span text:style-name="T118">нема</text:span><text:span text:style-name="T113">, </text:span><text:span text:style-name="T118">одн.</text:span><text:span text:style-name="T113"> </text:span><text:span text:style-name="T118">і мн.</text:span><text:span text:style-name="T113">, </text:span><text:span text:style-name="T118">займ.</text:span><text:span text:style-name="T113"> </text:span><text:span text:style-name="T118">зворотний</text:span><text:span text:style-name="T113">.</text:span></text:p>
            <text:p text:style-name="P17">Вказує на спрямованість дії на самого виконавця дії, заміняючи за змістом особові займенники.<text:span text:style-name="T144"> </text:span><text:span text:style-name="T143">(ВТСУМ, 1301)</text:span></text:p>
          </table:table-cell>
        </table:table-row>
        <table:table-row>
          <table:table-cell table:style-name="Dictionary.A2" table:number-rows-spanned="2" office:value-type="string">
            <text:p text:style-name="P13">КРАЙЧÁС</text:p>
            <text:p text:style-name="P17"><text:span text:style-name="T128">присл., </text:span><text:span text:style-name="T127">інд.-авт.,</text:span></text:p>
            <text:p text:style-name="P17"><text:span text:style-name="T9">утворене способом зрощення, похідне від слів:</text:span><text:span text:style-name="T146"> </text:span><text:span text:style-name="T35">край</text:span><text:span text:style-name="T146"> і </text:span><text:span text:style-name="T35">час.</text:span></text:p>
            <text:p text:style-name="P18">Що б то нам</text:p>
            <text:p text:style-name="P18">посовгнути — ці межигони часу,</text:p>
            <text:p text:style-name="P18">марудні межигони живоття,</text:p>
            <text:p text:style-name="P18">коли змарнілі постаті снаги,</text:p>
            <text:p text:style-name="P18"><text:soft-page-break/>ці бурі пристрастей попопелілих,</text:p>
            <text:p text:style-name="P18">раптово окошилися на нас.</text:p>
            <text:p text:style-name="P18">І хочеться сягнути за <text:span text:style-name="T33">крайчасу</text:span>,</text:p>
            <text:p text:style-name="P17"><text:span text:style-name="T128">за прапервні.</text:span><text:span text:style-name="T127"> </text:span><text:span text:style-name="T2">(П, І, 57)</text:span></text:p>
          </table:table-cell>
          <table:table-cell table:style-name="Dictionary.B2" office:value-type="string">
            <text:p text:style-name="P17"><text:span text:style-name="T35">край </text:span><text:span text:style-name="T141">(див. </text:span><text:span text:style-name="T35">КРАЙÓКРАЙ</text:span><text:span text:style-name="T141">)</text:span></text:p>
          </table:table-cell>
        </table:table-row>
        <table:table-row>
          <table:covered-table-cell/>
          <table:table-cell table:style-name="Dictionary.B2" office:value-type="string">
            <text:p text:style-name="P13">час</text:p>
            <text:p text:style-name="P17"><text:span text:style-name="T113">-у, </text:span><text:span text:style-name="T118">ч.</text:span></text:p>
            <text:p text:style-name="P17"><text:span text:style-name="T91">1) </text:span><text:span text:style-name="T107">філос.</text:span><text:span text:style-name="T91"> Одна з основних </text:span><text:span text:style-name="T91">об’єктивних форм існування матерії, яка виявляється в тривалості буття.</text:span><text:span text:style-name="T92"> </text:span><text:span text:style-name="T93">(ВТСУМ, 1594)</text:span></text:p>
          </table:table-cell>
        </table:table-row>
        <table:table-row>
          <table:table-cell table:style-name="Dictionary.A2" table:number-rows-spanned="2" office:value-type="string">
            <text:p text:style-name="P13">КРИВОЛÉТ</text:p>
            <text:p text:style-name="P17">-у, <text:span text:style-name="T127">ім., ч., інд.-авт.,</text:span></text:p>
            <text:p text:style-name="P17"><text:span text:style-name="T9">утворене способом основоскладання, похідне від слів:</text:span><text:span text:style-name="T146"> </text:span><text:span text:style-name="T35">криви́й</text:span><text:span text:style-name="T146"> і </text:span><text:span text:style-name="T35">лет.</text:span></text:p>
            <text:p text:style-name="P18">…ця колотнеча</text:p>
            <text:p text:style-name="P18">надій і спроневіри, <text:span text:style-name="T33">криволет</text:span></text:p>
            <text:p text:style-name="P18">лякливих ауспіцій, що в безгуччі</text:p>
            <text:p text:style-name="P18">шершаваими крильми прошерхотять </text:p>
            <text:p text:style-name="P17"><text:span text:style-name="T128">і всядуться на голові…</text:span><text:span text:style-name="T127"> </text:span><text:span text:style-name="T2">(П, І, 121)</text:span></text:p>
          </table:table-cell>
          <table:table-cell table:style-name="Dictionary.B2" office:value-type="string">
            <text:p text:style-name="P14">криви́й</text:p>
            <text:p text:style-name="P17">-а, -е.</text:p>
            <text:p text:style-name="P17"><text:span text:style-name="T114">6) </text:span><text:span text:style-name="T119">перен.</text:span><text:span text:style-name="T114">, </text:span><text:span text:style-name="T119">розм.</text:span><text:span text:style-name="T114"> Те саме, що хибний; неправильний (у 2 </text:span><text:span text:style-name="T119">знач.</text:span><text:span text:style-name="T114">), помилковий.</text:span><text:span text:style-name="T113"> </text:span><text:span text:style-name="T117">(ВТСУМ, 585)</text:span></text:p>
          </table:table-cell>
        </table:table-row>
        <table:table-row>
          <table:covered-table-cell/>
          <table:table-cell table:style-name="Dictionary.B2" office:value-type="string">
            <text:p text:style-name="P13">лет</text:p>
            <text:p text:style-name="P17"><text:span text:style-name="T113">-у, </text:span><text:span text:style-name="T118">ч.</text:span><text:span text:style-name="T113">, </text:span><text:span text:style-name="T118">поет.</text:span></text:p>
            <text:p text:style-name="P17"><text:span text:style-name="T114">Дія за знач. літати і летіти; літ (</text:span><text:span text:style-name="T119">див.</text:span><text:span text:style-name="T114"> літ I). </text:span><text:span text:style-name="T119">Зриватися в лет</text:span><text:span text:style-name="T114">.</text:span><text:span text:style-name="T115"> </text:span><text:span text:style-name="T116">(ВТСУМ, 613)</text:span></text:p>
          </table:table-cell>
        </table:table-row>
        <table:table-row>
          <table:table-cell table:style-name="Dictionary.A2" table:number-rows-spanned="2" office:value-type="string">
            <text:p text:style-name="P13">КРИК-ЗЕЛÓ</text:p>
            <text:p text:style-name="P17"><text:span text:style-name="T147">-</text:span>á, <text:span text:style-name="T127">ім., ч., інд.-авт.,</text:span></text:p>
            <text:p text:style-name="P17"><text:span text:style-name="T13">утворене способом словоскладання, похідне від слів:</text:span><text:span text:style-name="T146"> </text:span><text:span text:style-name="T35">крик</text:span><text:span text:style-name="T146"> і </text:span><text:span text:style-name="T35">зелó.</text:span></text:p>
            <text:p text:style-name="P18">Обміліла</text:p>
            <text:p text:style-name="P18">криниця. А верба пустила</text:p>
            <text:p text:style-name="P17"><text:span text:style-name="T128">гарячі брості — в </text:span><text:span text:style-name="T130">крик-зело.</text:span><text:span text:style-name="T127"> </text:span><text:span text:style-name="T2">(П, І, 84)</text:span></text:p>
          </table:table-cell>
          <table:table-cell table:style-name="Dictionary.B2" office:value-type="string">
            <text:p text:style-name="P13">крик</text:p>
            <text:p text:style-name="P17"><text:span text:style-name="T112">I -у, </text:span><text:span text:style-name="T120">ч.</text:span></text:p>
            <text:p text:style-name="P17">1) Сильний різкий звук голосу; зойк. || Вигук (у 1 <text:span text:style-name="T126">знач.</text:span>), вигуки. || Поклик. || Гамір, галас. || Ґвалт, лемент. || Про різкі звуки тварин, птахів.</text:p>
            <text:p text:style-name="P17"><text:span text:style-name="T32">II </text:span>-у, <text:span text:style-name="T126">ч.</text:span></text:p>
            <text:p text:style-name="P17">Річка, що пересихає, або тимчасовий водоток в Австралії. <text:span text:style-name="T154">(ВТСУМ, 586)</text:span></text:p>
          </table:table-cell>
        </table:table-row>
        <table:table-row>
          <table:covered-table-cell/>
          <table:table-cell table:style-name="Dictionary.B2" office:value-type="string">
            <text:p text:style-name="P14">зело́</text:p>
            <text:p text:style-name="P17"><text:span text:style-name="T112">I </text:span><text:span text:style-name="T113">-а, </text:span><text:span text:style-name="T118">с.</text:span><text:span text:style-name="T113">, </text:span><text:span text:style-name="T118">заст.</text:span><text:span text:style-name="T113">, </text:span><text:span text:style-name="T118">поет.</text:span></text:p>
            <text:p text:style-name="P17"><text:span text:style-name="T91">Зелень (у 1 </text:span><text:span text:style-name="T107">знач.</text:span><text:span text:style-name="T91">).</text:span><text:span text:style-name="T92"> </text:span><text:span text:style-name="T93">(ВТСУМ, 457)</text:span></text:p>
          </table:table-cell>
        </table:table-row>
        <table:table-row>
          <table:table-cell table:style-name="Dictionary.A2" table:number-rows-spanned="2" office:value-type="string">
            <text:p text:style-name="P13">КРИЛАТОЛÉЗО<text:soft-page-break/></text:p>
            <text:p text:style-name="P17"><text:span text:style-name="T128">присл.,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крилáтий</text:span><text:span text:style-name="T146"> і </text:span><text:span text:style-name="T35">лéзо.</text:span></text:p>
            <text:p text:style-name="P18">Криваво рветься з нього вороння</text:p>
            <text:p text:style-name="P18">майбутнього. Летить <text:span text:style-name="T33">крилатолезо</text:span></text:p>
            <text:p text:style-name="P17"><text:span text:style-name="T128">понад проваллям яру…</text:span><text:span text:style-name="T127"> </text:span><text:span text:style-name="T2">(П, І, 29)</text:span></text:p>
          </table:table-cell>
          <table:table-cell table:style-name="Dictionary.B2" office:value-type="string">
            <text:p text:style-name="P14">крила́тий<text:soft-page-break/></text:p>
            <text:p text:style-name="P17">-а, -е.</text:p>
            <text:p text:style-name="P17"><text:span text:style-name="T91">1) Який має крила (у 1, 3, 4 </text:span><text:span text:style-name="T107">знач.</text:span><text:span text:style-name="T91">). || </text:span><text:span text:style-name="T107">перен.</text:span><text:span text:style-name="T91"> Який надихає, підносить. </text:span><text:span text:style-name="T107">Крилаті ідеї</text:span><text:span text:style-name="T91">. </text:span><text:span text:style-name="T94">(ВТСУМ, 586)</text:span></text:p>
          </table:table-cell>
        </table:table-row>
        <table:table-row>
          <table:covered-table-cell/>
          <table:table-cell table:style-name="Dictionary.B2" office:value-type="string">
            <text:p text:style-name="P14">ле́зо</text:p>
            <text:p text:style-name="P17"><text:span text:style-name="T113">-а, </text:span><text:span text:style-name="T118">с.</text:span></text:p>
            <text:p text:style-name="P17"><text:span text:style-name="T91">Гостра частина знаряддя, яким ріжуть, колють або рубають. || Уся різальна частина такого знаряддя. </text:span><text:span text:style-name="T107">Лезо бритви</text:span><text:span text:style-name="T91">.</text:span><text:span text:style-name="T92"> </text:span><text:span text:style-name="T93">(ВТСУМ, 610)</text:span></text:p>
          </table:table-cell>
        </table:table-row>
        <table:table-row>
          <table:table-cell table:style-name="Dictionary.A2" table:number-rows-spanned="2" office:value-type="string">
            <text:p text:style-name="P13">КРИХКОКРИ́ЦЯ</text:p>
            <text:p text:style-name="P17">-і, <text:span text:style-name="T127">ім., ж., інд.-авт.,</text:span></text:p>
            <text:p text:style-name="P17"><text:span text:style-name="T9">утворене способом основоскладання, похідне від слів:</text:span><text:span text:style-name="T146"> </text:span><text:span text:style-name="T35">крихки́й</text:span><text:span text:style-name="T146"> і </text:span><text:span text:style-name="T35">кри́ця.</text:span></text:p>
            <text:p text:style-name="P18">І ти щербата доле <text:span text:style-name="T33">крихкокрице</text:span>,</text:p>
            <text:p text:style-name="P18">давно вже сонце перед нас зайшло,</text:p>
            <text:p text:style-name="P18">бо нашу путь пісками замело,</text:p>
            <text:p text:style-name="P17"><text:span text:style-name="T128">хто ж нам воздасть за битий шлях, сторице.</text:span><text:span text:style-name="T127"> </text:span><text:span text:style-name="T2">(П, ІІ, 292)</text:span></text:p>
          </table:table-cell>
          <table:table-cell table:style-name="Dictionary.B2" office:value-type="string">
            <text:p text:style-name="P14">крихки́й</text:p>
            <text:p text:style-name="P17">-а, -е.</text:p>
            <text:p text:style-name="P17">1) Який легко кришиться, розсипається. || Який не відзначається міцністю; трухлявий (про дерево тощо). <text:span text:style-name="T126">Крихкий метал</text:span>.</text:p>
            <text:p text:style-name="P17"><text:span text:style-name="T114">2) </text:span><text:span text:style-name="T119">перен.</text:span><text:span text:style-name="T114"> Те саме, що крихкотілий; тендітний.</text:span><text:span text:style-name="T113"> </text:span><text:span text:style-name="T117">(ВТСУМ, 588)</text:span></text:p>
          </table:table-cell>
        </table:table-row>
        <table:table-row>
          <table:covered-table-cell/>
          <table:table-cell table:style-name="Dictionary.B2" office:value-type="string">
            <text:p text:style-name="P14">кри́ця</text:p>
            <text:p text:style-name="P17"><text:span text:style-name="T113">-і, </text:span><text:span text:style-name="T118">ж.</text:span></text:p>
            <text:p text:style-name="P17">1) Те саме, що сталь. || Виріб із сталі.</text:p>
            <text:p text:style-name="P17"><text:span text:style-name="T114">3) </text:span><text:span text:style-name="T119">розм.</text:span><text:span text:style-name="T114">, </text:span><text:span text:style-name="T119">рідко</text:span><text:span text:style-name="T114">. Те саме, що кресало.</text:span><text:span text:style-name="T115"> </text:span><text:span text:style-name="T116">(ВТСУМ, 588)</text:span></text:p>
          </table:table-cell>
        </table:table-row>
        <table:table-row>
          <table:table-cell table:style-name="Dictionary.A2" office:value-type="string">
            <text:p text:style-name="P13">МАРНИ́ЧИТИ</text:p>
            <text:p text:style-name="P17">-чу, -чиш, <text:span text:style-name="T128">дієсл., недо</text:span><text:span text:style-name="T127">к., перех., інд.-авт.,</text:span></text:p>
            <text:p text:style-name="P17"><text:soft-page-break/><text:span text:style-name="T9">утворене суфіксальним способом, похідне від слова</text:span><text:span text:style-name="T137"> </text:span><text:span text:style-name="T34">марни́й.</text:span></text:p>
            <text:p text:style-name="P18">І двері на замку,</text:p>
            <text:p text:style-name="P18">ні душечки — довкола,</text:p>
            <text:p text:style-name="P18">лиш зозулі — ку-ку! - </text:p>
            <text:p text:style-name="P17"><text:span text:style-name="T130">марничать</text:span><text:span text:style-name="T128"> і спроквола.</text:span><text:span text:style-name="T127"> </text:span><text:span text:style-name="T2">(П, ІІ, 19)</text:span></text:p>
          </table:table-cell>
          <table:table-cell table:style-name="Dictionary.B2" office:value-type="string">
            <text:p text:style-name="P13">марний</text:p>
            <text:p text:style-name="P17"><text:span text:style-name="T112">II </text:span><text:span text:style-name="T113">ма́рни́й</text:span></text:p>
            <text:p text:style-name="P17"><text:soft-page-break/>марна, марне, <text:span text:style-name="T126">розм.</text:span></text:p>
            <text:p text:style-name="P17">Худий, мізерний, блідий.<text:span text:style-name="T144"> </text:span><text:span text:style-name="T143">(ВТСУМ, 647)</text:span></text:p>
          </table:table-cell>
        </table:table-row>
        <table:table-row>
          <table:table-cell table:style-name="Dictionary.A2" table:number-rows-spanned="2" office:value-type="string">
            <text:p text:style-name="P13">МЕЖИГÓНИ</text:p>
            <text:p text:style-name="P17">-ів, <text:span text:style-name="T127">ім., мн., інд.-авт.,</text:span></text:p>
            <text:p text:style-name="P17">утворене способом основоскладання, похідне від слів: <text:span text:style-name="T34">мéжи</text:span> і <text:span text:style-name="T34">гін.</text:span></text:p>
            <text:p text:style-name="P18">Що б то нам</text:p>
            <text:p text:style-name="P18">посовгнути — ці <text:span text:style-name="T33">межигони</text:span> часу,</text:p>
            <text:p text:style-name="P18">марудні <text:span text:style-name="T33">межигони</text:span> живоття,</text:p>
            <text:p text:style-name="P18">коли змарнілі постаті снаги,</text:p>
            <text:p text:style-name="P18">ці бурі пристрастей попопелілих,</text:p>
            <text:p text:style-name="P18">раптово окошилися на нас.</text:p>
            <text:p text:style-name="P18">І хочеться сягнути за крайчасу,</text:p>
            <text:p text:style-name="P17"><text:span text:style-name="T128">за прапервні.</text:span><text:span text:style-name="T127"> </text:span><text:span text:style-name="T2">(П, І, 57)</text:span></text:p>
          </table:table-cell>
          <table:table-cell table:style-name="Dictionary.B2" office:value-type="string">
            <text:p text:style-name="P13">Між (ме́жи)</text:p>
            <text:p text:style-name="P17"><text:span text:style-name="T113">межи, меж, </text:span><text:span text:style-name="T118">прийм.</text:span><text:span text:style-name="T113"> Уживається із </text:span><text:span text:style-name="T118">род.</text:span><text:span text:style-name="T113">, </text:span><text:span text:style-name="T118">знах.</text:span><text:span text:style-name="T113"> і </text:span><text:span text:style-name="T118">оруд.</text:span><text:span text:style-name="T113"> відмінками. Сполучення з між, межи, меж виражають: Просторові відношення:</text:span></text:p>
            <text:p text:style-name="P17"><text:span text:style-name="T91">1) </text:span><text:span text:style-name="T107">з оруд.</text:span><text:span text:style-name="T91">, </text:span><text:span text:style-name="T107">рідше з род. в.</text:span><text:span text:style-name="T91"> Уживається на означення просторового розташування предмета чи вияву дії посередині чого-небудь. </text:span><text:span text:style-name="T94">(ВТСУМ, 670)</text:span></text:p>
          </table:table-cell>
        </table:table-row>
        <table:table-row>
          <table:covered-table-cell/>
          <table:table-cell table:style-name="Dictionary.B2" office:value-type="string">
            <text:p text:style-name="P17"><text:span text:style-name="T34">гін </text:span><text:span text:style-name="T136">(див. </text:span><text:span text:style-name="T34">ВСЕГÍН</text:span><text:span text:style-name="T136">)</text:span></text:p>
          </table:table-cell>
        </table:table-row>
        <table:table-row>
          <table:table-cell table:style-name="Dictionary.A2" table:number-rows-spanned="2" office:value-type="string">
            <text:p text:style-name="P13">МЕЖИСВÍТНІЙ</text:p>
            <text:p text:style-name="P17">-я, -є, <text:span text:style-name="T128">прикм., </text:span><text:span text:style-name="T127">інд.-авт.,</text:span></text:p>
            <text:p text:style-name="P17"><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8">Ці сосни, вбрані в синій-синій іній,</text:p>
            <text:p text:style-name="P18">на взгір’я збіглі і завмерлі, мерехтом -</text:p>
            <text:p text:style-name="P18"><text:soft-page-break/>чи то цвинтарним ачи <text:span text:style-name="T33">межисвітнім</text:span> -</text:p>
            <text:p text:style-name="P17"><text:span text:style-name="T128">мені відкрили візерунки душ…</text:span><text:span text:style-name="T127"> </text:span><text:span text:style-name="T2">(П, І, 79)</text:span></text:p>
          </table:table-cell>
          <table:table-cell table:style-name="Dictionary.B2" office:value-type="string">
            <text:p text:style-name="P17"><text:span text:style-name="T34">ме́жи</text:span> <text:span text:style-name="T136">(див. </text:span><text:span text:style-name="T34">МЕЖИГÓНИ</text:span><text:span text:style-name="T136">)</text:span></text:p>
          </table:table-cell>
        </table:table-row>
        <table:table-row>
          <table:covered-table-cell/>
          <table:table-cell table:style-name="Dictionary.B2" office:value-type="string">
            <text:p text:style-name="P17"><text:span text:style-name="T34">світ</text:span><text:span text:style-name="T154"> </text:span><text:span text:style-name="T136">(див. </text:span><text:span text:style-name="T34">ЗА-СВІТИ́</text:span><text:span text:style-name="T136">)</text:span></text:p>
          </table:table-cell>
        </table:table-row>
        <table:table-row>
          <table:table-cell table:style-name="Dictionary.A2" table:number-rows-spanned="2" office:value-type="string">
            <text:p text:style-name="P13">МЕРТВОКРИЛ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мéртвий</text:span><text:span text:style-name="T146"> і </text:span><text:span text:style-name="T35">крилó.</text:span></text:p>
            <text:p text:style-name="P18">А <text:span text:style-name="T33">мертвокрилі</text:span> стугонять стимфали,</text:p>
            <text:p text:style-name="P18">напевну провіщаючи біду,</text:p>
            <text:p text:style-name="P18">що ослонила біле опахало</text:p>
            <text:p text:style-name="P17"><text:span text:style-name="T128">і по моєму нишпорить сліду.</text:span><text:span text:style-name="T127"> </text:span><text:span text:style-name="T2">(П, ІІ, 110)</text:span></text:p>
          </table:table-cell>
          <table:table-cell table:style-name="Dictionary.B2" office:value-type="string">
            <text:p text:style-name="P14">ме́ртвий</text:p>
            <text:p text:style-name="P17">-а, -е.</text:p>
            <text:p text:style-name="P17">1) Такий, у якому припинилося життя; померлий; <text:span text:style-name="T126">прот.</text:span> живий. || <text:span text:style-name="T126">у знач.</text:span> <text:span text:style-name="T126">ім.</text:span> мертвий, -вого, <text:span text:style-name="T126">ч.</text:span>; мертва, -вої, <text:span text:style-name="T126">ж.</text:span> Мрець. || Про частини тіла мерця. || Засохлий, завмерлий, сухий (про рослинність). || <text:span text:style-name="T126">перен.</text:span>Надзвичайно схвильований, знесилений, стомлений (про людину).</text:p>
            <text:p text:style-name="P17"><text:span text:style-name="T91">3) </text:span><text:span text:style-name="T107">перен.</text:span><text:span text:style-name="T91">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 </text:span><text:span text:style-name="T94">(ВТСУМ, 661)</text:span></text:p>
          </table:table-cell>
        </table:table-row>
        <table:table-row>
          <table:covered-table-cell/>
          <table:table-cell table:style-name="Dictionary.B2" office:value-type="string">
            <text:p text:style-name="P14">крило́</text:p>
            <text:p text:style-name="P17"><text:span text:style-name="T113">-а, </text:span><text:span text:style-name="T118">с.</text:span></text:p>
            <text:p text:style-name="P17">1) Літальний орган птахів, комах та деяких ссавців (напр., кажанів).<text:span text:style-name="T144"> </text:span><text:span text:style-name="T143">(ВТСУМ, 587)</text:span></text:p>
          </table:table-cell>
        </table:table-row>
        <table:table-row>
          <table:table-cell table:style-name="Dictionary.A2" table:number-rows-spanned="2" office:value-type="string">
            <text:p text:style-name="P13">МОЛОДОЩÁСТЯ</text:p>
            <text:p text:style-name="P17">-я, <text:span text:style-name="T127">ім., с., інд.-авт.,</text:span></text:p>
            <text:p text:style-name="P17"><text:soft-page-break/><text:span text:style-name="T9">утворене способом основоскладання, похідне від слів:</text:span><text:span text:style-name="T146"> </text:span><text:span text:style-name="T35">молоди́й</text:span><text:span text:style-name="T146"> і </text:span><text:span text:style-name="T35">щáстя.</text:span></text:p>
            <text:p text:style-name="P18">Ти десь живеш на призабутім березі</text:p>
            <text:p text:style-name="P18">моїх змілілих пам’ятей. Блукаєш</text:p>
            <text:p text:style-name="P18">пустелею моїх <text:span text:style-name="T33">молодощасть</text:span>,</text:p>
            <text:p text:style-name="P17"><text:span text:style-name="T128">як біла тінь суворої скорботи.</text:span><text:span text:style-name="T127"> </text:span><text:span text:style-name="T2">(П, І, 52)</text:span></text:p>
          </table:table-cell>
          <table:table-cell table:style-name="Dictionary.B2" office:value-type="string">
            <text:p text:style-name="P17"><text:span text:style-name="T35">молоди́й </text:span><text:span text:style-name="T141">(див. </text:span><text:span text:style-name="T35">ВСЕМОЛОДИ́Й</text:span><text:span text:style-name="T141">)</text:span></text:p>
          </table:table-cell>
        </table:table-row>
        <table:table-row>
          <table:covered-table-cell/>
          <table:table-cell table:style-name="Dictionary.B2" office:value-type="string">
            <text:p text:style-name="P14">ща́стя</text:p>
            <text:p text:style-name="P17"><text:soft-page-break/><text:span text:style-name="T113">-я, </text:span><text:span text:style-name="T118">с.</text:span></text:p>
            <text:p text:style-name="P17">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задоволення життям, дає радість кому-небудь.<text:span text:style-name="T144"> </text:span><text:span text:style-name="T143">(ВТСУМ, 1637)</text:span></text:p>
          </table:table-cell>
        </table:table-row>
        <table:table-row>
          <table:table-cell table:style-name="Dictionary.A2" table:number-rows-spanned="2" office:value-type="string">
            <text:p text:style-name="P13">НÁДВИЩ</text:p>
            <text:p text:style-name="P17">-і, <text:span text:style-name="T127">ім., ж., інд.-авт.,</text:span></text:p>
            <text:p text:style-name="P17"><text:span text:style-name="T9">утворене суфіксально-префіксальним способом, похідне від слів:</text:span><text:span text:style-name="T146"> </text:span><text:span text:style-name="T35">над</text:span><text:span text:style-name="T146"> і </text:span><text:span text:style-name="T35">ви́щий.</text:span></text:p>
            <text:p text:style-name="P18">У небо, у <text:span text:style-name="T33">надвищ</text:span>, за хмари за чорні</text:p>
            <text:p text:style-name="P17"><text:span text:style-name="T128">до сонця, Ікаре, спрямовуй свій лет!</text:span><text:span text:style-name="T127"> </text:span><text:span text:style-name="T2">(П, І, 98)</text:span></text:p>
          </table:table-cell>
          <table:table-cell table:style-name="Dictionary.B2" office:value-type="string">
            <text:p text:style-name="P13">над</text:p>
            <text:p text:style-name="P17"><text:span text:style-name="T118">рідко </text:span><text:span text:style-name="T113">наді, надо, </text:span><text:span text:style-name="T118">прийм.</text:span><text:span text:style-name="T113">, </text:span><text:span text:style-name="T118">з оруд.</text:span><text:span text:style-name="T113"> </text:span><text:span text:style-name="T118">і знах. в.</text:span><text:span text:style-name="T113"> Сполучення з над виражають: Просторові відношення:</text:span></text:p>
            <text:p text:style-name="P17">1) <text:span text:style-name="T126">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7">2) <text:span text:style-name="T126">із знах. в.</text:span> Уживається для позначення місця, куди спрямована дія. Об’єктні відношення:</text:p>
            <text:p text:style-name="P17"><text:soft-page-break/><text:span text:style-name="T91">5) </text:span><text:span text:style-name="T107">із знах.</text:span><text:span text:style-name="T91">, </text:span><text:span text:style-name="T107">рідко з оруд. в.</text:span><text:span text:style-name="T91">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07">Над усе</text:span><text:span text:style-name="T91">. </text:span><text:span text:style-name="T94">(ВТСУМ, 709)</text:span></text:p>
          </table:table-cell>
        </table:table-row>
        <table:table-row>
          <table:covered-table-cell/>
          <table:table-cell table:style-name="Dictionary.B2" office:value-type="string">
            <text:p text:style-name="P14">ви́щий</text:p>
            <text:p text:style-name="P17">-а, -е.</text:p>
            <text:p text:style-name="P17">1) Вищ. ст. до високий. <text:span text:style-name="T154">(ВТСУМ, 162)</text:span></text:p>
          </table:table-cell>
        </table:table-row>
        <table:table-row>
          <table:table-cell table:style-name="Dictionary.A2" table:number-rows-spanned="2" office:value-type="string">
            <text:p text:style-name="P13">НАДНÉБО</text:p>
            <text:p text:style-name="P17">-а, <text:span text:style-name="T127">ім., с., інд.-авт.,</text:span></text:p>
            <text:p text:style-name="P17"><text:span text:style-name="T9">утворене префіксальним способом, похідне від слова</text:span><text:span text:style-name="T146"> </text:span><text:span text:style-name="T35">над</text:span><text:span text:style-name="T146"> і </text:span><text:span text:style-name="T35">нéбо.</text:span></text:p>
            <text:p text:style-name="P18">Були мої моління всує - </text:p>
            <text:p text:style-name="P18">Бог не почув і не простив,</text:p>
            <text:p text:style-name="P18">і вже її душа прямує</text:p>
            <text:p text:style-name="P17"><text:span text:style-name="T128">в </text:span><text:span text:style-name="T130">наднеба</text:span><text:span text:style-name="T128"> синь.</text:span><text:span text:style-name="T127"> </text:span><text:span text:style-name="T2">(П, ІІ, 114)</text:span></text:p>
          </table:table-cell>
          <table:table-cell table:style-name="Dictionary.B2" office:value-type="string">
            <text:p text:style-name="P17"><text:span text:style-name="T35">над </text:span><text:span text:style-name="T141">(див. </text:span><text:span text:style-name="T35">НÁДВИЩ</text:span><text:span text:style-name="T141">)</text:span></text:p>
          </table:table-cell>
        </table:table-row>
        <table:table-row>
          <table:covered-table-cell/>
          <table:table-cell table:style-name="Dictionary.B2" office:value-type="string">
            <text:p text:style-name="P13">небо</text:p>
            <text:p text:style-name="P17"><text:span text:style-name="T112">I </text:span><text:span text:style-name="T113">не́бо</text:span></text:p>
            <text:p text:style-name="P17">-а, <text:span text:style-name="T126">с.</text:span></text:p>
            <text:p text:style-name="P17">1) Видимий над поверхнею землі повітряний простір у формі шатра.</text:p>
            <text:p text:style-name="P17">2) За релігійними уявленнями — місцеперебування Бога, ангелів, святих; потойбічний світ, рай.<text:span text:style-name="T144"> </text:span><text:span text:style-name="T143">(ВТСУМ, 747)</text:span></text:p>
          </table:table-cell>
        </table:table-row>
        <table:table-row>
          <table:table-cell table:style-name="Dictionary.A2" table:number-rows-spanned="2" office:value-type="string">
            <text:p text:style-name="P13">НАДÓКРУЖ</text:p>
            <text:p text:style-name="P18">незм., присл., інд.-авт.,</text:p>
            <text:p text:style-name="P17"><text:span text:style-name="T8">утворене префіксальним способом, похідне від слова</text:span><text:span text:style-name="T6"> </text:span><text:span text:style-name="T15">о́круга.</text:span></text:p>
            <text:p text:style-name="P18">А <text:span text:style-name="T33">надокруж</text:span> — майстри заплічні</text:p>
            <text:p text:style-name="P17"><text:soft-page-break/><text:span text:style-name="T128">стежок — ганебних і величних.</text:span><text:span text:style-name="T127"> </text:span><text:span text:style-name="T2">(П, ІІ, 165)</text:span></text:p>
          </table:table-cell>
          <table:table-cell table:style-name="Dictionary.B2" office:value-type="string">
            <text:p text:style-name="P13"><text:span text:style-name="T146">над </text:span><text:span text:style-name="T141">(див. </text:span><text:span text:style-name="T146">НÁДВИЩ</text:span><text:span text:style-name="T141">)</text:span></text:p>
          </table:table-cell>
        </table:table-row>
        <table:table-row>
          <table:covered-table-cell/>
          <table:table-cell table:style-name="Dictionary.B2" office:value-type="string">
            <text:p text:style-name="P14">окру́га</text:p>
            <text:p text:style-name="P17"><text:span text:style-name="T113">-и, </text:span><text:span text:style-name="T118">ж.</text:span></text:p>
            <text:p text:style-name="P17">1) Навколишня місцевість.<text:span text:style-name="T144"> </text:span><text:span text:style-name="T143">(ВТСУМ, 838)</text:span></text:p>
          </table:table-cell>
        </table:table-row>
        <table:table-row>
          <table:table-cell table:style-name="Dictionary.A2" table:number-rows-spanned="2" office:value-type="string">
            <text:p text:style-name="P13">НАДТОРÓСИ</text:p>
            <text:p text:style-name="P17">-ів, <text:span text:style-name="T127">ім., мн., інд.-авт.,</text:span></text:p>
            <text:p text:style-name="P17"><text:span text:style-name="T9">утворене префіксальним способом, похідне від слів:</text:span> <text:span text:style-name="T34">над</text:span> і <text:span text:style-name="T33">торóси.</text:span></text:p>
            <text:p text:style-name="P18">…оце світіння полохких світань</text:p>
            <text:p text:style-name="P18">світів жертовних, що мене запалює</text:p>
            <text:p text:style-name="P18">всенепогасним і ламким, як крига,</text:p>
            <text:p text:style-name="P17"><text:span text:style-name="T128">огнем співучих </text:span><text:span text:style-name="T130">надторосів</text:span><text:span text:style-name="T128"> — криг.</text:span><text:span text:style-name="T127"> </text:span><text:span text:style-name="T2">(П, І, 80)</text:span></text:p>
          </table:table-cell>
          <table:table-cell table:style-name="Dictionary.B2" office:value-type="string">
            <text:p text:style-name="P13"><text:span text:style-name="T146">над </text:span><text:span text:style-name="T141">(див. </text:span><text:span text:style-name="T146">НÁДВИЩ</text:span><text:span text:style-name="T141">)</text:span></text:p>
          </table:table-cell>
        </table:table-row>
        <table:table-row>
          <table:covered-table-cell/>
          <table:table-cell table:style-name="Dictionary.B2" office:value-type="string">
            <text:p text:style-name="P14">торо́с</text:p>
            <text:p text:style-name="P17"><text:span text:style-name="T113">-а, </text:span><text:span text:style-name="T118">ч.</text:span></text:p>
            <text:p text:style-name="P17">Нагромадження уламків криги на замерзлих морях і річках, що утворюється внаслідок стискання льоду.<text:span text:style-name="T144"> </text:span><text:span text:style-name="T143">(ВТСУМ, 1464)</text:span></text:p>
          </table:table-cell>
        </table:table-row>
        <table:table-row>
          <table:table-cell table:style-name="Dictionary.A2" office:value-type="string">
            <text:p text:style-name="P13">НÁКРИК</text:p>
            <text:p text:style-name="P17">-у, <text:span text:style-name="T127">ім., ч., інд.-авт.,</text:span></text:p>
            <text:p text:style-name="P17"><text:span text:style-name="T9">утворене префіксальним способом, похідне від слова</text:span><text:span text:style-name="T146"> </text:span><text:span text:style-name="T35">крик.</text:span></text:p>
            <text:p text:style-name="P18">Отой прощальний змах тонкоголосий</text:p>
            <text:p text:style-name="P18">тремтливої руки, той голий <text:span text:style-name="T33">накрик</text:span> - </text:p>
            <text:p text:style-name="P18">пункти рами — щербати й яр, той пагорб - </text:p>
            <text:p text:style-name="P17"><text:span text:style-name="T128">яким зигзагом путь тобі значив?</text:span><text:span text:style-name="T127"> </text:span><text:span text:style-name="T2">(П, І, 124)</text:span></text:p>
          </table:table-cell>
          <table:table-cell table:style-name="Dictionary.B2" office:value-type="string">
            <text:p text:style-name="P17"><text:span text:style-name="T35">крик </text:span><text:span text:style-name="T141">(див. </text:span><text:span text:style-name="T35">КРИК-ЗЕЛÓ</text:span><text:span text:style-name="T141">)</text:span></text:p>
          </table:table-cell>
        </table:table-row>
        <table:table-row>
          <table:table-cell table:style-name="Dictionary.A2" office:value-type="string">
            <text:p text:style-name="P13">НÁМЕРЗИ</text:p>
            <text:p text:style-name="P17">-ів, <text:span text:style-name="T127">ім., мн., інд.-авт.,</text:span></text:p>
            <text:p text:style-name="P17"><text:span text:style-name="T9">утворене нульсуфіксальним способом, похідне від слова</text:span><text:span text:style-name="T146"> </text:span><text:span text:style-name="T35">намерза́ти.</text:span></text:p>
            <text:p text:style-name="P18">О скрипки тьмавий гуд — мов скапує <text:soft-page-break/>живиця,</text:p>
            <text:p text:style-name="P18">зникають <text:span text:style-name="T33">намерзи</text:span> і вже хмеліє гін</text:p>
            <text:p text:style-name="P17"><text:span text:style-name="T128">дзвінкого дерева…</text:span><text:span text:style-name="T127"> </text:span><text:span text:style-name="T2">(П, ІІ, 155)</text:span></text:p>
          </table:table-cell>
          <table:table-cell table:style-name="Dictionary.B2" office:value-type="string">
            <text:p text:style-name="P14">намерза́ти</text:p>
            <text:p text:style-name="P17"><text:span text:style-name="T113">-ає, </text:span><text:span text:style-name="T118">недок.</text:span><text:span text:style-name="T113">, намерзнути </text:span><text:span text:style-name="T118">і </text:span><text:span text:style-name="T113">намерзти, -зне; </text:span><text:span text:style-name="T118">мин. ч.</text:span><text:span text:style-name="T113"> намерз, -ла, -ло; </text:span><text:span text:style-name="T118">док.</text:span></text:p>
            <text:p text:style-name="P17">1) Замерзаючи, вкривати поверхню чого-небудь або нагромаджуватися на <text:soft-page-break/>чому-небудь (про лід, сніг і т. ін.). || Покриватися льодом.<text:span text:style-name="T144"> </text:span><text:span text:style-name="T143">(ВТСУМ, 723)</text:span></text:p>
          </table:table-cell>
        </table:table-row>
        <table:table-row>
          <table:table-cell table:style-name="Dictionary.A2" table:number-rows-spanned="2" office:value-type="string">
            <text:p text:style-name="P13">НАПІВБАЖÁННЯ</text:p>
            <text:p text:style-name="P17">-я, <text:span text:style-name="T127">ім., с., інд.-авт.,</text:span></text:p>
            <text:p text:style-name="P17"><text:span text:style-name="T9">утворене префіксальним способом, похідне від слів:</text:span><text:span text:style-name="T146"> </text:span><text:span text:style-name="T35">напíв</text:span><text:span text:style-name="T146"> і </text:span><text:span text:style-name="T35">бажáння.</text:span></text:p>
            <text:p text:style-name="P18">Напівступою,</text:p>
            <text:p text:style-name="P18">як над собою винесений крок</text:p>
            <text:p text:style-name="P18">задумався і скляк. <text:span text:style-name="T33">Напівбажання</text:span>,</text:p>
            <text:p text:style-name="P17"><text:span text:style-name="T128">на півваганні втяте.</text:span><text:span text:style-name="T127"> </text:span><text:span text:style-name="T2">(П, І, 57)</text:span></text:p>
          </table:table-cell>
          <table:table-cell table:style-name="Dictionary.B2" office:value-type="string">
            <text:p text:style-name="P14">Наполови́ну (напі́в)</text:p>
            <text:p text:style-name="P18">присл.</text:p>
            <text:p text:style-name="P17">1) У розмірі чи обсязі, що охоплює половину кого-, чого-небудь.</text:p>
            <text:p text:style-name="P17">2) Пополам з чим-небудь; з домішкою, з ознакою, з елементами чогось.</text:p>
            <text:p text:style-name="P17">3) Частково, не зовсім, не повністю або значною мірою. <text:span text:style-name="T154">(ВТСУМ, 730)</text:span></text:p>
          </table:table-cell>
        </table:table-row>
        <table:table-row>
          <table:covered-table-cell/>
          <table:table-cell table:style-name="Dictionary.B2" office:value-type="string">
            <text:p text:style-name="P14">бажа́ння</text:p>
            <text:p text:style-name="P17"><text:span text:style-name="T113">-я, </text:span><text:span text:style-name="T118">с.</text:span></text:p>
            <text:p text:style-name="P17">1) Прагнення, потяг до здійснення чого-небудь; хотіння.<text:span text:style-name="T144"> </text:span><text:span text:style-name="T143">(ВТСУМ, 55)</text:span></text:p>
          </table:table-cell>
        </table:table-row>
        <table:table-row>
          <table:table-cell table:style-name="Dictionary.A2" table:number-rows-spanned="2" office:value-type="string">
            <text:p text:style-name="P13">НАПІВСТУПÁ</text:p>
            <text:p text:style-name="P17">-и́, <text:span text:style-name="T127">ім., </text:span><text:span text:style-name="T128">ж., інд.-авт.,</text:span></text:p>
            <text:p text:style-name="P17"><text:span text:style-name="T2">утворене префіксальним способом, похідне від слів:</text:span><text:span text:style-name="T146"> </text:span><text:span text:style-name="T35">напíв</text:span><text:span text:style-name="T146"> і </text:span><text:span text:style-name="T35">ступа́</text:span><text:span text:style-name="T16">.</text:span></text:p>
            <text:p text:style-name="P18"><text:span text:style-name="T33">Напівступою</text:span>,</text:p>
            <text:p text:style-name="P18">як над собою винесений крок</text:p>
            <text:p text:style-name="P18">задумався і скляк. Напівбажання,</text:p>
            <text:p text:style-name="P17"><text:span text:style-name="T128">на півваганні втяте.</text:span><text:span text:style-name="T127"> </text:span><text:span text:style-name="T2">(П, І, 57)</text:span></text:p>
          </table:table-cell>
          <table:table-cell table:style-name="Dictionary.B2" office:value-type="string">
            <text:p text:style-name="P17"><text:span text:style-name="T32">напі́в </text:span>(див. <text:span text:style-name="T34">НАПІВБАЖÁННЯ</text:span>)</text:p>
          </table:table-cell>
        </table:table-row>
        <table:table-row>
          <table:covered-table-cell/>
          <table:table-cell table:style-name="Dictionary.B2" office:value-type="string">
            <text:p text:style-name="P13">ступа́</text:p>
            <text:p text:style-name="P17"><text:span text:style-name="T112">II </text:span><text:span text:style-name="T113">ступа́</text:span></text:p>
            <text:p text:style-name="P17">-и, <text:span text:style-name="T126">ж.</text:span>, <text:span text:style-name="T126">перев.</text:span> <text:span text:style-name="T126">з означ.</text:span></text:p>
            <text:p text:style-name="P17">Манера ходити, ступати; хода. || Рух ногою вперед, убік або назад; крок. || Звуки від таких рухів. || Про спокійну, тиху ходу коня; найповільніший алюр.<text:span text:style-name="T144"> </text:span><text:span text:style-name="T143">(ВТСУМ, 1407)</text:span></text:p>
          </table:table-cell>
        </table:table-row>
        <table:table-row>
          <table:table-cell table:style-name="Dictionary.A2" office:value-type="string">
            <text:p text:style-name="P13">НÁХЛЮПИ</text:p>
            <text:p text:style-name="P17">-ів, <text:span text:style-name="T127">ім., мн., інд.-авт.,</text:span></text:p>
            <text:p text:style-name="P17"><text:soft-page-break/><text:span text:style-name="T9">утворене префіксальним і нульсуфіксальним способом, похідне від слова</text:span><text:span text:style-name="T146"> </text:span><text:span text:style-name="T35">хлю́пати.</text:span></text:p>
            <text:p text:style-name="P18">Покірні вітру, <text:span text:style-name="T33">нахлюпи</text:span> щедрот</text:p>
            <text:p text:style-name="P18">з убогого жебрацького бенкету,</text:p>
            <text:p text:style-name="P18">відвирувавши, котяться у Лету,</text:p>
            <text:p text:style-name="P17"><text:span text:style-name="T128">в таночок взявши кревних і заброд</text:span><text:span text:style-name="T127">. </text:span><text:span text:style-name="T2">(П, І, 101)</text:span></text:p>
          </table:table-cell>
          <table:table-cell table:style-name="Dictionary.B2" office:value-type="string">
            <text:p text:style-name="P14">хлю́пати</text:p>
            <text:p text:style-name="P17"><text:span text:style-name="T113">-аю, -аєш, </text:span><text:span text:style-name="T118">недок.</text:span></text:p>
            <text:p text:style-name="P17"><text:soft-page-break/>1) <text:span text:style-name="T126">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7"><text:span text:style-name="T91">2) </text:span><text:span text:style-name="T107">перех.</text:span><text:span text:style-name="T91"> </text:span><text:span text:style-name="T107">і неперех.</text:span><text:span text:style-name="T91"> Рвучкими рухами лити, бризкати водою або іншою рідиною на кого-, що-небудь. || Розливатися, виливатися, розпліскуватися. || Утворювати звуки, </text:span><text:span text:style-name="T91">що нагадують хлипання.</text:span><text:span text:style-name="T107">Хлюпати носом</text:span><text:span text:style-name="T91">.</text:span><text:span text:style-name="T92"> </text:span><text:span text:style-name="T93">(ВТСУМ, 1565)</text:span></text:p>
          </table:table-cell>
        </table:table-row>
        <table:table-row>
          <table:table-cell table:style-name="Dictionary.A2" table:number-rows-spanned="2" office:value-type="string">
            <text:p text:style-name="P13">ОБАКРÁЙ</text:p>
            <text:p text:style-name="P17">-ю, <text:span text:style-name="T127">ім., ч., інд.-авт.,</text:span></text:p>
            <text:p text:style-name="P17"><text:span text:style-name="T9">утворене способом зрощення, похідне від слів:</text:span><text:span text:style-name="T146"> </text:span><text:span text:style-name="T35">óба</text:span><text:span text:style-name="T146"> і </text:span><text:span text:style-name="T35">край.</text:span></text:p>
            <text:p text:style-name="P18">З ціложиттєвого ждання</text:p>
            <text:p text:style-name="P18">Ти смерть на кілька літ відтрутив,</text:p>
            <text:p text:style-name="P18">аби почути пахощ рути</text:p>
            <text:p text:style-name="P18">і в неї впасти навмання - </text:p>
            <text:p text:style-name="P18">з усіх розлук — на <text:span text:style-name="T33">обакрай</text:span></text:p>
            <text:p text:style-name="P17"><text:span text:style-name="T128">Вітчизни — і яви, і мрії.</text:span><text:span text:style-name="T127"> </text:span><text:span text:style-name="T2">(П, ІІ, 19)</text:span></text:p>
          </table:table-cell>
          <table:table-cell table:style-name="Dictionary.B2" office:value-type="string">
            <text:p text:style-name="P17"><text:span text:style-name="T32">Оби́два (</text:span><text:span text:style-name="T35">óба</text:span><text:span text:style-name="T32">)</text:span></text:p>
            <text:p text:style-name="P17"><text:span text:style-name="T113">обох, </text:span><text:span text:style-name="T118">ч.</text:span><text:span text:style-name="T113"> </text:span><text:span text:style-name="T118">і с.</text:span><text:span text:style-name="T113">, обидві, обох, </text:span><text:span text:style-name="T118">ж.</text:span><text:span text:style-name="T113">, </text:span><text:span text:style-name="T118">числ.</text:span><text:span text:style-name="T113">, </text:span><text:span text:style-name="T118">збірн.</text:span></text:p>
            <text:p text:style-name="P17"><text:span text:style-name="T91">Означає кожний із двох названих або відомих предметів; один і другий; і той, і другий. </text:span><text:span text:style-name="T107">В обидва кінці</text:span><text:span text:style-name="T91">. </text:span><text:span text:style-name="T94">(ВТСУМ, 804)</text:span></text:p>
          </table:table-cell>
        </table:table-row>
        <table:table-row>
          <table:covered-table-cell/>
          <table:table-cell table:style-name="Dictionary.B2" office:value-type="string">
            <text:p text:style-name="P17"><text:span text:style-name="T35">край </text:span><text:span text:style-name="T141">(див. </text:span><text:span text:style-name="T35">КРАЙÓКРАЙ</text:span><text:span text:style-name="T141">)</text:span></text:p>
          </table:table-cell>
        </table:table-row>
        <table:table-row>
          <table:table-cell table:style-name="Dictionary.A2" table:number-rows-spanned="2" office:value-type="string">
            <text:p text:style-name="P13">ОБОЮДОЖÁЛИЙ</text:p>
            <text:p text:style-name="P17">-а, -е, <text:span text:style-name="T128">прикм., </text:span><text:span text:style-name="T127">інд.-авт.,</text:span></text:p>
            <text:p text:style-name="P17"><text:span text:style-name="T9">утворене складносуфіксальним </text:span><text:soft-page-break/><text:span text:style-name="T9">способом, похідне від слів:</text:span><text:span text:style-name="T6"> </text:span><text:span text:style-name="T15">обою́до</text:span><text:span text:style-name="T6"> і </text:span><text:span text:style-name="T15">жалі́ти.</text:span></text:p>
            <text:p text:style-name="P18">Та мури, мов із мертвих всталі,</text:p>
            <text:p text:style-name="P18">похмуро мовили: чекай,</text:p>
            <text:p text:style-name="P18">ще обрадіє із печалі</text:p>
            <text:p text:style-name="P17"><text:span text:style-name="T128">твій </text:span><text:span text:style-name="T130">обоюдожалий</text:span><text:span text:style-name="T128"> край.</text:span><text:span text:style-name="T127"> </text:span><text:span text:style-name="T2">(П, І, 36)</text:span></text:p>
          </table:table-cell>
          <table:table-cell table:style-name="Dictionary.B2" office:value-type="string">
            <text:p text:style-name="P17"><text:span text:style-name="T15">Обою́до </text:span><text:span text:style-name="T12">(не подано у словнику)</text:span></text:p>
          </table:table-cell>
        </table:table-row>
        <table:table-row>
          <table:covered-table-cell/>
          <table:table-cell table:style-name="Dictionary.B2" office:value-type="string">
            <text:p text:style-name="P14">жалі́ти</text:p>
            <text:p text:style-name="P17"><text:span text:style-name="T113">-ію, -ієш, </text:span><text:span text:style-name="T118">недок.</text:span></text:p>
            <text:p text:style-name="P17"><text:soft-page-break/>1) <text:span text:style-name="T126">перех.</text:span> <text:span text:style-name="T126">і без додатка</text:span>. Відчувати жалість, співчуття до кого-небудь.</text:p>
            <text:p text:style-name="P17">2) <text:span text:style-name="T126">неперех.</text:span> Нарікати на що-небудь, уболівати за чимось, за щось; шкодувати, жалкувати.</text:p>
            <text:p text:style-name="P17"><text:span text:style-name="T91">3) </text:span><text:span text:style-name="T107">перех.</text:span><text:span text:style-name="T91"> Берегти, оберігати кого-, що-небудь. || Неохоче витрачати що-небудь; шкодувати, жалкувати.</text:span><text:span text:style-name="T92"> </text:span><text:span text:style-name="T93">(ВТСУМ, 364)</text:span></text:p>
          </table:table-cell>
        </table:table-row>
        <table:table-row>
          <table:table-cell table:style-name="Dictionary.A2" office:value-type="string">
            <text:p text:style-name="P13">ОВÓГНЕНИЙ</text:p>
            <text:p text:style-name="P17">-а, -е, <text:span text:style-name="T128">дієпр., інд.-авт.,</text:span></text:p>
            <text:p text:style-name="P17"><text:span text:style-name="T8">утворене суфіксально-префіксальним способом, похідне від </text:span><text:span text:style-name="T9">в</text:span><text:span text:style-name="T146">ід неіснуючого дієслова </text:span><text:span text:style-name="T35">ово́гнити.</text:span></text:p>
            <text:p text:style-name="P18">Та за тобою небо запалало,</text:p>
            <text:p text:style-name="P17"><text:span text:style-name="T130">овогнене</text:span><text:span text:style-name="T128"> грозою стожалів.</text:span><text:span text:style-name="T127"> </text:span><text:span text:style-name="T2">(П, ІІ, 68)</text:span></text:p>
          </table:table-cell>
          <table:table-cell table:style-name="Dictionary.B2" office:value-type="string">
            <text:p text:style-name="P17"><text:span text:style-name="T35">Ово́гнити </text:span><text:span text:style-name="T138">(не подано у словнику)</text:span></text:p>
          </table:table-cell>
        </table:table-row>
        <table:table-row>
          <table:table-cell table:style-name="Dictionary.A2" office:value-type="string">
            <text:p text:style-name="P13">ОГРÁННЯ</text:p>
            <text:p text:style-name="P18">ім., с., інд.-авт.,</text:p>
            <text:p text:style-name="P17"><text:span text:style-name="T9">утворене суфіксальним способом, похідне від слова</text:span><text:span text:style-name="T6"> </text:span><text:span text:style-name="T34">огрáнювати.</text:span></text:p>
            <text:p text:style-name="P18">У зашморзі бід</text:p>
            <text:p text:style-name="P18">аж зайшовся кривий од волання борлак,</text:p>
            <text:p text:style-name="P17"><text:span text:style-name="T128">аж </text:span><text:span text:style-name="T130">огранням</text:span><text:span text:style-name="T128"> дзеркал заросилася кров!</text:span><text:span text:style-name="T127"> </text:span><text:span text:style-name="T2">(П, І, 33)</text:span></text:p>
          </table:table-cell>
          <table:table-cell table:style-name="Dictionary.B2" office:value-type="string">
            <text:p text:style-name="P17"><text:span text:style-name="T32">Ограно́вувати (</text:span><text:span text:style-name="T34">огрáнювати</text:span><text:span text:style-name="T32">)</text:span></text:p>
            <text:p text:style-name="P17"><text:span text:style-name="T113">-ую, -уєш, </text:span><text:span text:style-name="T118">недок.</text:span><text:span text:style-name="T113">, огранувати, -ую, -уєш, </text:span><text:span text:style-name="T118">док.</text:span><text:span text:style-name="T113">, </text:span><text:span text:style-name="T118">перех.</text:span><text:span text:style-name="T113">, </text:span><text:span text:style-name="T118">спец.</text:span></text:p>
            <text:p text:style-name="P17"><text:span text:style-name="T91">Шліфуючи поверхню чого-небудь, робити на ній грані.</text:span><text:span text:style-name="T92"> </text:span><text:span text:style-name="T93">(ВТСУМ, 826)</text:span></text:p>
          </table:table-cell>
        </table:table-row>
        <table:table-row>
          <table:table-cell table:style-name="Dictionary.A2" office:value-type="string">
            <text:p text:style-name="P13">ОЗЛÍННЯ</text:p>
            <text:p text:style-name="P17"><text:soft-page-break/>-я, <text:span text:style-name="T127">ім., ж., інд.-авт.,</text:span></text:p>
            <text:p text:style-name="P17"><text:span text:style-name="T136">утворене суфіксальним способом, похідне від слова</text:span> <text:span text:style-name="T34">озли́тися.</text:span></text:p>
            <text:p text:style-name="P18">А шал який! Яке <text:span text:style-name="T33">озління</text:span>!</text:p>
            <text:p text:style-name="P17"><text:span text:style-name="T128">О білий світе-блекота.</text:span><text:span text:style-name="T127"> </text:span><text:span text:style-name="T2">(П, І, 132)</text:span></text:p>
          </table:table-cell>
          <table:table-cell table:style-name="Dictionary.B2" office:value-type="string">
            <text:p text:style-name="P14">озли́тися</text:p>
            <text:p text:style-name="P17"><text:soft-page-break/><text:span text:style-name="T113">-люся, -лишся, </text:span><text:span text:style-name="T118">док.</text:span></text:p>
            <text:p text:style-name="P17">Стати розлюченим, роздратованим; розізлитися, розгніватися. || Стати злим, злостивим.<text:span text:style-name="T144"> </text:span><text:span text:style-name="T143">(ВТСУМ, 834)</text:span></text:p>
          </table:table-cell>
        </table:table-row>
        <table:table-row>
          <table:table-cell table:style-name="Dictionary.A2" office:value-type="string">
            <text:p text:style-name="P13">ОШРÓТТЯ</text:p>
            <text:p text:style-name="P17">-я, <text:span text:style-name="T127">ім., збірн., інд.-авт.,</text:span></text:p>
            <text:p text:style-name="P17"><text:span text:style-name="T9">утворене суфіксально-префіксальним способом, похідне від слова</text:span> <text:span text:style-name="T34">шріт.</text:span></text:p>
            <text:p text:style-name="P18">І тінь біжить — поверхи давніх днів.</text:p>
            <text:p text:style-name="P17"><text:span text:style-name="T128">І заволока — на </text:span><text:span text:style-name="T130">ошроття</text:span><text:span text:style-name="T128"> часу.</text:span><text:span text:style-name="T127"> </text:span><text:span text:style-name="T2">(П, І, 137)</text:span></text:p>
          </table:table-cell>
          <table:table-cell table:style-name="Dictionary.B2" office:value-type="string">
            <text:p text:style-name="P13">шріт</text:p>
            <text:p text:style-name="P17"><text:span text:style-name="T113">шроту, </text:span><text:span text:style-name="T118">ч.</text:span></text:p>
            <text:p text:style-name="P17">1) Дрібні свинцеві кульки для стрільби з мисливської рушниці; дріб.<text:span text:style-name="T144"> </text:span><text:span text:style-name="T143">(ВТСУМ, 1631)</text:span></text:p>
          </table:table-cell>
        </table:table-row>
        <table:table-row>
          <table:table-cell table:style-name="Dictionary.A2" table:number-rows-spanned="2" office:value-type="string">
            <text:p text:style-name="P13">ПÁВЕРХ</text:p>
            <text:p text:style-name="P17">-у, <text:span text:style-name="T127">ім., ч., інд.-авт.,</text:span></text:p>
            <text:p text:style-name="P17"><text:span text:style-name="T9">утворене префіксальним способом, похідне від слів:</text:span><text:span text:style-name="T146"> </text:span><text:span text:style-name="T35">па</text:span><text:span text:style-name="T146">... (“подібний”) і </text:span><text:span text:style-name="T35">верх.</text:span></text:p>
            <text:p text:style-name="P18">Тут <text:span text:style-name="T33">паверх</text:span>, паниз, пажиття і паскін,</text:p>
            <text:p text:style-name="P18">переступай лискуче лезо меж,</text:p>
            <text:p text:style-name="P18">і рідні лиця за порожні маски</text:p>
            <text:p text:style-name="P17"><text:span text:style-name="T128">тобі здадуться з понадгірних веж.</text:span><text:span text:style-name="T127"> </text:span><text:span text:style-name="T2">(П, І, 167)</text:span></text:p>
          </table:table-cell>
          <table:table-cell table:style-name="Dictionary.B2" office:value-type="string">
            <text:p text:style-name="P17"><text:span text:style-name="T104">Па</text:span><text:span text:style-name="T95">... </text:span><text:span text:style-name="T96">(не подано у словнику)</text:span></text:p>
          </table:table-cell>
        </table:table-row>
        <table:table-row>
          <table:covered-table-cell/>
          <table:table-cell table:style-name="Dictionary.B2" office:value-type="string">
            <text:p text:style-name="P13">верх</text:p>
            <text:p text:style-name="P17"><text:span text:style-name="T113">-у, </text:span><text:span text:style-name="T118">ч.</text:span></text:p>
            <text:p text:style-name="P17">1) Верхня, найвища частина чого-небудь; вершина. || Поверхня землі, якої-небудь рідини і т. ін.<text:span text:style-name="T144"> </text:span><text:span text:style-name="T143">(ВТСУМ, 123)</text:span></text:p>
          </table:table-cell>
        </table:table-row>
        <table:table-row>
          <table:table-cell table:style-name="Dictionary.A2" office:value-type="string">
            <text:p text:style-name="P13">ПАЖИТТЯ́</text:p>
            <text:p text:style-name="P17">-я, <text:span text:style-name="T127">ім., с., інд.-авт.,</text:span></text:p>
            <text:p text:style-name="P17"><text:span text:style-name="T9">утворене префіксальним способом, похідне від слів:</text:span><text:span text:style-name="T146"> </text:span><text:span text:style-name="T35">па</text:span><text:span text:style-name="T146">... (“подібний”) і </text:span><text:soft-page-break/><text:span text:style-name="T35">життя́.</text:span></text:p>
            <text:p text:style-name="P18">Тут паверх, паниз, <text:span text:style-name="T33">пажиття</text:span> і паскін,</text:p>
            <text:p text:style-name="P18">переступай лискуче лезо меж,</text:p>
            <text:p text:style-name="P18">і рідні лиця за порожні маски</text:p>
            <text:p text:style-name="P17"><text:span text:style-name="T128">тобі здадуться з понадгірних веж.</text:span><text:span text:style-name="T127"> </text:span><text:span text:style-name="T2">(П, І, 167)</text:span></text:p>
          </table:table-cell>
          <table:table-cell table:style-name="Dictionary.B2" office:value-type="string">
            <text:p text:style-name="P17"><text:span text:style-name="T35">життя́</text:span><text:span text:style-name="T141"> (див </text:span><text:span text:style-name="T35">ЖИТТЄСМÉРТЬ</text:span><text:span text:style-name="T141">)</text:span></text:p>
          </table:table-cell>
        </table:table-row>
        <table:table-row>
          <table:table-cell table:style-name="Dictionary.A2" office:value-type="string">
            <text:p text:style-name="P13">ПÁНИЗ</text:p>
            <text:p text:style-name="P17">-у, <text:span text:style-name="T127">ім., ч., інд.-авт.,</text:span></text:p>
            <text:p text:style-name="P17"><text:span text:style-name="T9">утворене префіксальним способом, похідне від слів:</text:span><text:span text:style-name="T146"> </text:span><text:span text:style-name="T35">па</text:span><text:span text:style-name="T146">... (“подібний”) і </text:span><text:span text:style-name="T35">низ.</text:span></text:p>
            <text:p text:style-name="P18">Тут паверх, <text:span text:style-name="T33">паниз</text:span>, пажиття і паскін,</text:p>
            <text:p text:style-name="P18">переступай лискуче лезо меж,</text:p>
            <text:p text:style-name="P18">і рідні лиця за порожні маски</text:p>
            <text:p text:style-name="P17"><text:span text:style-name="T128">тобі здадуться з понадгірних веж.</text:span><text:span text:style-name="T127"> </text:span><text:span text:style-name="T2">(П, І, 167)</text:span></text:p>
          </table:table-cell>
          <table:table-cell table:style-name="Dictionary.B2" office:value-type="string">
            <text:p text:style-name="P13">низ</text:p>
            <text:p text:style-name="P17"><text:span text:style-name="T113">-у, </text:span><text:span text:style-name="T118">ч.</text:span></text:p>
            <text:p text:style-name="P17"><text:span text:style-name="T114">1) Нижня частина предмета. || </text:span><text:span text:style-name="T119">рідко</text:span><text:span text:style-name="T114">. Те саме, що виворіт.</text:span><text:span text:style-name="T115"> </text:span><text:span text:style-name="T116">(ВТСУМ, 785)</text:span></text:p>
          </table:table-cell>
        </table:table-row>
        <table:table-row>
          <table:table-cell table:style-name="Dictionary.A2" office:value-type="string">
            <text:p text:style-name="P13">ПАРУ́́РА</text:p>
            <text:p text:style-name="P17">-и, <text:span text:style-name="T127">ім., ж., інд.-авт.,</text:span></text:p>
            <text:p text:style-name="P17"><text:span text:style-name="T9">утворене префіксальним способом, похідне від слів:</text:span><text:span text:style-name="T146"> </text:span><text:span text:style-name="T35">па</text:span><text:span text:style-name="T146">... (“подібний”) і </text:span><text:span text:style-name="T35">рýра.</text:span></text:p>
            <text:p text:style-name="P18">Те безмежжя сил,</text:p>
            <text:p text:style-name="P18">розбурханих од молодого болю,</text:p>
            <text:p text:style-name="P17"><text:span text:style-name="T128">ті </text:span><text:span text:style-name="T130">парури</text:span><text:span text:style-name="T128"> зусиль…</text:span><text:span text:style-name="T127"> </text:span><text:span text:style-name="T2">(П, І, 57)</text:span></text:p>
          </table:table-cell>
          <table:table-cell table:style-name="Dictionary.B2" office:value-type="string">
            <text:p text:style-name="P14">ру́ра</text:p>
            <text:p text:style-name="P17"><text:span text:style-name="T113">-и, </text:span><text:span text:style-name="T118">ж.</text:span></text:p>
            <text:p text:style-name="P23"><text:span text:style-name="T121">1) </text:span><text:span text:style-name="T124">зах.</text:span><text:span text:style-name="T121"> Те саме, що </text:span><text:span text:style-name="T1">труба</text:span><text:span text:style-name="T121">.</text:span><text:span text:style-name="T122"> </text:span><text:span text:style-name="T123">(ВТСУМ, 1279)</text:span></text:p>
          </table:table-cell>
        </table:table-row>
        <table:table-row>
          <table:table-cell table:style-name="Dictionary.A2" office:value-type="string">
            <text:p text:style-name="P13">ПÁСКІН</text:p>
            <text:p text:style-name="P17"><text:soft-page-break/>пáскону, <text:span text:style-name="T127">ім., ч., інд.-авт.,</text:span></text:p>
            <text:p text:style-name="P17"><text:span text:style-name="T9">утворене префіксальним способом, похідне від слів:</text:span><text:span text:style-name="T146"> </text:span><text:span text:style-name="T35">па</text:span><text:span text:style-name="T146">... (“подібний”) і </text:span><text:span text:style-name="T35">скін.</text:span></text:p>
            <text:p text:style-name="P18">Тут паверх, паниз, пажиття і <text:span text:style-name="T33">паскін</text:span>,</text:p>
            <text:p text:style-name="P18">переступай лискуче лезо меж,</text:p>
            <text:p text:style-name="P18">і рідні лиця за порожні маски</text:p>
            <text:p text:style-name="P17"><text:span text:style-name="T128">тобі здадуться з понадгірних веж.</text:span><text:span text:style-name="T127"> </text:span><text:span text:style-name="T2">(П, І, 167)</text:span></text:p>
          </table:table-cell>
          <table:table-cell table:style-name="Dictionary.B2" office:value-type="string">
            <text:p text:style-name="P13">скін</text:p>
            <text:p text:style-name="P17"><text:soft-page-break/><text:span text:style-name="T113">скону, </text:span><text:span text:style-name="T118">ч.</text:span><text:span text:style-name="T113">, </text:span><text:span text:style-name="T118">уроч.</text:span></text:p>
            <text:p text:style-name="P17">Те саме, що смерть. || Кінець, межа. <text:span text:style-name="T154">(ВТСУМ, 1330)</text:span></text:p>
          </table:table-cell>
        </table:table-row>
        <table:table-row>
          <table:table-cell table:style-name="Dictionary.A2" table:number-rows-spanned="2" office:value-type="string">
            <text:p text:style-name="P13">ПЕКЕЛЬНОЗÓР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пеке́льний </text:span><text:span text:style-name="T146">і </text:span><text:span text:style-name="T35">зір.</text:span></text:p>
            <text:p text:style-name="P18">Мигоче, мов відьмак, паркан <text:span text:style-name="T33">пекельнозорий</text:span>,</text:p>
            <text:p text:style-name="P17"><text:span text:style-name="T128">за голосом покори душа рушає вспак.</text:span><text:span text:style-name="T127"> </text:span><text:span text:style-name="T2">(П, ІІ, 31)</text:span></text:p>
          </table:table-cell>
          <table:table-cell table:style-name="Dictionary.B2" office:value-type="string">
            <text:p text:style-name="P17"><text:span text:style-name="T35">пеке́льний </text:span><text:span text:style-name="T138">(див. </text:span><text:span text:style-name="T35">ВСЕПЕКЕ́ЛЬНИЙ</text:span><text:span text:style-name="T138">)</text:span></text:p>
          </table:table-cell>
        </table:table-row>
        <table:table-row>
          <table:covered-table-cell/>
          <table:table-cell table:style-name="Dictionary.B2" office:value-type="string">
            <text:p text:style-name="P13">зір</text:p>
            <text:p text:style-name="P17"><text:span text:style-name="T113">зору, </text:span><text:span text:style-name="T118">ч.</text:span></text:p>
            <text:p text:style-name="P17">1) Одне з п’яти почуттів, органом якого є око. || Здатність бачити.</text:p>
            <text:p text:style-name="P17">2) Спрямованість очей на кого-, що-небудь; погляд.</text:p>
            <text:p text:style-name="P17">3) Те саме, що очі. <text:span text:style-name="T154">(ВТСУМ, 460)</text:span></text:p>
          </table:table-cell>
        </table:table-row>
        <table:table-row>
          <table:table-cell table:style-name="Dictionary.A2" table:number-rows-spanned="2" office:value-type="string">
            <text:p text:style-name="P13">ПІВВАГÁННЯ</text:p>
            <text:p text:style-name="P17">-я, <text:span text:style-name="T127">ім., с., інд.-авт.,</text:span></text:p>
            <text:p text:style-name="P17"><text:span text:style-name="T9">утворене префіксальним способом, похідне від слів:</text:span><text:span text:style-name="T146"> </text:span><text:span text:style-name="T35">пів</text:span><text:span text:style-name="T146"> і </text:span><text:span text:style-name="T35">вагáння.</text:span></text:p>
            <text:p text:style-name="P18">Напівступою,</text:p>
            <text:p text:style-name="P18">як над собою винесений крок</text:p>
            <text:p text:style-name="P18">задумався і скляк. Напівбажання,</text:p>
            <text:p text:style-name="P17"><text:span text:style-name="T128">на </text:span><text:span text:style-name="T130">півваганні</text:span><text:span text:style-name="T128"> втяте.</text:span><text:span text:style-name="T127"> </text:span><text:span text:style-name="T2">(П, І, 57)</text:span></text:p>
          </table:table-cell>
          <table:table-cell table:style-name="Dictionary.B2" office:value-type="string">
            <text:p text:style-name="P17"><text:span text:style-name="T32">Полови́на </text:span><text:span text:style-name="T155">(пів)</text:span></text:p>
            <text:p text:style-name="P17"><text:span text:style-name="T113">-и, </text:span><text:span text:style-name="T118">ж.</text:span></text:p>
            <text:p text:style-name="P17">1) Одна з двох рівних частин чого-небудь. || Складова частина парного предмета. || Якась частина або певна кількість чого-небудь.</text:p>
            <text:p text:style-name="P17">2) Середина якої-небудь віддалі, якогось проміжку часу і т. ін. || Момент часу, який відповідає <text:soft-page-break/>середині даної години. <text:span text:style-name="T154">(ВТСУМ, 1036)</text:span></text:p>
          </table:table-cell>
        </table:table-row>
        <table:table-row>
          <table:covered-table-cell/>
          <table:table-cell table:style-name="Dictionary.B2" office:value-type="string">
            <text:p text:style-name="P14">вага́ння</text:p>
            <text:p text:style-name="P17"><text:span text:style-name="T113">-я, </text:span><text:span text:style-name="T118">с.</text:span></text:p>
            <text:p text:style-name="P17">1) Дія за знач. вагатися.</text:p>
            <text:p text:style-name="P17">2) Неспроможність відразу вирішити щось; роздумування.</text:p>
            <text:p text:style-name="P17">3) Непослідовність у поглядах, хитання.<text:span text:style-name="T144"> </text:span><text:span text:style-name="T143">(ВТСУМ, 106)</text:span></text:p>
          </table:table-cell>
        </table:table-row>
        <table:table-row>
          <table:table-cell table:style-name="Dictionary.A2" table:number-rows-spanned="2" office:value-type="string">
            <text:p text:style-name="P13">ПІВДУ́́ШІ</text:p>
            <text:p text:style-name="P17">півдýш, <text:span text:style-name="T127">ім., мн., інд.-авт.,</text:span></text:p>
            <text:p text:style-name="P17"><text:span text:style-name="T9">утворене префіксальним способом, похідне від слів:</text:span><text:span text:style-name="T146"> </text:span><text:span text:style-name="T35">пів</text:span><text:span text:style-name="T146"> і </text:span><text:span text:style-name="T35">ду́ші.</text:span></text:p>
            <text:p text:style-name="P18">О царство півсерць, півнадій, півпричалів,</text:p>
            <text:p text:style-name="P17"><text:span text:style-name="T128">півзамірів царство, півзмаг і </text:span><text:span text:style-name="T130">півдуш</text:span><text:span text:style-name="T128">!</text:span><text:span text:style-name="T127"> </text:span><text:span text:style-name="T2">(П, І, 98)</text:span></text:p>
          </table:table-cell>
          <table:table-cell table:style-name="Dictionary.B2" office:value-type="string">
            <text:p text:style-name="P17"><text:span text:style-name="T35">пів </text:span><text:span text:style-name="T141">(див. </text:span><text:span text:style-name="T35">ПІВВАГÁННЯ</text:span><text:span text:style-name="T141">)</text:span></text:p>
          </table:table-cell>
        </table:table-row>
        <table:table-row>
          <table:covered-table-cell/>
          <table:table-cell table:style-name="Dictionary.B2" office:value-type="string">
            <text:p text:style-name="P17"><text:span text:style-name="T35">ду́ші </text:span><text:span text:style-name="T138">(див. </text:span><text:span text:style-name="T35">ДУШЕКРÓНА</text:span><text:span text:style-name="T138">)</text:span></text:p>
          </table:table-cell>
        </table:table-row>
        <table:table-row>
          <table:table-cell table:style-name="Dictionary.A2" table:number-rows-spanned="2" office:value-type="string">
            <text:p text:style-name="P13">ПІВЗÁМІРИ</text:p>
            <text:p text:style-name="P17">-ів, <text:span text:style-name="T127">ім., мн., інд.-авт.,</text:span></text:p>
            <text:p text:style-name="P17"><text:span text:style-name="T9">утворене префіксальним способом, похідне від слів:</text:span><text:span text:style-name="T146"> </text:span><text:span text:style-name="T35">пів</text:span><text:span text:style-name="T146"> і </text:span><text:span text:style-name="T35">зáміри.</text:span></text:p>
            <text:p text:style-name="P18">О царство півсерць, півнадій, півпричалів,</text:p>
            <text:p text:style-name="P17"><text:span text:style-name="T130">півзамірів</text:span><text:span text:style-name="T128"> царство, півзмаг і півдуш!</text:span><text:span text:style-name="T127"> </text:span><text:span text:style-name="T2">(П, І, 98)</text:span></text:p>
          </table:table-cell>
          <table:table-cell table:style-name="Dictionary.B2" office:value-type="string">
            <text:p text:style-name="P17"><text:span text:style-name="T35">пів </text:span><text:span text:style-name="T141">(див. </text:span><text:span text:style-name="T35">ПІВВАГÁННЯ</text:span><text:span text:style-name="T141">)</text:span></text:p>
          </table:table-cell>
        </table:table-row>
        <table:table-row>
          <table:covered-table-cell/>
          <table:table-cell table:style-name="Dictionary.B2" office:value-type="string">
            <text:p text:style-name="P13">за́мір</text:p>
            <text:p text:style-name="P17"><text:span text:style-name="T112">I </text:span><text:span text:style-name="T113">за́мір</text:span></text:p>
            <text:p text:style-name="P17">-у, <text:span text:style-name="T126">ч.</text:span></text:p>
            <text:p text:style-name="P17"><text:span text:style-name="T91">Задум, бажання зробити щось; намір. || </text:span><text:span text:style-name="T107">перев.</text:span><text:span text:style-name="T91"> </text:span><text:span text:style-name="T107">мн.</text:span><text:span text:style-name="T91"> Таємні, підступні плани, спрямовані проти кого-, чого-небудь.</text:span><text:span text:style-name="T92"> </text:span><text:span text:style-name="T93">(ВТСУМ, 405)</text:span></text:p>
          </table:table-cell>
        </table:table-row>
        <table:table-row>
          <table:table-cell table:style-name="Dictionary.A2" table:number-rows-spanned="2" office:value-type="string">
            <text:p text:style-name="P13">ПІВЗМÁГИ</text:p>
            <text:p text:style-name="P18"><text:soft-page-break/>ім., мн., інд.-авт.,</text:p>
            <text:p text:style-name="P17"><text:span text:style-name="T7">утворене префіксальним і нульсуфіксальним способом, похідне від слів:</text:span><text:span text:style-name="T145"> </text:span><text:span text:style-name="T36">пів</text:span><text:span text:style-name="T145"> і </text:span><text:span text:style-name="T36">змагáння.</text:span></text:p>
            <text:p text:style-name="P18">О царство півсерць, півнадій, півпричалів,</text:p>
            <text:p text:style-name="P17"><text:span text:style-name="T128">півзамірів царство, </text:span><text:span text:style-name="T130">півзмаг</text:span><text:span text:style-name="T128"> і півдуш!</text:span><text:span text:style-name="T127"> </text:span><text:span text:style-name="T2">(П, І, 98)</text:span></text:p>
          </table:table-cell>
          <table:table-cell table:style-name="Dictionary.B2" office:value-type="string">
            <text:p text:style-name="P13"><text:span text:style-name="T146">пів </text:span><text:span text:style-name="T141">(див. </text:span><text:span text:style-name="T146">ПІВВАГÁННЯ</text:span><text:span text:style-name="T141">)</text:span></text:p>
          </table:table-cell>
        </table:table-row>
        <table:table-row>
          <table:covered-table-cell/>
          <table:table-cell table:style-name="Dictionary.B2" office:value-type="string">
            <text:p text:style-name="P14">змага́ння<text:soft-page-break/></text:p>
            <text:p text:style-name="P17"><text:span text:style-name="T113">-я, </text:span><text:span text:style-name="T118">с.</text:span></text:p>
            <text:p text:style-name="P17">1) Намагання перевершити, перемогти когось у чому-небудь, домагаючись кращих, ніж у когось, результатів, показників.</text:p>
            <text:p text:style-name="P17"><text:span text:style-name="T91">3) </text:span><text:span text:style-name="T107">перен.</text:span><text:span text:style-name="T91"> Сутичка, боротьба двох протилежних або ворожих сил.</text:span><text:span text:style-name="T92"> </text:span><text:span text:style-name="T93">(ВТСУМ, 464)</text:span></text:p>
          </table:table-cell>
        </table:table-row>
        <table:table-row>
          <table:table-cell table:style-name="Dictionary.A2" table:number-rows-spanned="2" office:value-type="string">
            <text:p text:style-name="P13">ПІВНАДÍЇ</text:p>
            <text:p text:style-name="P17">півнадíй, <text:span text:style-name="T127">ім., мн., інд.-авт.,</text:span></text:p>
            <text:p text:style-name="P17"><text:span text:style-name="T9">утворене префіксальним способом, </text:span><text:span text:style-name="T9">похідне від слів:</text:span><text:span text:style-name="T146"> </text:span><text:span text:style-name="T35">пів</text:span><text:span text:style-name="T146"> і </text:span><text:span text:style-name="T35">надíї.</text:span></text:p>
            <text:p text:style-name="P18">О царство півсерць, <text:span text:style-name="T33">півнадій</text:span>, півпричалів,</text:p>
            <text:p text:style-name="P17"><text:span text:style-name="T128">півзамірів царство, півзмаг і півдуш!</text:span><text:span text:style-name="T127"> </text:span><text:span text:style-name="T2">(П, І, 98)</text:span></text:p>
          </table:table-cell>
          <table:table-cell table:style-name="Dictionary.B2" office:value-type="string">
            <text:p text:style-name="P13"><text:span text:style-name="T146">пів </text:span><text:span text:style-name="T141">(див. </text:span><text:span text:style-name="T146">ПІВВАГÁННЯ</text:span><text:span text:style-name="T141">)</text:span></text:p>
          </table:table-cell>
        </table:table-row>
        <table:table-row>
          <table:covered-table-cell/>
          <table:table-cell table:style-name="Dictionary.B2" office:value-type="string">
            <text:p text:style-name="P14">наді́я</text:p>
            <text:p text:style-name="P17"><text:span text:style-name="T113">-ї, </text:span><text:span text:style-name="T118">ж.</text:span></text:p>
            <text:p text:style-name="P17">1) Впевненість у можливості здійснення чогось бажаного, потрібного, приємного; сподівання.<text:span text:style-name="T144"> </text:span><text:span text:style-name="T143">(ВТСУМ, 711)</text:span></text:p>
          </table:table-cell>
        </table:table-row>
        <table:table-row>
          <table:table-cell table:style-name="Dictionary.A2" table:number-rows-spanned="2" office:value-type="string">
            <text:p text:style-name="P13">ПІВНЕБÉС</text:p>
            <text:p text:style-name="P17">півнебéс, <text:span text:style-name="T127">ім., мн., інд.-авт.,</text:span></text:p>
            <text:p text:style-name="P17"><text:span text:style-name="T9">утворене префіксальним способом, похідне від слів:</text:span><text:span text:style-name="T146"> </text:span><text:span text:style-name="T35">пів</text:span><text:span text:style-name="T146"> і </text:span><text:span text:style-name="T35">небесá.</text:span></text:p>
            <text:p text:style-name="P18">І з тих затятих здвоєних ночей</text:p>
            <text:p text:style-name="P18">на <text:span text:style-name="T33">півнебес</text:span> зажевріло б іржання</text:p>
            <text:p text:style-name="P17"><text:span text:style-name="T128">чи сиваша чи привиду.</text:span><text:span text:style-name="T127"> </text:span><text:span text:style-name="T2">(П, І, 156)</text:span></text:p>
          </table:table-cell>
          <table:table-cell table:style-name="Dictionary.B2" office:value-type="string">
            <text:p text:style-name="P13"><text:span text:style-name="T146">пів </text:span><text:span text:style-name="T141">(див. </text:span><text:span text:style-name="T146">ПІВВАГÁННЯ</text:span><text:span text:style-name="T141">)</text:span></text:p>
          </table:table-cell>
        </table:table-row>
        <table:table-row>
          <table:covered-table-cell/>
          <table:table-cell table:style-name="Dictionary.B2" office:value-type="string">
            <text:p text:style-name="P17"><text:span text:style-name="T35">небесá </text:span><text:span text:style-name="T138">(див. </text:span><text:span text:style-name="T35">НАДНÉБО</text:span><text:span text:style-name="T138">)</text:span></text:p>
          </table:table-cell>
        </table:table-row>
        <table:table-row>
          <table:table-cell table:style-name="Dictionary.A2" table:number-rows-spanned="2" office:value-type="string">
            <text:p text:style-name="P13">ПІВПРИЧÁЛИ</text:p>
            <text:p text:style-name="P17">-ів, <text:span text:style-name="T127">ім., мн., інд.-авт.,</text:span></text:p>
            <text:p text:style-name="P17"><text:soft-page-break/><text:span text:style-name="T9">утворене префіксальним способом, похідне від слів:</text:span><text:span text:style-name="T146"> </text:span><text:span text:style-name="T35">пів</text:span><text:span text:style-name="T146"> і </text:span><text:span text:style-name="T35">причáли.</text:span></text:p>
            <text:p text:style-name="P18">О царство півсерць, півнадій, <text:span text:style-name="T33">півпричалів</text:span>,</text:p>
            <text:p text:style-name="P17"><text:span text:style-name="T128">півзамірів царство, півзмаг і півдуш!</text:span><text:span text:style-name="T127"> </text:span><text:span text:style-name="T2">(П, І, 98)</text:span></text:p>
          </table:table-cell>
          <table:table-cell table:style-name="Dictionary.B2" office:value-type="string">
            <text:p text:style-name="P13"><text:span text:style-name="T146">пів </text:span><text:span text:style-name="T141">(див. </text:span><text:span text:style-name="T146">ПІВВАГÁННЯ</text:span><text:span text:style-name="T141">)</text:span></text:p>
          </table:table-cell>
        </table:table-row>
        <table:table-row>
          <table:covered-table-cell/>
          <table:table-cell table:style-name="Dictionary.B2" office:value-type="string">
            <text:p text:style-name="P14">прича́л</text:p>
            <text:p text:style-name="P17"><text:soft-page-break/><text:span text:style-name="T113">-у, </text:span><text:span text:style-name="T118">ч.</text:span></text:p>
            <text:p text:style-name="P17"><text:span text:style-name="T91">2) </text:span><text:span text:style-name="T107">перен.</text:span><text:span text:style-name="T91"> Пристановище для кого-, чого-небудь; притулок.</text:span><text:span text:style-name="T92"> </text:span><text:span text:style-name="T93">(ВТСУМ, 1139)</text:span></text:p>
          </table:table-cell>
        </table:table-row>
        <table:table-row>
          <table:table-cell table:style-name="Dictionary.A2" table:number-rows-spanned="2" office:value-type="string">
            <text:p text:style-name="P13">ПОВНОГÓРЛЯ</text:p>
            <text:p text:style-name="P17">-я, <text:span text:style-name="T127">ім., с., інд.-авт.,</text:span></text:p>
            <text:p text:style-name="P17"><text:span text:style-name="T9">Утворене способом основоскладання і нульсуфіксальним, похідне від слів:</text:span><text:span text:style-name="T146"> </text:span><text:span text:style-name="T35">пóвний</text:span><text:span text:style-name="T146"> і </text:span><text:span text:style-name="T35">гóрло.</text:span></text:p>
            <text:p text:style-name="P18">До гори, до рік, до <text:span text:style-name="T33">повногорля</text:span>,</text:p>
            <text:p text:style-name="P18">повногруддям зобов’яж мене.</text:p>
            <text:p text:style-name="P18">Кожним днем боліти, кожним днем</text:p>
            <text:p text:style-name="P17"><text:span text:style-name="T128">виповняти серце власним горем.</text:span><text:span text:style-name="T127"> </text:span><text:span text:style-name="T2">(П, ІІ, 200)</text:span></text:p>
          </table:table-cell>
          <table:table-cell table:style-name="Dictionary.B2" office:value-type="string">
            <text:p text:style-name="P14">по́вний</text:p>
            <text:p text:style-name="P17">повен, -вна, -вне.</text:p>
            <text:p text:style-name="P17">1) У якому немає вільного місця, заповнений до краю. || У якому є, міститься, вміщується порівняно багато кого-, чого-небудь. || У<text:span text:style-name="T126">сполуч.</text:span> з деякими <text:span text:style-name="T126">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26">у знач.ім.</text:span> по́вна, -ної, <text:span text:style-name="T126">ж.</text:span>, <text:span text:style-name="T126">розм.</text:span> Наповнена по вінця чарка.</text:p>
            <text:p text:style-name="P17"><text:span text:style-name="T91">2) </text:span><text:span text:style-name="T107">перен.</text:span><text:span text:style-name="T91"> Цілком пройнятий, охоплений чим-небудь; сповнений чимсь. || Зайнятий, зацікавлений, захоплений ким-, чим-небудь. || Який відбиває, виражає якесь почуття, </text:span><text:span text:style-name="T91">переживання і т. ін. (про погляд, вираз обличчя тощо). || Який має в собі багато чого-небудь. || Насичений чим-небудь. </text:span><text:span text:style-name="T107">Повне життя</text:span><text:span text:style-name="T91">. </text:span><text:soft-page-break/><text:span text:style-name="T94">(ВТСУМ, 1000)</text:span></text:p>
          </table:table-cell>
        </table:table-row>
        <table:table-row>
          <table:covered-table-cell/>
          <table:table-cell table:style-name="Dictionary.B2" office:value-type="string">
            <text:p text:style-name="P14">го́рло</text:p>
            <text:p text:style-name="P17"><text:span text:style-name="T113">-а, </text:span><text:span text:style-name="T118">с.</text:span></text:p>
            <text:p text:style-name="P17">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7">2) Верхня звужена частина посуду.</text:p>
            <text:p text:style-name="P17">3) Протока між внутрішнім і окраїнним морями або при впадінні річки в озеро чи море.<text:span text:style-name="T144"> </text:span><text:span text:style-name="T143">(ВТСУМ, 254)</text:span></text:p>
          </table:table-cell>
        </table:table-row>
        <table:table-row>
          <table:table-cell table:style-name="Dictionary.A2" table:number-rows-spanned="2" office:value-type="string">
            <text:p text:style-name="P13">ПОЗАПРÓСТІР</text:p>
            <text:p text:style-name="P17">-стору, <text:span text:style-name="T127">ім., ч., інд.-авт.,</text:span></text:p>
            <text:p text:style-name="P17"><text:span text:style-name="T9">утворене префіксальним способом, похідне від слів:</text:span><text:span text:style-name="T146"> </text:span><text:span text:style-name="T35">пóза</text:span><text:span text:style-name="T146"> і </text:span><text:span text:style-name="T35">прóстір.</text:span></text:p>
            <text:p text:style-name="P18">Як вікна в <text:span text:style-name="T33">позапростір</text:span>, позачас,</text:p>
            <text:p text:style-name="P18">за мури німоти і всепокори,</text:p>
            <text:p text:style-name="P18">так світяться свічада, світлом хорі,</text:p>
            <text:p text:style-name="P18">і пильно задивляються крізь нас</text:p>
            <text:p text:style-name="P17"><text:span text:style-name="T128">у сяйва…</text:span><text:span text:style-name="T127"> </text:span><text:span text:style-name="T2">(П, І, 66)</text:span></text:p>
          </table:table-cell>
          <table:table-cell table:style-name="Dictionary.B2" office:value-type="string">
            <text:p text:style-name="P14">по́за</text:p>
            <text:p text:style-name="P17"><text:span text:style-name="T112">II </text:span><text:span text:style-name="T118">прийм.</text:span><text:span text:style-name="T113">, </text:span><text:span text:style-name="T118">із знах.</text:span><text:span text:style-name="T113"> </text:span><text:span text:style-name="T118">і оруд. в.</text:span></text:p>
            <text:p text:style-name="P17"><text:span text:style-name="T91">4) </text:span><text:span text:style-name="T107">з оруд. в.</text:span><text:span text:style-name="T91"> Указує на існування, наявність кого-, чого-небудь або перебування когось за межами того, що названо іменником (займенником). </text:span><text:span text:style-name="T94">(ВТСУМ, 1017)</text:span></text:p>
          </table:table-cell>
        </table:table-row>
        <table:table-row>
          <table:covered-table-cell/>
          <table:table-cell table:style-name="Dictionary.B2" office:value-type="string">
            <text:p text:style-name="P14">про́стір</text:p>
            <text:p text:style-name="P17"><text:span text:style-name="T113">простору, </text:span><text:span text:style-name="T118">ч.</text:span></text:p>
            <text:p text:style-name="P17">1) <text:span text:style-name="T126">тільки одн.</text:span>, <text:span text:style-name="T126">філос.</text:span> Одна з основних об’єктивних форм існування матерії, яка характеризується протяжністю та обсягом.</text:p>
            <text:p text:style-name="P17"><text:span text:style-name="T91">4) </text:span><text:span text:style-name="T107">перен.</text:span><text:span text:style-name="T91"> Відсутність яких-небудь обмежень, перешкод у чомусь; воля.</text:span><text:span text:style-name="T92"> </text:span><text:soft-page-break/><text:span text:style-name="T93">(ВТСУМ, 1170)</text:span></text:p>
          </table:table-cell>
        </table:table-row>
        <table:table-row>
          <table:table-cell table:style-name="Dictionary.A2" table:number-rows-spanned="2" office:value-type="string">
            <text:p text:style-name="P13">ПОЗАЧÁС</text:p>
            <text:p text:style-name="P17">-у, <text:span text:style-name="T127">ім., ч., інд.-авт.,</text:span></text:p>
            <text:p text:style-name="P17"><text:span text:style-name="T9">утворене префіксальним способом, похідне від слів:</text:span><text:span text:style-name="T146"> </text:span><text:span text:style-name="T35">пóза</text:span><text:span text:style-name="T146"> і </text:span><text:span text:style-name="T35">час.</text:span></text:p>
            <text:p text:style-name="P18">Як вікна в позапростір, <text:span text:style-name="T33">позачас</text:span>,</text:p>
            <text:p text:style-name="P18">за мури німоти і всепокори,</text:p>
            <text:p text:style-name="P18">так світяться свічада, світлом хорі,</text:p>
            <text:p text:style-name="P18">і пильно задивляються крізь нас</text:p>
            <text:p text:style-name="P17"><text:span text:style-name="T128">у сяйва…</text:span><text:span text:style-name="T127"> </text:span><text:span text:style-name="T2">(П, І, 66)</text:span></text:p>
          </table:table-cell>
          <table:table-cell table:style-name="Dictionary.B2" office:value-type="string">
            <text:p text:style-name="P17"><text:span text:style-name="T35">пóза </text:span><text:span text:style-name="T138">(див. </text:span><text:span text:style-name="T35">ПОЗАПРÓСТІР</text:span><text:span text:style-name="T138">)</text:span></text:p>
          </table:table-cell>
        </table:table-row>
        <table:table-row>
          <table:covered-table-cell/>
          <table:table-cell table:style-name="Dictionary.B2" office:value-type="string">
            <text:p text:style-name="P17"><text:span text:style-name="T35">час </text:span><text:span text:style-name="T138">(див. </text:span><text:span text:style-name="T35">КРАЙЧÁС</text:span><text:span text:style-name="T138">)</text:span></text:p>
          </table:table-cell>
        </table:table-row>
        <table:table-row>
          <table:table-cell table:style-name="Dictionary.A2" table:number-rows-spanned="2" office:value-type="string">
            <text:p text:style-name="P13">ПОРОЖНЬОСÉРД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порóжній</text:span><text:span text:style-name="T146"> і </text:span><text:span text:style-name="T35">сéрце.</text:span></text:p>
            <text:p text:style-name="P18"><text:span text:style-name="T33">Порожньосердий</text:span> вибільшився світ,</text:p>
            <text:p text:style-name="P17"><text:span text:style-name="T128">мов простору запрагло німування…</text:span><text:span text:style-name="T127"> </text:span><text:span text:style-name="T2">(П, ІІ, 174)</text:span></text:p>
          </table:table-cell>
          <table:table-cell table:style-name="Dictionary.B2" office:value-type="string">
            <text:p text:style-name="P14">поро́жній</text:p>
            <text:p text:style-name="P17">-я, -є.</text:p>
            <text:p text:style-name="P17"><text:span text:style-name="T91">3) </text:span><text:span text:style-name="T107">у сполуч.</text:span><text:span text:style-name="T91"> </text:span><text:span text:style-name="T107">зі сл.</text:span><text:span text:style-name="T91"> життя, світ </text:span><text:span text:style-name="T107">і т. ін.</text:span><text:span text:style-name="T91">, </text:span><text:span text:style-name="T107">перен.</text:span><text:span text:style-name="T91"> Ні для кого не корисний; марний. || Позбавлений змісту, убогий змістом; беззмістовний, пустий. || Який не відповідає об’єктивній дійсності. </text:span><text:span text:style-name="T94">(ВТСУМ, 1067-1068)</text:span></text:p>
          </table:table-cell>
        </table:table-row>
        <table:table-row>
          <table:covered-table-cell/>
          <table:table-cell table:style-name="Dictionary.B2" office:value-type="string">
            <text:p text:style-name="P17"><text:span text:style-name="T35">сéрце </text:span><text:span text:style-name="T138">(див. </text:span><text:span text:style-name="T35">ГЛИ́Б-СИ́НЬ-СЕ́РЦЕ</text:span><text:span text:style-name="T138">)</text:span></text:p>
          </table:table-cell>
        </table:table-row>
        <table:table-row>
          <table:table-cell table:style-name="Dictionary.A2" table:number-rows-spanned="2" office:value-type="string">
            <text:p text:style-name="P13">ПОТАЙМИ́Р</text:p>
            <text:p text:style-name="P17">-у, <text:span text:style-name="T127">ім., ч., інд.-авт.,</text:span></text:p>
            <text:p text:style-name="P17"><text:span text:style-name="T136">Утворене способом зрощення або абревіатурним, похідне від слів:</text:span> <text:span text:style-name="T34">потаємни́й</text:span> і <text:span text:style-name="T34">мир</text:span> (можливо, <text:span text:style-name="T34">пота́й</text:span> — скорочення від <text:span text:style-name="T34">потає́мний</text:span>).</text:p>
            <text:p text:style-name="P18">І десь там гасне <text:span text:style-name="T33">потаймир</text:span>,</text:p>
            <text:p text:style-name="P18"><text:soft-page-break/>а між торосами крижин</text:p>
            <text:p text:style-name="P17"><text:span text:style-name="T128">я сам-один і — враг-вражин…</text:span><text:span text:style-name="T127"> </text:span><text:span text:style-name="T2">(П, ІІ, 15)</text:span></text:p>
          </table:table-cell>
          <table:table-cell table:style-name="Dictionary.B2" office:value-type="string">
            <text:p text:style-name="P14">по́тай</text:p>
            <text:p text:style-name="P17"><text:span text:style-name="T118">присл.</text:span><text:span text:style-name="T113">, </text:span><text:span text:style-name="T118">від кого</text:span><text:span text:style-name="T113">, </text:span><text:span text:style-name="T118">заст.</text:span><text:span text:style-name="T113">, </text:span><text:span text:style-name="T118">рідко кого і без додатка</text:span><text:span text:style-name="T113">.</text:span></text:p>
            <text:p text:style-name="P17">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text:soft-page-break/>свого почуття іншим, ніяк не виявляючи зовні свого стану. || Не явно, не одверто, прикриваючись нещирими словами тощо; приховано. <text:span text:style-name="T154">(ВТСУМ, 1087)</text:span></text:p>
          </table:table-cell>
        </table:table-row>
        <table:table-row>
          <table:covered-table-cell/>
          <table:table-cell table:style-name="Dictionary.B2" office:value-type="string">
            <text:p text:style-name="P17">мир</text:p>
            <text:p text:style-name="P17"><text:span text:style-name="T112">II </text:span><text:span text:style-name="T113">-у, </text:span><text:span text:style-name="T118">ч.</text:span></text:p>
            <text:p text:style-name="P17"><text:span text:style-name="T91">1) </text:span><text:span text:style-name="T107">заст.</text:span><text:span text:style-name="T91"> Земля з усім, що на ній існує; світ.</text:span><text:span text:style-name="T92"> </text:span><text:span text:style-name="T93">(ВТСУМ, 667)</text:span></text:p>
          </table:table-cell>
        </table:table-row>
        <table:table-row>
          <table:table-cell table:style-name="Dictionary.A2" table:number-rows-spanned="2" office:value-type="string">
            <text:p text:style-name="P13">ПРАЛІТÁ</text:p>
            <text:p text:style-name="P17">пралíт, <text:span text:style-name="T127">ім., мн., інд.-авт.,</text:span></text:p>
            <text:p text:style-name="P17"><text:span text:style-name="T9">утворене префіксальним способом, </text:span><text:span text:style-name="T9">похідне від слів:</text:span><text:span text:style-name="T146"> </text:span><text:span text:style-name="T35">пра</text:span><text:span text:style-name="T146">... і </text:span><text:span text:style-name="T35">літá.</text:span></text:p>
            <text:p text:style-name="P18">Забудься. Стань. І зачекай мене</text:p>
            <text:p text:style-name="P18">на самоті в такому велелюдді,</text:p>
            <text:p text:style-name="P18">де спогади стовбичать, наче судді,</text:p>
            <text:p text:style-name="P17"><text:span text:style-name="T128">і пам’ять чвалом </text:span><text:span text:style-name="T130">праліта</text:span><text:span text:style-name="T128"> жене.</text:span><text:span text:style-name="T127"> </text:span><text:span text:style-name="T2">(П, ІІ, 149)</text:span></text:p>
          </table:table-cell>
          <table:table-cell table:style-name="Dictionary.B2" office:value-type="string">
            <text:p text:style-name="P14">да́вній (пра...)</text:p>
            <text:p text:style-name="P17">-я, -є.</text:p>
            <text:p text:style-name="P17">1) Який давно минув; колишній. || Який застарів.</text:p>
            <text:p text:style-name="P17">2) Який існує вже багато часу; старий. || Здавна добре відомий; стародавній. <text:span text:style-name="T154">(ВТСУМ, 271)</text:span></text:p>
          </table:table-cell>
        </table:table-row>
        <table:table-row>
          <table:covered-table-cell/>
          <table:table-cell table:style-name="Dictionary.B2" office:value-type="string">
            <text:p text:style-name="P17"><text:span text:style-name="T35">літá </text:span><text:span text:style-name="T138">(див. </text:span><text:span text:style-name="T35">ІСПЕРЕДЛÍТ</text:span><text:span text:style-name="T138">)</text:span></text:p>
          </table:table-cell>
        </table:table-row>
        <table:table-row>
          <table:table-cell table:style-name="Dictionary.A2" table:number-rows-spanned="2" office:value-type="string">
            <text:p text:style-name="P13">ПРÁПЕРВНІ</text:p>
            <text:p text:style-name="P17">-ів, <text:span text:style-name="T127">ім., мн., інд.-авт.,</text:span></text:p>
            <text:p text:style-name="P17"><text:span text:style-name="T9">утворене префіксальним способом, похідне від слів:</text:span><text:span text:style-name="T146"> </text:span><text:span text:style-name="T35">пра</text:span><text:span text:style-name="T146">... і </text:span><text:span text:style-name="T34">пéрвень.</text:span></text:p>
            <text:p text:style-name="P18">Що б то нам</text:p>
            <text:p text:style-name="P18">посовгнути — ці межигони часу,</text:p>
            <text:p text:style-name="P18">марудні межигони живоття,</text:p>
            <text:p text:style-name="P18">коли змарнілі постаті снаги,</text:p>
            <text:p text:style-name="P18"><text:soft-page-break/>ці бурі пристрастей попопелілих,</text:p>
            <text:p text:style-name="P18">раптово окошилися на нас.</text:p>
            <text:p text:style-name="P18">І хочеться сягнути за крайчасу,</text:p>
            <text:p text:style-name="P17"><text:span text:style-name="T128">за </text:span><text:span text:style-name="T130">прапервні</text:span><text:span text:style-name="T128">.</text:span><text:span text:style-name="T127"> </text:span><text:span text:style-name="T2">(П, І, 57)</text:span></text:p>
          </table:table-cell>
          <table:table-cell table:style-name="Dictionary.B2" office:value-type="string">
            <text:p text:style-name="P17"><text:span text:style-name="T35">пра</text:span><text:span text:style-name="T146">.. </text:span><text:span text:style-name="T138">(див. </text:span><text:span text:style-name="T35">ПРАЛІТÁ</text:span><text:span text:style-name="T138">)</text:span></text:p>
          </table:table-cell>
        </table:table-row>
        <table:table-row>
          <table:covered-table-cell/>
          <table:table-cell table:style-name="Dictionary.B2" office:value-type="string">
            <text:p text:style-name="P17"><text:span text:style-name="T34">Пéрвень </text:span><text:span text:style-name="T137">(не подано у словнику)</text:span></text:p>
          </table:table-cell>
        </table:table-row>
        <table:table-row>
          <table:table-cell table:style-name="Dictionary.A2" table:number-rows-spanned="2" office:value-type="string">
            <text:p text:style-name="P13">ПРИЗÁХОДИ</text:p>
            <text:p text:style-name="P17">-ів, <text:span text:style-name="T127">ім., мн., інд.-авт.,</text:span></text:p>
            <text:p text:style-name="P17"><text:span text:style-name="T97">утворене префіксальним способом, похідне від слів:</text:span><text:span text:style-name="T91"> </text:span><text:span text:style-name="T105">при</text:span><text:span text:style-name="T91"> і </text:span><text:span text:style-name="T105">за́хід.</text:span></text:p>
            <text:p text:style-name="P18">Прижухлий клониться пирій</text:p>
            <text:p text:style-name="P17"><text:span text:style-name="T128">на </text:span><text:span text:style-name="T130">призаходи</text:span><text:span text:style-name="T128"> дня.</text:span><text:span text:style-name="T127"> </text:span><text:span text:style-name="T2">(П, ІІ, 92)</text:span></text:p>
          </table:table-cell>
          <table:table-cell table:style-name="Dictionary.B2" office:value-type="string">
            <text:p text:style-name="P13">при</text:p>
            <text:p text:style-name="P17"><text:span text:style-name="T118">прийм.</text:span><text:span text:style-name="T113">, </text:span><text:span text:style-name="T118">з місц. в.</text:span><text:span text:style-name="T113"> Сполучення з </text:span><text:span text:style-name="T118">прийм.</text:span><text:span text:style-name="T113"> при виражають: Просторові відношення:</text:span></text:p>
            <text:p text:style-name="P17"><text:span text:style-name="T91">5) Уживається з позначенням: а) події, дії, в момент якої щось відбувається; б) процесу, явища, одночасно з яким відбувається дія або виникає певний </text:span><text:span text:style-name="T91">стан; в) дії, одночасно з якою відбувається інша дія чи триває стан; г) моменту дії, пов’язаного з її початком або кінцем. </text:span><text:span text:style-name="T107">Сказати при кінці</text:span><text:span text:style-name="T91">. </text:span><text:span text:style-name="T94">(ВТСУМ, 1108)</text:span></text:p>
          </table:table-cell>
        </table:table-row>
        <table:table-row>
          <table:covered-table-cell/>
          <table:table-cell table:style-name="Dictionary.B2" office:value-type="string">
            <text:p text:style-name="P14">за́хі́д</text:p>
            <text:p text:style-name="P17"><text:span text:style-name="T113">захо́ду, </text:span><text:span text:style-name="T118">ч.</text:span></text:p>
            <text:p text:style-name="P17">2) Час, коли заходить сонце.<text:span text:style-name="T144"> </text:span><text:span text:style-name="T143">(ВТСУМ, 433)</text:span></text:p>
          </table:table-cell>
        </table:table-row>
        <table:table-row>
          <table:table-cell table:style-name="Dictionary.A2" table:number-rows-spanned="2" office:value-type="string">
            <text:p text:style-name="P13">ПРИ́ТІНЬ</text:p>
            <text:p text:style-name="P17">-і, <text:span text:style-name="T127">ім., ж., інд.-авт.,</text:span></text:p>
            <text:p text:style-name="P17"><text:span text:style-name="T97">утворене префіксальним способом, </text:span><text:span text:style-name="T97">похідне від слів:</text:span><text:span text:style-name="T91"> </text:span><text:span text:style-name="T105">при</text:span><text:span text:style-name="T91"> і </text:span><text:span text:style-name="T105">тінь.</text:span></text:p>
            <text:p text:style-name="P18">Ти тінь. Ти <text:span text:style-name="T33">притінь</text:span>. Смерк і довгий гуд</text:p>
            <text:p text:style-name="P17"><text:soft-page-break/><text:span text:style-name="T128">і зелень бань…</text:span><text:span text:style-name="T127"> </text:span><text:span text:style-name="T2">(П, І, 134)</text:span></text:p>
          </table:table-cell>
          <table:table-cell table:style-name="Dictionary.B2" office:value-type="string">
            <text:p text:style-name="P17"><text:span text:style-name="T34">при</text:span> <text:span text:style-name="T137">(див. </text:span><text:span text:style-name="T34">ПРИ́ТІНЬ</text:span><text:span text:style-name="T137">)</text:span></text:p>
          </table:table-cell>
        </table:table-row>
        <table:table-row>
          <table:covered-table-cell/>
          <table:table-cell table:style-name="Dictionary.B2" office:value-type="string">
            <text:p text:style-name="P13">тінь</text:p>
            <text:p text:style-name="P17"><text:span text:style-name="T113">-і, </text:span><text:span text:style-name="T118">ж.</text:span></text:p>
            <text:p text:style-name="P17">1) Темний відбиток на чому-небудь від предмета, освітленого з протилежного боку. || Зображення <text:soft-page-break/>такого відбитку в живопису; місце, що зображує на малюнку, картині найменш освітлену частину, ділянку чого-небудь. || <text:span text:style-name="T126">кого</text:span>, <text:span text:style-name="T126">чия</text:span>, <text:span text:style-name="T126">перен.</text:span> Про того, хто ніколи не покидає іншого, завжди буває з ним разом.</text:p>
            <text:p text:style-name="P17"><text:span text:style-name="T90">6) </text:span><text:span text:style-name="T106">перен.</text:span><text:span text:style-name="T90"> Ледве вловимий слід, найменша ознака чого-небудь, натяк на наявність чогось.</text:span><text:span text:style-name="T102"> </text:span><text:span text:style-name="T103">(ВТСУМ, 1454)</text:span></text:p>
          </table:table-cell>
        </table:table-row>
        <table:table-row>
          <table:table-cell table:style-name="Dictionary.A2" office:value-type="string">
            <text:p text:style-name="P13">ПРÓРОСТЕНЬ</text:p>
            <text:p text:style-name="P17">-стня, <text:span text:style-name="T127">ім., ч., інд.-авт.,</text:span></text:p>
            <text:p text:style-name="P17"><text:span text:style-name="T9">утворене суфіксальним способом, похідне від слова</text:span><text:span text:style-name="T6"> </text:span><text:span text:style-name="T34">проростáти.</text:span></text:p>
            <text:p text:style-name="P18">І <text:span text:style-name="T33">проростень</text:span>, і бугила,</text:p>
            <text:p text:style-name="P18">і жалом жалощів тріпоче</text:p>
            <text:p text:style-name="P18">доба і не пустити хоче</text:p>
            <text:p text:style-name="P17"><text:span text:style-name="T128">стежина, терням поросла.</text:span><text:span text:style-name="T127"> </text:span><text:span text:style-name="T2">(П, ІІ, 122)</text:span></text:p>
          </table:table-cell>
          <table:table-cell table:style-name="Dictionary.B2" office:value-type="string">
            <text:p text:style-name="P14">пророста́ти</text:p>
            <text:p text:style-name="P17"><text:span text:style-name="T113">-ає, </text:span><text:span text:style-name="T118">недок.</text:span><text:span text:style-name="T113">, прорости, -те, </text:span><text:span text:style-name="T118">док.</text:span></text:p>
            <text:p text:style-name="P17"><text:span text:style-name="T91">3) </text:span><text:span text:style-name="T107">неперех.</text:span><text:span text:style-name="T91"> Покриватися рослинністю (про якусь територію, місцевість); </text:span><text:span text:style-name="T91">заростати. || Ставати місцем, основою для росту, появи чого-небудь.</text:span><text:span text:style-name="T92"> </text:span><text:span text:style-name="T93">(ВТСУМ, 1166)</text:span></text:p>
          </table:table-cell>
        </table:table-row>
        <table:table-row>
          <table:table-cell table:style-name="Dictionary.A2" table:number-rows-spanned="2" office:value-type="string">
            <text:p text:style-name="P17"><text:span text:style-name="T34">ПРОТИПОТÍК</text:span><text:span text:style-name="T148"> (</text:span><text:span text:style-name="T33">протипотóки</text:span><text:span text:style-name="T148">)</text:span></text:p>
            <text:p text:style-name="P17">-тóку, <text:span text:style-name="T127">ім., ч., інд.-авт.,</text:span></text:p>
            <text:p text:style-name="P17"><text:span text:style-name="T9">утворене префіксальним способом, похідне від слів:</text:span><text:span text:style-name="T146"> </text:span><text:span text:style-name="T35">прóти</text:span><text:span text:style-name="T146">... і </text:span><text:span text:style-name="T35">потíк.</text:span></text:p>
            <text:p text:style-name="P18">Розбратані <text:span text:style-name="T33">протипотоки</text:span></text:p>
            <text:p text:style-name="P18">’дне одного наздоганяють,</text:p>
            <text:p text:style-name="P18">годують себе проминанням</text:p>
            <text:p text:style-name="P17"><text:span text:style-name="T128">заказаних долею стріч.</text:span><text:span text:style-name="T127"> </text:span><text:span text:style-name="T2">(П, І, 86)</text:span></text:p>
          </table:table-cell>
          <table:table-cell table:style-name="Dictionary.B2" office:value-type="string">
            <text:p text:style-name="P14">про́ти</text:p>
            <text:p text:style-name="P17"><text:span text:style-name="T112">II </text:span><text:span text:style-name="T118">присл.</text:span></text:p>
            <text:p text:style-name="P17"><text:span text:style-name="T91">Не на підтримку, не на користь кого-, чого-небудь. || </text:span><text:span text:style-name="T107">у знач.</text:span><text:span text:style-name="T91"> </text:span><text:span text:style-name="T107">присудк. сл.</text:span><text:span text:style-name="T91"> || </text:span><text:span text:style-name="T107">у знач.</text:span><text:span text:style-name="T91"> </text:span><text:span text:style-name="T107">ім.</text:span><text:span text:style-name="T91">, </text:span><text:span text:style-name="T107">розм.</text:span><text:span text:style-name="T91"> Те, що є негативним чинником стосовно до чогось, заперечення чогось. </text:span><text:span text:style-name="T94">(ВТСУМ, 1173)</text:span></text:p>
          </table:table-cell>
        </table:table-row>
        <table:table-row>
          <table:covered-table-cell/>
          <table:table-cell table:style-name="Dictionary.B2" office:value-type="string">
            <text:p text:style-name="P14">поті́к</text:p>
            <text:p text:style-name="P17"><text:span text:style-name="T113">-току, </text:span><text:span text:style-name="T118">ч.</text:span></text:p>
            <text:p text:style-name="P17">1) Річка (<text:span text:style-name="T126">перев.</text:span> невелика), струмок із <text:soft-page-break/>стрімкою течією. || Маса води, що стрімко тече. || Маса якої-небудь рідини, що швидко тече, виливається звідкись. || <text:span text:style-name="T126">чого</text:span>, <text:span text:style-name="T126">який</text:span>. Маса (повітря, світла, звуків і т. ін.), що поширюється звідкись, спрямовується кудись. || Фізична величина, що характеризує цей рух. <text:span text:style-name="T126">Магнітний потік</text:span>.</text:p>
            <text:p text:style-name="P17"><text:span text:style-name="T91">2) </text:span><text:span text:style-name="T107">кого</text:span><text:span text:style-name="T91">, </text:span><text:span text:style-name="T107">чого</text:span><text:span text:style-name="T91">, </text:span><text:span text:style-name="T107">який</text:span><text:span text:style-name="T91">, </text:span><text:span text:style-name="T107">перен.</text:span><text:span text:style-name="T91"> Велика кількість, маса кого-, чого-небудь, що рухається в одному напрямі. || Безперервний рух, надходження великої кількості чого-небудь.</text:span><text:span text:style-name="T92"> </text:span><text:span text:style-name="T93">(ВТСУМ, 1088-1089)</text:span></text:p>
          </table:table-cell>
        </table:table-row>
        <table:table-row>
          <table:table-cell table:style-name="Dictionary.A2" table:number-rows-spanned="2" office:value-type="string">
            <text:p text:style-name="P13">ПРУЖНОГОЛÓС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прýжний</text:span><text:span text:style-name="T146"> і </text:span><text:span text:style-name="T35">гóлос.</text:span></text:p>
            <text:p text:style-name="P18">…янгольський мосянжний хор</text:p>
            <text:p text:style-name="P18">гучить на присілки і села</text:p>
            <text:p text:style-name="P18">і проста пісенька весела</text:p>
            <text:p text:style-name="P17"><text:span text:style-name="T130">пружноголосий</text:span><text:span text:style-name="T128"> барвить хор.</text:span><text:span text:style-name="T127"> </text:span><text:span text:style-name="T2">(П, ІІ, 277)</text:span></text:p>
          </table:table-cell>
          <table:table-cell table:style-name="Dictionary.B2" office:value-type="string">
            <text:p text:style-name="P14">пру́жни́й</text:p>
            <text:p text:style-name="P17">пружна, пружне.</text:p>
            <text:p text:style-name="P17"><text:span text:style-name="T91">3) </text:span><text:span text:style-name="T107">перен.</text:span><text:span text:style-name="T91"> Тугий, міцний (про тіло, м’язи і т. ін.). || З тугим, гнучким тілом, міцними м’язами. </text:span><text:span text:style-name="T94">(ВТСУМ, 1182)</text:span></text:p>
          </table:table-cell>
        </table:table-row>
        <table:table-row>
          <table:covered-table-cell/>
          <table:table-cell table:style-name="Dictionary.B2" office:value-type="string">
            <text:p text:style-name="P14">го́лос</text:p>
            <text:p text:style-name="P17"><text:span text:style-name="T113">-у, </text:span><text:span text:style-name="T118">ч.</text:span></text:p>
            <text:p text:style-name="P17">3) Звучання голосових зв’язок як матеріал вокального мистецтва.<text:span text:style-name="T144"> </text:span><text:span text:style-name="T143">(ВТСУМ, 251)</text:span></text:p>
          </table:table-cell>
        </table:table-row>
        <table:table-row>
          <table:table-cell table:style-name="Dictionary.A2" table:number-rows-spanned="2" office:value-type="string">
            <text:p text:style-name="P13">ПУРГ-СНІГИ́</text:p>
            <text:p text:style-name="P17">-і́в, <text:span text:style-name="T127">ім., мн., інд.-авт.,</text:span></text:p>
            <text:p text:style-name="P17"><text:span text:style-name="T9">утворене способом словоскладання, </text:span><text:soft-page-break/><text:span text:style-name="T9">похідне від слів:</text:span><text:span text:style-name="T146"> </text:span><text:span text:style-name="T35">пургá</text:span><text:span text:style-name="T146"> і </text:span><text:span text:style-name="T35">сніги́.</text:span></text:p>
            <text:p text:style-name="P18">Лиш модрини<text:span text:style-name="T156"> </text:span>гудуть, гудуть мо-</text:p>
            <text:p text:style-name="P18">дрини,</text:p>
            <text:p text:style-name="P18">а вітри лекалами хуг</text:p>
            <text:p text:style-name="P18">піють,</text:p>
            <text:p text:style-name="P18">що заблуклий в сопках пестун</text:p>
            <text:p text:style-name="P18">скоро</text:p>
            <text:p text:style-name="P18">без ведмедиці в <text:span text:style-name="T33">пург-снігах</text:span></text:p>
            <text:p text:style-name="P17"><text:span text:style-name="T128">згине.</text:span><text:span text:style-name="T127"> </text:span><text:span text:style-name="T2">(П, ІІ, 17)</text:span></text:p>
          </table:table-cell>
          <table:table-cell table:style-name="Dictionary.B2" office:value-type="string">
            <text:p text:style-name="P14">пурга́</text:p>
            <text:p text:style-name="P17"><text:span text:style-name="T113">-и, </text:span><text:span text:style-name="T118">ж.</text:span></text:p>
            <text:p text:style-name="P17">1) Сильний вітер зі снігом; завірюха, <text:soft-page-break/>хуртовина. <text:span text:style-name="T154">(ВТСУМ, 1189)</text:span></text:p>
          </table:table-cell>
        </table:table-row>
        <table:table-row>
          <table:covered-table-cell/>
          <table:table-cell table:style-name="Dictionary.B2" office:value-type="string">
            <text:p text:style-name="P13">сніг</text:p>
            <text:p text:style-name="P17"><text:span text:style-name="T113">-у, </text:span><text:span text:style-name="T118">ч.</text:span></text:p>
            <text:p text:style-name="P17">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144"> </text:span><text:span text:style-name="T143">(ВТСУМ, 1351)</text:span></text:p>
          </table:table-cell>
        </table:table-row>
        <table:table-row>
          <table:table-cell table:style-name="Dictionary.A2" table:number-rows-spanned="2" office:value-type="string">
            <text:p text:style-name="P13">РÁДОЩІ-ЖАЛÍ</text:p>
            <text:p text:style-name="P17">рáдоще-жалíв, <text:span text:style-name="T127">ім., мн., інд.-авт.,</text:span></text:p>
            <text:p text:style-name="P17"><text:span text:style-name="T9">утворене способом словоскладання, </text:span><text:span text:style-name="T9">похідне від слів:</text:span><text:span text:style-name="T146"> </text:span><text:span text:style-name="T35">рáдощі</text:span><text:span text:style-name="T146"> і </text:span><text:span text:style-name="T35">жалі́.</text:span></text:p>
            <text:p text:style-name="P18">…де розкошує маячня</text:p>
            <text:p text:style-name="P18">моїх далеких недобутих марень</text:p>
            <text:p text:style-name="P17"><text:span text:style-name="T128">в калейдоскопі </text:span><text:span text:style-name="T130">радоще-жалів</text:span><text:span text:style-name="T128">…</text:span><text:span text:style-name="T127"> </text:span><text:span text:style-name="T2">(П, І, 206-207)</text:span></text:p>
          </table:table-cell>
          <table:table-cell table:style-name="Dictionary.B2" office:value-type="string">
            <text:p text:style-name="P17"><text:span text:style-name="T32">Ра́дість (</text:span><text:span text:style-name="T35">рáдощі</text:span><text:span text:style-name="T32">)</text:span></text:p>
            <text:p text:style-name="P17"><text:span text:style-name="T113">-дості, </text:span><text:span text:style-name="T118">ж.</text:span></text:p>
            <text:p text:style-name="P17">1) Почуття задоволення, втіха, приємність. <text:span text:style-name="T154">(ВТСУМ, 1199)</text:span></text:p>
          </table:table-cell>
        </table:table-row>
        <table:table-row>
          <table:covered-table-cell/>
          <table:table-cell table:style-name="Dictionary.B2" office:value-type="string">
            <text:p text:style-name="P13">жаль</text:p>
            <text:p text:style-name="P17"><text:span text:style-name="T112">I </text:span><text:span text:style-name="T113">жалю, </text:span><text:span text:style-name="T118">ч.</text:span></text:p>
            <text:p text:style-name="P17">1) Важкий настрій, що викликається якоюсь невдачею, горем і т. ін.; сум, печаль, скорбота.<text:span text:style-name="T144"> </text:span><text:span text:style-name="T143">(ВТСУМ, 364)</text:span></text:p>
          </table:table-cell>
        </table:table-row>
        <table:table-row>
          <table:table-cell table:style-name="Dictionary.A2" office:value-type="string">
            <text:p text:style-name="P13">РОЗБРÁТАНИЙ</text:p>
            <text:p text:style-name="P17">-а, -е, <text:span text:style-name="T128">дієпр. пас. мин. ч., інд.-авт.,</text:span></text:p>
            <text:p text:style-name="P17"><text:span text:style-name="T9">утворене суфіксальним способом, похідне від слова </text:span><text:span text:style-name="T34">розбратáти.</text:span></text:p>
            <text:p text:style-name="P18"><text:span text:style-name="T33">Розбратані</text:span> <text:span text:style-name="T136">протипотоки</text:span></text:p>
            <text:p text:style-name="P18">’дне одного наздоганяють,</text:p>
            <text:p text:style-name="P18">годують себе проминанням</text:p>
            <text:p text:style-name="P17"><text:soft-page-break/><text:span text:style-name="T128">заказаних долею стріч.</text:span><text:span text:style-name="T127"> </text:span><text:span text:style-name="T2">(П, І, 86)</text:span></text:p>
          </table:table-cell>
          <table:table-cell table:style-name="Dictionary.B2" office:value-type="string">
            <text:p text:style-name="P14">розбрата́ти</text:p>
            <text:p text:style-name="P17"><text:span text:style-name="T113">-аю, -аєш, </text:span><text:span text:style-name="T118">док.</text:span><text:span text:style-name="T113">, </text:span><text:span text:style-name="T118">розм.</text:span></text:p>
            <text:p text:style-name="P17">Перервати, припинити дружбу, посварити кого-небудь з кимсь.<text:span text:style-name="T144"> </text:span><text:span text:style-name="T143">(ВТСУМ, 1232)</text:span></text:p>
          </table:table-cell>
        </table:table-row>
        <table:table-row>
          <table:table-cell table:style-name="Dictionary.A2" office:value-type="string">
            <text:p text:style-name="P13">РОЗПЕЛЮ́СТИТИ</text:p>
            <text:p text:style-name="P17">-щу, -щиш, дієсл., <text:span text:style-name="T127">док., перех., інд.-авт.,</text:span></text:p>
            <text:p text:style-name="P17"><text:span text:style-name="T9">утворене суфіксально-префіксальним способом, похідне від слова</text:span><text:span text:style-name="T146"> </text:span><text:span text:style-name="T35">пелюстки́.</text:span></text:p>
            <text:p text:style-name="P18">Треба щедро — серцем одним, устами</text:p>
            <text:p text:style-name="P18">ледь розпуклими — <text:span text:style-name="T33">розпелюстити</text:span> втіхи гін,</text:p>
            <text:p text:style-name="P17"><text:span text:style-name="T128">всевідради! Сонце бо йде — за нами.</text:span><text:span text:style-name="T127"> </text:span><text:span text:style-name="T2">(П, І, 106)</text:span></text:p>
          </table:table-cell>
          <table:table-cell table:style-name="Dictionary.B2" office:value-type="string">
            <text:p text:style-name="P14">пелю́стка</text:p>
            <text:p text:style-name="P17"><text:span text:style-name="T113">-и, </text:span><text:span text:style-name="T118">ж.</text:span></text:p>
            <text:p text:style-name="P17">1) Окремий листок із віночка квітки.<text:span text:style-name="T144"> </text:span><text:span text:style-name="T143">(ВТСУМ, 897)</text:span></text:p>
          </table:table-cell>
        </table:table-row>
        <table:table-row>
          <table:table-cell table:style-name="Dictionary.A2" table:number-rows-spanned="2" office:value-type="string">
            <text:p text:style-name="P13">РЯСНОЧÓЛ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рясни́й </text:span><text:span text:style-name="T146">і </text:span><text:span text:style-name="T35">чолó.</text:span></text:p>
            <text:p text:style-name="P18">Я, певне, яблуня була,</text:p>
            <text:p text:style-name="P18">паморочила світ довкола,</text:p>
            <text:p text:style-name="P18">в рясному цвіті <text:span text:style-name="T33">рясночола</text:span></text:p>
            <text:p text:style-name="P17"><text:span text:style-name="T128">тужила, ніжилась, жила.</text:span><text:span text:style-name="T127"> </text:span><text:span text:style-name="T2">(П, ІІ, 296)</text:span></text:p>
          </table:table-cell>
          <table:table-cell table:style-name="Dictionary.B2" office:value-type="string">
            <text:p text:style-name="P14">рясни́й</text:p>
            <text:p text:style-name="P17">-а, -е.</text:p>
            <text:p text:style-name="P17">2) Багатий, високий (про урожай). || <text:span text:style-name="T126">перен.</text:span> Плідний на що-небудь, чимсь.</text:p>
            <text:p text:style-name="P17"><text:span text:style-name="T91">5) </text:span><text:span text:style-name="T107">розм.</text:span><text:span text:style-name="T91"> Дуже яскравий, кольористий (про розцвітку чого-небудь). </text:span><text:span text:style-name="T94">(ВТСУМ, 1281)</text:span></text:p>
          </table:table-cell>
        </table:table-row>
        <table:table-row>
          <table:covered-table-cell/>
          <table:table-cell table:style-name="Dictionary.B2" office:value-type="string">
            <text:p text:style-name="P14">чоло́</text:p>
            <text:p text:style-name="P17"><text:span text:style-name="T113">-а, </text:span><text:span text:style-name="T118">с.</text:span></text:p>
            <text:p text:style-name="P17"><text:span text:style-name="T91">1) Верхня надочна частина обличчя людини; лоб. || </text:span><text:span text:style-name="T107">перен.</text:span><text:span text:style-name="T91"> Вершина гори, дерева і т. ін., верхівка чого-небудь.</text:span><text:span text:style-name="T92"> </text:span><text:span text:style-name="T93">(ВТСУМ, 1604)</text:span></text:p>
          </table:table-cell>
        </table:table-row>
        <table:table-row>
          <table:table-cell table:style-name="Dictionary.A2" table:number-rows-spanned="2" office:value-type="string">
            <text:p text:style-name="P13">САМОВИВИ́ЩЕННЯ</text:p>
            <text:p text:style-name="P17"><text:soft-page-break/>-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ви́вищення.</text:span></text:p>
            <text:p text:style-name="P18">Оце, життя, твої дороги</text:p>
            <text:p text:style-name="P17"><text:span text:style-name="T130">самовивищень</text:span><text:span text:style-name="T128">, як наруг.</text:span><text:span text:style-name="T127"> </text:span><text:span text:style-name="T2">(П, ІІ, 107)</text:span></text:p>
          </table:table-cell>
          <table:table-cell table:style-name="Dictionary.B2" office:value-type="string">
            <text:p text:style-name="P13">сам</text:p>
            <text:p text:style-name="P17"><text:soft-page-break/><text:span text:style-name="T118">рідше </text:span><text:span text:style-name="T113">самий, сама, само </text:span><text:span text:style-name="T118">і </text:span><text:span text:style-name="T113">саме; </text:span><text:span text:style-name="T118">мн.</text:span><text:span text:style-name="T113"> сами </text:span><text:span text:style-name="T118">і </text:span><text:span text:style-name="T113">самі; </text:span><text:span text:style-name="T118">займ.</text:span><text:span text:style-name="T113"> </text:span><text:span text:style-name="T118">означ.</text:span></text:p>
            <text:p text:style-name="P20"><text:span text:style-name="T99">1) Уживається з </text:span><text:span text:style-name="T108">ім.</text:span><text:span text:style-name="T99"> чи </text:span><text:span text:style-name="T108">особ.</text:span><text:span text:style-name="T99"> </text:span><text:span text:style-name="T108">займ.</text:span><text:span text:style-name="T99">,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08">знач.</text:span><text:span text:style-name="T99">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pan text:style-name="T99">заступаючи </text:span><text:span text:style-name="T108">ім.</text:span><text:span text:style-name="T99"> чи </text:span><text:span text:style-name="T108">особ.</text:span><text:span text:style-name="T99"> </text:span><text:span text:style-name="T108">займ.</text:span><text:span text:style-name="T99"> || Уживається на позначення відокремлення особи чи предмета від інших осіб або предметів (</text:span><text:span text:style-name="T108">перев.</text:span><text:span text:style-name="T99"> зі </text:span><text:span text:style-name="T108">спол.</text:span><text:span text:style-name="T99"> «а»). </text:span><text:span text:style-name="T100">(ВТСУМ, 1286)</text:span></text:p>
          </table:table-cell>
        </table:table-row>
        <table:table-row>
          <table:covered-table-cell/>
          <table:table-cell table:style-name="Dictionary.B2" office:value-type="string">
            <text:p text:style-name="P14">ви́вищення</text:p>
            <text:p text:style-name="P17"><text:span text:style-name="T113">-я, </text:span><text:span text:style-name="T118">с.</text:span></text:p>
            <text:p text:style-name="P17"><text:span text:style-name="T114">Дія за знач. вивищувати, вивищуватися, ви́вищити і ви́вищитися.</text:span><text:span text:style-name="T115"> </text:span><text:span text:style-name="T116">(ВТСУМ, 129)</text:span></text:p>
          </table:table-cell>
        </table:table-row>
        <table:table-row>
          <table:table-cell table:style-name="Dictionary.A2" table:number-rows-spanned="2" office:value-type="string">
            <text:p text:style-name="P13">САМОВÓЛЯ</text:p>
            <text:p text:style-name="P17">-і, <text:span text:style-name="T127">ім., ж., інд.-авт.,</text:span></text:p>
            <text:p text:style-name="P17"><text:span text:style-name="T9">утворене способом основословоскладання, похідне від </text:span><text:soft-page-break/><text:span text:style-name="T9">слів:</text:span><text:span text:style-name="T146"> </text:span><text:span text:style-name="T35">сáмо</text:span><text:span text:style-name="T146">... і </text:span><text:span text:style-name="T35">вóля.</text:span></text:p>
            <text:p text:style-name="P18">Червона барка в чорноводді<text:span text:style-name="T156"> </text:span>доль</text:p>
            <text:p text:style-name="P18">загубиться. І фенікс довгоногий</text:p>
            <text:p text:style-name="P18">перенесе тебе в ясні чертоги</text:p>
            <text:p text:style-name="P17"><text:span text:style-name="T128">від </text:span><text:span text:style-name="T130">самоволь</text:span><text:span text:style-name="T128">, покори і сваволь.</text:span><text:span text:style-name="T127"> </text:span><text:span text:style-name="T2">(П, І, 56)</text:span></text:p>
          </table:table-cell>
          <table:table-cell table:style-name="Dictionary.B2" office:value-type="string">
            <text:p text:style-name="P17"><text:span text:style-name="T35">сáмо... </text:span><text:span text:style-name="T141">(див. 129)</text:span></text:p>
          </table:table-cell>
        </table:table-row>
        <table:table-row>
          <table:covered-table-cell/>
          <table:table-cell table:style-name="Dictionary.B2" office:value-type="string">
            <text:p text:style-name="P14">во́ля</text:p>
            <text:p text:style-name="P17"><text:span text:style-name="T113">-і, </text:span><text:span text:style-name="T118">ж.</text:span></text:p>
            <text:p text:style-name="P17"><text:span text:style-name="T91">5) Свобода, незалежність; </text:span><text:span text:style-name="T107">прот.</text:span><text:span text:style-name="T91"> </text:span><text:soft-page-break/><text:span text:style-name="T91">неволя, рабство. || Перебування не під арештом, не в клітці, не на ланцюгу і т. ін.</text:span><text:span text:style-name="T92"> </text:span><text:span text:style-name="T93">(ВТСУМ, 202)</text:span></text:p>
          </table:table-cell>
        </table:table-row>
        <table:table-row>
          <table:table-cell table:style-name="Dictionary.A2" table:number-rows-spanned="2" office:value-type="string">
            <text:p text:style-name="P13">САМОВОСКРЕСÍ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воскресíння.</text:span></text:p>
            <text:p text:style-name="P18">…перейде крізь страстотерпця тіні</text:p>
            <text:p text:style-name="P18">пророк, свого цураючись лиця,</text:p>
            <text:p text:style-name="P18">в передчуванні віщого кінця</text:p>
            <text:p text:style-name="P17"><text:span text:style-name="T128">самоофіри й </text:span><text:span text:style-name="T130">самовоскресіння</text:span><text:span text:style-name="T128">.</text:span><text:span text:style-name="T127"> </text:span><text:span text:style-name="T2">(П, ІІ, 150)</text:span></text:p>
          </table:table-cell>
          <table:table-cell table:style-name="Dictionary.B2" office:value-type="string">
            <text:p text:style-name="P17"><text:span text:style-name="T35">сáмо... </text:span><text:span text:style-name="T141">(див. </text:span><text:span text:style-name="T35">САМОВИВИ́ЩЕННЯ</text:span><text:span text:style-name="T141">)</text:span></text:p>
          </table:table-cell>
        </table:table-row>
        <table:table-row>
          <table:covered-table-cell/>
          <table:table-cell table:style-name="Dictionary.B2" office:value-type="string">
            <text:p text:style-name="P14">воскресі́ння</text:p>
            <text:p text:style-name="P17"><text:span text:style-name="T113">-я, </text:span><text:span text:style-name="T118">с.</text:span></text:p>
            <text:p text:style-name="P17">Дія і стан за знач. воскреснути <text:span text:style-name="T154">(ВТСУМ, 203)</text:span></text:p>
          </table:table-cell>
        </table:table-row>
        <table:table-row>
          <table:table-cell table:style-name="Dictionary.A2" table:number-rows-spanned="2" office:value-type="string">
            <text:p text:style-name="P13">САМОВТÉЧА</text:p>
            <text:p text:style-name="P17">-і, <text:span text:style-name="T127">ім., ж.,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втéча.</text:span></text:p>
            <text:p text:style-name="P18">Доброму і злому</text:p>
            <text:p text:style-name="P18">кажи межу і позначи шляхи</text:p>
            <text:p text:style-name="P17"><text:span text:style-name="T128">для </text:span><text:span text:style-name="T130">самовтечі</text:span><text:span text:style-name="T128">.</text:span><text:span text:style-name="T127"> </text:span><text:span text:style-name="T2">(П, ІІ, 136)</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6">уте́ча</text:p>
            <text:p text:style-name="P17"><text:span text:style-name="T98">(вте́ча), -і, </text:span><text:span text:style-name="T109">ж.</text:span></text:p>
            <text:p text:style-name="P17">1) Швидкий відхід, біг, від’їзд і т. ін. з метою уникнення небезпеки, неприємного становища тощо.</text:p>
            <text:p text:style-name="P17">2) Таємний самовільний відхід, від’їзд. (ВТСУМ, 1519)</text:p>
          </table:table-cell>
        </table:table-row>
        <table:table-row>
          <table:table-cell table:style-name="Dictionary.A2" table:number-rows-spanned="2" office:value-type="string">
            <text:p text:style-name="P13">САМОДÓКÍР</text:p>
            <text:p text:style-name="P17">самодóкóру, <text:span text:style-name="T127">ім., ч., інд.-авт.,</text:span></text:p>
            <text:p text:style-name="P17"><text:soft-page-break/><text:span text:style-name="T9">утворене способом основословоскладання, похідне від слів:</text:span><text:span text:style-name="T146"> </text:span><text:span text:style-name="T35">сáмо</text:span><text:span text:style-name="T146">... і </text:span><text:span text:style-name="T35">дóкíр.</text:span></text:p>
            <text:p text:style-name="P18">Не вір — ні долі, ні собі не вір,</text:p>
            <text:p text:style-name="P18">а спроневіра і <text:span text:style-name="T33">самодокір</text:span></text:p>
            <text:p text:style-name="P18">і змерзлий крик, що грудкою у горлі</text:p>
            <text:p text:style-name="P18">засів мов кляп — то все неначе дріт</text:p>
            <text:p text:style-name="P17"><text:span text:style-name="T128">колючий.</text:span><text:span text:style-name="T127"> </text:span><text:span text:style-name="T2">(П, ІІ, 290)</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до́кі́р</text:p>
            <text:p text:style-name="P17"><text:soft-page-break/><text:span text:style-name="T113">до́ко́ру, </text:span><text:span text:style-name="T118">ч.</text:span></text:p>
            <text:p text:style-name="P17">Висловлене кому-небудь або передане в інший спосіб звинувачення в чомусь, незадоволення чимось і т. ін.<text:span text:style-name="T144"> </text:span><text:span text:style-name="T143">(ВТСУМ, 313)</text:span></text:p>
          </table:table-cell>
        </table:table-row>
        <table:table-row>
          <table:table-cell table:style-name="Dictionary.A2" table:number-rows-spanned="2" office:value-type="string">
            <text:p text:style-name="P13">САМОДОСÁДА</text:p>
            <text:p text:style-name="P17">-и, <text:span text:style-name="T127">ім., ж., інд.-авт.,</text:span></text:p>
            <text:p text:style-name="P17"><text:span text:style-name="T9">утворене способом основословоскладання, похідне від </text:span><text:span text:style-name="T9">слів:</text:span><text:span text:style-name="T146"> </text:span><text:span text:style-name="T35">сáмо</text:span><text:span text:style-name="T146">... і </text:span><text:span text:style-name="T35">досáда.</text:span></text:p>
            <text:p text:style-name="P18">…в мить крутого самопочезання</text:p>
            <text:p text:style-name="P18">він надто пильно стежив шлях утрат, - </text:p>
            <text:p text:style-name="P18">лиш так його спотворило дерзання</text:p>
            <text:p text:style-name="P18">тим виразом вибачливих жалів,</text:p>
            <text:p text:style-name="P17"><text:span text:style-name="T130">самодосад</text:span><text:span text:style-name="T128">…</text:span><text:span text:style-name="T127"> </text:span><text:span text:style-name="T2">(П, І, 55)</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доса́да</text:p>
            <text:p text:style-name="P17"><text:span text:style-name="T113">-и, </text:span><text:span text:style-name="T118">ж.</text:span></text:p>
            <text:p text:style-name="P17">1) Почуття невдоволення, гіркоти, викликане чим-небудь.<text:span text:style-name="T144"> </text:span><text:span text:style-name="T143">(ВТСУМ, 321)</text:span></text:p>
          </table:table-cell>
        </table:table-row>
        <table:table-row>
          <table:table-cell table:style-name="Dictionary.A2" table:number-rows-spanned="2" office:value-type="string">
            <text:p text:style-name="P13">САМОДОХÓДЖЕ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дохóдження.</text:span></text:p>
            <text:p text:style-name="P18">Там крила птаства рясно миготіли,</text:p>
            <text:p text:style-name="P18">мережилася зелень дивновзором,</text:p>
            <text:p text:style-name="P18"><text:soft-page-break/>а душу вже поймав <text:span text:style-name="T33">самодоходжень</text:span></text:p>
            <text:p text:style-name="P17"><text:span text:style-name="T128">зухвалий холод і зухвалий жах.</text:span><text:span text:style-name="T127"> </text:span><text:span text:style-name="T2">(П, ІІ, 118)</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дохо́дження</text:p>
            <text:p text:style-name="P17"><text:span text:style-name="T113">-я, </text:span><text:span text:style-name="T118">с.</text:span></text:p>
            <text:p text:style-name="P17">Дія за знач. доходити. <text:span text:style-name="T154">(ВТСУМ, 324)</text:span></text:p>
          </table:table-cell>
        </table:table-row>
        <table:table-row>
          <table:table-cell table:style-name="Dictionary.A2" table:number-rows-spanned="2" office:value-type="string">
            <text:p text:style-name="P13">САМОЗАБОРÓНА</text:p>
            <text:p text:style-name="P17">-и, <text:span text:style-name="T127">ім., ж.,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заборóна.</text:span></text:p>
            <text:p text:style-name="P18">Нам ряд утрачено. Раптових спроб</text:p>
            <text:p text:style-name="P18">назубрені шпилі — ото єдине,</text:p>
            <text:p text:style-name="P18">що вирвалося з <text:span text:style-name="T33">самозаборон</text:span>,</text:p>
            <text:p text:style-name="P17"><text:span text:style-name="T128">які дарують небеса щедротні…</text:span><text:span text:style-name="T127"> </text:span><text:span text:style-name="T2">(П, ІІ, 100)</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заборо́на</text:p>
            <text:p text:style-name="P17"><text:span text:style-name="T113">-и, </text:span><text:span text:style-name="T118">ж.</text:span></text:p>
            <text:p text:style-name="P17">1) Наказ не робити чого-небудь.<text:span text:style-name="T144"> </text:span><text:span text:style-name="T143">(ВТСУМ, 376)</text:span></text:p>
          </table:table-cell>
        </table:table-row>
        <table:table-row>
          <table:table-cell table:style-name="Dictionary.A2" table:number-rows-spanned="2" office:value-type="string">
            <text:p text:style-name="P13">САМОНАБЛИ́ЖЕ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набли́ження.</text:span></text:p>
            <text:p text:style-name="P18">…весь той чар</text:p>
            <text:p text:style-name="P18"><text:span text:style-name="T33">самонаближень</text:span>, упізнань і врочень,</text:p>
            <text:p text:style-name="P18">що визріли у невіді душевній</text:p>
            <text:p text:style-name="P18">і стежать стежать стежать зизим оком,</text:p>
            <text:p text:style-name="P17"><text:span text:style-name="T128">ачи я втраплю на свою стежу…</text:span><text:span text:style-name="T127"> </text:span><text:span text:style-name="T2">(П, І, 121)</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набли́ження</text:p>
            <text:p text:style-name="P17"><text:span text:style-name="T113">-я, </text:span><text:span text:style-name="T118">с.</text:span></text:p>
            <text:p text:style-name="P17">Дія за знач. наблизити, наближати і наблизитися, наближатися. <text:span text:style-name="T154">(ВТСУМ, 701)</text:span></text:p>
          </table:table-cell>
        </table:table-row>
        <table:table-row>
          <table:table-cell table:style-name="Dictionary.A2" table:number-rows-spanned="2" office:value-type="string">
            <text:p text:style-name="P13">САМОНАРІКÁННЯ</text:p>
            <text:p text:style-name="P17"><text:soft-page-break/>-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нарікáння.</text:span></text:p>
            <text:p text:style-name="P18">Ні, не впадай у біль — до <text:span text:style-name="T33">самонаріканняи</text:span>.</text:p>
            <text:p text:style-name="P17"><text:span text:style-name="T128">О, не впадай у біль — його, як меч, піднось. </text:span><text:span text:style-name="T2">(П, ІІ, 155)</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наріка́ння</text:p>
            <text:p text:style-name="P17"><text:span text:style-name="T113">-я, </text:span><text:span text:style-name="T118">с.</text:span></text:p>
            <text:p text:style-name="P17">Дія за знач. нарікати. <text:span text:style-name="T154">(ВТСУМ, 733)</text:span></text:p>
          </table:table-cell>
        </table:table-row>
        <table:table-row>
          <table:table-cell table:style-name="Dictionary.A2" table:number-rows-spanned="2" office:value-type="string">
            <text:p text:style-name="P13">САМОНАРÓДЖЕННЯ</text:p>
            <text:p text:style-name="P17">-я, <text:span text:style-name="T127">ім., с., інд.-авт.,</text:span></text:p>
            <text:p text:style-name="P17"><text:span text:style-name="T9">утворене способом </text:span><text:span text:style-name="T9">основословоскладання, похідне від слів:</text:span><text:span text:style-name="T146"> </text:span><text:span text:style-name="T35">сáмо</text:span><text:span text:style-name="T146">... і </text:span><text:span text:style-name="T35">нарóдження.</text:span></text:p>
            <text:p text:style-name="P18">Оце <text:span text:style-name="T33">самонародження</text:span> твоє</text:p>
            <text:p text:style-name="P18">то голос смерті: пристарайся, брате,</text:p>
            <text:p text:style-name="P18">бо вже заходить час твій вирушати,</text:p>
            <text:p text:style-name="P17"><text:span text:style-name="T128">пора і дописати житіє.</text:span><text:span text:style-name="T127"> </text:span><text:span text:style-name="T2">(П, ІІ, 117)</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наро́дження</text:p>
            <text:p text:style-name="P17"><text:span text:style-name="T113">-я, </text:span><text:span text:style-name="T118">с.</text:span></text:p>
            <text:p text:style-name="P17">1) Дія за знач. народити, народжувати і народитися, народжуватися. || Час появи на світ. <text:span text:style-name="T154">(ВТСУМ, 733)</text:span></text:p>
          </table:table-cell>
        </table:table-row>
        <table:table-row>
          <table:table-cell table:style-name="Dictionary.A2" table:number-rows-spanned="2" office:value-type="string">
            <text:p text:style-name="P13">САМОНАРОСТÁТИ</text:p>
            <text:p text:style-name="P17">-áю, -áєш, <text:span text:style-name="T128">дієсл., недок., перех., інд.-авт.,</text:span></text:p>
            <text:p text:style-name="P17">утворене способом основословоскладання, похідне від слів: сáмо... і наростáти</text:p>
            <text:p text:style-name="P18">Неначе дзвін — поезія. Гуде</text:p>
            <text:p text:style-name="P17"><text:span text:style-name="T128">і </text:span><text:span text:style-name="T130">самонаростає</text:span><text:span text:style-name="T128"> аж до повні…</text:span><text:span text:style-name="T127"> </text:span><text:soft-page-break/><text:span text:style-name="T2">(П, ІІ, 150)</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нароста́ти</text:p>
            <text:p text:style-name="P17"><text:span text:style-name="T113">-ає, </text:span><text:span text:style-name="T118">недок.</text:span><text:span text:style-name="T113">, нарости, -те; </text:span><text:span text:style-name="T118">мин. ч.</text:span><text:span text:style-name="T113"> наріс, наросла, наросло; </text:span><text:span text:style-name="T118">док.</text:span></text:p>
            <text:p text:style-name="P17"><text:span text:style-name="T91">3) </text:span><text:span text:style-name="T107">перен.</text:span><text:span text:style-name="T91"> Збільшувати свій об’єм, свою кількість, силу вияву і т. ін.</text:span><text:span text:style-name="T92"> </text:span><text:span text:style-name="T93">(ВТСУМ, 733-734)</text:span></text:p>
          </table:table-cell>
        </table:table-row>
        <table:table-row>
          <table:table-cell table:style-name="Dictionary.A2" table:number-rows-spanned="2" office:value-type="string">
            <text:p text:style-name="P13">САМООФÍРА</text:p>
            <text:p text:style-name="P17">-и, <text:span text:style-name="T127">ім., ж.,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3">офíра.</text:span></text:p>
            <text:p text:style-name="P18">…перейде крізь страстотерпця тіні</text:p>
            <text:p text:style-name="P18">пророк, свого цураючись лиця,</text:p>
            <text:p text:style-name="P18">в передчуванні віщого кінця</text:p>
            <text:p text:style-name="P17"><text:span text:style-name="T130">самоофіри</text:span><text:span text:style-name="T128"> й самовоскресіння.</text:span><text:span text:style-name="T127"> </text:span><text:span text:style-name="T2">(П, ІІ, 150)</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21">же́ртва (офі́ра)</text:p>
            <text:p text:style-name="P17"><text:span text:style-name="T113">-и, </text:span><text:span text:style-name="T118">ж.</text:span></text:p>
            <text:p text:style-name="P17">1) За релігійними обрядами деяких народів — предмет або жива істота, яких приносили в дар богам.<text:span text:style-name="T144"> </text:span><text:span text:style-name="T143">(ВТСУМ, 366)</text:span></text:p>
          </table:table-cell>
        </table:table-row>
        <table:table-row>
          <table:table-cell table:style-name="Dictionary.A2" table:number-rows-spanned="2" office:value-type="string">
            <text:p text:style-name="P13">САМОПАЛÁ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палáння.</text:span></text:p>
            <text:p text:style-name="P18">О як нестерпно хочеться подовжень</text:p>
            <text:p text:style-name="P17"><text:span text:style-name="T128">і невигасного </text:span><text:span text:style-name="T130">самопалання</text:span><text:span text:style-name="T128">!</text:span><text:span text:style-name="T127"> </text:span><text:span text:style-name="T2">(П, ІІ, 130)</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ала́ння</text:p>
            <text:p text:style-name="P17"><text:span text:style-name="T113">-я, </text:span><text:span text:style-name="T118">с.</text:span></text:p>
            <text:p text:style-name="P17">Дія за знач. палати. <text:span text:style-name="T154">(ВТСУМ, 876)</text:span></text:p>
          </table:table-cell>
        </table:table-row>
        <table:table-row>
          <table:table-cell table:style-name="Dictionary.A2" table:number-rows-spanned="2" office:value-type="string">
            <text:p text:style-name="P13">САМОПЕРЕРОСТÁННЯ</text:p>
            <text:p text:style-name="P17">-я, <text:span text:style-name="T128">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переростáння.</text:span></text:p>
            <text:p text:style-name="P18">Отак: живи — і скній, живи — і скній,</text:p>
            <text:p text:style-name="P18"><text:soft-page-break/>і як дійдеш <text:span text:style-name="T34">самопереростання</text:span>,</text:p>
            <text:p text:style-name="P18">і як збагнеш: ти власна жертва й кат,</text:p>
            <text:p text:style-name="P18">тоді збагнеш і смерть, як припадання</text:p>
            <text:p text:style-name="P17"><text:span text:style-name="T128">до обрію, як утрату всіх утрат.</text:span><text:span text:style-name="T127"> </text:span><text:span text:style-name="T2">(П, І, 203)</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ерероста́ння</text:p>
            <text:p text:style-name="P17"><text:span text:style-name="T113">-я, </text:span><text:span text:style-name="T118">с.</text:span></text:p>
            <text:p text:style-name="P17">Дія за знач. переростати, перерости. <text:span text:style-name="T154">(ВТСУМ, 926)</text:span></text:p>
          </table:table-cell>
        </table:table-row>
        <table:table-row>
          <table:table-cell table:style-name="Dictionary.A2" table:number-rows-spanned="2" office:value-type="string">
            <text:p text:style-name="P13">САМОПІДТВÉРДЖУВАТИ</text:p>
            <text:p text:style-name="P17">-ую, -уєш, <text:span text:style-name="T128">дієсл., недок., перех., інд.-авт.,</text:span></text:p>
            <text:p text:style-name="P17"><text:span text:style-name="T9">утворене способом основословоскладання, похідне від </text:span><text:span text:style-name="T9">слів:</text:span><text:span text:style-name="T146"> </text:span><text:span text:style-name="T35">сáмо</text:span><text:span text:style-name="T146">... і </text:span><text:span text:style-name="T35">підтвéрджувати.</text:span></text:p>
            <text:p text:style-name="P18">Ще, слава Богу, тьмяний стовбур совісті</text:p>
            <text:p text:style-name="P18">признатись може весь до незбагненного,</text:p>
            <text:p text:style-name="P18">котре <text:span text:style-name="T33">самопідтверджує</text:span> її</text:p>
            <text:p text:style-name="P17"><text:span text:style-name="T128">і втаємничує…</text:span><text:span text:style-name="T127"> </text:span><text:span text:style-name="T2">(П, ІІ, 101)</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ідтве́рджувати</text:p>
            <text:p text:style-name="P17"><text:span text:style-name="T113">-ую, -уєш, </text:span><text:span text:style-name="T118">недок.</text:span><text:span text:style-name="T113">, підтвердити, -джу, -диш, </text:span><text:span text:style-name="T118">док.</text:span><text:span text:style-name="T113">, </text:span><text:span text:style-name="T118">перех.</text:span><text:span text:style-name="T113"> </text:span><text:span text:style-name="T118">і без додатка</text:span><text:span text:style-name="T113">.</text:span></text:p>
            <text:p text:style-name="P17">Визнавати, засвідчувати правильність, 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144"> </text:span><text:span text:style-name="T143">(ВТСУМ, 967)</text:span></text:p>
          </table:table-cell>
        </table:table-row>
        <table:table-row>
          <table:table-cell table:style-name="Dictionary.A2" table:number-rows-spanned="2" office:value-type="string">
            <text:p text:style-name="P13">САМОПОГИ́БА</text:p>
            <text:p text:style-name="P17">-и, <text:span text:style-name="T127">ім., ж., інд.-авт.,</text:span></text:p>
            <text:p text:style-name="P17"><text:span text:style-name="T157">утворене способом основословоскладання, похідне від слів:</text:span><text:span text:style-name="T146"> </text:span><text:span text:style-name="T35">сáмо</text:span><text:span text:style-name="T146">... і </text:span><text:span text:style-name="T35">поги́ба.</text:span></text:p>
            <text:p text:style-name="P18">Господи, Господи, о осторонь</text:p>
            <text:p text:style-name="P18">душі гулкі, що, заслухані в тугу,</text:p>
            <text:p text:style-name="P18">немочі власної люблять наругу,</text:p>
            <text:p text:style-name="P17"><text:soft-page-break/><text:span text:style-name="T130">самопогиби</text:span><text:span text:style-name="T128"> високий огонь.</text:span><text:span text:style-name="T127"> </text:span><text:span text:style-name="T2">(П, ІІ, 74-75)</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оги́бель (поги́ба)</text:p>
            <text:p text:style-name="P17"><text:span text:style-name="T118">і рідко </text:span><text:span text:style-name="T113">погибіль, -і, </text:span><text:span text:style-name="T118">ж.</text:span></text:p>
            <text:p text:style-name="P17"><text:span text:style-name="T91">Передчасна, насильницька смерть; гибель. || Руйнування, занепад, знищення чого-небудь. || </text:span><text:span text:style-name="T107">перен.</text:span><text:span text:style-name="T91"> Кінець існування чого-небудь; зникнення. </text:span><text:span text:style-name="T107">Згинати в три погибелі</text:span><text:span text:style-name="T91">.</text:span><text:span text:style-name="T92"> </text:span><text:span text:style-name="T93">(ВТСУМ, 1003)</text:span></text:p>
          </table:table-cell>
        </table:table-row>
        <table:table-row>
          <table:table-cell table:style-name="Dictionary.A2" table:number-rows-spanned="2" office:value-type="string">
            <text:p text:style-name="P13">САМОПОДÓВЖЕНИЙ</text:p>
            <text:p text:style-name="P17"><text:span text:style-name="T6">-а, -е,</text:span><text:span text:style-name="T127"> </text:span><text:span text:style-name="T128">прикм., інд.-авт.,</text:span></text:p>
            <text:p text:style-name="P17">утворене способом основословоскладання, похідне від слів: <text:span text:style-name="T34">сáмо</text:span>... і <text:span text:style-name="T34">подóвжений.</text:span></text:p>
            <text:p text:style-name="P18">Хто б збагнув</text:p>
            <text:p text:style-name="P18">оці дороги — без кінця і краю</text:p>
            <text:p text:style-name="P17"><text:span text:style-name="T130">самоподовжені</text:span><text:span text:style-name="T128">?</text:span><text:span text:style-name="T127"> </text:span><text:span text:style-name="T2">(П, ІІ, 100)</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одо́вжений</text:p>
            <text:p text:style-name="P17">-а, -е.</text:p>
            <text:p text:style-name="P17"><text:span text:style-name="T114">1) Дієприкм. пас. мин. ч. до подовжити. || подо́вжено, </text:span><text:span text:style-name="T119">безос.</text:span><text:span text:style-name="T114"> </text:span><text:span text:style-name="T119">присудк. сл.</text:span><text:span text:style-name="T115"> </text:span><text:span text:style-name="T116">(ВТСУМ, 1009)</text:span></text:p>
          </table:table-cell>
        </table:table-row>
        <table:table-row>
          <table:table-cell table:style-name="Dictionary.A2" table:number-rows-spanned="2" office:value-type="string">
            <text:p text:style-name="P13">САМОПОМИНÁ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поминáння.</text:span></text:p>
            <text:p text:style-name="P18">Ти загубився в горі — не знайтись</text:p>
            <text:p text:style-name="P18">у чорноводді змовклого волання,</text:p>
            <text:p text:style-name="P18">в ропі чекань і <text:span text:style-name="T33">самопоминання</text:span></text:p>
            <text:p text:style-name="P17"><text:span text:style-name="T128">і гуку, що доносить благовість.</text:span><text:span text:style-name="T127"> </text:span><text:span text:style-name="T2">(П, ІІ, 111)</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омина́ння</text:p>
            <text:p text:style-name="P17"><text:span text:style-name="T113">-я, </text:span><text:span text:style-name="T118">с.</text:span></text:p>
            <text:p text:style-name="P17">1) Дія за знач. поминати <text:span text:style-name="T154">(ВТСУМ, 1041)</text:span></text:p>
          </table:table-cell>
        </table:table-row>
        <table:table-row>
          <table:table-cell table:style-name="Dictionary.A2" table:number-rows-spanned="2" office:value-type="string">
            <text:p text:style-name="P13">САМОПОСТА́ННЯ</text:p>
            <text:p text:style-name="P17">-я, <text:span text:style-name="T127">ім., с., інд.-авт.,</text:span></text:p>
            <text:p text:style-name="P17"><text:span text:style-name="T9">утворене способом основословоскладання, похідне від </text:span><text:span text:style-name="T9">слів:</text:span><text:span text:style-name="T146"> </text:span><text:span text:style-name="T35">сáмо</text:span><text:span text:style-name="T146">... і </text:span><text:span text:style-name="T35">поста́ння </text:span><text:span text:style-name="T12">(від </text:span><text:span text:style-name="T15">постава́ти</text:span><text:span text:style-name="T12">).</text:span></text:p>
            <text:p text:style-name="P18"><text:soft-page-break/>По ліву руку — древній, аж до ер</text:p>
            <text:p text:style-name="P18"><text:span text:style-name="T33">самопостання</text:span>, гоном безберегим,</text:p>
            <text:p text:style-name="P18">щовбом смертельним, що наліг на серце</text:p>
            <text:p text:style-name="P18">і наслухає втомлене буття - </text:p>
            <text:p text:style-name="P18">той древній світ — і радісний і тужний - </text:p>
            <text:p text:style-name="P17"><text:span text:style-name="T128">непам’яті.</text:span><text:span text:style-name="T127"> </text:span><text:span text:style-name="T2">(П, ІІ, 136)</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остава́ти</text:p>
            <text:p text:style-name="P17"><text:span text:style-name="T112">I </text:span><text:span text:style-name="T113">-ає́, </text:span><text:span text:style-name="T118">недок.</text:span><text:span text:style-name="T113">, поста́ти, -а́не, </text:span><text:span text:style-name="T118">док.</text:span></text:p>
            <text:p text:style-name="P17">2) Зароджуватися, брати початок, походити від чого-небудь. || Виникати внаслідок яких-небудь причин, збігу <text:soft-page-break/>відповідних умов, обставин і т. ін. || Ставати актуальним, першочерговим, набувати в певних умовах дуже великого значення.<text:span text:style-name="T144"> </text:span><text:span text:style-name="T143">(ВТСУМ, 1082)</text:span></text:p>
          </table:table-cell>
        </table:table-row>
        <table:table-row>
          <table:table-cell table:style-name="Dictionary.A2" table:number-rows-spanned="2" office:value-type="string">
            <text:p text:style-name="P13">САМОПРОМИНÁННЯ</text:p>
            <text:p text:style-name="P17">-я, <text:span text:style-name="T127">ім., с., інд.-авт.,</text:span></text:p>
            <text:p text:style-name="P17"><text:span text:style-name="T9">утворене способом </text:span><text:span text:style-name="T9">основословоскладання, похідне від слів:</text:span><text:span text:style-name="T146"> </text:span><text:span text:style-name="T35">сáмо</text:span><text:span text:style-name="T146">... і </text:span><text:span text:style-name="T35">проминáння.</text:span></text:p>
            <text:p text:style-name="P18">В дорозі довгих <text:span text:style-name="T33">самопроминань</text:span></text:p>
            <text:p text:style-name="P18">під знадою земного притягання</text:p>
            <text:p text:style-name="P17"><text:span text:style-name="T128">проносяться від ранку до смеркання.</text:span><text:span text:style-name="T127"> </text:span><text:span text:style-name="T2">(П, І, 44)</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ромина́ння</text:p>
            <text:p text:style-name="P17"><text:span text:style-name="T112">I </text:span><text:span text:style-name="T113">-я, </text:span><text:span text:style-name="T118">с.</text:span></text:p>
            <text:p text:style-name="P17">Дія за знач. проминати <text:span text:style-name="T154">(ВТСУМ, 1159)</text:span></text:p>
          </table:table-cell>
        </table:table-row>
        <table:table-row>
          <table:table-cell table:style-name="Dictionary.A2" table:number-rows-spanned="2" office:value-type="string">
            <text:p text:style-name="P13">САМОПРОТИСТОЯ́ННЯ</text:p>
            <text:p text:style-name="P17"><text:span text:style-name="T147">-</text:span>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протистоя́ння.</text:span></text:p>
            <text:p text:style-name="P18">О вирвись, залишивши вирву</text:p>
            <text:p text:style-name="P18">у грудях, і роздмухай грань</text:p>
            <text:p text:style-name="P18">моїх <text:span text:style-name="T33">самопротистоянь</text:span></text:p>
            <text:p text:style-name="P17"><text:span text:style-name="T128">і дай напитися з потиру.</text:span><text:span text:style-name="T127"> </text:span><text:span text:style-name="T2">(П, ІІ, 195)</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протистоя́ння</text:p>
            <text:p text:style-name="P17"><text:span text:style-name="T113">-я, </text:span><text:span text:style-name="T118">с.</text:span></text:p>
            <text:p text:style-name="P17">1) Дія за знач. протистояти. <text:span text:style-name="T154">(ВТСУМ, 1174)</text:span></text:p>
          </table:table-cell>
        </table:table-row>
        <text:soft-page-break/>
        <table:table-row>
          <table:table-cell table:style-name="Dictionary.A2" table:number-rows-spanned="2" office:value-type="string">
            <text:p text:style-name="P13">САМОСТРÍЛ</text:p>
            <text:p text:style-name="P17">-у, <text:span text:style-name="T127">ім., ч., інд.-авт.,</text:span></text:p>
            <text:p text:style-name="P17"><text:span text:style-name="T9">утворене способом основословоскладання, похідне від слів:</text:span><text:span text:style-name="T6"> </text:span><text:span text:style-name="T35">сáмо</text:span><text:span text:style-name="T146">... і </text:span><text:span text:style-name="T35">стріл.</text:span></text:p>
            <text:p text:style-name="P18">Як рура, кругла вулиця,</text:p>
            <text:p text:style-name="P18">гулка од гуду бджіл,</text:p>
            <text:p text:style-name="P18">маленький хлопчик щулиться,</text:p>
            <text:p text:style-name="P17"><text:span text:style-name="T128">бо ж сонце — </text:span><text:span text:style-name="T130">самостріл</text:span><text:span text:style-name="T128">.</text:span><text:span text:style-name="T127"> </text:span><text:span text:style-name="T2">(П, ІІ, 275)</text:span></text:p>
          </table:table-cell>
          <table:table-cell table:style-name="Dictionary.B2" office:value-type="string">
            <text:p text:style-name="P19"><text:span text:style-name="T35">сáмо... </text:span><text:span text:style-name="T146">(див. </text:span><text:span text:style-name="T35">САМОВИВИ́ЩЕННЯ</text:span><text:span text:style-name="T146">)</text:span></text:p>
          </table:table-cell>
        </table:table-row>
        <table:table-row>
          <table:covered-table-cell/>
          <table:table-cell table:style-name="Dictionary.B2" office:value-type="string">
            <text:p text:style-name="P14">По́стріл (стріл)</text:p>
            <text:p text:style-name="P17"><text:span text:style-name="T113">-у, </text:span><text:span text:style-name="T118">ч.</text:span></text:p>
            <text:p text:style-name="P17">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144"> </text:span><text:span text:style-name="T143">(ВТСУМ, 1085)</text:span></text:p>
          </table:table-cell>
        </table:table-row>
        <table:table-row>
          <table:table-cell table:style-name="Dictionary.A2" table:number-rows-spanned="2" office:value-type="string">
            <text:p text:style-name="P13">САМОСТРУМУВÁ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струмувáння.</text:span></text:p>
            <text:p text:style-name="P18">…аби в останньому пориві,</text:p>
            <text:p text:style-name="P18">у плині <text:span text:style-name="T33">самострумувань</text:span></text:p>
            <text:p text:style-name="P18">ураз зайти за власну грань,</text:p>
            <text:p text:style-name="P17"><text:span text:style-name="T128">пірнути в смертні переливи.</text:span><text:span text:style-name="T127"> </text:span><text:span text:style-name="T2">(П, І, 169)</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струмува́ння</text:p>
            <text:p text:style-name="P17"><text:span text:style-name="T113">-я, </text:span><text:span text:style-name="T118">с.</text:span></text:p>
            <text:p text:style-name="P17"><text:span text:style-name="T114">Дія за знач. струмувати. </text:span><text:span text:style-name="T119">Струмування повітря.</text:span><text:span text:style-name="T115"> </text:span><text:span text:style-name="T116">(ВТСУМ, 1405)</text:span></text:p>
          </table:table-cell>
        </table:table-row>
        <table:table-row>
          <table:table-cell table:style-name="Dictionary.A2" office:value-type="string">
            <text:p text:style-name="P13">САМОТИ́ННИЙ</text:p>
            <text:p text:style-name="P17">-а, -е, <text:span text:style-name="T128">прикм., </text:span><text:span text:style-name="T127">інд.-авт.,</text:span></text:p>
            <text:p text:style-name="P17"><text:span text:style-name="T136">утворене суфіксальним способом, похідне від слова</text:span> <text:span text:style-name="T34">самоти́на.</text:span></text:p>
            <text:p text:style-name="P18">Спиваєш тугу <text:span text:style-name="T33">самотинну</text:span></text:p>
            <text:p text:style-name="P18">і душу, мов малу дитину,</text:p>
            <text:p text:style-name="P17"><text:soft-page-break/><text:span text:style-name="T128">до рання присипляєш: спи.</text:span><text:span text:style-name="T127"> </text:span><text:span text:style-name="T2">(П, ІІ, 182)</text:span></text:p>
          </table:table-cell>
          <table:table-cell table:style-name="Dictionary.B2" office:value-type="string">
            <text:p text:style-name="P17"><text:span text:style-name="T32">Самота́ (</text:span><text:span text:style-name="T132">самоти́на́</text:span><text:span text:style-name="T32">)</text:span></text:p>
            <text:p text:style-name="P17"><text:span text:style-name="T113">-и, </text:span><text:span text:style-name="T118">ж.</text:span></text:p>
            <text:p text:style-name="P17">1) Стан за знач. самітний, самотній; самотність. || Гостре відчуття відокремленості, ізольованості від кого-, чого-небудь. <text:span text:style-name="T154">(ВТСУМ, 1291)</text:span></text:p>
          </table:table-cell>
        </table:table-row>
        <table:table-row>
          <table:table-cell table:style-name="Dictionary.A2" table:number-rows-spanned="2" office:value-type="string">
            <text:p text:style-name="P13">САМОУНИКÁНН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áмо</text:span><text:span text:style-name="T146">... і </text:span><text:span text:style-name="T35">уникáння.</text:span></text:p>
            <text:p text:style-name="P18">Коли спромога <text:span text:style-name="T33">самоуникань</text:span></text:p>
            <text:p text:style-name="P18">при узголів’ї спалахом прозріння</text:p>
            <text:p text:style-name="P18">відкриється тобі, як благостиня</text:p>
            <text:p text:style-name="P17"><text:span text:style-name="T128">прощень, опрощень, прощ і прощавань.</text:span><text:span text:style-name="T127"> </text:span><text:span text:style-name="T2">(П, І, 62)</text:span></text:p>
          </table:table-cell>
          <table:table-cell table:style-name="Dictionary.B2" office:value-type="string">
            <text:p text:style-name="P19"><text:span text:style-name="T35">сáмо... </text:span><text:span text:style-name="T146">(див. </text:span><text:span text:style-name="T35">САМОВИВИ́ЩЕННЯ</text:span><text:span text:style-name="T146">)</text:span></text:p>
          </table:table-cell>
        </table:table-row>
        <table:table-row>
          <table:covered-table-cell/>
          <table:table-cell table:style-name="Dictionary.B2" office:value-type="string">
            <text:p text:style-name="P14">уника́ння</text:p>
            <text:p text:style-name="P17"><text:span text:style-name="T113">-я, </text:span><text:span text:style-name="T118">с.</text:span></text:p>
            <text:p text:style-name="P17">Дія за знач. уникати. <text:span text:style-name="T154">(ВТСУМ, 1507)</text:span></text:p>
          </table:table-cell>
        </table:table-row>
        <table:table-row>
          <table:table-cell table:style-name="Dictionary.A2" table:number-rows-spanned="2" office:value-type="string">
            <text:p text:style-name="P13">СВІТИ́-ГАЛАЇ́</text:p>
            <text:p text:style-name="P17">світі́в-галаї́в, <text:span text:style-name="T127">ім., мн., інд.-авт.,</text:span></text:p>
            <text:p text:style-name="P17">утворене способом словоскладання, похідне від слів: <text:span text:style-name="T34">світ</text:span> і <text:span text:style-name="T34">гала́й </text:span><text:span text:style-name="T137">(від </text:span><text:span text:style-name="T34">гала́світа</text:span><text:span text:style-name="T137">).</text:span></text:p>
            <text:p text:style-name="P18">На тебе чатують <text:span text:style-name="T33">світи–галаї</text:span>.</text:p>
            <text:p text:style-name="P17"><text:span text:style-name="T128">Прощальний — як подим пожарищ — той спогад.</text:span><text:span text:style-name="T127"> </text:span><text:span text:style-name="T2">(П, І, 98)</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4">гала́світа</text:p>
            <text:p text:style-name="P17"><text:span text:style-name="T118">присл.</text:span><text:span text:style-name="T113">, </text:span><text:span text:style-name="T118">діал.</text:span></text:p>
            <text:p text:style-name="P17">Невідомо куди; кудись.<text:span text:style-name="T144"> </text:span><text:span text:style-name="T143">(ВТСУМ, 218)</text:span></text:p>
          </table:table-cell>
        </table:table-row>
        <table:table-row>
          <table:table-cell table:style-name="Dictionary.A2" table:number-rows-spanned="2" office:value-type="string">
            <text:p text:style-name="P13">СЕБЕКРÁЙ</text:p>
            <text:p text:style-name="P17">-ю, <text:span text:style-name="T127">ім., ч., інд.-авт.,</text:span></text:p>
            <text:p text:style-name="P17"><text:span text:style-name="T9">утворене способом зрощення, похідне від слів:</text:span><text:span text:style-name="T146"> </text:span><text:span text:style-name="T35">себé</text:span><text:span text:style-name="T146"> і </text:span><text:span text:style-name="T35">край.</text:span></text:p>
            <text:p text:style-name="P18">І все то — зá: дарунок сили</text:p>
            <text:p text:style-name="P18">за <text:span text:style-name="T33">себекраєм</text:span>: на, візьми,</text:p>
            <text:p text:style-name="P18">аби дороги доль гуділи</text:p>
            <text:p text:style-name="P17"><text:soft-page-break/><text:span text:style-name="T128">всіма серцями і грудьми.</text:span><text:span text:style-name="T127"> </text:span><text:span text:style-name="T5">(П, І, 100);</text:span></text:p>
            <text:p text:style-name="P17"><text:span text:style-name="T128">оця утеча геть за </text:span><text:span text:style-name="T130">себекрай</text:span><text:span text:style-name="T128"> - </text:span></text:p>
            <text:p text:style-name="P17"><text:span text:style-name="T128">то ніби виснений в дитинстві син…</text:span><text:span text:style-name="T127"> </text:span><text:span text:style-name="T2">(П, І, 203)</text:span></text:p>
          </table:table-cell>
          <table:table-cell table:style-name="Dictionary.B2" office:value-type="string">
            <text:p text:style-name="P13"><text:span text:style-name="T146">сáмо... </text:span><text:span text:style-name="T141">(див. </text:span><text:span text:style-name="T146">САМОВИВИ́ЩЕННЯ</text:span><text:span text:style-name="T141">)</text:span></text:p>
          </table:table-cell>
        </table:table-row>
        <table:table-row>
          <table:covered-table-cell/>
          <table:table-cell table:style-name="Dictionary.B2" office:value-type="string">
            <text:p text:style-name="P17"><text:span text:style-name="T35">край </text:span><text:span text:style-name="T138">(див. </text:span><text:span text:style-name="T35">КРАЙСЕБÉ</text:span><text:span text:style-name="T138">)</text:span></text:p>
          </table:table-cell>
        </table:table-row>
        <table:table-row>
          <table:table-cell table:style-name="Dictionary.A2" table:number-rows-spanned="2" office:value-type="string">
            <text:p text:style-name="P13">СЕМИГÓРИ</text:p>
            <text:p text:style-name="P17">-гíр, <text:span text:style-name="T127">ім., мн., інд.-авт.,</text:span></text:p>
            <text:p text:style-name="P17"><text:span text:style-name="T9">утворене способом основоскладання, похідне від слів:</text:span><text:span text:style-name="T146"> </text:span><text:span text:style-name="T35">сім</text:span><text:span text:style-name="T146"> і </text:span><text:span text:style-name="T35">гóри.</text:span></text:p>
            <text:p text:style-name="P18">І що кигиче в мертвій цій пустелі?</text:p>
            <text:p text:style-name="P18">Киги-киги — мов чайка з-над Дніпра.</text:p>
            <text:p text:style-name="P18">О <text:span text:style-name="T33">семигори</text:span> горя, цвинтар велій,</text:p>
            <text:p text:style-name="P17"><text:span text:style-name="T128">і я тут згину, як прийде пора? </text:span><text:span text:style-name="T2">(П, І, 100)</text:span></text:p>
          </table:table-cell>
          <table:table-cell table:style-name="Dictionary.B2" office:value-type="string">
            <text:p text:style-name="P13">сім</text:p>
            <text:p text:style-name="P17"><text:span text:style-name="T112">I </text:span><text:span text:style-name="T113">семи </text:span><text:span text:style-name="T118">і </text:span><text:span text:style-name="T113">сімох, </text:span><text:span text:style-name="T118">числ.</text:span><text:span text:style-name="T113"> </text:span><text:span text:style-name="T118">кільк.</text:span></text:p>
            <text:p text:style-name="P17"><text:span text:style-name="T91">Назва числа і цифри 7. || </text:span><text:span text:style-name="T107">чого</text:span><text:span text:style-name="T91">. Кількість із 7 одиниць. </text:span><text:span text:style-name="T94">(ВТСУМ, 1323)</text:span></text:p>
          </table:table-cell>
        </table:table-row>
        <table:table-row>
          <table:covered-table-cell/>
          <table:table-cell table:style-name="Dictionary.B2" office:value-type="string">
            <text:p text:style-name="P14">гора́</text:p>
            <text:p text:style-name="P17"><text:span text:style-name="T113">-и, </text:span><text:span text:style-name="T118">ж.</text:span></text:p>
            <text:p text:style-name="P17">1) Значне підвищення над навколишньою місцевістю або серед інших підвищень. || <text:span text:style-name="T126">тільки мн.</text:span> Гориста місцевість, країна.</text:p>
            <text:p text:style-name="P17"><text:span text:style-name="T91">2) </text:span><text:span text:style-name="T107">чого</text:span><text:span text:style-name="T91">. Велика кількість чого-небудь складеного в купу; багато чогось.</text:span><text:span text:style-name="T92"> </text:span><text:span text:style-name="T93">(ВТСУМ, 254)</text:span></text:p>
          </table:table-cell>
        </table:table-row>
        <table:table-row>
          <table:table-cell table:style-name="Dictionary.A2" table:number-rows-spanned="2" office:value-type="string">
            <text:p text:style-name="P13">СЕРЦЕÓК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сéрце</text:span><text:span text:style-name="T146"> і </text:span><text:span text:style-name="T35">óко.</text:span></text:p>
            <text:p text:style-name="P18">Сто плах перейди, <text:span text:style-name="T33">серцеокий</text:span>,</text:p>
            <text:p text:style-name="P17"><text:span text:style-name="T128">сто плах, сто багать, сто голгоф… </text:span><text:span text:style-name="T2">(П, І, 180)</text:span></text:p>
          </table:table-cell>
          <table:table-cell table:style-name="Dictionary.B2" office:value-type="string">
            <text:p text:style-name="P17"><text:span text:style-name="T35">сéрце </text:span><text:span text:style-name="T138">(див. </text:span><text:span text:style-name="T35">ГЛИ́Б-СИ́НЬ-СЕ́РЦЕ</text:span><text:span text:style-name="T138">)</text:span></text:p>
          </table:table-cell>
        </table:table-row>
        <table:table-row>
          <table:covered-table-cell/>
          <table:table-cell table:style-name="Dictionary.B2" office:value-type="string">
            <text:p text:style-name="P17"><text:span text:style-name="T35">óко </text:span><text:span text:style-name="T138">(див. </text:span><text:span text:style-name="T35">ВСЕО́ЧІ</text:span><text:span text:style-name="T138">)</text:span></text:p>
          </table:table-cell>
        </table:table-row>
        <table:table-row>
          <table:table-cell table:style-name="Dictionary.A2" table:number-rows-spanned="2" office:value-type="string">
            <text:p text:style-name="P13">СЛОВОТÉЧА</text:p>
            <text:p text:style-name="P17"><text:soft-page-break/>-і, <text:span text:style-name="T127">ім., ж., інд.-авт.,</text:span></text:p>
            <text:p text:style-name="P17"><text:span text:style-name="T9">утворене способом основоскладання і нульсуфіксальним, похідне від слів:</text:span><text:span text:style-name="T146"> </text:span><text:span text:style-name="T35">слóво</text:span><text:span text:style-name="T146"> і </text:span><text:span text:style-name="T35">текти́.</text:span></text:p>
            <text:p text:style-name="P18">Слова, слова, слова — задосить <text:span text:style-name="T33">словотечі</text:span>,</text:p>
            <text:p text:style-name="P17"><text:span text:style-name="T128">німують бо предтечі, доба гряде нова. </text:span><text:span text:style-name="T2">(П, ІІ, 292)</text:span></text:p>
          </table:table-cell>
          <table:table-cell table:style-name="Dictionary.B2" office:value-type="string">
            <text:p text:style-name="P14">сло́во</text:p>
            <text:p text:style-name="P17"><text:soft-page-break/><text:span text:style-name="T113">-а, </text:span><text:span text:style-name="T118">с.</text:span></text:p>
            <text:p text:style-name="P17">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7"><text:span text:style-name="T91">4) Обіцянка виконати що-небудь. || Згода на шлюб. </text:span><text:span text:style-name="T107">Дотримати [свого] </text:span><text:span text:style-name="T107">слова</text:span><text:span text:style-name="T91">. </text:span><text:span text:style-name="T94">(ВТСУМ, 1344-1345)</text:span></text:p>
          </table:table-cell>
        </table:table-row>
        <table:table-row>
          <table:covered-table-cell/>
          <table:table-cell table:style-name="Dictionary.B2" office:value-type="string">
            <text:p text:style-name="P14">текти́</text:p>
            <text:p text:style-name="P17"><text:span text:style-name="T113">тече; </text:span><text:span text:style-name="T118">мин. ч.</text:span><text:span text:style-name="T113"> тік, текла, текло; </text:span><text:span text:style-name="T118">наказ. сп.</text:span><text:span text:style-name="T113"> течи; </text:span><text:span text:style-name="T118">недок.</text:span></text:p>
            <text:p text:style-name="P17"><text:span text:style-name="T91">2) Струменіти, литися (про рідину). || </text:span><text:span text:style-name="T107">безос.</text:span><text:span text:style-name="T91"> || </text:span><text:span text:style-name="T107">перен.</text:span><text:span text:style-name="T91"> Поширюватися в повітрі (про світло, запах тощо). || </text:span><text:span text:style-name="T107">перен.</text:span><text:span text:style-name="T91"> Звучати плавно, рівно та безперервно (про звуки, слова тощо). || </text:span><text:span text:style-name="T107">перен.</text:span><text:span text:style-name="T91"> Виникати в певній послідовності, іти одна за одною (про думки). || </text:span><text:span text:style-name="T107">перен.</text:span><text:span text:style-name="T91"> Відбуватися (про розмову, бесіду). || </text:span><text:span text:style-name="T107">перен.</text:span><text:span text:style-name="T91"> Хвилеподібно спадати (про волосся).</text:span><text:span text:style-name="T92"> </text:span><text:span text:style-name="T93">(ВТСУМ, 1436)</text:span></text:p>
          </table:table-cell>
        </table:table-row>
        <table:table-row>
          <table:table-cell table:style-name="Dictionary.A2" table:number-rows-spanned="2" office:value-type="string">
            <text:p text:style-name="P13">СМЕРТЕІСНУВÁННЯ</text:p>
            <text:p text:style-name="P17"><text:soft-page-break/>-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мерть</text:span><text:span text:style-name="T146"> і </text:span><text:span text:style-name="T35">існувáння.</text:span></text:p>
            <text:p text:style-name="P18">Сховатися од долі — не судилось.</text:p>
            <text:p text:style-name="P18">Ударив грім — і зразу шкереберть</text:p>
            <text:p text:style-name="P18">пішло життя. І ость ти — все, що снилось,</text:p>
            <text:p text:style-name="P17"><text:span text:style-name="T128">як </text:span><text:span text:style-name="T130">смертеіснування</text:span><text:span text:style-name="T128"> й життєсмерть. </text:span><text:span text:style-name="T2">(П, І, 83)</text:span></text:p>
          </table:table-cell>
          <table:table-cell table:style-name="Dictionary.B2" office:value-type="string">
            <text:p text:style-name="P17"><text:span text:style-name="T35">смерть </text:span><text:span text:style-name="T141">(див. </text:span><text:span text:style-name="T35">ЖИТТЄСМÉРТЬ</text:span><text:span text:style-name="T141">)</text:span></text:p>
          </table:table-cell>
        </table:table-row>
        <table:table-row>
          <table:covered-table-cell/>
          <table:table-cell table:style-name="Dictionary.B2" office:value-type="string">
            <text:p text:style-name="P14">існува́ння</text:p>
            <text:p text:style-name="P17"><text:soft-page-break/><text:span text:style-name="T113">-я, </text:span><text:span text:style-name="T118">с.</text:span></text:p>
            <text:p text:style-name="P17">1) <text:span text:style-name="T126">тільки одн.</text:span> Буття; наявність кого-, чого-небудь у дійсності.</text:p>
            <text:p text:style-name="P17">2) Життя, спосіб життя.<text:span text:style-name="T144"> </text:span><text:span text:style-name="T143">(ВТСУМ, 506)</text:span></text:p>
          </table:table-cell>
        </table:table-row>
        <table:table-row>
          <table:table-cell table:style-name="Dictionary.A2" office:value-type="string">
            <text:p text:style-name="P13">СНÍННЯ</text:p>
            <text:p text:style-name="P17">-нь, <text:span text:style-name="T127">ім., мн., інд.-авт.,</text:span></text:p>
            <text:p text:style-name="P17"><text:span text:style-name="T9">утворене суфіксальним способом, похідне від слова</text:span> <text:span text:style-name="T34">сон</text:span></text:p>
            <text:p text:style-name="P18">Немов рубін у чорнім адамашку,</text:p>
            <text:p text:style-name="P18">обачно критий білим німуванням,</text:p>
            <text:p text:style-name="P18">так <text:span text:style-name="T33">снінь</text:span> моїх озерце шарлатове</text:p>
            <text:p text:style-name="P17"><text:span text:style-name="T128">лямує обережок начувань… </text:span><text:span text:style-name="T2">(П, І, 121)</text:span></text:p>
          </table:table-cell>
          <table:table-cell table:style-name="Dictionary.B2" office:value-type="string">
            <text:p text:style-name="P13">сон</text:p>
            <text:p text:style-name="P17"><text:span text:style-name="T112">I </text:span><text:span text:style-name="T113">сну, </text:span><text:span text:style-name="T118">ч.</text:span></text:p>
            <text:p text:style-name="P17"><text:span text:style-name="T114">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19">спец.</text:span><text:span text:style-name="T114">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7"><text:span text:style-name="T91">2) Те, що сниться; сновидіння. || </text:span><text:span text:style-name="T107">перен.</text:span><text:span text:style-name="T91"> Те, про що мріє людина; мрія. || </text:span><text:span text:style-name="T107">перен.</text:span><text:span text:style-name="T91"> Те, що сприймається як нереальне, примарне, оманливе;</text:span><text:span text:style-name="T107">прот.</text:span><text:span text:style-name="T91"> </text:span><text:soft-page-break/><text:span text:style-name="T91">дійсність.</text:span><text:span text:style-name="T92"> </text:span><text:span text:style-name="T93">(ВТСУМ, 1356)</text:span></text:p>
          </table:table-cell>
        </table:table-row>
        <table:table-row>
          <table:table-cell table:style-name="Dictionary.A2" table:number-rows-spanned="2" office:value-type="string">
            <text:p text:style-name="P13">СОЛОДКОМОЛÓКА</text:p>
            <text:p text:style-name="P17">-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солóдкий</text:span><text:span text:style-name="T146"> і </text:span><text:span text:style-name="T35">молокó.</text:span></text:p>
            <text:p text:style-name="P18">Ти десь за край світу, як птаха моя білогруда,</text:p>
            <text:p text:style-name="P17"><text:span text:style-name="T130">солодкомолока</text:span><text:span text:style-name="T128">, два ока - мигдалі сумні. </text:span><text:span text:style-name="T2">(П, ІІ, 161)</text:span></text:p>
          </table:table-cell>
          <table:table-cell table:style-name="Dictionary.B2" office:value-type="string">
            <text:p text:style-name="P14">соло́дкий</text:p>
            <text:p text:style-name="P17">-а, -е.</text:p>
            <text:p text:style-name="P17">1) Який має приємний смак, <text:span text:style-name="T126">власт.</text:span> цукрові, медові і т. ін.; <text:span text:style-name="T126">прот.</text:span>гіркий, кислий, солоний. || Пригот. із цукром, медом, варенням і т. ін. (про їжу, питво). || <text:span text:style-name="T126">у знач.</text:span> <text:span text:style-name="T126">ім.</text:span> солодке, -кого, <text:span text:style-name="T126">с.</text:span> Їжа, яка має приємний смак, <text:span text:style-name="T126">власт.</text:span> цукрові, медові тощо, або пригот. із цукром, медом, варенням і т. ін. || <text:span text:style-name="T126">у знач.</text:span> <text:span text:style-name="T126">ім.</text:span> солодке, -кого, <text:span text:style-name="T126">с.</text:span> Фрукти, 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26">Солодкий перець</text:span>.</text:p>
            <text:p text:style-name="P17"><text:span text:style-name="T91">4) </text:span><text:span text:style-name="T107">перен.</text:span><text:span text:style-name="T91"> Який дає відчуття приємності або виражає задоволення, радість, насолоду (про думки, почуття, стан людини). </text:span><text:span text:style-name="T94">(ВТСУМ, 1355)</text:span></text:p>
          </table:table-cell>
        </table:table-row>
        <table:table-row>
          <table:covered-table-cell/>
          <table:table-cell table:style-name="Dictionary.B2" office:value-type="string">
            <text:p text:style-name="P14">молоко́</text:p>
            <text:p text:style-name="P17"><text:span text:style-name="T113">-а, </text:span><text:span text:style-name="T118">с.</text:span></text:p>
            <text:p text:style-name="P17">2) Рідина, одержувана від деяких сільськогосподарських тварин як продукт харчування. || Коров’яче <text:soft-page-break/>молоко як їжа.<text:span text:style-name="T144"> </text:span><text:span text:style-name="T143">(ВТСУМ, 686)</text:span></text:p>
          </table:table-cell>
        </table:table-row>
        <table:table-row>
          <table:table-cell table:style-name="Dictionary.A2" table:number-rows-spanned="2" office:value-type="string">
            <text:p text:style-name="P13">СОН-КОМИШÍ</text:p>
            <text:p text:style-name="P17">-ів, <text:span text:style-name="T127">ім., мн., інд.-авт.,</text:span></text:p>
            <text:p text:style-name="P17"><text:span text:style-name="T9">утворене способом словоскладання, похідне від слів:</text:span><text:span text:style-name="T146"> </text:span><text:span text:style-name="T35">сон</text:span><text:span text:style-name="T146"> і </text:span><text:span text:style-name="T35">коми́ш.</text:span></text:p>
            <text:p text:style-name="P18">І в серця на споді, в осерді душі</text:p>
            <text:p text:style-name="P17"><text:span text:style-name="T128">ішли нашорошені </text:span><text:span text:style-name="T130">сон-комиші</text:span><text:span text:style-name="T128">. </text:span><text:span text:style-name="T2">(П, ІІ, 61)</text:span></text:p>
          </table:table-cell>
          <table:table-cell table:style-name="Dictionary.B2" office:value-type="string">
            <text:p text:style-name="P17"><text:span text:style-name="T34">сон</text:span> <text:span text:style-name="T137">(див. </text:span><text:span text:style-name="T34">СНÍННЯ</text:span><text:span text:style-name="T137">)</text:span></text:p>
          </table:table-cell>
        </table:table-row>
        <table:table-row>
          <table:covered-table-cell/>
          <table:table-cell table:style-name="Dictionary.B2" office:value-type="string">
            <text:p text:style-name="P14">коми́ш</text:p>
            <text:p text:style-name="P17"><text:span text:style-name="T113">-у, </text:span><text:span text:style-name="T118">ч.</text:span></text:p>
            <text:p text:style-name="P17">1) Висока водяна чи болотяна багаторічна рослина родини осокових.<text:span text:style-name="T144"> </text:span><text:span text:style-name="T143">(ВТСУМ, 559)</text:span></text:p>
          </table:table-cell>
        </table:table-row>
        <table:table-row>
          <table:table-cell table:style-name="Dictionary.A2" table:number-rows-spanned="2" office:value-type="string">
            <text:p text:style-name="P13">СОНЦЕЛÉТ</text:p>
            <text:p text:style-name="P17">-у, <text:span text:style-name="T127">ім., ч., інд.-авт.,</text:span></text:p>
            <text:p text:style-name="P17"><text:span text:style-name="T9">утворене способом </text:span><text:span text:style-name="T9">основословоскладання, похідне від слів:</text:span><text:span text:style-name="T146"> </text:span><text:span text:style-name="T35">сóнце </text:span><text:span text:style-name="T146">і </text:span><text:span text:style-name="T35">лет.</text:span></text:p>
            <text:p text:style-name="P18">Зворохобилися айстри</text:p>
            <text:p text:style-name="P18">приосіннім <text:span text:style-name="T33">сонцелетом</text:span>,</text:p>
            <text:p text:style-name="P18">проминальною порою</text:p>
            <text:p text:style-name="P17"><text:span text:style-name="T128">падолистом деручким. </text:span><text:span text:style-name="T2">(П, І, 92)</text:span></text:p>
          </table:table-cell>
          <table:table-cell table:style-name="Dictionary.B2" office:value-type="string">
            <text:p text:style-name="P14">со́нце</text:p>
            <text:p text:style-name="P17"><text:span text:style-name="T113">-я, </text:span><text:span text:style-name="T118">с.</text:span></text:p>
            <text:p text:style-name="P17">1) Центральне небесне світило Сонячної системи, що має форму гігантської розжареної кулі, яка випромінює світло й тепло. <text:span text:style-name="T154">(ВТСУМ, 1357)</text:span></text:p>
          </table:table-cell>
        </table:table-row>
        <table:table-row>
          <table:covered-table-cell/>
          <table:table-cell table:style-name="Dictionary.B2" office:value-type="string">
            <text:p text:style-name="P17"><text:span text:style-name="T34">лет</text:span> <text:span text:style-name="T137">(див. </text:span><text:span text:style-name="T34">КРИВОЛÉТ</text:span><text:span text:style-name="T137">)</text:span></text:p>
          </table:table-cell>
        </table:table-row>
        <table:table-row>
          <table:table-cell table:style-name="Dictionary.A2" table:number-rows-spanned="2" office:value-type="string">
            <text:p text:style-name="P13">СОНЦЕПРУ́́Г</text:p>
            <text:p text:style-name="P17">-а, <text:span text:style-name="T127">ім., ч., інд.-авт.,</text:span></text:p>
            <text:p text:style-name="P17"><text:span text:style-name="T9">утворене способом основословоскладання, похідне від слів:</text:span><text:span text:style-name="T146"> </text:span><text:span text:style-name="T35">сóнце</text:span><text:span text:style-name="T146"> і </text:span><text:span text:style-name="T35">пруг.</text:span></text:p>
            <text:p text:style-name="P18">Як боляче ряхкоче <text:span text:style-name="T33">сонцепруг</text:span>!</text:p>
            <text:p text:style-name="P17"><text:span text:style-name="T128">Як — далина! </text:span><text:span text:style-name="T2">(П, ІІ, 64)</text:span></text:p>
          </table:table-cell>
          <table:table-cell table:style-name="Dictionary.B2" office:value-type="string">
            <text:p text:style-name="P17"><text:span text:style-name="T35">сóнце </text:span><text:span text:style-name="T138">(див. </text:span><text:span text:style-name="T35">СОНЦЕЛÉТ</text:span><text:span text:style-name="T138">)</text:span></text:p>
          </table:table-cell>
        </table:table-row>
        <table:table-row>
          <table:covered-table-cell/>
          <table:table-cell table:style-name="Dictionary.B2" office:value-type="string">
            <text:p text:style-name="P13">пруг</text:p>
            <text:p text:style-name="P17"><text:span text:style-name="T113">-а, </text:span><text:span text:style-name="T118">ч.</text:span><text:span text:style-name="T113">, </text:span><text:span text:style-name="T118">розм.</text:span></text:p>
            <text:p text:style-name="P17"><text:span text:style-name="T91">1) Край чого-небудь. || Поздовжній вузький край, бік якогось предмета; ребро. </text:span><text:span text:style-name="T107">Пруг дошки</text:span><text:span text:style-name="T91">. || Ребро гранчастого предмета. || Верхній край (обріз) якої-небудь посудини (</text:span><text:span text:style-name="T107">перев.</text:span><text:span text:style-name="T91"> круглої форми); вінця. </text:span><text:span text:style-name="T107">Пруг відра</text:span><text:span text:style-name="T91">.</text:span><text:span text:style-name="T92"> </text:span><text:soft-page-break/><text:span text:style-name="T93">(ВТСУМ, 1181)</text:span></text:p>
          </table:table-cell>
        </table:table-row>
        <table:table-row>
          <table:table-cell table:style-name="Dictionary.A2" office:value-type="string">
            <text:p text:style-name="P13">СПАХ</text:p>
            <text:p text:style-name="P17">-у, <text:span text:style-name="T127">ім., ч., інд.-авт.,</text:span></text:p>
            <text:p text:style-name="P17"><text:span text:style-name="T9">утворене нульсуфіксальним способом, похідне від слова</text:span><text:span text:style-name="T6"> </text:span><text:span text:style-name="T34">спалáхувати </text:span><text:span text:style-name="T137">(від </text:span><text:span text:style-name="T34">спахáти).</text:span></text:p>
            <text:p text:style-name="P18">По голубих лугах, мов голуб,</text:p>
            <text:p text:style-name="P17"><text:span text:style-name="T128">кошлатих сонць шугає </text:span><text:span text:style-name="T130">спах</text:span><text:span text:style-name="T128">. </text:span><text:span text:style-name="T2">(П, І, 157)</text:span></text:p>
          </table:table-cell>
          <table:table-cell table:style-name="Dictionary.B2" office:value-type="string">
            <text:p text:style-name="P17"><text:span text:style-name="T32">спала́хувати (</text:span><text:span text:style-name="T34">спахáти</text:span><text:span text:style-name="T32">)</text:span></text:p>
            <text:p text:style-name="P17"><text:span text:style-name="T113">-ую, -уєш, </text:span><text:span text:style-name="T118">недок.</text:span><text:span text:style-name="T113">, спалахнути, -ну, -неш, </text:span><text:span text:style-name="T118">док.</text:span></text:p>
            <text:p text:style-name="P17"><text:span text:style-name="T114">1) </text:span><text:span text:style-name="T119">тільки </text:span><text:span text:style-name="T114">3 </text:span><text:span text:style-name="T119">ос.</text:span><text:span text:style-name="T114">, </text:span><text:span text:style-name="T119">чим і без додатка</text:span><text:span text:style-name="T114">.Раптово і швидко загорятися яскравим полум’ям; займатися (</text:span><text:span text:style-name="T119">див.</text:span><text:span text:style-name="T114"> займатися II). || </text:span><text:span text:style-name="T119">безос.</text:span><text:span text:style-name="T114"> || </text:span><text:span text:style-name="T119">також у сполуч.</text:span><text:span text:style-name="T114"> </text:span><text:span text:style-name="T119">зі сл.</text:span><text:span text:style-name="T114"> вогонь, полум’я, пожежа, іскра і т. ін. || </text:span><text:span text:style-name="T119">тільки недок.</text:span><text:span text:style-name="T114">При млявому або нерівному горінні час від часу розгорятися сильніше; займатися (</text:span><text:span text:style-name="T119">див.</text:span><text:span text:style-name="T114"> займатися II) на мить.</text:span><text:span text:style-name="T115"> </text:span><text:span text:style-name="T116">(ВТСУМ, 1361)</text:span></text:p>
          </table:table-cell>
        </table:table-row>
        <table:table-row>
          <table:table-cell table:style-name="Dictionary.A2" table:number-rows-spanned="2" office:value-type="string">
            <text:p text:style-name="P13">СПЕРЕДВІКÍВ</text:p>
            <text:p text:style-name="P17"><text:span text:style-name="T127">незм., </text:span><text:span text:style-name="T128">присл., </text:span><text:span text:style-name="T127">інд.-авт.,</text:span></text:p>
            <text:p text:style-name="P17"><text:span text:style-name="T9">утворене способом зрощення, похідне від слів:</text:span><text:span text:style-name="T6"> </text:span><text:span text:style-name="T33">спе́ред </text:span><text:span text:style-name="T137">і </text:span><text:span text:style-name="T33">вікі́в.</text:span></text:p>
            <text:p text:style-name="P18">Ви вбивці, ви ненатлі нелюди</text:p>
            <text:p text:style-name="P18"><text:span text:style-name="T33">спередвіків</text:span>,</text:p>
            <text:p text:style-name="P18">а ми припізнені аеди,</text:p>
            <text:p text:style-name="P17"><text:span text:style-name="T128">наш злочин — спів. </text:span><text:span text:style-name="T2">(П, ІІ, 94)</text:span></text:p>
          </table:table-cell>
          <table:table-cell table:style-name="Dictionary.B2" office:value-type="string">
            <text:p text:style-name="P17"><text:span text:style-name="T34">спе́ред</text:span><text:span text:style-name="T158"> </text:span><text:span text:style-name="T136">(див. </text:span><text:span text:style-name="T34">ІСПЕРЕДЛÍТ</text:span><text:span text:style-name="T136">)</text:span></text:p>
          </table:table-cell>
        </table:table-row>
        <table:table-row>
          <table:covered-table-cell/>
          <table:table-cell table:style-name="Dictionary.B2" office:value-type="string">
            <text:p text:style-name="P17"><text:span text:style-name="T34">вік</text:span> <text:span text:style-name="T137">(див. </text:span><text:span text:style-name="T34">ВСЕВІКИ́ (ВСЕВІ́К)</text:span><text:span text:style-name="T137">)</text:span></text:p>
          </table:table-cell>
        </table:table-row>
        <table:table-row>
          <table:table-cell table:style-name="Dictionary.A2" table:number-rows-spanned="2" office:value-type="string">
            <text:p text:style-name="P13">СПЕРЕДОДНЯ́</text:p>
            <text:p text:style-name="P17"><text:span text:style-name="T127">незм., </text:span><text:span text:style-name="T128">присл.,</text:span><text:span text:style-name="T6"> </text:span><text:span text:style-name="T127">інд.-авт.,</text:span></text:p>
            <text:p text:style-name="P17"><text:span text:style-name="T9">утворене способом зрощення, похідне від слів:</text:span><text:span text:style-name="T146"> </text:span><text:span text:style-name="T35">спéред</text:span><text:span text:style-name="T146"> і </text:span><text:span text:style-name="T35">день.</text:span></text:p>
            <text:p text:style-name="P18">Було ж: <text:span text:style-name="T33">спередодня</text:span></text:p>
            <text:p text:style-name="P18"><text:soft-page-break/>так довго трембітало,</text:p>
            <text:p text:style-name="P18">за тим світати стало - </text:p>
            <text:p text:style-name="P17"><text:span text:style-name="T128">прожогом, навмання. </text:span><text:span text:style-name="T2">(П, І, 126)</text:span></text:p>
          </table:table-cell>
          <table:table-cell table:style-name="Dictionary.B2" office:value-type="string">
            <text:p text:style-name="P17"><text:span text:style-name="T34">спе́ред</text:span><text:span text:style-name="T142"> </text:span><text:span text:style-name="T136">(див. </text:span><text:span text:style-name="T34">ІСПЕРЕДЛÍТ</text:span><text:span text:style-name="T136">)</text:span></text:p>
          </table:table-cell>
        </table:table-row>
        <table:table-row>
          <table:covered-table-cell/>
          <table:table-cell table:style-name="Dictionary.B2" office:value-type="string">
            <text:p text:style-name="P17"><text:span text:style-name="T35">день</text:span><text:span text:style-name="T146"> </text:span><text:span text:style-name="T138">(див. </text:span><text:span text:style-name="T35">ЖИВОДНÍ</text:span><text:span text:style-name="T138">)</text:span></text:p>
          </table:table-cell>
        </table:table-row>
        <table:table-row>
          <table:table-cell table:style-name="Dictionary.A2" table:number-rows-spanned="2" office:value-type="string">
            <text:p text:style-name="P13">СТАВІТРИ́</text:p>
            <text:p text:style-name="P17">-íв, <text:span text:style-name="T127">ім., мн., інд.-авт.,</text:span></text:p>
            <text:p text:style-name="P17">утворене способом основословоскладання, похідне від слів: <text:span text:style-name="T34">сто</text:span> і <text:span text:style-name="T34">вітри́.</text:span></text:p>
            <text:p text:style-name="P18">На цих шалених <text:span text:style-name="T33">ставітрах</text:span>,</text:p>
            <text:p text:style-name="P18">де ні коня, ані дороги,</text:p>
            <text:p text:style-name="P18">звіряй свій крок за знаком Бога - </text:p>
            <text:p text:style-name="P17"><text:span text:style-name="T128">і попри смерть і попри жах. </text:span><text:span text:style-name="T2">(П, І, 131)</text:span></text:p>
          </table:table-cell>
          <table:table-cell table:style-name="Dictionary.B2" office:value-type="string">
            <text:p text:style-name="P13">сто</text:p>
            <text:p text:style-name="P17"><text:span text:style-name="T112">I </text:span><text:span text:style-name="T113">ста, </text:span><text:span text:style-name="T118">числ.</text:span><text:span text:style-name="T113"> </text:span><text:span text:style-name="T118">кільк.</text:span></text:p>
            <text:p text:style-name="P17">1) Назва числа 100 і його цифрового позначення. || <text:span text:style-name="T126">чого</text:span>. Кількість із 100 одиниць.</text:p>
            <text:p text:style-name="P17"><text:span text:style-name="T91">2) </text:span><text:span text:style-name="T107">розм.</text:span><text:span text:style-name="T91"> Багато, невизначено велика кількість кого-, чого-небудь. </text:span><text:span text:style-name="T94">(ВТСУМ, 1394)</text:span></text:p>
          </table:table-cell>
        </table:table-row>
        <table:table-row>
          <table:covered-table-cell/>
          <table:table-cell table:style-name="Dictionary.B2" office:value-type="string">
            <text:p text:style-name="P14">ві́тер</text:p>
            <text:p text:style-name="P17"><text:span text:style-name="T113">-тру, </text:span><text:span text:style-name="T118">ч.</text:span></text:p>
            <text:p text:style-name="P17">1) Рух потоку атмосферного повітря в горизонтальному напрямі.<text:span text:style-name="T144"> </text:span><text:span text:style-name="T143">(ВТСУМ, 190)</text:span></text:p>
          </table:table-cell>
        </table:table-row>
        <table:table-row>
          <table:table-cell table:style-name="Dictionary.A2" table:number-rows-spanned="2" office:value-type="string">
            <text:p text:style-name="P13">СТАСВІТИ́</text:p>
            <text:p text:style-name="P17">-ів, <text:span text:style-name="T127">ім., мн.,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світи́.</text:span></text:p>
            <text:p text:style-name="P18">О те моє відьомське вариво, та колотнеча <text:span text:style-name="T33">стасвітів</text:span>,</text:p>
            <text:p text:style-name="P18">о те чадне жагуче марево вгорнуло горло і до брів</text:p>
            <text:p text:style-name="P17"><text:span text:style-name="T128">сягнуло… </text:span><text:span text:style-name="T2">(П, ІІ, 127)</text:span></text:p>
          </table:table-cell>
          <table:table-cell table:style-name="Dictionary.B2" office:value-type="string">
            <text:p text:style-name="P17"><text:span text:style-name="T35">сто </text:span><text:span text:style-name="T141">(див. </text:span><text:span text:style-name="T35">СТАВІТРИ́</text:span><text:span text:style-name="T141">)</text:span></text:p>
          </table:table-cell>
        </table:table-row>
        <table:table-row>
          <table:covered-table-cell/>
          <table:table-cell table:style-name="Dictionary.B2" office:value-type="string">
            <text:p text:style-name="P17"><text:span text:style-name="T35">світи́ </text:span><text:span text:style-name="T138">(див. </text:span><text:span text:style-name="T35">ЗА-СВІТИ́</text:span><text:span text:style-name="T138">)</text:span></text:p>
          </table:table-cell>
        </table:table-row>
        <table:table-row>
          <table:table-cell table:style-name="Dictionary.A2" table:number-rows-spanned="2" office:value-type="string">
            <text:p text:style-name="P13">СТОБАГÁТТЯ</text:p>
            <text:p text:style-name="P17"><text:soft-page-break/>-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багáття.</text:span></text:p>
            <text:p text:style-name="P18">Я — незалежний, серце бо студене</text:p>
            <text:p text:style-name="P17"><text:span text:style-name="T128">згубило давній жар на </text:span><text:span text:style-name="T130">стобагатті</text:span><text:span text:style-name="T128"> мук. </text:span><text:span text:style-name="T2">(П, ІІ, 191)</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soft-page-break/></text:p>
          </table:table-cell>
        </table:table-row>
        <table:table-row>
          <table:covered-table-cell/>
          <table:table-cell table:style-name="Dictionary.B2" office:value-type="string">
            <text:p text:style-name="P14">бага́ття</text:p>
            <text:p text:style-name="P17"><text:span text:style-name="T113">-я, </text:span><text:span text:style-name="T118">с.</text:span></text:p>
            <text:p text:style-name="P17">1) Купа дров, хмизу, ломаччя і т. ін., що горить; вогнище.<text:span text:style-name="T144"> </text:span><text:span text:style-name="T143">(ВТСУМ, 54)</text:span></text:p>
          </table:table-cell>
        </table:table-row>
        <table:table-row>
          <table:table-cell table:style-name="Dictionary.A2" table:number-rows-spanned="2" office:value-type="string">
            <text:p text:style-name="P13">СТОГÓРИ</text:p>
            <text:p text:style-name="P17">стогíр, <text:span text:style-name="T127">ім., мн., інд.-авт.,</text:span></text:p>
            <text:p text:style-name="P17"><text:span text:style-name="T9">утворене способом основословоскладання, похідне від </text:span><text:span text:style-name="T9">слів:</text:span><text:span text:style-name="T146"> </text:span><text:span text:style-name="T35">сто</text:span><text:span text:style-name="T146"> і </text:span><text:span text:style-name="T35">гóри.</text:span></text:p>
            <text:p text:style-name="P18">Я вийду в ніч, я позирну туди,</text:p>
            <text:p text:style-name="P17"><text:span text:style-name="T128">де захід за </text:span><text:span text:style-name="T130">стогорами</text:span><text:span text:style-name="T128"> палає. </text:span><text:span text:style-name="T2">(П, ІІ, 13);</text:span></text:p>
            <text:p text:style-name="P18">Там, за кандзюбою <text:span text:style-name="T33">стогір</text:span>,</text:p>
            <text:p text:style-name="P18">за кайданами стриму</text:p>
            <text:p text:style-name="P18">збігає вік — наперекір</text:p>
            <text:p text:style-name="P17"><text:span text:style-name="T128">огню притомі диму. </text:span><text:span text:style-name="T2">(П, ІІ, 285)</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7"><text:span text:style-name="T35">гóри </text:span><text:span text:style-name="T138">(див. </text:span><text:span text:style-name="T35">СЕМИГÓРИ</text:span><text:span text:style-name="T138">)</text:span></text:p>
          </table:table-cell>
        </table:table-row>
        <table:table-row>
          <table:table-cell table:style-name="Dictionary.A2" table:number-rows-spanned="2" office:value-type="string">
            <text:p text:style-name="P13">СТОДУ́́МНИЙ</text:p>
            <text:p text:style-name="P17">-а, -е, <text:span text:style-name="T128">прикм., </text:span><text:span text:style-name="T127">інд.-авт.,</text:span></text:p>
            <text:p text:style-name="P17"><text:span text:style-name="T9">утворене складносуфіксальним способом, похідне від слів:</text:span><text:span text:style-name="T146"> </text:span><text:span text:style-name="T35">сто</text:span><text:span text:style-name="T146"> і </text:span><text:span text:style-name="T35">дýмати.</text:span></text:p>
            <text:p text:style-name="P18">Як чорногуз при березі, <text:span text:style-name="T33">стодумний</text:span></text:p>
            <text:p text:style-name="P17"><text:span text:style-name="T128">став Пан-Господь і молиться…</text:span><text:soft-page-break/><text:span text:style-name="T2">(П, ІІ, 60)</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ду́мати</text:p>
            <text:p text:style-name="P17"><text:span text:style-name="T113">-аю, -аєш, </text:span><text:span text:style-name="T118">недок.</text:span></text:p>
            <text:p text:style-name="P17"><text:span text:style-name="T91">1) </text:span><text:span text:style-name="T107">без додатка</text:span><text:span text:style-name="T91">. Розмірковувати над чим-небудь; мислити.</text:span><text:span text:style-name="T92"> </text:span><text:span text:style-name="T93">(ВТСУМ, 331)</text:span></text:p>
          </table:table-cell>
        </table:table-row>
        <table:table-row>
          <table:table-cell table:style-name="Dictionary.A2" table:number-rows-spanned="2" office:value-type="string">
            <text:p text:style-name="P13">СТОЖАЛÍ</text:p>
            <text:p text:style-name="P17">-íв, <text:span text:style-name="T127">ім., мн.,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жалí.</text:span></text:p>
            <text:p text:style-name="P18">Та за тобою небо запалало,</text:p>
            <text:p text:style-name="P17"><text:span text:style-name="T128">овогнене грозою </text:span><text:span text:style-name="T130">стожалів</text:span><text:span text:style-name="T128">. </text:span><text:span text:style-name="T2">(П, ІІ, 68)</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7"><text:span text:style-name="T35">жалí </text:span><text:span text:style-name="T138">(див. </text:span><text:span text:style-name="T35">РÁДОЩІ-ЖАЛÍ</text:span><text:span text:style-name="T138">)</text:span></text:p>
          </table:table-cell>
        </table:table-row>
        <table:table-row>
          <table:table-cell table:style-name="Dictionary.A2" table:number-rows-spanned="2" office:value-type="string">
            <text:p text:style-name="P13">СТОЖÁЛО</text:p>
            <text:p text:style-name="P18">присл., інд.-авт.,</text:p>
            <text:p text:style-name="P17"><text:span text:style-name="T8">утворене способом </text:span><text:span text:style-name="T8">основословоскладання, похідне від слів:</text:span><text:span text:style-name="T146"> </text:span><text:span text:style-name="T35">сто</text:span><text:span text:style-name="T146"> і </text:span><text:span text:style-name="T35">жáло.</text:span></text:p>
            <text:p text:style-name="P18">Тота сльоза тебе іспопелить,</text:p>
            <text:p text:style-name="P18">і лютий зойк завруниться <text:span text:style-name="T33">стожало</text:span></text:p>
            <text:p text:style-name="P17"><text:span text:style-name="T128">ланами й луками. </text:span><text:span text:style-name="T2">(П, І, 144)</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жа́ло́</text:p>
            <text:p text:style-name="P17"><text:span text:style-name="T113">жа́ла, </text:span><text:span text:style-name="T118">с.</text:span></text:p>
            <text:p text:style-name="P17">1) Гостра частина органа захисту або нападу деяких комах, якою вони жалять.</text:p>
            <text:p text:style-name="P17">2) Хоботок деяких комах (комара, овода і т. ін.), яким вони колють і всмоктують кров.</text:p>
            <text:p text:style-name="P17">3) Роздвоєний на кінчику язик змії, яким вона, як помилково вважається, жалить.</text:p>
            <text:p text:style-name="P17">4) <text:span text:style-name="T126">чого</text:span>, <text:span text:style-name="T126">перен.</text:span> Про щось дошкульне, різке.</text:p>
            <text:p text:style-name="P17">5) Гострий кінець інструмента, зброї і т. ін., який коле, ріже тощо; лезо.<text:span text:style-name="T144"> </text:span><text:span text:style-name="T143">(ВТСУМ, 364)</text:span></text:p>
          </table:table-cell>
        </table:table-row>
        <table:table-row>
          <table:table-cell table:style-name="Dictionary.A2" table:number-rows-spanned="2" office:value-type="string">
            <text:p text:style-name="P13">СТОЖÁЛЬНИЙ</text:p>
            <text:p text:style-name="P17">-а, -е, <text:span text:style-name="T128">прикм., </text:span><text:span text:style-name="T127">інд.-авт.,</text:span></text:p>
            <text:p text:style-name="P17"><text:soft-page-break/><text:span text:style-name="T9">утворене способом основословоскладання, похідне від слів:</text:span><text:span text:style-name="T146"> </text:span><text:span text:style-name="T35">сто</text:span><text:span text:style-name="T146"> і </text:span><text:span text:style-name="T35">жáльний.</text:span></text:p>
            <text:p text:style-name="P18">Куріє руїна. Кривавим стікає потоком,</text:p>
            <text:p text:style-name="P17"><text:span text:style-name="T128">і сонце татарське — </text:span><text:span text:style-name="T130">стожальне</text:span><text:span text:style-name="T128"> — разить наповал. </text:span><text:span text:style-name="T2">(П, І, 45)</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жа́льний</text:p>
            <text:p text:style-name="P17"><text:soft-page-break/><text:span text:style-name="T113">-а, -е, </text:span><text:span text:style-name="T118">рідко</text:span><text:span text:style-name="T113">.</text:span></text:p>
            <text:p text:style-name="P17">1) Який виражає тугу, печаль, смуток; жалібний, сумний.</text:p>
            <text:p text:style-name="P17">2) Який навіває смуток, журбу; журливий, сумовитий.<text:span text:style-name="T144"> </text:span><text:span text:style-name="T143">(ВТСУМ, 364)</text:span></text:p>
          </table:table-cell>
        </table:table-row>
        <table:table-row>
          <table:table-cell table:style-name="Dictionary.A2" table:number-rows-spanned="2" office:value-type="string">
            <text:p text:style-name="P13">СТОЖÁРНИЙ</text:p>
            <text:p text:style-name="P17">-а, -е, <text:span text:style-name="T128">прикм., </text:span><text:span text:style-name="T127">інд.-авт.,</text:span></text:p>
            <text:p text:style-name="P17"><text:span text:style-name="T9">утворене складносуфіксальним способом, похідне від слів:</text:span><text:span text:style-name="T146"> </text:span><text:span text:style-name="T35">сто</text:span><text:span text:style-name="T146"> і </text:span><text:span text:style-name="T35">жáрити.</text:span></text:p>
            <text:p text:style-name="P18">Сяде сонце на сопку, скаженіє бичарня,</text:p>
            <text:p text:style-name="P17"><text:span text:style-name="T128">заховайся в коробку там, де сонце </text:span><text:span text:style-name="T130">стожарне</text:span><text:span text:style-name="T128">… </text:span><text:span text:style-name="T2">(П, ІІ, 166-167);</text:span></text:p>
            <text:p text:style-name="P18">Паду в траву — на цей цвинтарний</text:p>
            <text:p text:style-name="P18">кульбабин зойк, кульбабин пух,</text:p>
            <text:p text:style-name="P18">на розсип рос і на <text:span text:style-name="T33">стожарний</text:span></text:p>
            <text:p text:style-name="P17"><text:span text:style-name="T128">пожежний виквіт довгих скрух. </text:span><text:span text:style-name="T2">(П, ІІ, 184).</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жа́рити</text:p>
            <text:p text:style-name="P17"><text:span text:style-name="T113">-рю, -риш, </text:span><text:span text:style-name="T118">недок.</text:span></text:p>
            <text:p text:style-name="P17">1) <text:span text:style-name="T126">перех.</text:span> Готувати їжу з жиром на вогні, на жару без використання води; смажити. || <text:span text:style-name="T126">розм.</text:span> Підпікати кого-, що-небудь на вогні, на жару.</text:p>
            <text:p text:style-name="P17"><text:span text:style-name="T91">2) </text:span><text:span text:style-name="T107">неперех.</text:span><text:span text:style-name="T91">, </text:span><text:span text:style-name="T107">розм.</text:span><text:span text:style-name="T91"> Сильно гріти, пригрівати; пекти, палити (про сонце).</text:span><text:span text:style-name="T92"> </text:span><text:span text:style-name="T93">(ВТСУМ, 364)</text:span></text:p>
          </table:table-cell>
        </table:table-row>
        <table:table-row>
          <table:table-cell table:style-name="Dictionary.A2" table:number-rows-spanned="2" office:value-type="string">
            <text:p text:style-name="P13">СТОЖУРБÁ</text:p>
            <text:p text:style-name="P17">-и́, <text:span text:style-name="T127">ім., ж., інд.-авт.,</text:span></text:p>
            <text:p text:style-name="P17"><text:span text:style-name="T136">утворене способом основословоскладання, похідне від </text:span><text:span text:style-name="T136">слів:</text:span> <text:span text:style-name="T34">сто</text:span> і <text:span text:style-name="T34">журбá.</text:span></text:p>
            <text:p text:style-name="P18"><text:soft-page-break/>Пропадіть, аеродроми,</text:p>
            <text:p text:style-name="P17"><text:span text:style-name="T128">спопеліться в </text:span><text:span text:style-name="T130">стожурбі</text:span><text:span text:style-name="T128">. </text:span><text:span text:style-name="T2">(П, І, 159)</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журба́</text:p>
            <text:p text:style-name="P17"><text:span text:style-name="T113">-и, </text:span><text:span text:style-name="T118">ж.</text:span></text:p>
            <text:p text:style-name="P17">1) Невеселий настрій, тяжкі почуття; печаль, смуток.<text:span text:style-name="T144"> </text:span><text:span text:style-name="T143">(ВТСУМ, 371)</text:span></text:p>
          </table:table-cell>
        </table:table-row>
        <table:table-row>
          <table:table-cell table:style-name="Dictionary.A2" table:number-rows-spanned="3" office:value-type="string">
            <text:p text:style-name="P13">СТОЗЛОТОПЕЛЮСТКИ́</text:p>
            <text:p text:style-name="P17">-і́в, <text:span text:style-name="T127">ім., мн., інд.-авт.,</text:span></text:p>
            <text:p text:style-name="P17"><text:span text:style-name="T9">утворене способом основословоскладання, похідне від слів:</text:span><text:span text:style-name="T146"> </text:span><text:span text:style-name="T35">сто, золоти́й</text:span><text:span text:style-name="T146"> і </text:span><text:span text:style-name="T35">пелюстки́.</text:span></text:p>
            <text:p text:style-name="P18">Як сонях сонце п’є</text:p>
            <text:p text:style-name="P18"><text:span text:style-name="T33">стозлотопелюстками</text:span>,</text:p>
            <text:p text:style-name="P18">де хата постає - </text:p>
            <text:p text:style-name="P17"><text:span text:style-name="T128">ковчегом над роками. </text:span><text:span text:style-name="T2">(П, ІІ, 18)</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7"><text:span text:style-name="T35">золоти́й </text:span><text:span text:style-name="T138">(див. </text:span><text:span text:style-name="T35">ЗОЛОТОКÍНВА</text:span><text:span text:style-name="T138">)</text:span></text:p>
          </table:table-cell>
        </table:table-row>
        <table:table-row>
          <table:covered-table-cell/>
          <table:table-cell table:style-name="Dictionary.B2" office:value-type="string">
            <text:p text:style-name="P17"><text:span text:style-name="T35">пелюстки́ </text:span><text:span text:style-name="T138">(див. </text:span><text:span text:style-name="T35">РОЗПЕЛЮ́СТИТИ</text:span><text:span text:style-name="T138">)</text:span></text:p>
          </table:table-cell>
        </table:table-row>
        <table:table-row>
          <table:table-cell table:style-name="Dictionary.A1" table:number-rows-spanned="2" office:value-type="string">
            <text:p text:style-name="P13">СТОЗМÍЙ</text:p>
            <text:p text:style-name="P17">-я, <text:span text:style-name="T127">ім., ч.,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змій.</text:span></text:p>
            <text:p text:style-name="P18">Коли докучили ці втеки - </text:p>
            <text:p text:style-name="P18">в лет, до вогненної пащеки.</text:p>
            <text:p text:style-name="P17"><text:span text:style-name="T128">Як він ощирився, </text:span><text:span text:style-name="T130">стозмій</text:span><text:span text:style-name="T128">! </text:span><text:span text:style-name="T2">(П, І, 73)</text:span></text:p>
          </table:table-cell>
          <table:table-cell table:style-name="Dictionary.B1"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3">змій</text:p>
            <text:p text:style-name="P17"><text:span text:style-name="T113">-я, </text:span><text:span text:style-name="T118">ч.</text:span></text:p>
            <text:p text:style-name="P17">2) Казкова істота з крилами і зміїним тулубом, наділена незвичайною силою; дракон.<text:span text:style-name="T144"> </text:span><text:span text:style-name="T143">(ВТСУМ, 466)</text:span></text:p>
          </table:table-cell>
        </table:table-row>
        <table:table-row>
          <table:table-cell table:style-name="Dictionary.A2" table:number-rows-spanned="2" office:value-type="string">
            <text:p text:style-name="P13">СТОЗÓРИЙ</text:p>
            <text:p text:style-name="P17">-а, -е, <text:span text:style-name="T128">прикм., </text:span><text:span text:style-name="T127">інд.-авт.,</text:span></text:p>
            <text:p text:style-name="P17"><text:span text:style-name="T9">утворене складнофлективним способом, похідне від слів:</text:span><text:span text:style-name="T146"> </text:span><text:span text:style-name="T35">сто</text:span><text:span text:style-name="T146"> і </text:span><text:span text:style-name="T35">зір.</text:span></text:p>
            <text:p text:style-name="P18">Тільки сіль, і вода, і житняк,</text:p>
            <text:p text:style-name="P18">і світанок, і ніч, і <text:span text:style-name="T33">стозора</text:span></text:p>
            <text:p text:style-name="P18"><text:soft-page-break/>небезпека, і сонна і хора</text:p>
            <text:p text:style-name="P17"><text:span text:style-name="T128">ця душа — вирушає успак! </text:span><text:span text:style-name="T2">(П, І, 105)</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7"><text:span text:style-name="T34">зір</text:span> <text:span text:style-name="T137">(див. </text:span><text:span text:style-name="T34">ПЕКЕЛЬНОЗÓРИЙ</text:span><text:span text:style-name="T137">)</text:span></text:p>
          </table:table-cell>
        </table:table-row>
        <table:table-row>
          <table:table-cell table:style-name="Dictionary.A2" table:number-rows-spanned="2" office:value-type="string">
            <text:p text:style-name="P13">СТОКÓЛО</text:p>
            <text:p text:style-name="P17">-а,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кóло.</text:span></text:p>
            <text:p text:style-name="P18">Червоний біль од нагая</text:p>
            <text:p text:style-name="P18">в очах розходиться <text:span text:style-name="T33">стоколом</text:span>,</text:p>
            <text:p text:style-name="P18">а світ несеться покотьолом,</text:p>
            <text:p text:style-name="P17"><text:span text:style-name="T128">за світом — настрибом — змія… </text:span><text:span text:style-name="T2">(П, ІІ, 16)</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ко́ло</text:p>
            <text:p text:style-name="P17"><text:span text:style-name="T112">I </text:span><text:span text:style-name="T113">-а, </text:span><text:span text:style-name="T118">с.</text:span></text:p>
            <text:p text:style-name="P17">1) Замкнена крива, всі точки якої однаково віддалені від центра.</text:p>
            <text:p text:style-name="P17"><text:span text:style-name="T91">4) </text:span><text:span text:style-name="T107">у знач.</text:span><text:span text:style-name="T91"> </text:span><text:span text:style-name="T107">присл.</text:span><text:span text:style-name="T91"> колом. Утворюючи таку криву.</text:span><text:span text:style-name="T92"> </text:span><text:span text:style-name="T93">(ВТСУМ, 555)</text:span></text:p>
          </table:table-cell>
        </table:table-row>
        <table:table-row>
          <table:table-cell table:style-name="Dictionary.A2" table:number-rows-spanned="2" office:value-type="string">
            <text:p text:style-name="P13">СТОКРИ́К</text:p>
            <text:p text:style-name="P17">-у, <text:span text:style-name="T127">ім., ч.,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крик.</text:span></text:p>
            <text:p text:style-name="P18">…бо в горлі застуда, у грудях пітьма</text:p>
            <text:p text:style-name="P17"><text:span text:style-name="T128">і світ оступає </text:span><text:span text:style-name="T130">стокрик</text:span><text:span text:style-name="T128"> — Колима. </text:span><text:span text:style-name="T2">(П, І, 135)</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7"><text:span text:style-name="T34">крик </text:span><text:span text:style-name="T136">(див. </text:span><text:span text:style-name="T34">КРИК-ЗЕЛÓ</text:span><text:span text:style-name="T136">)</text:span></text:p>
          </table:table-cell>
        </table:table-row>
        <table:table-row>
          <table:table-cell table:style-name="Dictionary.A2" table:number-rows-spanned="2" office:value-type="string">
            <text:p text:style-name="P13">СТОМЕЖÁ</text:p>
            <text:p text:style-name="P17">-і́, <text:span text:style-name="T127">ім., ж., інд.-авт.,</text:span></text:p>
            <text:p text:style-name="P17">утворене способом основословоскладання, похідне від слів: <text:span text:style-name="T34">сто</text:span> і <text:span text:style-name="T34">межá.</text:span></text:p>
            <text:p text:style-name="P18">Полон у полоні, межі <text:span text:style-name="T33">стомежа</text:span>,</text:p>
            <text:p text:style-name="P18"><text:soft-page-break/>ти вся — за горбами-горбами</text:p>
            <text:p text:style-name="P18">натхнення і хорого серця ґанджа -</text:p>
            <text:p text:style-name="P17"><text:span text:style-name="T128">з синами, хрунями, рабами. </text:span><text:span text:style-name="T2">(П, І, 131)</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7"><text:span text:style-name="T35">межá </text:span><text:span text:style-name="T141">(див. </text:span><text:span text:style-name="T35">ВСЕМЕЖА</text:span><text:span text:style-name="T141">)</text:span></text:p>
          </table:table-cell>
        </table:table-row>
        <table:table-row>
          <table:table-cell table:style-name="Dictionary.A2" table:number-rows-spanned="2" office:value-type="string">
            <text:p text:style-name="P13">СТО-МОРÓЗИ</text:p>
            <text:p text:style-name="P17">-ів, <text:span text:style-name="T127">ім., мн., інд.-авт.,</text:span></text:p>
            <text:p text:style-name="P17"><text:span text:style-name="T9">утворене способом словоскладання, похідне від слів:</text:span><text:span text:style-name="T146"> </text:span><text:span text:style-name="T35">сто</text:span><text:span text:style-name="T146"> і </text:span><text:span text:style-name="T35">морóзи.</text:span></text:p>
            <text:p text:style-name="P18">Так стій і стій і стій і стій,</text:p>
            <text:p text:style-name="P18">дубій на <text:span text:style-name="T33">сто-морозах</text:span>,</text:p>
            <text:p text:style-name="P18">о будь ти проклят, часе мій,</text:p>
            <text:p text:style-name="P17"><text:span text:style-name="T128">в усіх своїх погрозах. </text:span><text:span text:style-name="T2">(П, ІІ, 24)</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моро́з</text:p>
            <text:p text:style-name="P17"><text:span text:style-name="T113">-у, </text:span><text:span text:style-name="T118">ч.</text:span></text:p>
            <text:p text:style-name="P17"><text:span text:style-name="T91">Холод, коли температура повітря спадає нижче нуля. || Температура повітря нижче нуля. || Місце, де є такий холод. || </text:span><text:span text:style-name="T107">перев.</text:span><text:span text:style-name="T91"> </text:span><text:span text:style-name="T107">мн.</text:span><text:span text:style-name="T91"> Холодна зимова погода; холоди.</text:span><text:span text:style-name="T92"> </text:span><text:span text:style-name="T93">(ВТСУМ, 690)</text:span></text:p>
          </table:table-cell>
        </table:table-row>
        <table:table-row>
          <table:table-cell table:style-name="Dictionary.A2" table:number-rows-spanned="2" office:value-type="string">
            <text:p text:style-name="P13">СТОНАСТÓРЧЕНИЙ</text:p>
            <text:p text:style-name="P17">-а, -е, <text:span text:style-name="T128">прикм.,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настóрчений.</text:span></text:p>
            <text:p text:style-name="P18">Кружеляє понад ними</text:p>
            <text:p text:style-name="P18">вечір, крила розкриливши,</text:p>
            <text:p text:style-name="P18">впав на горлицю із неба</text:p>
            <text:p text:style-name="P17"><text:span text:style-name="T130">стонасторчений</text:span><text:span text:style-name="T128"> коршак. </text:span><text:span text:style-name="T2">(П, І, 92)</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7"><text:span text:style-name="T35">настóрчений </text:span><text:span text:style-name="T138">(не подано у словнику)</text:span></text:p>
          </table:table-cell>
        </table:table-row>
        <table:table-row>
          <table:table-cell table:style-name="Dictionary.A2" table:number-rows-spanned="2" office:value-type="string">
            <text:p text:style-name="P13">СТОПРОВÁЛЛЯ</text:p>
            <text:p text:style-name="P17">-я, <text:span text:style-name="T127">ім., с.,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провáлля.</text:span></text:p>
            <text:p text:style-name="P18"><text:soft-page-break/>Якась лежить на нас печаль.</text:p>
            <text:p text:style-name="P18">І чим ми Бога прогнівили,</text:p>
            <text:p text:style-name="P18">Іване-брате? Скільки сили</text:p>
            <text:p text:style-name="P17"><text:span text:style-name="T128">втелющили до </text:span><text:span text:style-name="T130">стопроваль</text:span><text:span text:style-name="T128">. </text:span><text:span text:style-name="T2">(П, ІІ, 160)</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прова́лля</text:p>
            <text:p text:style-name="P17"><text:span text:style-name="T113">-я, </text:span><text:span text:style-name="T118">с.</text:span></text:p>
            <text:p text:style-name="P17"><text:span text:style-name="T91">1) Глибока яма, яр, западина, розколина на земній поверхні. || </text:span><text:span text:style-name="T107">чого</text:span><text:span text:style-name="T91">. Безмежний простір, безмірна глибина. </text:span><text:soft-page-break/><text:span text:style-name="T91">|| Проміжок, незаповнений простір між чим-небудь. || </text:span><text:span text:style-name="T107">перен.</text:span><text:span text:style-name="T91"> Про глибоке розходження, незгоду між ким-небудь.</text:span><text:span text:style-name="T92"> </text:span><text:span text:style-name="T93">(ВТСУМ, 1144)</text:span></text:p>
          </table:table-cell>
        </table:table-row>
        <table:table-row>
          <table:table-cell table:style-name="Dictionary.A2" table:number-rows-spanned="2" office:value-type="string">
            <text:p text:style-name="P13">СТОПРОВÁЛЬНИЙ</text:p>
            <text:p text:style-name="P17">-а, -е, <text:span text:style-name="T128">прикм.,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провáльний.</text:span></text:p>
            <text:p text:style-name="P18">Око ока ми,</text:p>
            <text:p text:style-name="P18">не навчені подосі видивляти</text:p>
            <text:p text:style-name="P18">довкіл і не обрушувати горя</text:p>
            <text:p text:style-name="P17"><text:span text:style-name="T128">сухі тороси в </text:span><text:span text:style-name="T130">стопровальний</text:span><text:span text:style-name="T128"> діл. </text:span><text:span text:style-name="T2">(П, ІІ, 64)</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прова́льний</text:p>
            <text:p text:style-name="P17">-а, -е.</text:p>
            <text:p text:style-name="P17"><text:span text:style-name="T91">Стос. до провалу (у 2 </text:span><text:span text:style-name="T107">знач.</text:span><text:span text:style-name="T91">); утворений унаслідок провалу (в ґрунті).</text:span><text:span text:style-name="T92"> </text:span><text:span text:style-name="T93">(ВТСУМ, 1144)</text:span></text:p>
          </table:table-cell>
        </table:table-row>
        <table:table-row>
          <table:table-cell table:style-name="Dictionary.A2" table:number-rows-spanned="2" office:value-type="string">
            <text:p text:style-name="P13">СТОРÍКИ</text:p>
            <text:p text:style-name="P17">сторíк, <text:span text:style-name="T127">ім., мн., 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рі́ки.</text:span></text:p>
            <text:p text:style-name="P18">Хай край святиться. За горою</text:p>
            <text:p text:style-name="P17"><text:span text:style-name="T130">сторіки</text:span><text:span text:style-name="T128"> чорної ропи. </text:span><text:span text:style-name="T2">(П, ІІ, 173)</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ріка́</text:p>
            <text:p text:style-name="P17"><text:span text:style-name="T113">-и́, </text:span><text:span text:style-name="T118">ж.</text:span></text:p>
            <text:p text:style-name="P17">1) Водний потік, що живиться із джерела або стоком атмосферних опадів і тече по видовжених зниженнях рельєфу від верхів’я до гирла. || <text:span text:style-name="T126">чого</text:span>, <text:span text:style-name="T126">у сполуч.</text:span> <text:span text:style-name="T126">з ім.</text:span> <text:span text:style-name="T126">у род. в.</text:span> Уживається для образного позначення процесу, розвитку чого-небудь.</text:p>
            <text:p text:style-name="P17"><text:span text:style-name="T91">2) </text:span><text:span text:style-name="T107">чого</text:span><text:span text:style-name="T91">, </text:span><text:span text:style-name="T107">перен.</text:span><text:span text:style-name="T91"> Велика кількість чого-небудь такого, що тече, сиплеться і т. </text:span><text:soft-page-break/><text:span text:style-name="T91">ін. || </text:span><text:span text:style-name="T107">кого</text:span><text:span text:style-name="T91">, </text:span><text:span text:style-name="T107">чого</text:span><text:span text:style-name="T91">, </text:span><text:span text:style-name="T107">яка</text:span><text:span text:style-name="T91">. Безперервний </text:span><text:span text:style-name="T91">великий потік, маса кого-, чого-небудь, що рухається.</text:span><text:span text:style-name="T92"> </text:span><text:span text:style-name="T93">(ВТСУМ, 1228)</text:span></text:p>
          </table:table-cell>
        </table:table-row>
        <table:table-row>
          <table:table-cell table:style-name="Dictionary.A2" table:number-rows-spanned="2" office:value-type="string">
            <text:p text:style-name="P13">СТОРОЗТРИКЛЯ́ТИЙ</text:p>
            <text:p text:style-name="P17">-а, -е, <text:span text:style-name="T128">прикм.,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розтрикля́тий.</text:span></text:p>
            <text:p text:style-name="P18">Аби лиш подолати гнів,</text:p>
            <text:p text:style-name="P18"><text:span text:style-name="T33">сторозтриклятий</text:span> гнів здолати,</text:p>
            <text:p text:style-name="P18">я б поіменно міг назвати</text:p>
            <text:p text:style-name="P17"><text:span text:style-name="T128">усіх братів, усіх катів. </text:span><text:span text:style-name="T2">(П, І, 30)</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розпрокля́тий</text:p>
            <text:p text:style-name="P17"><text:span text:style-name="T113">-а, -е, </text:span><text:span text:style-name="T118">розм.</text:span></text:p>
            <text:p text:style-name="P17">Якого клянуть, проклинають; огидний, ненависний.<text:span text:style-name="T144"> </text:span><text:span text:style-name="T143">(ВТСУМ, 1259)</text:span></text:p>
          </table:table-cell>
        </table:table-row>
        <table:table-row>
          <table:table-cell table:style-name="Dictionary.A2" table:number-rows-spanned="2" office:value-type="string">
            <text:p text:style-name="P13">СТОСИ́НІЙ</text:p>
            <text:p text:style-name="P17">-я, -є, <text:span text:style-name="T128">прикм.,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сто</text:span><text:span text:style-name="T146"> і </text:span><text:span text:style-name="T35">си́ній</text:span></text:p>
            <text:p text:style-name="P18">Червоним вином заливає мій погляд <text:span text:style-name="T33">стосиній</text:span>,</text:p>
            <text:p text:style-name="P18">спустошені губи залито червоним вином,</text:p>
            <text:p text:style-name="P18">і видиться берег — далекий — у радісній піні,</text:p>
            <text:p text:style-name="P17"><text:span text:style-name="T128">і спокій приносить, і спокій обіцяний — бром. </text:span><text:span text:style-name="T2">(П, ІІ, 290)</text:span></text:p>
          </table:table-cell>
          <table:table-cell table:style-name="Dictionary.B2" office:value-type="string">
            <text:p text:style-name="P13"><text:span text:style-name="T146">сто </text:span><text:span text:style-name="T141">(див. </text:span><text:span text:style-name="T146">СТАВІТРИ́</text:span><text:span text:style-name="T141">)</text:span></text:p>
          </table:table-cell>
        </table:table-row>
        <table:table-row>
          <table:covered-table-cell/>
          <table:table-cell table:style-name="Dictionary.B2" office:value-type="string">
            <text:p text:style-name="P14">си́ній</text:p>
            <text:p text:style-name="P17">-я, -є.</text:p>
            <text:p text:style-name="P17"><text:span text:style-name="T91">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92"> </text:span><text:span text:style-name="T93">(ВТСУМ, 1317)</text:span></text:p>
          </table:table-cell>
        </table:table-row>
        <table:table-row>
          <table:table-cell table:style-name="Dictionary.A2" table:number-rows-spanned="2" office:value-type="string">
            <text:p text:style-name="P13">СХРИПЛОКРÓННИЙ</text:p>
            <text:p text:style-name="P17"><text:soft-page-break/>-а, -е, <text:span text:style-name="T128">прикм., </text:span><text:span text:style-name="T127">інд.-авт.,</text:span></text:p>
            <text:p text:style-name="P17"><text:span text:style-name="T9">утворене складносуфіксальним способом, похідне від слів:</text:span><text:span text:style-name="T146"> </text:span><text:span text:style-name="T35">схри́плий</text:span><text:span text:style-name="T146"> і </text:span><text:span text:style-name="T35">крóна.</text:span></text:p>
            <text:p text:style-name="P18">Пожухле листя опадає з віт,</text:p>
            <text:p text:style-name="P17"><text:span text:style-name="T128">голосить голий стовбур </text:span><text:span text:style-name="T130">схриплокронний</text:span><text:span text:style-name="T128">. </text:span><text:span text:style-name="T2">(П, І, 161)</text:span></text:p>
          </table:table-cell>
          <table:table-cell table:style-name="Dictionary.B2" office:value-type="string">
            <text:p text:style-name="P14">схри́плий</text:p>
            <text:p text:style-name="P17"><text:soft-page-break/><text:span text:style-name="T113">-а, -е, </text:span><text:span text:style-name="T118">розм.</text:span></text:p>
            <text:p text:style-name="P17">1) Дієприкм. акт. мин. ч. до схрипнути.</text:p>
            <text:p text:style-name="P17"><text:span text:style-name="T91">2) </text:span><text:span text:style-name="T107">у знач.</text:span><text:span text:style-name="T91"> </text:span><text:span text:style-name="T107">прикм.</text:span><text:span text:style-name="T91"> Який звучить хрипло, з хрипотою; хрипкий. </text:span><text:span text:style-name="T94">(ВТСУМ, 1422)</text:span></text:p>
          </table:table-cell>
        </table:table-row>
        <table:table-row>
          <table:covered-table-cell/>
          <table:table-cell table:style-name="Dictionary.B2" office:value-type="string">
            <text:p text:style-name="P17"><text:span text:style-name="T35">крóна </text:span><text:span text:style-name="T138">(див. </text:span><text:span text:style-name="T35">ДУШЕКРÓНА</text:span><text:span text:style-name="T138">)</text:span></text:p>
          </table:table-cell>
        </table:table-row>
        <table:table-row>
          <table:table-cell table:style-name="Dictionary.A2" table:number-rows-spanned="2" office:value-type="string">
            <text:p text:style-name="P13">ТАМБÍК</text:p>
            <text:p text:style-name="P17">-бóку, <text:span text:style-name="T127">ім., ч., інд.-авт.,</text:span></text:p>
            <text:p text:style-name="P17"><text:span text:style-name="T9">утворене способом зрощення, похідне від слів:</text:span><text:span text:style-name="T146"> </text:span><text:span text:style-name="T35">там</text:span><text:span text:style-name="T146"> і </text:span><text:span text:style-name="T35">бік.</text:span><text:span text:style-name="T146"> На тому боці.</text:span></text:p>
            <text:p text:style-name="P18">А товщею, в кризі, в імлі,</text:p>
            <text:p text:style-name="P18">за <text:span text:style-name="T33">тамбоком</text:span>,</text:p>
            <text:p text:style-name="P18">сяє срібне серце землі</text:p>
            <text:p text:style-name="P17"><text:span text:style-name="T128">скорбним оком. </text:span><text:span text:style-name="T2">(П, І, 173)</text:span></text:p>
          </table:table-cell>
          <table:table-cell table:style-name="Dictionary.B2" office:value-type="string">
            <text:p text:style-name="P13">там</text:p>
            <text:p text:style-name="P17"><text:span text:style-name="T113">1) </text:span><text:span text:style-name="T118">присл.</text:span><text:span text:style-name="T113"> Указує на місце більш віддалене порівняно з іншим, ближчим; у тому місці, у тих місцях; </text:span><text:span text:style-name="T118">прот.</text:span><text:span text:style-name="T113"> тут. || Уживається в поєднанні з </text:span><text:span text:style-name="T118">пит.</text:span><text:span text:style-name="T113"> </text:span><text:span text:style-name="T118">займ.</text:span><text:span text:style-name="T113"> хто, що. || Вживається у </text:span><text:span text:style-name="T113">функції співвідносного слова в головному реченні, якому в підрядному реченні відповідають сполучні </text:span><text:span text:style-name="T118">сл.</text:span><text:span text:style-name="T113">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18">знач.вказ.</text:span><text:span text:style-name="T113"> </text:span><text:span text:style-name="T118">сл.</text:span><text:span text:style-name="T113">, що замінює відповідний йому член попереднього речення, </text:span><text:span text:style-name="T118">перев.</text:span><text:span text:style-name="T113"> обставину місця. </text:span><text:span text:style-name="T117">(ВТСУМ, 1429)</text:span></text:p>
          </table:table-cell>
        </table:table-row>
        <table:table-row>
          <table:covered-table-cell/>
          <table:table-cell table:style-name="Dictionary.B2" office:value-type="string">
            <text:p text:style-name="P13">бік</text:p>
            <text:p text:style-name="P17"><text:span text:style-name="T113">боку, </text:span><text:span text:style-name="T118">ч.</text:span></text:p>
            <text:p text:style-name="P17">4) Напрямок або місцевість, що лежить у цьому напрямку.<text:span text:style-name="T144"> </text:span><text:soft-page-break/><text:span text:style-name="T143">(ВТСУМ, 80)</text:span></text:p>
          </table:table-cell>
        </table:table-row>
        <table:table-row>
          <table:table-cell table:style-name="Dictionary.A2" office:value-type="string">
            <text:p text:style-name="P13">ТИХОПЛИ́Н</text:p>
            <text:p text:style-name="P17">-у, <text:span text:style-name="T127">ім., ч., інд.-авт.,</text:span></text:p>
            <text:p text:style-name="P17"><text:span text:style-name="T9">утворене нульсуфіксальним способом, похідне від слова</text:span><text:span text:style-name="T6"> </text:span><text:span text:style-name="T34">тихопли́нний.</text:span></text:p>
            <text:p text:style-name="P18">Земного болю брилу — підбився я на силу</text:p>
            <text:p text:style-name="P18">разком сліпучих днин. Ти знаєш чий ти син?</text:p>
            <text:p text:style-name="P18">Атож, запевне знаю. А душу проминаю -</text:p>
            <text:p text:style-name="P17"><text:span text:style-name="T128">і власну в </text:span><text:span text:style-name="T130">тихоплин</text:span><text:span text:style-name="T128">. </text:span><text:span text:style-name="T2">(П, ІІ, 280)</text:span></text:p>
          </table:table-cell>
          <table:table-cell table:style-name="Dictionary.B2" office:value-type="string">
            <text:p text:style-name="P14">тихопли́нний</text:p>
            <text:p text:style-name="P17"><text:span text:style-name="T113">-а, -е, </text:span><text:span text:style-name="T118">поет.</text:span></text:p>
            <text:p text:style-name="P17"><text:span text:style-name="T91">Який тихо плине. </text:span><text:span text:style-name="T107">Тихоплинна річка</text:span><text:span text:style-name="T91">. </text:span><text:span text:style-name="T107">Тихоплинні розмови</text:span><text:span text:style-name="T91">.</text:span><text:span text:style-name="T92"> </text:span><text:span text:style-name="T93">(ВТСУМ, 1453)</text:span></text:p>
          </table:table-cell>
        </table:table-row>
        <table:table-row>
          <table:table-cell table:style-name="Dictionary.A2" table:number-rows-spanned="4" office:value-type="string">
            <text:p text:style-name="P13">ТОЙЯЩОБÁТЬКО</text:p>
            <text:p text:style-name="P17">-а, <text:span text:style-name="T127">ім., ч., інд.-авт.,</text:span></text:p>
            <text:p text:style-name="P17"><text:span text:style-name="T9">утворене способом зрощення, похідне від слів:</text:span><text:span text:style-name="T146"> </text:span><text:span text:style-name="T35">той, я, що</text:span><text:span text:style-name="T146"> і </text:span><text:span text:style-name="T35">бáтько.</text:span></text:p>
            <text:p text:style-name="P18">Я тіло нагострив на чаї та акридах,</text:p>
            <text:p text:style-name="P18">а душу — пошукай. І не питай.</text:p>
            <text:p text:style-name="P18">Тойящосин не чує вже мене.</text:p>
            <text:p text:style-name="P17"><text:span text:style-name="T130">Тойящобатько</text:span><text:span text:style-name="T128"> вже не чую сина. </text:span><text:span text:style-name="T2">(П, ІІ, 191)</text:span></text:p>
          </table:table-cell>
          <table:table-cell table:style-name="Dictionary.B2" office:value-type="string">
            <text:p text:style-name="P13">той</text:p>
            <text:p text:style-name="P17"><text:span text:style-name="T112">I </text:span><text:span text:style-name="T113">того, </text:span><text:span text:style-name="T118">ч.</text:span><text:span text:style-name="T113">, та, тієї, </text:span><text:span text:style-name="T118">рідко </text:span><text:span text:style-name="T113">тої, </text:span><text:span text:style-name="T118">заст.</text:span><text:span text:style-name="T113"> тії, </text:span><text:span text:style-name="T118">ж.</text:span><text:span text:style-name="T113">, те, того, </text:span><text:span text:style-name="T118">с.</text:span><text:span text:style-name="T113">; </text:span><text:span text:style-name="T118">мн.</text:span><text:span text:style-name="T113"> ті, тих; </text:span><text:span text:style-name="T118">займ.</text:span></text:p>
            <text:p text:style-name="P17"><text:span text:style-name="T91">4) </text:span><text:span text:style-name="T107">вказ.</text:span><text:span text:style-name="T91">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07">у знач.</text:span><text:span text:style-name="T91"> </text:span><text:span text:style-name="T107">ім.</text:span><text:span text:style-name="T91"> той, того, </text:span><text:span text:style-name="T107">ч.</text:span><text:span text:style-name="T91">; та, тієї, </text:span><text:span text:style-name="T107">ж.</text:span><text:span text:style-name="T91">; те, того, </text:span><text:span text:style-name="T107">с.</text:span><text:span text:style-name="T91">; ті, тих, </text:span><text:span text:style-name="T107">мн.</text:span><text:span text:style-name="T91"> Узагальнено вказує на предмет, особу, явище (без попередньої згадки про них) при переліченні або зіставленні в якійсь площині. || </text:span><text:span text:style-name="T107">у знач.</text:span><text:span text:style-name="T91"> </text:span><text:span text:style-name="T107">ім.</text:span><text:span text:style-name="T91"> те, того, </text:span><text:span text:style-name="T107">с.</text:span><text:span text:style-name="T91"> У </text:span><text:span text:style-name="T107">сполуч.</text:span><text:span text:style-name="T91"> зі </text:span><text:span text:style-name="T107">сл.</text:span><text:span text:style-name="T91"> все вказує на перелічувані предмети, виконуючи функцію узагальнюючого слова. </text:span><text:soft-page-break/><text:span text:style-name="T94">(ВТСУМ, 1458)</text:span></text:p>
          </table:table-cell>
        </table:table-row>
        <table:table-row>
          <table:covered-table-cell/>
          <table:table-cell table:style-name="Dictionary.B2" office:value-type="string">
            <text:p text:style-name="P13">я</text:p>
            <text:p text:style-name="P17"><text:span text:style-name="T112">II </text:span><text:span text:style-name="T113">мене, </text:span><text:span text:style-name="T118">займ.</text:span><text:span text:style-name="T113"> </text:span><text:span text:style-name="T118">особ.</text:span><text:span text:style-name="T113"> 1 </text:span><text:span text:style-name="T118">ос.</text:span><text:span text:style-name="T113"> </text:span><text:span text:style-name="T118">одн.</text:span></text:p>
            <text:p text:style-name="P17">1) Уживається мовцем для називання самого себе.</text:p>
            <text:p text:style-name="P17"><text:span text:style-name="T91">2) </text:span><text:span text:style-name="T107">у знач.</text:span><text:span text:style-name="T91"> </text:span><text:span text:style-name="T107">ім.</text:span><text:span text:style-name="T91">, </text:span><text:span text:style-name="T107">невідм.</text:span><text:span text:style-name="T91">, </text:span><text:span text:style-name="T107">с.</text:span><text:span text:style-name="T91"> Уживається для позначення усвідомлюваної людиною власної сутності, себе в навколишньому світі. || </text:span><text:span text:style-name="T107">філос.</text:span><text:span text:style-name="T91">Уживається для визначення суб’єкта. </text:span><text:span text:style-name="T94">(ВТСУМ, 1645)</text:span></text:p>
          </table:table-cell>
        </table:table-row>
        <table:table-row>
          <table:covered-table-cell/>
          <table:table-cell table:style-name="Dictionary.B2" office:value-type="string">
            <text:p text:style-name="P13">що</text:p>
            <text:p text:style-name="P17">II</text:p>
            <text:p text:style-name="P17"><text:span text:style-name="T91">1) </text:span><text:span text:style-name="T107">з’ясувальний</text:span><text:span text:style-name="T91">. Уживається для зв’язку підрядного додаткового з присудком або іншим членом головного речення. </text:span><text:span text:style-name="T94">(ВТСУМ, 1640)</text:span></text:p>
          </table:table-cell>
        </table:table-row>
        <table:table-row>
          <table:covered-table-cell/>
          <table:table-cell table:style-name="Dictionary.B2" office:value-type="string">
            <text:p text:style-name="P14">ба́тько</text:p>
            <text:p text:style-name="P17"><text:span text:style-name="T113">-а, </text:span><text:span text:style-name="T118">ч.</text:span></text:p>
            <text:p text:style-name="P17">1) Чоловік стосовно до своїх дітей.<text:span text:style-name="T144"> </text:span><text:span text:style-name="T143">(ВТСУМ, 64)</text:span></text:p>
          </table:table-cell>
        </table:table-row>
        <table:table-row>
          <table:table-cell table:style-name="Dictionary.A2" table:number-rows-spanned="4" office:value-type="string">
            <text:p text:style-name="P13">ТОЙЯЩОСИ́Н</text:p>
            <text:p text:style-name="P17">-а, <text:span text:style-name="T127">ім., ч., інд.-авт.,</text:span></text:p>
            <text:p text:style-name="P17"><text:span text:style-name="T9">утворене способом зрощення, похідне від слів:</text:span><text:span text:style-name="T146"> </text:span><text:span text:style-name="T35">той, я, що</text:span><text:span text:style-name="T146"> і </text:span><text:span text:style-name="T35">син.</text:span></text:p>
            <text:p text:style-name="P18">Я тіло нагострив на чаї та акридах,</text:p>
            <text:p text:style-name="P18">а душу — пошукай. І не питай.</text:p>
            <text:p text:style-name="P18"><text:soft-page-break/><text:span text:style-name="T33">Тойящосин</text:span> не чує вже мене.</text:p>
            <text:p text:style-name="P17"><text:span text:style-name="T128">Тойящобатько вже не чую сина. </text:span><text:span text:style-name="T2">(П, ІІ, 191)</text:span></text:p>
          </table:table-cell>
          <table:table-cell table:style-name="Dictionary.B2" office:value-type="string">
            <text:p text:style-name="P17"><text:span text:style-name="T35">той </text:span><text:span text:style-name="T138">(див. </text:span><text:span text:style-name="T35">ТОЙЯЩОБÁТЬКО</text:span><text:span text:style-name="T138">)</text:span></text:p>
          </table:table-cell>
        </table:table-row>
        <table:table-row>
          <table:covered-table-cell/>
          <table:table-cell table:style-name="Dictionary.B2" office:value-type="string">
            <text:p text:style-name="P17"><text:span text:style-name="T35">я </text:span><text:span text:style-name="T138">(див. </text:span><text:span text:style-name="T35">ТОЙЯЩОБÁТЬКО</text:span><text:span text:style-name="T138">)</text:span></text:p>
          </table:table-cell>
        </table:table-row>
        <table:table-row>
          <table:covered-table-cell/>
          <table:table-cell table:style-name="Dictionary.B2" office:value-type="string">
            <text:p text:style-name="P17"><text:span text:style-name="T35">що </text:span><text:span text:style-name="T138">(див. </text:span><text:span text:style-name="T35">ТОЙЯЩОБÁТЬКО</text:span><text:span text:style-name="T138">)</text:span></text:p>
          </table:table-cell>
        </table:table-row>
        <table:table-row>
          <table:covered-table-cell/>
          <table:table-cell table:style-name="Dictionary.B2" office:value-type="string">
            <text:p text:style-name="P13">син</text:p>
            <text:p text:style-name="P17"><text:span text:style-name="T113">-а, </text:span><text:span text:style-name="T118">ч.</text:span></text:p>
            <text:p text:style-name="P17"><text:span text:style-name="T91">1) Особа чоловічої статі стосовно </text:span><text:soft-page-break/><text:span text:style-name="T91">своїх батьків. || Ласкаве звертання </text:span><text:span text:style-name="T91">батьків до сина. || </text:span><text:span text:style-name="T107">перев.</text:span><text:span text:style-name="T91"> </text:span><text:span text:style-name="T107">мн.</text:span><text:span text:style-name="T91">, </text:span><text:span text:style-name="T107">у сполуч.</text:span><text:span text:style-name="T91"> </text:span><text:span text:style-name="T107">зі сл.</text:span><text:span text:style-name="T91"> сокіл, орел, </text:span><text:span text:style-name="T107">нар.-поет.</text:span><text:span text:style-name="T91">Ласкаве називання синів.</text:span><text:span text:style-name="T92"> </text:span><text:span text:style-name="T93">(ВТСУМ, 1316)</text:span></text:p>
          </table:table-cell>
        </table:table-row>
        <table:table-row>
          <table:table-cell table:style-name="Dictionary.A2" table:number-rows-spanned="2" office:value-type="string">
            <text:p text:style-name="P13">ТОНКОЖÁЛО</text:p>
            <text:p text:style-name="P18">присл., інд.-авт.,</text:p>
            <text:p text:style-name="P17"><text:span text:style-name="T8">утворене способом основословоскладання, похідне від слів:</text:span><text:span text:style-name="T146"> </text:span><text:span text:style-name="T35">тонки́й</text:span><text:span text:style-name="T146"> і </text:span><text:span text:style-name="T35">жáло</text:span></text:p>
            <text:p text:style-name="P18">І буде ще щось. Буде ще щось. День</text:p>
            <text:p text:style-name="P18">стоїть — гінкий, неначе телевежа,</text:p>
            <text:p text:style-name="P17"><text:span text:style-name="T128">і все вивищується </text:span><text:span text:style-name="T130">тонкожало</text:span><text:span text:style-name="T128">… </text:span><text:span text:style-name="T2">(П, ІІ, 103)</text:span></text:p>
          </table:table-cell>
          <table:table-cell table:style-name="Dictionary.B2" office:value-type="string">
            <text:p text:style-name="P17"><text:span text:style-name="T35">тонки́й </text:span><text:span text:style-name="T138">(див. </text:span><text:span text:style-name="T35">ВІДТОНКОГОЛÓСИТИ</text:span><text:span text:style-name="T138">)</text:span></text:p>
          </table:table-cell>
        </table:table-row>
        <table:table-row>
          <table:covered-table-cell/>
          <table:table-cell table:style-name="Dictionary.B2" office:value-type="string">
            <text:p text:style-name="P17"><text:span text:style-name="T35">жáло </text:span><text:span text:style-name="T138">(див. </text:span><text:span text:style-name="T35">СТОЖÁЛО</text:span><text:span text:style-name="T138">)</text:span></text:p>
          </table:table-cell>
        </table:table-row>
        <table:table-row>
          <table:table-cell table:style-name="Dictionary.A2" office:value-type="string">
            <text:p text:style-name="P13">ТРЕМТ</text:p>
            <text:p text:style-name="P17">-у, <text:span text:style-name="T127">ім., ч., інд.-авт.,</text:span></text:p>
            <text:p text:style-name="P17"><text:span text:style-name="T9">утворене нульсуфіксальним способом, похідне від слова</text:span><text:span text:style-name="T6"> </text:span><text:span text:style-name="T34">тремті́ння.</text:span></text:p>
            <text:p text:style-name="P18">…опуст, розпадання</text:p>
            <text:p text:style-name="P18">материка, раптовий зсув і дляння,</text:p>
            <text:p text:style-name="P17"><text:span text:style-name="T128">і </text:span><text:span text:style-name="T130">трепет</text:span><text:span text:style-name="T128"> рук, і тремт повік німий. </text:span><text:span text:style-name="T2">(П, І, 37)</text:span></text:p>
          </table:table-cell>
          <table:table-cell table:style-name="Dictionary.B2" office:value-type="string">
            <text:p text:style-name="P14">тремті́ння</text:p>
            <text:p text:style-name="P17"><text:span text:style-name="T113">-я, </text:span><text:span text:style-name="T118">с.</text:span></text:p>
            <text:p text:style-name="P17">1) Дія за знач. тремтіти 1-3).</text:p>
            <text:p text:style-name="P17">2) Посилене биття серця, прискорене пульсування крові, спричинені хвилюванням, переживанням; схвильований стан.<text:span text:style-name="T144"> </text:span><text:span text:style-name="T143">(ВТСУМ, 1472)</text:span></text:p>
          </table:table-cell>
        </table:table-row>
        <table:table-row>
          <table:table-cell table:style-name="Dictionary.A2" table:number-rows-spanned="3" office:value-type="string">
            <text:p text:style-name="P13">УВОДНОРЯ́Д</text:p>
            <text:p text:style-name="P18">присл., інд.-авт.,</text:p>
            <text:p text:style-name="P17"><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8">Тепер ти сам, як вулій цей гулкий,</text:p>
            <text:p text:style-name="P18"><text:soft-page-break/>стаєш <text:span text:style-name="T33">уводноряд</text:span> до цілосвіту,</text:p>
            <text:p text:style-name="P18">коли з грудей твоїх несамовитих</text:p>
            <text:p text:style-name="P17"><text:span text:style-name="T128">усі повийшли зашпори-голки. </text:span><text:span text:style-name="T2">(П, ІІ, 181)</text:span></text:p>
          </table:table-cell>
          <table:table-cell table:style-name="Dictionary.B2" office:value-type="string">
            <text:p text:style-name="P13">в</text:p>
            <text:p text:style-name="P17"><text:span text:style-name="T112">II </text:span><text:span text:style-name="T113">(у), </text:span><text:span text:style-name="T118">рідко </text:span><text:span text:style-name="T113">ув — </text:span><text:span text:style-name="T118">із знах.</text:span><text:span text:style-name="T113">, </text:span><text:span text:style-name="T118">місц.</text:span><text:span text:style-name="T113"> </text:span><text:span text:style-name="T118">і род.</text:span><text:span text:style-name="T113"> </text:span><text:span text:style-name="T118">відмінками</text:span><text:span text:style-name="T113">; </text:span><text:span text:style-name="T118">рідко </text:span><text:span text:style-name="T113">вві (уві), ві — </text:span><text:span text:style-name="T118">іззнах.</text:span><text:span text:style-name="T113"> </text:span><text:span text:style-name="T118">і місц.</text:span><text:span text:style-name="T113"> </text:span><text:span text:style-name="T118">відмінками</text:span><text:span text:style-name="T113">; </text:span><text:span text:style-name="T118">прийм.</text:span><text:span text:style-name="T113"> Сполучення з в (у) виражають: Просторові відношення:</text:span></text:p>
            <text:p text:style-name="P17"><text:soft-page-break/><text:span text:style-name="T91">1) </text:span><text:span text:style-name="T107">із знах.</text:span><text:span text:style-name="T91"> </text:span><text:span text:style-name="T107">і місц. в.</text:span><text:span text:style-name="T91"> Уживається на означення предмета, місця, простору: а) всередину якого, куди спрямована дія (</text:span><text:span text:style-name="T107">знах. в.</text:span><text:span text:style-name="T91">). </text:span><text:span text:style-name="T94">(ВТСУМ, 106)</text:span></text:p>
          </table:table-cell>
        </table:table-row>
        <table:table-row>
          <table:covered-table-cell/>
          <table:table-cell table:style-name="Dictionary.B2" office:value-type="string">
            <text:p text:style-name="P14">оди́н</text:p>
            <text:p text:style-name="P17"><text:span text:style-name="T113">одного, </text:span><text:span text:style-name="T118">ч.</text:span><text:span text:style-name="T113">; одна, однієї </text:span><text:span text:style-name="T118">і </text:span><text:span text:style-name="T113">одної, </text:span><text:span text:style-name="T118">ж.</text:span><text:span text:style-name="T113">; одно </text:span><text:span text:style-name="T118">і </text:span><text:span text:style-name="T113">одне, одного, </text:span><text:span text:style-name="T118">с.</text:span><text:span text:style-name="T113"> (</text:span><text:span text:style-name="T118">мн.</text:span><text:span text:style-name="T113"> одні, одних), </text:span><text:span text:style-name="T118">числ.</text:span><text:span text:style-name="T113"> </text:span><text:span text:style-name="T118">кільк.</text:span></text:p>
            <text:p text:style-name="P17"><text:span text:style-name="T91">4) </text:span><text:span text:style-name="T107">у знач.</text:span><text:span text:style-name="T91"> </text:span><text:span text:style-name="T107">займ.</text:span><text:span text:style-name="T91"> </text:span><text:span text:style-name="T107">вказ.</text:span><text:span text:style-name="T91"> Той самий. || Однаковий, тотожний. || </text:span><text:span text:style-name="T107">у знач.ім.</text:span><text:span text:style-name="T91"> одно́ (одне́), одного́, </text:span><text:span text:style-name="T107">с.</text:span><text:span text:style-name="T91"> Те саме. </text:span><text:span text:style-name="T94">(ВТСУМ, 827)</text:span></text:p>
          </table:table-cell>
        </table:table-row>
        <table:table-row>
          <table:covered-table-cell/>
          <table:table-cell table:style-name="Dictionary.B2" office:value-type="string">
            <text:p text:style-name="P13">ряд</text:p>
            <text:p text:style-name="P17"><text:span text:style-name="T113">-у, </text:span><text:span text:style-name="T118">ч.</text:span></text:p>
            <text:p text:style-name="P17"><text:span text:style-name="T114">1) Сукупність однорідних предметів або живих істот, розташованих одне поруч з одним, одне за одним, витягнутих в одну лінію. || Те саме, що гряда. || </text:span><text:span text:style-name="T119">у знач.</text:span><text:span text:style-name="T114"> </text:span><text:span text:style-name="T119">присл.</text:span><text:span text:style-name="T114"> рядом, рядами. Один повз одного, один за одним, один біля одного, в одну лінію.</text:span><text:span text:style-name="T115"> </text:span><text:span text:style-name="T116">(ВТСУМ, 1281)</text:span></text:p>
          </table:table-cell>
        </table:table-row>
        <table:table-row>
          <table:table-cell table:style-name="Dictionary.A1" table:number-rows-spanned="2" office:value-type="string">
            <text:p text:style-name="P13">УСЕБЛАГИ́Й</text:p>
            <text:p text:style-name="P17">-а, -е, <text:span text:style-name="T128">прикм., </text:span><text:span text:style-name="T127">інд.-авт.,</text:span></text:p>
            <text:p text:style-name="P17"><text:span text:style-name="T9">утворене способом зрощення, похідне від слів:</text:span><text:span text:style-name="T146"> </text:span><text:span text:style-name="T35">усé</text:span><text:span text:style-name="T146"> і </text:span><text:span text:style-name="T35">благи́й</text:span></text:p>
            <text:p text:style-name="P18">І снився Кар — зажурений такий,</text:p>
            <text:p text:style-name="P18"><text:soft-page-break/>немов отетерілий од докуки,</text:p>
            <text:p text:style-name="P18">допоки мати заламає руки,</text:p>
            <text:p text:style-name="P17"><text:span text:style-name="T128">наш гріх відпустить Бог </text:span><text:span text:style-name="T130">усеблагий</text:span><text:span text:style-name="T128">. </text:span><text:span text:style-name="T2">(П, ІІ, 128)</text:span></text:p>
          </table:table-cell>
          <table:table-cell table:style-name="Dictionary.B1" office:value-type="string">
            <text:p text:style-name="P13">все</text:p>
            <text:p text:style-name="P17"><text:span text:style-name="T112">II </text:span><text:span text:style-name="T113">(усе), </text:span><text:span text:style-name="T118">присл.</text:span><text:span text:style-name="T113">, </text:span><text:span text:style-name="T118">розм.</text:span></text:p>
            <text:p text:style-name="P17">1) Постійно, завжди. || Досить довго.</text:p>
            <text:p text:style-name="P17">2) Скрізь, усюди. <text:span text:style-name="T154">(ВТСУМ, 207)</text:span></text:p>
          </table:table-cell>
        </table:table-row>
        <table:table-row>
          <table:covered-table-cell/>
          <table:table-cell table:style-name="Dictionary.B2" office:value-type="string">
            <text:p text:style-name="P14">благи́й</text:p>
            <text:p text:style-name="P17"><text:soft-page-break/>-а, -е.</text:p>
            <text:p text:style-name="P17">2) <text:span text:style-name="T126">заст.</text:span> Добрий, добросердий, лагідний.<text:span text:style-name="T144"> </text:span><text:span text:style-name="T143">(ВТСУМ, 86)</text:span></text:p>
          </table:table-cell>
        </table:table-row>
        <table:table-row>
          <table:table-cell table:style-name="Dictionary.A2" table:number-rows-spanned="2" office:value-type="string">
            <text:p text:style-name="P13">УСЕВИТÓНЧУВАНИЙ</text:p>
            <text:p text:style-name="P17">-а, -е, <text:span text:style-name="T128">прикм., </text:span><text:span text:style-name="T127">інд.-авт.,</text:span></text:p>
            <text:p text:style-name="P17"><text:span text:style-name="T9">утворене способом зрощення, похідне від слів:</text:span><text:span text:style-name="T146"> </text:span><text:span text:style-name="T35">усé</text:span><text:span text:style-name="T146"> і </text:span><text:span text:style-name="T35">витóнчуваний </text:span><text:span text:style-name="T138">(від </text:span><text:span text:style-name="T35">витóнчувати</text:span><text:span text:style-name="T138">)</text:span></text:p>
            <text:p text:style-name="P18"><text:span text:style-name="T33">Усевитончуваний</text:span> зойк,</text:p>
            <text:p text:style-name="P18">крик крику, крику крик.</text:p>
            <text:p text:style-name="P18">Задосить. Спекайся морок,</text:p>
            <text:p text:style-name="P17"><text:span text:style-name="T128">хоч як до них і звик. </text:span><text:span text:style-name="T2">(П, ІІ, 96)</text:span></text:p>
          </table:table-cell>
          <table:table-cell table:style-name="Dictionary.B2" office:value-type="string">
            <text:p text:style-name="P17"><text:span text:style-name="T35">усé </text:span><text:span text:style-name="T141">(див. </text:span><text:span text:style-name="T35">ВСЕБЕЗО́ДНЯ</text:span><text:span text:style-name="T141">)</text:span></text:p>
          </table:table-cell>
        </table:table-row>
        <table:table-row>
          <table:covered-table-cell/>
          <table:table-cell table:style-name="Dictionary.B2" office:value-type="string">
            <text:p text:style-name="P14">вито́нчувати</text:p>
            <text:p text:style-name="P17"><text:span text:style-name="T113">-ую, -уєш, </text:span><text:span text:style-name="T118">недок.</text:span><text:span text:style-name="T113">, витончити, -чу, -чиш, </text:span><text:span text:style-name="T118">док.</text:span><text:span text:style-name="T113">, </text:span><text:span text:style-name="T118">перех.</text:span></text:p>
            <text:p text:style-name="P17">1) Робити тоншим.</text:p>
            <text:p text:style-name="P17">2) Робити розвиненішим, гострішим.<text:span text:style-name="T144"> </text:span><text:span text:style-name="T143">(ВТСУМ, 157)</text:span></text:p>
          </table:table-cell>
        </table:table-row>
        <table:table-row>
          <table:table-cell table:style-name="Dictionary.A2" table:number-rows-spanned="2" office:value-type="string">
            <text:p text:style-name="P13">УСЕВЛАДУ́́ЩЕ</text:p>
            <text:p text:style-name="P17">-щого, <text:span text:style-name="T127">ім., с., інд.-авт.,</text:span></text:p>
            <text:p text:style-name="P17"><text:span text:style-name="T9">утворене способом зрощення, похідне від слів:</text:span><text:span text:style-name="T146"> </text:span><text:span text:style-name="T35">усé</text:span><text:span text:style-name="T146"> і </text:span><text:span text:style-name="T35">владýще</text:span><text:span text:style-name="T146"> (від </text:span><text:span text:style-name="T35">владу́щий</text:span><text:span text:style-name="T146">).</text:span></text:p>
            <text:p text:style-name="P18">Коли прищухло довкруги, поближнє</text:p>
            <text:p text:style-name="P18"><text:span text:style-name="T33">усевладуще</text:span> ревом так реве,</text:p>
            <text:p text:style-name="P18">ану збагни — суворе ачи ніжне</text:p>
            <text:p text:style-name="P17"><text:span text:style-name="T128">те, що тебе всевладно так зове. </text:span><text:span text:style-name="T2">(П, ІІ, 120)</text:span></text:p>
          </table:table-cell>
          <table:table-cell table:style-name="Dictionary.B2" office:value-type="string">
            <text:p text:style-name="P13"><text:span text:style-name="T146">усé </text:span><text:span text:style-name="T141">(див. </text:span><text:span text:style-name="T146">ВСЕБЕЗО́ДНЯ</text:span><text:span text:style-name="T141">)</text:span></text:p>
          </table:table-cell>
        </table:table-row>
        <table:table-row>
          <table:covered-table-cell/>
          <table:table-cell table:style-name="Dictionary.B2" office:value-type="string">
            <text:p text:style-name="P14">владу́щий</text:p>
            <text:p text:style-name="P17">-а, -е.</text:p>
            <text:p text:style-name="P17"><text:span text:style-name="T91">Який має владу; панівний. </text:span><text:span text:style-name="T107">Владущий клас</text:span><text:span text:style-name="T91">.</text:span><text:span text:style-name="T92"> </text:span><text:span text:style-name="T93">(ВТСУМ, 193)</text:span></text:p>
          </table:table-cell>
        </table:table-row>
        <table:table-row>
          <table:table-cell table:style-name="Dictionary.A2" table:number-rows-spanned="2" office:value-type="string">
            <text:p text:style-name="P13">УСЕНЕСТÉРПНИЙ</text:p>
            <text:p text:style-name="P17">-а, -е, <text:span text:style-name="T128">прикм., </text:span><text:span text:style-name="T127">інд.-авт.,</text:span></text:p>
            <text:p text:style-name="P17"><text:span text:style-name="T9">утворене способом зрощення, похідне </text:span><text:soft-page-break/><text:span text:style-name="T9">від слів:</text:span><text:span text:style-name="T146"> </text:span><text:span text:style-name="T35">усé</text:span><text:span text:style-name="T146"> і </text:span><text:span text:style-name="T35">нестéрпний</text:span></text:p>
            <text:p text:style-name="P18">Народжені мої бажання,</text:p>
            <text:p text:style-name="P18"><text:span text:style-name="T33">усенестерпні</text:span>, всеголодні,</text:p>
            <text:p text:style-name="P18">такі вітри зняли довкола,</text:p>
            <text:p text:style-name="P17"><text:span text:style-name="T128">що все несеться шкереберть. </text:span><text:span text:style-name="T2">(П, ІІ, 195)</text:span></text:p>
          </table:table-cell>
          <table:table-cell table:style-name="Dictionary.B2" office:value-type="string">
            <text:p text:style-name="P17"><text:span text:style-name="T35">усé </text:span><text:span text:style-name="T138">(див. </text:span><text:span text:style-name="T35">УСЕБЛАГИ́Й</text:span><text:span text:style-name="T138">)</text:span></text:p>
          </table:table-cell>
        </table:table-row>
        <table:table-row>
          <table:covered-table-cell/>
          <table:table-cell table:style-name="Dictionary.B2" office:value-type="string">
            <text:p text:style-name="P14">несте́рпний</text:p>
            <text:p text:style-name="P17">-а, -е.</text:p>
            <text:p text:style-name="P17"><text:soft-page-break/>Якого важко або неможливо витерпіти, знести. || Дії та вчинки якого не терплять, не зносять інші.<text:span text:style-name="T144"> </text:span><text:span text:style-name="T143">(ВТСУМ, 781)</text:span></text:p>
          </table:table-cell>
        </table:table-row>
        <table:table-row>
          <table:table-cell table:style-name="Dictionary.A2" table:number-rows-spanned="2" office:value-type="string">
            <text:p text:style-name="P13">УСЕПОКÓРА (ВСЕПОКÓРА)</text:p>
            <text:p text:style-name="P17">-и, <text:span text:style-name="T127">ім., ж., інд.-авт.,</text:span></text:p>
            <text:p text:style-name="P17"><text:span text:style-name="T9">утворене способом зрощення, похідне від слів:</text:span><text:span text:style-name="T146"> </text:span><text:span text:style-name="T35">усé</text:span><text:span text:style-name="T146"> і </text:span><text:span text:style-name="T35">покóра</text:span></text:p>
            <text:p text:style-name="P18">В квадратах жертв — чистописом журби - </text:p>
            <text:p text:style-name="P18"><text:span text:style-name="T33">усепокора</text:span>, майже невідпорна.</text:p>
            <text:p text:style-name="P18">Свічадо спить. У ньому спить свіча,</text:p>
            <text:p text:style-name="P17"><text:span text:style-name="T128">розплатана метеликом, акантом. </text:span><text:span text:style-name="T2">(П, І, 59);</text:span></text:p>
            <text:p text:style-name="P18">Як вікна в позапростір, позачас,</text:p>
            <text:p text:style-name="P18">за мури німоти і <text:span text:style-name="T33">всепокори</text:span>,</text:p>
            <text:p text:style-name="P18">так світяться свічада, світлом хорі,</text:p>
            <text:p text:style-name="P18">і пильно задивляються крізь нас</text:p>
            <text:p text:style-name="P17"><text:span text:style-name="T128">у сяйва… </text:span><text:span text:style-name="T2">(П, І, 66)</text:span></text:p>
          </table:table-cell>
          <table:table-cell table:style-name="Dictionary.B2" office:value-type="string">
            <text:p text:style-name="P13"><text:span text:style-name="T146">усé </text:span><text:span text:style-name="T141">(див. </text:span><text:span text:style-name="T146">ВСЕБЕЗО́ДНЯ</text:span><text:span text:style-name="T141">)</text:span></text:p>
          </table:table-cell>
        </table:table-row>
        <table:table-row>
          <table:covered-table-cell/>
          <table:table-cell table:style-name="Dictionary.B2" office:value-type="string">
            <text:p text:style-name="P14">поко́ра</text:p>
            <text:p text:style-name="P17"><text:span text:style-name="T113">-и, </text:span><text:span text:style-name="T118">ж.</text:span></text:p>
            <text:p text:style-name="P17"><text:span text:style-name="T91">Беззаперечна готовність виконувати чужі накази, розпорядження, вимоги і </text:span><text:span text:style-name="T91">т. ін.; шаноблива підлеглість. || Поступливість, слухняність, покірливість. || Непротивлення долі; смиренність. </text:span><text:span text:style-name="T107">Тримати в покорі</text:span><text:span text:style-name="T91">.</text:span><text:span text:style-name="T92"> </text:span><text:span text:style-name="T93">(ВТСУМ, 1027)</text:span></text:p>
          </table:table-cell>
        </table:table-row>
        <table:table-row>
          <table:table-cell table:style-name="Dictionary.A2" table:number-rows-spanned="2" office:value-type="string">
            <text:p text:style-name="P13">УСЕСТРІМКИ́Й</text:p>
            <text:p text:style-name="P17">-а, -е, <text:span text:style-name="T128">прикм., </text:span><text:span text:style-name="T127">інд.-авт.,</text:span></text:p>
            <text:p text:style-name="P17"><text:span text:style-name="T9">утворене способом зрощення, похідне від слів:</text:span><text:span text:style-name="T146"> </text:span><text:span text:style-name="T35">усé</text:span><text:span text:style-name="T146"> і </text:span><text:span text:style-name="T35">стрімки́й.</text:span></text:p>
            <text:p text:style-name="P18"><text:soft-page-break/>Ескорт і почет, кожен челядин</text:p>
            <text:p text:style-name="P18">не помічає ні ночей ні днин,</text:p>
            <text:p text:style-name="P17"><text:span text:style-name="T128">спинився час — в </text:span><text:span text:style-name="T130">усестрімкому</text:span><text:span text:style-name="T128"> леті. </text:span><text:span text:style-name="T2">(П, ІІ, 295)</text:span></text:p>
          </table:table-cell>
          <table:table-cell table:style-name="Dictionary.B2" office:value-type="string">
            <text:p text:style-name="P13"><text:span text:style-name="T146">усé </text:span><text:span text:style-name="T138">(див. </text:span><text:span text:style-name="T146">УСЕБЛАГИ́Й</text:span><text:span text:style-name="T138">)</text:span></text:p>
          </table:table-cell>
        </table:table-row>
        <table:table-row>
          <table:covered-table-cell/>
          <table:table-cell table:style-name="Dictionary.B2" office:value-type="string">
            <text:p text:style-name="P14">стрімки́й</text:p>
            <text:p text:style-name="P17">-а, -е.</text:p>
            <text:p text:style-name="P17"><text:span text:style-name="T91">2) Який відзначається великою швидкістю, динамічністю (про рух, </text:span><text:soft-page-break/><text:span text:style-name="T91">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92"> </text:span><text:span text:style-name="T93">(ВТСУМ, 1403)</text:span></text:p>
          </table:table-cell>
        </table:table-row>
        <table:table-row>
          <table:table-cell table:style-name="Dictionary.A2" table:number-rows-spanned="2" office:value-type="string">
            <text:p text:style-name="P13">ЦІЛОЖИТТЄ́ВИЙ</text:p>
            <text:p text:style-name="P17">-а, -е, <text:span text:style-name="T128">прикм., </text:span><text:span text:style-name="T127">інд.-авт.,</text:span></text:p>
            <text:p text:style-name="P17"><text:span text:style-name="T136">утворене способом основословоскладання, похідне від </text:span><text:span text:style-name="T136">слів:</text:span> <text:span text:style-name="T34">цíлий</text:span> і <text:span text:style-name="T34">життє́вий.</text:span></text:p>
            <text:p text:style-name="P18">З <text:span text:style-name="T33">ціложиттєвого</text:span> ждання</text:p>
            <text:p text:style-name="P18">Ти смерть на кілька літ відтрутив,</text:p>
            <text:p text:style-name="P18">аби почути пахощ рути</text:p>
            <text:p text:style-name="P18">і в неї впасти навмання - </text:p>
            <text:p text:style-name="P18">з усіх розлук — на обакрай</text:p>
            <text:p text:style-name="P17"><text:span text:style-name="T128">Вітчизни — і яви, і мрії. </text:span><text:span text:style-name="T2">(П, ІІ, 19)</text:span></text:p>
          </table:table-cell>
          <table:table-cell table:style-name="Dictionary.B2" office:value-type="string">
            <text:p text:style-name="P14">ці́лий</text:p>
            <text:p text:style-name="P17">-а, -е.</text:p>
            <text:p text:style-name="P13"><text:span text:style-name="T91">1) Такий, від якого нічого не відділено, не відокремлено; не </text:span><text:span text:style-name="T91">розділений, не роздроблений. || Наповнений до країв, по вінця; повний. || Який не був у користуванні, не початий. || У повному складі, без винятку. || Весь від початку до кінця (про певний проміжок часу). || Узятий повністю (про предмети, явища, простір і т. ін.). || </text:span><text:span text:style-name="T107">діал.</text:span><text:span text:style-name="T91"> Увесь (про людину). || </text:span><text:span text:style-name="T107">у сполуч.</text:span><text:span text:style-name="T91"> </text:span><text:span text:style-name="T107">з ім.</text:span><text:span text:style-name="T91">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 (ВТСУМ, 1587)</text:span></text:p>
          </table:table-cell>
        </table:table-row>
        <table:table-row>
          <table:covered-table-cell/>
          <table:table-cell table:style-name="Dictionary.B2" office:value-type="string">
            <text:p text:style-name="P14">життє́вий</text:p>
            <text:p text:style-name="P17">-а, -е, життьовий, -а, -е.</text:p>
            <text:p text:style-name="P17">1) Прикм. до життя 2), 3). || Характерний для щоденного, буденного життя; повсякденний.</text:p>
            <text:p text:style-name="P17">2) <text:span text:style-name="T126">перен.</text:span> Дуже важливий у житті, для життя; основний.<text:span text:style-name="T144"> </text:span><text:span text:style-name="T143">(ВТСУМ, 369)</text:span></text:p>
          </table:table-cell>
        </table:table-row>
        <table:table-row>
          <table:table-cell table:style-name="Dictionary.A2" table:number-rows-spanned="2" office:value-type="string">
            <text:p text:style-name="P13">ЦІЛОСВÍТ</text:p>
            <text:p text:style-name="P17">-у, <text:span text:style-name="T128">ім., ч., інд.-авт.,</text:span></text:p>
            <text:p text:style-name="P17"><text:span text:style-name="T10">утворене способом основословоскладання, похідне від </text:span><text:span text:style-name="T10">слів:</text:span><text:span text:style-name="T146"> </text:span><text:span text:style-name="T35">цíлий</text:span><text:span text:style-name="T146"> і </text:span><text:span text:style-name="T35">світ.</text:span></text:p>
            <text:p text:style-name="P18">Тепер ти сам, як вулій цей гулкий,</text:p>
            <text:p text:style-name="P18">стаєш уводноряд до цілосвіту,</text:p>
            <text:p text:style-name="P18">коли з грудей твоїх несамовитих</text:p>
            <text:p text:style-name="P17"><text:span text:style-name="T128">усі повийшли зашпори-голки.</text:span> <text:span text:style-name="T2">(П, ІІ, 181)</text:span></text:p>
          </table:table-cell>
          <table:table-cell table:style-name="Dictionary.B2" office:value-type="string">
            <text:p text:style-name="P17"><text:span text:style-name="T35">цíлий </text:span><text:span text:style-name="T138">(див. </text:span><text:span text:style-name="T35">ЦІЛОЖИТТЄ́ВИЙ</text:span><text:span text:style-name="T138">)</text:span></text:p>
          </table:table-cell>
        </table:table-row>
        <table:table-row>
          <table:covered-table-cell/>
          <table:table-cell table:style-name="Dictionary.B2" office:value-type="string">
            <text:p text:style-name="P17"><text:span text:style-name="T35">світ </text:span><text:span text:style-name="T141">(див. </text:span><text:span text:style-name="T35">ЗА-СВІТИ́</text:span><text:span text:style-name="T141">)</text:span></text:p>
          </table:table-cell>
        </table:table-row>
        <table:table-row>
          <table:table-cell table:style-name="Dictionary.A2" table:number-rows-spanned="2" office:value-type="string">
            <text:p text:style-name="P13">ЧОРНОВÓДДЯ</text:p>
            <text:p text:style-name="P17">-я, <text:span text:style-name="T127">ім., с., інд.-авт.,</text:span></text:p>
            <text:p text:style-name="P17"><text:span text:style-name="T9">утворене способом основоскладання і нульсуфіксальним, похідне від слів:</text:span><text:span text:style-name="T146"> </text:span><text:span text:style-name="T35">чóрний</text:span><text:span text:style-name="T146"> і </text:span><text:span text:style-name="T35">вóддя</text:span><text:span text:style-name="T146"> (від </text:span><text:span text:style-name="T35">водá</text:span><text:span text:style-name="T146">).</text:span></text:p>
            <text:p text:style-name="P18">Червона барка в <text:span text:style-name="T33">чорноводді </text:span>доль</text:p>
            <text:p text:style-name="P18">загубиться. І фенікс довгоногий</text:p>
            <text:p text:style-name="P18">перенесе тебе в ясні чертоги</text:p>
            <text:p text:style-name="P18">від самоволь, покори і сваволь. <text:soft-page-break/><text:span text:style-name="T6">(П, І, 56);</text:span></text:p>
            <text:p text:style-name="P18">…Підтале <text:span text:style-name="T33">чорноводдя</text:span> зелен-криги</text:p>
            <text:p text:style-name="P17"><text:span text:style-name="T128">займається світанням на щоці. </text:span><text:span text:style-name="T2">(П, І, 77)</text:span></text:p>
          </table:table-cell>
          <table:table-cell table:style-name="Dictionary.B2" office:value-type="string">
            <text:p text:style-name="P14">чо́рний</text:p>
            <text:p text:style-name="P17">-а, -е.</text:p>
            <text:p text:style-name="P17">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7">7) Брудний, покритий брудом, сажею, <text:soft-page-break/>кіптявою і т. ін. || Не випраний; нечистий. <text:span text:style-name="T154">(ВТСУМ, 1605)</text:span></text:p>
          </table:table-cell>
        </table:table-row>
        <table:table-row>
          <table:covered-table-cell/>
          <table:table-cell table:style-name="Dictionary.B2" office:value-type="string">
            <text:p text:style-name="P14">вода́</text:p>
            <text:p text:style-name="P17"><text:span text:style-name="T113">-и, </text:span><text:span text:style-name="T118">ж.</text:span></text:p>
            <text:p text:style-name="P17">2) <text:span text:style-name="T126">перев.</text:span> <text:span text:style-name="T126">мн.</text:span> Водна маса джерел, озер, річок, морів, океанів. || Водна поверхня морів, озер, річок. || Водні простори, ділянки морів, озер, річок.<text:span text:style-name="T144"> </text:span><text:span text:style-name="T143">(ВТСУМ, 197)</text:span></text:p>
          </table:table-cell>
        </table:table-row>
        <table:table-row>
          <table:table-cell table:style-name="Dictionary.A2" table:number-rows-spanned="2" office:value-type="string">
            <text:p text:style-name="P13">ЯСНОДЖЕРÉЛЬНИЙ</text:p>
            <text:p text:style-name="P17">-а, -е, <text:span text:style-name="T128">прикм., </text:span><text:span text:style-name="T127">інд.-авт.,</text:span></text:p>
            <text:p text:style-name="P17"><text:span text:style-name="T9">утворене способом основословоскладання, похідне від слів:</text:span><text:span text:style-name="T146"> </text:span><text:span text:style-name="T35">я́сний</text:span><text:span text:style-name="T146"> і </text:span><text:span text:style-name="T35">джерéльний.</text:span></text:p>
            <text:p text:style-name="P18">Там буриться похмурий амарант</text:p>
            <text:p text:style-name="P18">і айстри у покірній непокорі</text:p>
            <text:p text:style-name="P18">останні долітовують прозорі</text:p>
            <text:p text:style-name="P17"><text:span text:style-name="T128">дні вересня — </text:span><text:span text:style-name="T130">ясноджерельний</text:span><text:span text:style-name="T128"> кант. </text:span><text:span text:style-name="T2">(П, І, 61)</text:span></text:p>
          </table:table-cell>
          <table:table-cell table:style-name="Dictionary.B2" office:value-type="string">
            <text:p text:style-name="P14">я́сни́й</text:p>
            <text:p text:style-name="P17">ясна, ясне.</text:p>
            <text:p text:style-name="P17">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7"><text:span text:style-name="T91">3) </text:span><text:span text:style-name="T107">перен.</text:span><text:span text:style-name="T91">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 </text:span><text:span text:style-name="T94">(ВТСУМ, 1649)</text:span></text:p>
          </table:table-cell>
        </table:table-row>
        <table:table-row>
          <table:covered-table-cell/>
          <table:table-cell table:style-name="Dictionary.B2" office:value-type="string">
            <text:p text:style-name="P14">джере́льний</text:p>
            <text:p text:style-name="P17">-а, -е.</text:p>
            <text:p text:style-name="P17">Прикм. до джерело 1). || Який виходить із джерела. || Власт. джерелу; прохолодний, освіжний. <text:soft-page-break/><text:span text:style-name="T154">(ВТСУМ, 291)</text:span></text:p>
          </table:table-cell>
        </table:table-row>
      </table:table>
      <text:h text:style-name="P25" text:outline-level="1"><text:bookmark text:name="__RefHeading__18061_1600925806"/>3. <text:span text:style-name="T55">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5" text:note-class="footnote"><text:note-citation>1</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4">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4">По-друге</text:span>, категорію оказіональності обмежують передусім виявом на лексичному рівні.</text:p>
      <text:p text:style-name="Д_5f_Основной_20_текст"><text:span text:style-name="T34">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6"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7"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34">розділі ІІ</text:span>, містить <text:span text:style-name="T34">209</text:span> словникових статтей.</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9"><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soft-page-break/></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У словнику, який ми уклали, найбільш уживаними частинами мови є:</text:p>
      <text:list xml:id="list766467713" text:style-name="L36">
        <text:list-item>
          <text:p text:style-name="P94"><text:span text:style-name="T47">Іменник (138): </text:span><text:span text:style-name="T43">біль-жадá</text:span><text:span text:style-name="T37">, </text:span><text:span text:style-name="T43">чорновóддя</text:span><text:span text:style-name="T37">.</text:span></text:p>
        </text:list-item>
        <text:list-item>
          <text:p text:style-name="P94"><text:span text:style-name="T47">Прикметник (46): </text:span><text:span text:style-name="T43">всебíдий</text:span><text:span text:style-name="T37">, </text:span><text:span text:style-name="T43">ясноджерéльний</text:span><text:span text:style-name="T37">.</text:span></text:p>
        </text:list-item>
        <text:list-item>
          <text:p text:style-name="P94"><text:span text:style-name="T47">Прислівник (14): </text:span><text:span text:style-name="T43">всевіки</text:span><text:span text:style-name="T37">, </text:span><text:span text:style-name="T43">уводноряд</text:span><text:span text:style-name="T37">.</text:span></text:p>
        </text:list-item>
        <text:list-item>
          <text:p text:style-name="P94"><text:span text:style-name="T37">Дієслово</text:span><text:span text:style-name="T152"> (9)</text:span><text:span text:style-name="T153">: </text:span><text:span text:style-name="T43">басамáнити</text:span><text:span text:style-name="T37">, </text:span><text:span text:style-name="T43">тонкоголóсити</text:span><text:span text:style-name="T37">.</text:span></text:p>
        </text:list-item>
        <text:list-item>
          <text:p text:style-name="P94"><text:span text:style-name="T47">Дієприкметник (4): </text:span><text:span text:style-name="T43">вичамрілий</text:span><text:span text:style-name="T37">, </text:span><text:span text:style-name="T43">розбрáтаний</text:span><text:span text:style-name="T37">.</text:span></text:p>
        </text:list-item>
        <text:list-item>
          <text:p text:style-name="P94"><text:span text:style-name="T47">Дієприслівник (1): </text:span><text:span text:style-name="T43">всенедочекáвшися</text:span><text:span text:style-name="T37">.</text:span></text:p>
        </text:list-item>
      </text:list>
      <text:p text:style-name="Д_5f_Основной_20_текст"><text:soft-page-break/>Автор найчастіше використовує такі способи словотворення:</text:p>
      <text:list xml:id="list812595348" text:style-name="L37">
        <text:list-item>
          <text:p text:style-name="P95">Основоскладання <text:span text:style-name="T159">(70): </text:span><text:span text:style-name="T128">всеглядно</text:span>, <text:span text:style-name="T128">цілосвíт</text:span>.</text:p>
        </text:list-item>
        <text:list-item>
          <text:p text:style-name="P95">Зрощення <text:span text:style-name="T159">(59): </text:span><text:span text:style-name="T128">всебезóдня</text:span>, <text:span text:style-name="T128">усестрімкий</text:span>.</text:p>
        </text:list-item>
        <text:list-item>
          <text:p text:style-name="P95">Префіксальний <text:span text:style-name="T159">(16): </text:span><text:span text:style-name="T128">нáкрик</text:span>, <text:span text:style-name="T128">притінь</text:span>.</text:p>
        </text:list-item>
        <text:list-item>
          <text:p text:style-name="P95">Суфіксальний <text:span text:style-name="T159">(13): </text:span><text:span text:style-name="T128">всенищíвність</text:span><text:span text:style-name="T6">.</text:span></text:p>
        </text:list-item>
        <text:list-item>
          <text:p text:style-name="P95">Словоскладання <text:span text:style-name="T159">(11): </text:span><text:span text:style-name="T128">біль-самотá</text:span>, <text:span text:style-name="T128">сто-морóзи</text:span>.</text:p>
        </text:list-item>
        <text:list-item>
          <text:p text:style-name="P95">Суфіксально-префіксальний <text:span text:style-name="T159">(4): </text:span><text:span text:style-name="T128">овóгнений</text:span>, <text:span text:style-name="T128">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підсилюють гостроту думки, наприклад:</text:p>
      <text:p text:style-name="Д_5f_Основной_20_текст"><text:span text:style-name="T43">смертеіснувáння</text:span><text:span text:style-name="T37"> (похідне від смерть і існувáння);</text:span></text:p>
      <text:p text:style-name="Д_5f_Основной_20_текст"><text:span text:style-name="T43">життєсмéрть</text:span><text:span text:style-name="T37"> (похідне від життя і смерть);</text:span></text:p>
      <text:p text:style-name="Д_5f_Основной_20_текст"><text:span text:style-name="T43">всеóчі</text:span><text:span text:style-name="T37"> (похідне від все і óчі);</text:span></text:p>
      <text:p text:style-name="Д_5f_Основной_20_текст"><text:span text:style-name="T43">наднéбо</text:span><text:span text:style-name="T37"> (похідне від над і нéбо);</text:span></text:p>
      <text:p text:style-name="Д_5f_Основной_20_текст"><text:span text:style-name="T43">пажиття</text:span><text:span text:style-name="T37"> (похідне від па... (“подібний”) і життя);</text:span></text:p>
      <text:p text:style-name="Д_5f_Основной_20_текст"><text:span text:style-name="T43">півдуші</text:span><text:span text:style-name="T37"> (похідне від пів і душі);</text:span></text:p>
      <text:p text:style-name="Д_5f_Основной_20_текст"><text:span text:style-name="T43">самоуникáння</text:span><text:span text:style-name="T37"> (похідне від сáмо... і уникáння);</text:span></text:p>
      <text:p text:style-name="Д_5f_Основной_20_текст"><text:span text:style-name="T43">стосиній</text:span><text:span text:style-name="T37"> (похідне від сто і синій);</text:span></text:p>
      <text:p text:style-name="Д_5f_Основной_20_текст"><text:span text:style-name="T128">усенестéрпний</text:span> (похідне від усé і нестéрпний).</text:p>
      <text:p text:style-name="Д_5f_Основной_20_текст"><text:span text:style-name="T41">У творенні поетичних неологізмів активну роль беруть афікси, префіксоїди, продуктивними є композити.</text:span><text:span text:style-name="T27"><text:note text:id="ftn68" text:note-class="footnote"><text:note-citation>1</text:note-citation><text:note-body><text:p text:style-name="P110">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Д_5f_Основной_20_текст"><text:span text:style-name="T26">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6"><text:note text:id="ftn69"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6"> (ДОПИСАТИ!!!)</text:span></text:p>
      <text:p text:style-name="Д_5f_Основной_20_текст"><text:soft-page-break/><text:span text:style-name="T26">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6"><text:note text:id="ftn70" text:note-class="footnote"><text:note-citation>1</text:note-citation><text:note-body><text:p text:style-name="Д_5f_Сноска_5f_Постраничная"><text:span text:style-name="T87">Стус В. Зимові дерева: Перша збірка поезій / Вступ, ст. А. Шум. — Брюс</text:span><text:span text:style-name="T88">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28">І світ – </text:span><text:span text:style-name="T131">далекий</text:span><text:span text:style-name="T128"> – посиротіє од холоду розлуки, і од стужі, і од навічних сліпосяйних</text:span> <text:span text:style-name="T128">щасть</text:span> [5; 258]). Ще більшої стилістичної ваги набуває ширше за обсягом відокремлене означення (<text:span text:style-name="T128">І даленіє дальня Україна – </text:span><text:span text:style-name="T131">ошукана, оспала, навісна</text:span> [5; 205]).<text:note text:id="ftn71" text:note-class="footnote"><text:note-citation>2</text:note-citation><text:note-body><text:p text:style-name="Д_5f_Сноска_5f_Постраничная"><text:span text:style-name="T37">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75">// Молода нація. — 2006. — № 1. Василь Стус. Двадцять років після смерті: сучасне сприйняття і переосмислення. — С. </text:span><text:span text:style-name="T37">2‑3 ???</text:span></text:p></text:note-body></text:note></text:p>
      <text:p text:style-name="Д_5f_Основной_20_текст">У поезії Стуса як стилістичний прийом поширене звертання до неживого суб’єкта: <text:span text:style-name="T127">Пам’яте, верни із чебрецю, із липня жаротою</text:span> [5; 201]. При цьому виникає явище персоніфікації, і контекст набуває емоційного забарвлення: <text:span text:style-name="T127">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Д_5f_Основной_20_текст">Прощайте ви, чотири мури,</text:p>
      <text:p text:style-name="Д_5f_Основной_20_текст"><text:soft-page-break/>три двері, ґрачене вікно</text:p>
      <text:p text:style-name="Д_5f_Основной_20_текст">і ти, мовчазний і понурий</text:p>
      <text:p text:style-name="Д_5f_Основной_20_текст">мій столе, й ти, вільготне дно</text:p>
      <text:p text:style-name="Д_5f_Основной_20_текст"><text:span text:style-name="T127">ночей тюремних. Прощавайте </text:span>[5; 250].</text:p>
      <text:p text:style-name="Д_5f_Основной_20_текст">Оцінний ефект має перелік антонімічних звертань: <text:span text:style-name="T127">Прощай, Україно, моя Україно, чужа Україно, навіки прощай</text:span> [5; 251].<text:span text:style-name="T25"><text:note text:id="ftn72" text:note-class="footnote"><text:note-citation>1</text:note-citation><text:note-body><text:p text:style-name="Д_5f_Сноска_5f_Постраничная"><text:span text:style-name="T37">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75">// Молода нація. — 2006. — № 1. Василь Стус. Двадцять років після смерті: сучасне сприйняття і переосмислення. — С. </text:span>4 ???</text:p></text:note-body></text:note></text:span></text:p>
      <text:p text:style-name="Д_5f_Основной_20_текст"><text:span text:style-name="T160">Якщо у попередніх збірках («Зимові дерева», «Веселий цвинтар») поет намагається своє життя спрямувати у правильне річище сам, то </text:span><text:span text:style-name="T162">в</text:span><text:span text:style-name="T160">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60"><text:note text:id="ftn73" text:note-class="footnote"><text:note-citation>2</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27">Дякую, Боже, за мить торжества!</text:span> [5; 266]. У житті Стус іде поруч із Богом. За найважчих обставин Бог стає для поета «опорятунком»:</text:p>
      <text:p text:style-name="Д_5f_Основной_20_текст">Боже, не літості – лютості,</text:p>
      <text:p text:style-name="Д_5f_Основной_20_текст">Боже, не ласки, а мсти,</text:p>
      <text:p text:style-name="Д_5f_Основной_20_текст">Дай розірвати нам пута ці,</text:p>
      <text:p text:style-name="Д_5f_Основной_20_текст"><text:span text:style-name="T127">Ретязі ці рознести </text:span>[5; 231].</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p>
      <text:p text:style-name="Д_5f_Основной_20_текст"><text:soft-page-break/>На всерозхресті люті і жаху,</text:p>
      <text:p text:style-name="Д_5f_Основной_20_текст">На всепрозрінні смертного крику</text:p>
      <text:p text:style-name="Д_5f_Основной_20_текст">Дай мені, Боже, чесного шляху,</text:p>
      <text:p text:style-name="Д_5f_Основной_20_текст"><text:span text:style-name="T127">Дай мені, Боже, гордого лику!</text:span> [5; 320].<text:note text:id="ftn74" text:note-class="footnote"><text:note-citation>1</text:note-citation><text:note-body><text:p text:style-name="Д_5f_Сноска_5f_Постраничная"><text:span text:style-name="T74">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75">// Молода нація. — 2006. — № 1. Василь Стус. Двадцять років після смерті: сучасне сприйняття і переосмислення. — С. 4 ???</text:span></text:p></text:note-body></text:note></text:p>
      <text:p text:style-name="Д_5f_Основной_20_текст">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75" text:note-class="footnote"><text:note-citation>2</text:note-citation><text:note-body><text:p text:style-name="Д_5f_Сноска_5f_Постраничная"><text:span text:style-name="T47">Дубовик Л. І.</text:span><text:span text:style-name="T168"> </text:span><text:span text:style-name="T73">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text:soft-page-break/>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76" text:note-class="footnote"><text:note-citation>1</text:note-citation><text:note-body><text:p text:style-name="P44"><text:span text:style-name="T81">Дубовик Л. І.</text:span><text:span text:style-name="T83"> </text:span><text:span text:style-name="T81">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64">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28"><text:note text:id="ftn77" text:note-class="footnote"><text:note-citation>2</text:note-citation><text:note-body><text:p text:style-name="Д_5f_Сноска_5f_Постраничная"><text:span text:style-name="T87">Стус В. Зимові дерева: Перша збірка поезій / Вступ. ст. А. Шум. — Брюс</text:span><text:span text:style-name="T88">сель, «Література і мистецтво», 1970. — С. 4</text:span></text:p></text:note-body></text:note></text:span></text:p>
      <text:p text:style-name="Д_5f_Основной_20_текст"><text:span text:style-name="T28">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28"><text:note text:id="ftn78" text:note-class="footnote"><text:note-citation>3</text:note-citation><text:note-body><text:p text:style-name="Д_5f_Сноска_5f_Постраничная"><text:span text:style-name="T37">Лопушинський І., Ковнір О. </text:span><text:span text:style-name="T47">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64">— С. 5 ???</text:span></text:p></text:note-body></text:note></text:span></text:p>
      <text:p text:style-name="Д_5f_Основной_20_текст"><text:span text:style-name="T28">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28"><text:note text:id="ftn79" text:note-class="footnote"><text:note-citation>4</text:note-citation><text:note-body><text:p text:style-name="Д_5f_Сноска_5f_Постраничная"><text:span text:style-name="T87">Стус В. Зимові дерева: Перша збірка поезій / Вступ. ст. А. Шум. — Брюс</text:span><text:span text:style-name="T88">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text:soft-page-break/>одні на других.<text:note text:id="ftn80" text:note-class="footnote"><text:note-citation>1</text:note-citation><text:note-body><text:p text:style-name="Д_5f_Сноска_5f_Постраничная"><text:span text:style-name="T87">Стус В. Зимові дерева: Перша збірка поезій / Вступ. ст. А. Шум. — Брюс</text:span><text:span text:style-name="T88">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37">Метафора (грецьк. </text:span><text:span text:style-name="T29">metaphora</text:span><text:span text:style-name="T37">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Д_5f_Основной_20_текст">Поетичні твори Василя Стуса надзвичайно насичені метафорами, причому певна їх частина є закритою.<text:span text:style-name="T29">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81" text:note-class="footnote"><text:note-citation>2</text:note-citation><text:note-body><text:p text:style-name="Д_5f_Сноска_5f_Постраничная"><text:span text:style-name="T37">Лопушинський І., Ковнір О. </text:span><text:span text:style-name="T47">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64">— С. </text:span>1 ???</text:p></text:note-body></text:note></text:p>
      <text:p text:style-name="Д_5f_Основной_20_текст"><text:soft-page-break/><text:span text:style-name="T167">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167"><text:note text:id="ftn82"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61">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61">Отже, синонімічний ряд можна розглядати як певну мікросистему в синонімічній системі мови (5).</text:span><text:span text:style-name="T161"><text:note text:id="ftn83" text:note-class="footnote"><text:note-citation>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5</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67">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67"><text:note text:id="ftn84" text:note-class="footnote"><text:note-citation>3</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29">3</text:span>; 48], яка підсилює мовну експресію ліричних творів митця, відбиває особливості його двоїстого світовідчуття.</text:p>
      <text:p text:style-name="Д_5f_Основной_20_текст"><text:soft-page-break/>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29">2</text:span>; 18], пор.: <text:span text:style-name="T128">Прощай, Україно, моя Україно,</text:span><text:span text:style-name="T31"> </text:span><text:span text:style-name="T128">/ чужа Україно, щаслива бувай </text:span>(П-1; 223). У цій антитезі, що виражає образно-парадоксальну ідею, наявна пара антитетичних епітетів: <text:span text:style-name="T128">моя і чужа</text:span>. Такий притаманний для антитези поділ на звичне/незвичне репрезентується й в інших антитетичних лексемних парах: <text:span text:style-name="T128">злет-падіння, стовбур-крона, там-тут, життя-смерть, близько-далеко, зима-літо, лютість-кохання, живий-мрець</text:span> та ін., пор.: <text:span text:style-name="T128">Одна гора — зима, а друга — літо,/ а я стою, мов осінь,— посеред</text:span> (П-1; 132).<text:note text:id="ftn85" text:note-class="footnote"><text:note-citation>1</text:note-citation><text:note-body><text:p text:style-name="P44">Оліфіренко Л. Антитетичність у поетиці Василя Стуса як відображення світогляду митця <text:span text:style-name="T82">// Молода нація. —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28">Життя — повище зір, життя — понижче пекла... </text:span><text:span text:style-name="T146">(П-2; 57); </text:span><text:span text:style-name="T128">Який високий злет! Яке падіння</text:span>!..(ЧТ; 63); <text:span text:style-name="T128">Живі — у домовині. Мертві — ні, / хоча тюремним муром всіх притисло</text:span> (ЗД; 81)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28">Регочи на кутні – буде </text:span><text:span text:style-name="T131">легше </text:span><text:span text:style-name="T128">/ (а як буде </text:span><text:span text:style-name="T131">важче</text:span><text:span text:style-name="T128"> – теж не гріх)</text:span> (ЗД; 62);</text:p>
      <text:list xml:id="list193395593" text:style-name="WW8Num2">
        <text:list-item>
          <text:p text:style-name="P96">перехресно повторюються: <text:span text:style-name="T128">Що </text:span><text:span text:style-name="T131">чуже</text:span><text:span text:style-name="T128"> – то </text:span><text:span text:style-name="T131">наше</text:span><text:span text:style-name="T128">. / А що </text:span><text:span text:style-name="T131">наше</text:span><text:span text:style-name="T128"> – нам же й </text:span><text:span text:style-name="T131">чуже</text:span> (ЗД; 83);</text:p>
        </text:list-item>
        <text:list-item>
          <text:p text:style-name="P96">посилюються атрибутами, що, в свою чергу, є антонімічними: …<text:span text:style-name="T128">по кураях, по </text:span><text:span text:style-name="T131">рідних</text:span><text:span text:style-name="T128"> селах, по містах, / </text:span><text:span text:style-name="T131">чужих</text:span><text:span text:style-name="T128"> містах – ти так і кляк і однокрило ріс угору</text:span> (ЗД; 110);</text:p>
        </text:list-item>
        <text:list-item>
          <text:p text:style-name="P96">парцелюються: <text:span text:style-name="T128">Як став – то вплав, / як брід – то вслід, / як мур – то хоч </text:span><text:soft-page-break/><text:span text:style-name="T128">нурця…</text:span> (П-1; 30);</text:p>
        </text:list-item>
        <text:list-item>
          <text:p text:style-name="P96">підтримуються повтором: <text:span text:style-name="T128">Жертовна молитва, жертовна клятьба, / жертовна любов і прокльони – / довіку не буде із мене раба, / душа поневажить полони</text:span> (П-2;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128">Я — сам. А ти — лиш тінь. / Я є добро, а ти — труха і тлінь, / а спільне в нас — що в’язні ми обоє / дверей обабоки</text:span> (ЧТ; 27); <text:span text:style-name="T128">Ти – не птаха невеличка. Ти – заманливий порив!</text:span> (Кр; 203).<text:note text:id="ftn86" text:note-class="footnote"><text:note-citation>1</text:note-citation><text:note-body><text:p text:style-name="P44">Оліфіренко Л. Антитетичність у поетиці Василя Стуса як відображення світогляду митця <text:span text:style-name="T82">// Молода нація. — 2006. — № 1. Василь Стус. Двадцять років після смерті: сучасне сприйняття і переосмислення. — С. 2</text:span></text:p></text:note-body></text:note></text:p>
      <text:p text:style-name="Д_5f_Основной_20_текст">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28">Тільки сіль, і вода, і житняк,</text:span><text:span text:style-name="T31"> </text:span><text:span text:style-name="T128">/ і світанок, і ніч, і стозора</text:span><text:span text:style-name="T31"> </text:span><text:span text:style-name="T128">/ небезпека, і сонна і хора</text:span><text:span text:style-name="T31"> </text:span><text:span text:style-name="T128">/ ця душа – вирушає успак!</text:span> (П-1; 105); <text:span text:style-name="T127">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28">і світанок, і ніч</text:span>), римою (<text:span text:style-name="T128">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text:soft-page-break/>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87" text:note-class="footnote"><text:note-citation>1</text:note-citation><text:note-body><text:p text:style-name="P44">Оліфіренко Л. Антитетичність у поетиці Василя Стуса як відображення світогляду митця <text:span text:style-name="T82">//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67">У вірші «Вільготно гойдається зламана віть...» (П,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67"><text:note text:id="ftn88" text:note-class="footnote"><text:note-citation>2</text:note-citation><text:note-body><text:p text:style-name="Д_5f_Сноска_5f_Постраничная"><text:span text:style-name="T37">Плющ Л. Вільготно гойдається зламана віть... // «Слово і час», № 11, 1991. </text:span><text:span text:style-name="T165">—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67">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oft-page-break/><text:span text:style-name="T167">собі значення додаткової інформації про суб’єкт/об’єкт:</text:span><text:span text:style-name="T167"><text:note text:id="ftn89" text:note-class="footnote"><text:note-citation>1</text:note-citation><text:note-body><text:p text:style-name="Д_5f_Сноска_5f_Постраничная"><text:span text:style-name="T37">Пономарьова Л. Стилетворчий потенціал складнопідрядних прислівних присубстантивно‑атрибутивних речень в ідіостилі Василя Стуса </text:span><text:span text:style-name="T165">//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Д_5f_Основной_20_текст">Бринить космічна музика струмка,</text:p>
      <text:p text:style-name="Д_5f_Основной_20_текст">Неначе ним усесвіт обізвався</text:p>
      <text:p text:style-name="Д_5f_Основной_20_текст">до себе. Сядь напоруч і змалій</text:p>
      <text:p text:style-name="Д_5f_Основной_20_текст">до крем’яха. І най тебе омиє</text:p>
      <text:p text:style-name="Д_5f_Основной_20_текст">вода прозора...</text:p>
      <text:p text:style-name="Д_5f_Основной_20_текст"><text:span text:style-name="T167">(Із зб. «Палімпсести»)</text:span><text:span text:style-name="T167"><text:note text:id="ftn90" text:note-class="footnote"><text:note-citation>2</text:note-citation><text:note-body><text:p text:style-name="Д_5f_Сноска_5f_Постраничная"><text:span text:style-name="T37">Могила С. Вияви інверсії в поетичних творах Василя Стуса </text:span><text:span text:style-name="T165">//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h text:style-name="P24" text:outline-level="1"><text:bookmark text:name="__RefHeading__18063_1600925806"/>Висновки<text:bookmark-end text:name="__RefHeading__18063_1600925806"/></text:h>
      <text:p text:style-name="P36">НЕ ГОТОВО!!!</text:p>
      <text:p text:style-name="Д_5f_Основной_20_текст"/>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91" text:note-class="footnote"><text:note-citation>1</text:note-citation><text:note-body><text:p text:style-name="Д_5f_Сноска_5f_Постраничная"><text:span text:style-name="T61">Бондаренко А.</text:span><text:span text:style-name="T63"> </text:span><text:span text:style-name="T65">Спроба аналізу</text:span><text:span text:style-name="T68"> </text:span><text:span text:style-name="T65">філософських творів</text:span><text:span text:style-name="T68"> </text:span><text:span text:style-name="T65">Василя Стуса // «</text:span><text:span text:style-name="T66">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92" text:note-class="footnote"><text:note-citation>2</text:note-citation><text:note-body><text:p text:style-name="Д_5f_Сноска_5f_Постраничная"><text:span text:style-name="T62">Бондаренко А.</text:span><text:span text:style-name="T64"> </text:span><text:span text:style-name="T66">Спроба аналізу</text:span><text:span text:style-name="T69"> </text:span><text:span text:style-name="T66">філософських творів</text:span><text:span text:style-name="T69"> </text:span><text:span text:style-name="T66">Василя Стуса // «Дивослово», № 8, 1998, С. 5</text:span></text:p></text:note-body></text:note></text:p>
      <text:p text:style-name="Д_5f_Основной_20_текст"/>
      <text:p text:style-name="Д_5f_Основной_20_текст"><text:span text:style-name="T167">У поезії Стуса весь час нашаровуються різні стани душі, які на перший погляд</text:span><text:span text:style-name="T59"> </text:span><text:span text:style-name="T167">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text:span><text:soft-page-break/><text:span text:style-name="T167">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67"><text:note text:id="ftn93" text:note-class="footnote"><text:note-citation>1</text:note-citation><text:note-body><text:p text:style-name="P45"><text:span text:style-name="T37">Коцюбинська М. Х. Новітні Палімпсести (Кілька думок про феномен Василя Стуса) // «Філософська і соціологічна думка», 1990, № 2. </text:span><text:span text:style-name="T165">— </text:span><text:span text:style-name="T166">C. </text:span><text:span text:style-name="T163">1</text:span></text:p></text:note-body></text:note></text:span></text:p>
      <text:h text:style-name="P24" text:outline-level="1"><text:bookmark text:name="__RefHeading__18065_1600925806"/>Список використаної літератури<text:bookmark-end text:name="__RefHeading__18065_1600925806"/></text:h>
      <text:list xml:id="list2060796539" text:style-name="L38">
        <text:list-item>
          <text:p text:style-name="P102"/>
        </text:list-item>
      </text:list>
      <text:p text:style-name="P100">МІНІСТЕРСТВО ОСВІТИ І НАУКИ УКРАЇНИ</text:p>
      <text:p text:style-name="P35">ДЕРЖАВНИЙ ВИЩИЙ НАВЧАЛЬНИЙ ЗАКЛАД</text:p>
      <text:p text:style-name="P35">«УЖГОРОДСЬКИЙ НАЦІОНАЛЬНИЙ УНІВЕРСИТЕТ»</text:p>
      <text:p text:style-name="P35">ФІЛОЛОГІЧНИЙ ФАКУЛЬТЕТ</text:p>
      <text:p text:style-name="P35">КАФЕДРА УКРАЇНСЬКОЇ МОВИ</text:p>
      <text:p text:style-name="P35"/>
      <text:p text:style-name="P35"/>
      <text:p text:style-name="P33"/>
      <text:p text:style-name="P33"/>
      <text:p text:style-name="P33"/>
      <text:p text:style-name="P33"/>
      <text:p text:style-name="P35"/>
      <text:p text:style-name="P38"><text:bookmark text:name="__RefHeading__24486_1443281443"/>ІНДИВІДУАЛЬНО‑АВТОРСЬКІ НОВОТВОРИ<text:bookmark-end text:name="__RefHeading__24486_1443281443"/></text:p>
      <text:p text:style-name="P38"><text:bookmark text:name="__RefHeading__24488_1443281443"/>У ЗБІРЦІ В. СТУСА «ПАЛІМПСЕСТИ»<text:bookmark-end text:name="__RefHeading__24488_1443281443"/></text:p>
      <text:p text:style-name="P35"/>
      <text:p text:style-name="P35"/>
      <text:p text:style-name="P34">Дипломна робота<text:tab/><text:tab/></text:p>
      <text:p text:style-name="P34"><text:span text:style-name="T29">студента V</text:span> курсу<text:tab/><text:tab/></text:p>
      <text:p text:style-name="P34">Брези І. І.<text:tab/><text:tab/><text:tab/></text:p>
      <text:p text:style-name="P35"/>
      <text:p text:style-name="P37">Науковий керівник<text:tab/></text:p>
      <text:p text:style-name="P37">доц. Вовченко Г. І.<text:tab/></text:p>
      <text:p text:style-name="P35"/>
      <text:p text:style-name="P35"/>
      <text:p text:style-name="P35"/>
      <text:p text:style-name="P35"/>
      <text:p text:style-name="P35"/>
      <text:p text:style-name="P35"/>
      <text:p text:style-name="P35">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svg:font-family="Times"/>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56</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12H26M48S</meta:editing-duration>
    <meta:editing-cycles>30</meta:editing-cycles>
    <meta:generator>LibreOffice/3.4$Linux LibreOffice_project/340m1$Build-402</meta:generator>
    <dc:title>Diplom</dc:title>
    <dc:date>2012-05-05T20:05:51</dc:date>
    <meta:document-statistic meta:table-count="2" meta:image-count="0" meta:object-count="2" meta:page-count="156" meta:paragraph-count="3032" meta:word-count="27151" meta:character-count="186474" meta:non-whitespace-character-count="162500"/>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